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846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2.7547in"/>
    </style:style>
    <style:style style:name="co16" style:family="table-column">
      <style:table-column-properties fo:break-before="auto" style:column-width="2.1319in"/>
    </style:style>
    <style:style style:name="co17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2.5146in"/>
    </style:style>
    <style:style style:name="co21" style:family="table-column">
      <style:table-column-properties fo:break-before="auto" style:column-width="1.75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1.1484in"/>
    </style:style>
    <style:style style:name="co24" style:family="table-column">
      <style:table-column-properties fo:break-before="auto" style:column-width="5.2898in"/>
    </style:style>
    <style:style style:name="co25" style:family="table-column">
      <style:table-column-properties fo:break-before="auto" style:column-width="0.4083in"/>
    </style:style>
    <style:style style:name="co26" style:family="table-column">
      <style:table-column-properties fo:break-before="auto" style:column-width="2.1102in"/>
    </style:style>
    <style:style style:name="co27" style:family="table-column">
      <style:table-column-properties fo:break-before="auto" style:column-width="1.1161in"/>
    </style:style>
    <style:style style:name="co28" style:family="table-column">
      <style:table-column-properties fo:break-before="auto" style:column-width="1.1047in"/>
    </style:style>
    <style:style style:name="co29" style:family="table-column">
      <style:table-column-properties fo:break-before="auto" style:column-width="1.5091in"/>
    </style:style>
    <style:style style:name="co30" style:family="table-column">
      <style:table-column-properties fo:break-before="auto" style:column-width="1.4764in"/>
    </style:style>
    <style:style style:name="co31" style:family="table-column">
      <style:table-column-properties fo:break-before="auto" style:column-width="2.4819in"/>
    </style:style>
    <style:style style:name="co32" style:family="table-column">
      <style:table-column-properties fo:break-before="auto" style:column-width="2.1646in"/>
    </style:style>
    <style:style style:name="co33" style:family="table-column">
      <style:table-column-properties fo:break-before="auto" style:column-width="1.6626in"/>
    </style:style>
    <style:style style:name="co34" style:family="table-column">
      <style:table-column-properties fo:break-before="auto" style:column-width="3.8909in"/>
    </style:style>
    <style:style style:name="co35" style:family="table-column">
      <style:table-column-properties fo:break-before="auto" style:column-width="1.1709in"/>
    </style:style>
    <style:style style:name="co36" style:family="table-column">
      <style:table-column-properties fo:break-before="auto" style:column-width="1.1272in"/>
    </style:style>
    <style:style style:name="co37" style:family="table-column">
      <style:table-column-properties fo:break-before="auto" style:column-width="0.1654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background-color="#0066cc" style:text-align-source="fix" style:repeat-content="false" fo:wrap-option="wrap"/>
      <style:paragraph-properties fo:text-align="center" fo:margin-left="0in"/>
      <style:text-properties fo:color="#ffffff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579d1c" style:text-align-source="fix" style:repeat-content="false" fo:wrap-option="wrap"/>
      <style:paragraph-properties fo:text-align="center" fo:margin-left="0in"/>
      <style:text-properties fo:color="#ffffff"/>
    </style:style>
    <style:style style:name="ce4" style:family="table-cell" style:parent-style-name="Default" style:data-style-name="N101"/>
    <style:style style:name="ce5" style:family="table-cell" style:parent-style-name="Default">
      <style:table-cell-properties fo:background-color="#ff6633" style:text-align-source="fix" style:repeat-content="false" fo:wrap-option="wrap"/>
      <style:paragraph-properties fo:text-align="center" fo:margin-left="0in"/>
      <style:text-properties fo:color="#ffffff"/>
    </style:style>
    <style:style style:name="ce6" style:family="table-cell" style:parent-style-name="Default" style:data-style-name="N104">
      <style:table-cell-properties fo:background-color="#ff6633" style:text-align-source="fix" style:repeat-content="false" fo:wrap-option="wrap"/>
      <style:paragraph-properties fo:text-align="center" fo:margin-left="0in"/>
      <style:text-properties fo:color="#ffffff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ackground-color="#ffd320" style:text-align-source="fix" style:repeat-content="false" fo:wrap-option="wrap"/>
      <style:paragraph-properties fo:text-align="center" fo:margin-left="0in"/>
      <style:text-properties fo:color="#ffffff"/>
    </style:style>
    <style:style style:name="ce9" style:family="table-cell" style:parent-style-name="Default" style:data-style-name="N104">
      <style:table-cell-properties fo:background-color="#ffd320" style:text-align-source="fix" style:repeat-content="false" fo:wrap-option="wrap"/>
      <style:paragraph-properties fo:text-align="center" fo:margin-left="0in"/>
      <style:text-properties fo:color="#ffffff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none" fo:border-top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/>
    <style:style style:name="ce15" style:family="table-cell" style:parent-style-name="Default" style:data-style-name="N43"/>
    <style:style style:name="ce16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graph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graphs.K24" table:end-x="0.878in" table:end-y="0.1362in" draw:z-index="5" draw:style-name="gr1" svg:width="8.824in" svg:height="4.1343in" svg:x="0.0551in" svg:y="0.1571in">
              <draw:object draw:notify-on-update-of-ranges="'Data by month'.R32:'Data by month'.R43 'Data by month'.S31:'Data by month'.S31 'Data by month'.S32:'Data by month'.S43 'Data by month'.T31:'Data by month'.T31 'Data by month'.T32:'Data by month'.T43 'Data by month'.U31:'Data by month'.U31 'Data by month'.U32:'Data by month'.U43 'Data by month'.V31:'Data by month'.V31 'Data by month'.V32:'Data by month'.V4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graphs.E43" table:end-x="0.5161in" table:end-y="0.1256in" draw:z-index="6" draw:style-name="gr1" svg:width="3.15in" svg:height="3.0512in" svg:x="0.0331in" svg:y="0.0425in">
              <draw:object draw:notify-on-update-of-ranges="'Data by month'.P48:'Data by month'.P48 'Data by month'.P49:'Data by month'.P56 'Data by month'.Q48:'Data by month'.Q48 'Data by month'.Q49:'Data by month'.Q56 'Data by month'.R48:'Data by month'.R48 'Data by month'.R49:'Data by month'.R5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E62" table:end-x="0.478in" table:end-y="0.15in" draw:z-index="0" draw:style-name="gr1" svg:width="3.1492in" svg:height="3.0575in" svg:x="0.8846in" svg:y="0.0602in">
              <draw:object draw:notify-on-update-of-ranges="'Data by month'.O32:'Data by month'.O35 'Data by month'.P31:'Data by month'.P31 'Data by month'.P32:'Data by month'.P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/>
          <table:table-cell>
            <draw:frame table:end-cell-address="graphs.P81" table:end-x="0.2307in" table:end-y="0.0315in" draw:z-index="1" draw:style-name="gr1" svg:width="12.6768in" svg:height="3.374in" svg:x="0in" svg:y="0.0213in">
              <draw:object draw:notify-on-update-of-ranges="'Data by month'.A3:'Data by month'.A3 'Data by month'.A4:'Data by month'.A46 'Data by month'.K3:'Data by month'.K3 'Data by month'.K4:'Data by month'.K4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O98" table:end-x="0.2307in" table:end-y="0.0417in" draw:z-index="2" draw:style-name="gr1" svg:width="11.8535in" svg:height="3.0094in" svg:x="0.8232in" svg:y="0in">
              <draw:object draw:notify-on-update-of-ranges="'Data by month'.A2:'Data by month'.A2 'Data by month'.A3:'Data by month'.A46 'Data by month'.L2:'Data by month'.L2 'Data by month'.L3:'Data by month'.L4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>
            <draw:frame table:end-cell-address="graphs.J117" table:end-x="0.878in" table:end-y="0.0417in" draw:z-index="3" draw:style-name="gr1" svg:width="8.0012in" svg:height="3.4055in" svg:x="0.878in" svg:y="0in">
              <draw:object draw:notify-on-update-of-ranges="'Data by month'.R32:'Data by month'.R43 'Data by month'.S31:'Data by month'.S31 'Data by month'.S32:'Data by month'.S43 'Data by month'.T31:'Data by month'.T31 'Data by month'.T32:'Data by month'.T43 'Data by month'.U31:'Data by month'.U31 'Data by month'.U32:'Data by month'.U43 'Data by month'.V31:'Data by month'.V31 'Data by month'.V32:'Data by month'.V4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J136" table:end-x="0.3402in" table:end-y="0.1776in" draw:z-index="4" draw:style-name="gr1" svg:width="7.4567in" svg:height="3.5331in" svg:x="0.8846in" svg:y="0.0083in">
              <draw:object draw:notify-on-update-of-ranges="'Data by month'.S31:'Data by month'.V31 'Data by month'.R32:'Data by month'.R32 'Data by month'.S32:'Data by month'.V32 'Data by month'.R33:'Data by month'.R33 'Data by month'.S33:'Data by month'.V33 'Data by month'.R34:'Data by month'.R34 'Data by month'.S34:'Data by month'.V34 'Data by month'.R35:'Data by month'.R35 'Data by month'.S35:'Data by month'.V35 'Data by month'.R36:'Data by month'.R36 'Data by month'.S36:'Data by month'.V36 'Data by month'.R37:'Data by month'.R37 'Data by month'.S37:'Data by month'.V37 'Data by month'.R38:'Data by month'.R38 'Data by month'.S38:'Data by month'.V38 'Data by month'.R39:'Data by month'.R39 'Data by month'.S39:'Data by month'.V39 'Data by month'.R40:'Data by month'.R40 'Data by month'.S40:'Data by month'.V40 'Data by month'.R41:'Data by month'.R41 'Data by month'.S41:'Data by month'.V41 'Data by month'.R42:'Data by month'.R42 'Data by month'.S42:'Data by month'.V42 'Data by month'.R43:'Data by month'.R43 'Data by month'.S43:'Data by month'.V4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</table:table>
      <table:table table:name="Data by month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7"/>
        <table:table-column table:style-name="co7" table:default-cell-style-name="ce7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table:style-name="ce1" table:number-columns-repeated="3"/>
          <table:table-cell table:style-name="ce3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5" office:value-type="string" table:number-columns-spanned="3" table:number-rows-spanned="1">
            <text:p>Monthly </text:p>
          </table:table-cell>
          <table:covered-table-cell table:number-columns-repeated="2" table:style-name="ce6"/>
          <table:table-cell table:style-name="ce8" office:value-type="string" table:number-columns-spanned="3" table:number-rows-spanned="1">
            <text:p>One Time</text:p>
          </table:table-cell>
          <table:covered-table-cell table:number-columns-repeated="2" table:style-name="ce8"/>
          <table:table-cell table:style-name="ce1"/>
          <table:table-cell table:style-name="ce11"/>
          <table:table-cell table:style-name="ce12" table:number-columns-repeated="1010"/>
        </table:table-row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Year</text:p>
          </table:table-cell>
          <table:table-cell table:style-name="ce3" office:value-type="string">
            <text:p># Donors</text:p>
          </table:table-cell>
          <table:table-cell table:style-name="ce3" office:value-type="string">
            <text:p><text:s/>Revenue</text:p>
          </table:table-cell>
          <table:table-cell table:style-name="ce3" office:value-type="string">
            <text:p>Average</text:p>
          </table:table-cell>
          <table:table-cell table:style-name="ce5" office:value-type="string">
            <text:p># Donors</text:p>
          </table:table-cell>
          <table:table-cell table:style-name="ce6" office:value-type="string">
            <text:p><text:s/>Revenue</text:p>
          </table:table-cell>
          <table:table-cell table:style-name="ce6" office:value-type="string">
            <text:p>Average</text:p>
          </table:table-cell>
          <table:table-cell table:style-name="ce8" office:value-type="string">
            <text:p># Donors</text:p>
          </table:table-cell>
          <table:table-cell table:style-name="ce9" office:value-type="string">
            <text:p><text:s/>Revenue</text:p>
          </table:table-cell>
          <table:table-cell table:style-name="ce9" office:value-type="string">
            <text:p>Average</text:p>
          </table:table-cell>
          <table:table-cell table:style-name="ce1" office:value-type="string">
            <text:p>Percentage Monthly</text:p>
          </table:table-cell>
          <table:table-cell table:style-name="ce11"/>
          <table:table-cell table:style-name="ce12" table:number-columns-repeated="1010"/>
        </table:table-row>
        <table:table-row table:style-name="ro1">
          <table:table-cell table:style-name="ce2" office:value-type="string">
            <text:p>Jan 2006</text:p>
          </table:table-cell>
          <table:table-cell office:value-type="string">
            <text:p>Jan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3:.P4])" office:value-type="float" office:value="13">
            <text:p>13</text:p>
          </table:table-cell>
          <table:table-cell table:style-name="ce4" table:formula="of:=DSUM(['Donations Data'.A1:.AG981]; ['Donations Data'.L1]; [.O3:.P4])" office:value-type="currency" office:currency="USD" office:value="613.76">
            <text:p>$614</text:p>
          </table:table-cell>
          <table:table-cell table:style-name="ce4" table:formula="of:=[.E3]/[.D3]" office:value-type="currency" office:currency="USD" office:value="47.2123076923077">
            <text:p>$47</text:p>
          </table:table-cell>
          <table:table-cell table:number-columns-repeated="2"/>
          <table:table-cell/>
          <table:table-cell table:formula="of:=[.D3]-[.G3]" office:value-type="float" office:value="13">
            <text:p>13</text:p>
          </table:table-cell>
          <table:table-cell table:style-name="ce4" table:formula="of:=[.E3]-[.H3]" office:value-type="currency" office:currency="USD" office:value="613.76">
            <text:p>$614</text:p>
          </table:table-cell>
          <table:table-cell table:formula="of:=[.K3]/[.J3]" office:value-type="currency" office:currency="USD" office:value="47.2123076923077">
            <text:p>$47</text:p>
          </table:table-cell>
          <table:table-cell table:style-name="ce10" table:formula="of:=[.H3]/[.K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table:number-columns-repeated="998"/>
        </table:table-row>
        <table:table-row table:style-name="ro1">
          <table:table-cell office:value-type="string">
            <text:p>Feb 2006</text:p>
          </table:table-cell>
          <table:table-cell office:value-type="string">
            <text:p>Feb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5:.P6])" office:value-type="float" office:value="10">
            <text:p>10</text:p>
          </table:table-cell>
          <table:table-cell table:style-name="ce4" table:formula="of:=DSUM(['Donations Data'.A1:.AG981]; ['Donations Data'.L1]; [.O5:.P6])" office:value-type="currency" office:currency="USD" office:value="480.38">
            <text:p>$480</text:p>
          </table:table-cell>
          <table:table-cell table:style-name="ce4" table:formula="of:=[.E4]/[.D4]" office:value-type="currency" office:currency="USD" office:value="48.038">
            <text:p>$48</text:p>
          </table:table-cell>
          <table:table-cell table:number-columns-repeated="2"/>
          <table:table-cell/>
          <table:table-cell table:formula="of:=[.D4]-[.G4]" office:value-type="float" office:value="10">
            <text:p>10</text:p>
          </table:table-cell>
          <table:table-cell table:style-name="ce4" table:formula="of:=[.E4]-[.H4]" office:value-type="currency" office:currency="USD" office:value="480.38">
            <text:p>$480</text:p>
          </table:table-cell>
          <table:table-cell table:formula="of:=[.K4]/[.J4]" office:value-type="currency" office:currency="USD" office:value="48.038">
            <text:p>$48</text:p>
          </table:table-cell>
          <table:table-cell table:style-name="ce10" table:formula="of:=[.H4]/[.K4]" office:value-type="percentage" office:value="0">
            <text:p>0.00%</text:p>
          </table:table-cell>
          <table:table-cell table:style-name="ce10"/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/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/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6</text:p>
          </table:table-cell>
          <table:table-cell office:value-type="string">
            <text:p>Mar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 [.O7:.P8])" office:value-type="float" office:value="12">
            <text:p>12</text:p>
          </table:table-cell>
          <table:table-cell table:style-name="ce4" table:formula="of:=DSUM(['Donations Data'.A1:.AG981]; ['Donations Data'.L1]; [.O7:.P8])" office:value-type="currency" office:currency="USD" office:value="667.22">
            <text:p>$667</text:p>
          </table:table-cell>
          <table:table-cell table:style-name="ce4" table:formula="of:=[.E5]/[.D5]" office:value-type="currency" office:currency="USD" office:value="55.6016666666667">
            <text:p>$56</text:p>
          </table:table-cell>
          <table:table-cell table:number-columns-repeated="2"/>
          <table:table-cell/>
          <table:table-cell table:formula="of:=[.D5]-[.G5]" office:value-type="float" office:value="12">
            <text:p>12</text:p>
          </table:table-cell>
          <table:table-cell table:style-name="ce4" table:formula="of:=[.E5]-[.H5]" office:value-type="currency" office:currency="USD" office:value="667.22">
            <text:p>$667</text:p>
          </table:table-cell>
          <table:table-cell table:formula="of:=[.K5]/[.J5]" office:value-type="currency" office:currency="USD" office:value="55.6016666666667">
            <text:p>$56</text:p>
          </table:table-cell>
          <table:table-cell table:style-name="ce10" table:formula="of:=[.H5]/[.K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6</text:p>
          </table:table-cell>
          <table:table-cell office:value-type="string">
            <text:p>Apr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9:.P10])" office:value-type="float" office:value="47">
            <text:p>47</text:p>
          </table:table-cell>
          <table:table-cell table:style-name="ce4" table:formula="of:=DSUM(['Donations Data'.A1:.AG981]; ['Donations Data'.L1];[.O9:.P10])" office:value-type="currency" office:currency="USD" office:value="7715.57">
            <text:p>$7,716</text:p>
          </table:table-cell>
          <table:table-cell table:style-name="ce4" table:formula="of:=[.E6]/[.D6]" office:value-type="currency" office:currency="USD" office:value="164.161063829787">
            <text:p>$164</text:p>
          </table:table-cell>
          <table:table-cell table:number-columns-repeated="2"/>
          <table:table-cell/>
          <table:table-cell table:formula="of:=[.D6]-[.G6]" office:value-type="float" office:value="47">
            <text:p>47</text:p>
          </table:table-cell>
          <table:table-cell table:style-name="ce4" table:formula="of:=[.E6]-[.H6]" office:value-type="currency" office:currency="USD" office:value="7715.57">
            <text:p>$7,716</text:p>
          </table:table-cell>
          <table:table-cell table:formula="of:=[.K6]/[.J6]" office:value-type="currency" office:currency="USD" office:value="164.161063829787">
            <text:p>$164</text:p>
          </table:table-cell>
          <table:table-cell table:style-name="ce10" table:formula="of:=[.H6]/[.K6]" office:value-type="percentage" office:value="0">
            <text:p>0.00%</text:p>
          </table:table-cell>
          <table:table-cell table:style-name="ce10"/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/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/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6</text:p>
          </table:table-cell>
          <table:table-cell office:value-type="string">
            <text:p>May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1:.P12])" office:value-type="float" office:value="26">
            <text:p>26</text:p>
          </table:table-cell>
          <table:table-cell table:style-name="ce4" table:formula="of:=DSUM(['Donations Data'.A1:.AG981]; ['Donations Data'.L1];[.O11:.P12])" office:value-type="currency" office:currency="USD" office:value="1203.37">
            <text:p>$1,203</text:p>
          </table:table-cell>
          <table:table-cell table:style-name="ce4" table:formula="of:=[.E7]/[.D7]" office:value-type="currency" office:currency="USD" office:value="46.2834615384616">
            <text:p>$46</text:p>
          </table:table-cell>
          <table:table-cell table:number-columns-repeated="2"/>
          <table:table-cell/>
          <table:table-cell table:formula="of:=[.D7]-[.G7]" office:value-type="float" office:value="26">
            <text:p>26</text:p>
          </table:table-cell>
          <table:table-cell table:style-name="ce4" table:formula="of:=[.E7]-[.H7]" office:value-type="currency" office:currency="USD" office:value="1203.37">
            <text:p>$1,203</text:p>
          </table:table-cell>
          <table:table-cell table:formula="of:=[.K7]/[.J7]" office:value-type="currency" office:currency="USD" office:value="46.2834615384616">
            <text:p>$46</text:p>
          </table:table-cell>
          <table:table-cell table:style-name="ce10" table:formula="of:=[.H7]/[.K7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6</text:p>
          </table:table-cell>
          <table:table-cell office:value-type="string">
            <text:p>Jun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3:.P14])" office:value-type="float" office:value="18">
            <text:p>18</text:p>
          </table:table-cell>
          <table:table-cell table:style-name="ce4" table:formula="of:=DSUM(['Donations Data'.A1:.AG981]; ['Donations Data'.L1];[.O13:.P14])" office:value-type="currency" office:currency="USD" office:value="1050.02">
            <text:p>$1,050</text:p>
          </table:table-cell>
          <table:table-cell table:style-name="ce4" table:formula="of:=[.E8]/[.D8]" office:value-type="currency" office:currency="USD" office:value="58.3344444444445">
            <text:p>$58</text:p>
          </table:table-cell>
          <table:table-cell table:number-columns-repeated="2"/>
          <table:table-cell/>
          <table:table-cell table:formula="of:=[.D8]-[.G8]" office:value-type="float" office:value="18">
            <text:p>18</text:p>
          </table:table-cell>
          <table:table-cell table:style-name="ce4" table:formula="of:=[.E8]-[.H8]" office:value-type="currency" office:currency="USD" office:value="1050.02">
            <text:p>$1,050</text:p>
          </table:table-cell>
          <table:table-cell table:formula="of:=[.K8]/[.J8]" office:value-type="currency" office:currency="USD" office:value="58.3344444444445">
            <text:p>$58</text:p>
          </table:table-cell>
          <table:table-cell table:style-name="ce10" table:formula="of:=[.H8]/[.K8]" office:value-type="percentage" office:value="0">
            <text:p>0.00%</text:p>
          </table:table-cell>
          <table:table-cell table:style-name="ce10"/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/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  <table:table-cell/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  <table:table-cell/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6</text:p>
          </table:table-cell>
          <table:table-cell office:value-type="string">
            <text:p>Jul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5:.P16])" office:value-type="float" office:value="10">
            <text:p>10</text:p>
          </table:table-cell>
          <table:table-cell table:style-name="ce4" table:formula="of:=DSUM(['Donations Data'.A1:.AG981]; ['Donations Data'.L1]; [.O15:.P16])" office:value-type="currency" office:currency="USD" office:value="1027.68">
            <text:p>$1,028</text:p>
          </table:table-cell>
          <table:table-cell table:style-name="ce4" table:formula="of:=[.E9]/[.D9]" office:value-type="currency" office:currency="USD" office:value="102.768">
            <text:p>$103</text:p>
          </table:table-cell>
          <table:table-cell table:number-columns-repeated="2"/>
          <table:table-cell/>
          <table:table-cell table:formula="of:=[.D9]-[.G9]" office:value-type="float" office:value="10">
            <text:p>10</text:p>
          </table:table-cell>
          <table:table-cell table:style-name="ce4" table:formula="of:=[.E9]-[.H9]" office:value-type="currency" office:currency="USD" office:value="1027.68">
            <text:p>$1,028</text:p>
          </table:table-cell>
          <table:table-cell table:formula="of:=[.K9]/[.J9]" office:value-type="currency" office:currency="USD" office:value="102.768">
            <text:p>$103</text:p>
          </table:table-cell>
          <table:table-cell table:style-name="ce10" table:formula="of:=[.H9]/[.K9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6</text:p>
          </table:table-cell>
          <table:table-cell office:value-type="string">
            <text:p>Aug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7:.P18])" office:value-type="float" office:value="10">
            <text:p>10</text:p>
          </table:table-cell>
          <table:table-cell table:style-name="ce4" table:formula="of:=DSUM(['Donations Data'.A1:.AG981]; ['Donations Data'.L1];[.O17:.P18])" office:value-type="currency" office:currency="USD" office:value="301.24">
            <text:p>$301</text:p>
          </table:table-cell>
          <table:table-cell table:style-name="ce4" table:formula="of:=[.E10]/[.D10]" office:value-type="currency" office:currency="USD" office:value="30.124">
            <text:p>$30</text:p>
          </table:table-cell>
          <table:table-cell table:number-columns-repeated="2"/>
          <table:table-cell/>
          <table:table-cell table:formula="of:=[.D10]-[.G10]" office:value-type="float" office:value="10">
            <text:p>10</text:p>
          </table:table-cell>
          <table:table-cell table:style-name="ce4" table:formula="of:=[.E10]-[.H10]" office:value-type="currency" office:currency="USD" office:value="301.24">
            <text:p>$301</text:p>
          </table:table-cell>
          <table:table-cell table:formula="of:=[.K10]/[.J10]" office:value-type="currency" office:currency="USD" office:value="30.124">
            <text:p>$30</text:p>
          </table:table-cell>
          <table:table-cell table:style-name="ce10" table:formula="of:=[.H10]/[.K10]" office:value-type="percentage" office:value="0">
            <text:p>0.00%</text:p>
          </table:table-cell>
          <table:table-cell table:style-name="ce10"/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/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  <table:table-cell/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  <table:table-cell/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6</text:p>
          </table:table-cell>
          <table:table-cell office:value-type="string">
            <text:p>Sep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9:.P20])" office:value-type="float" office:value="15">
            <text:p>15</text:p>
          </table:table-cell>
          <table:table-cell table:style-name="ce4" table:formula="of:=DSUM(['Donations Data'.A1:.AG981]; ['Donations Data'.L1]; [.O19:.P20])" office:value-type="currency" office:currency="USD" office:value="298.63">
            <text:p>$299</text:p>
          </table:table-cell>
          <table:table-cell table:style-name="ce4" table:formula="of:=[.E11]/[.D11]" office:value-type="currency" office:currency="USD" office:value="19.9086666666667">
            <text:p>$20</text:p>
          </table:table-cell>
          <table:table-cell table:number-columns-repeated="2"/>
          <table:table-cell/>
          <table:table-cell table:formula="of:=[.D11]-[.G11]" office:value-type="float" office:value="15">
            <text:p>15</text:p>
          </table:table-cell>
          <table:table-cell table:style-name="ce4" table:formula="of:=[.E11]-[.H11]" office:value-type="currency" office:currency="USD" office:value="298.63">
            <text:p>$299</text:p>
          </table:table-cell>
          <table:table-cell table:formula="of:=[.K11]/[.J11]" office:value-type="currency" office:currency="USD" office:value="19.9086666666667">
            <text:p>$20</text:p>
          </table:table-cell>
          <table:table-cell table:style-name="ce10" table:formula="of:=[.H11]/[.K11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6</text:p>
          </table:table-cell>
          <table:table-cell office:value-type="string">
            <text:p>Oct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1:.P22])" office:value-type="float" office:value="10">
            <text:p>10</text:p>
          </table:table-cell>
          <table:table-cell table:style-name="ce4" table:formula="of:=DSUM(['Donations Data'.A1:.AG981]; ['Donations Data'.L1]; [.O21:.P22])" office:value-type="currency" office:currency="USD" office:value="140.25">
            <text:p>$140</text:p>
          </table:table-cell>
          <table:table-cell table:style-name="ce4" table:formula="of:=[.E12]/[.D12]" office:value-type="currency" office:currency="USD" office:value="14.025">
            <text:p>$14</text:p>
          </table:table-cell>
          <table:table-cell table:number-columns-repeated="2"/>
          <table:table-cell/>
          <table:table-cell table:formula="of:=[.D12]-[.G12]" office:value-type="float" office:value="10">
            <text:p>10</text:p>
          </table:table-cell>
          <table:table-cell table:style-name="ce4" table:formula="of:=[.E12]-[.H12]" office:value-type="currency" office:currency="USD" office:value="140.25">
            <text:p>$140</text:p>
          </table:table-cell>
          <table:table-cell table:formula="of:=[.K12]/[.J12]" office:value-type="currency" office:currency="USD" office:value="14.025">
            <text:p>$14</text:p>
          </table:table-cell>
          <table:table-cell table:style-name="ce10" table:formula="of:=[.H12]/[.K12]" office:value-type="percentage" office:value="0">
            <text:p>0.00%</text:p>
          </table:table-cell>
          <table:table-cell table:style-name="ce10"/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/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  <table:table-cell/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6</text:p>
          </table:table-cell>
          <table:table-cell office:value-type="string">
            <text:p>Nov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3:.P24])" office:value-type="float" office:value="8">
            <text:p>8</text:p>
          </table:table-cell>
          <table:table-cell table:style-name="ce4" table:formula="of:=DSUM(['Donations Data'.A1:.AG981]; ['Donations Data'.L1]; [.O23:.P24])" office:value-type="currency" office:currency="USD" office:value="120.66">
            <text:p>$121</text:p>
          </table:table-cell>
          <table:table-cell table:style-name="ce4" table:formula="of:=[.E13]/[.D13]" office:value-type="currency" office:currency="USD" office:value="15.0825">
            <text:p>$15</text:p>
          </table:table-cell>
          <table:table-cell table:number-columns-repeated="2"/>
          <table:table-cell/>
          <table:table-cell table:formula="of:=[.D13]-[.G13]" office:value-type="float" office:value="8">
            <text:p>8</text:p>
          </table:table-cell>
          <table:table-cell table:style-name="ce4" table:formula="of:=[.E13]-[.H13]" office:value-type="currency" office:currency="USD" office:value="120.66">
            <text:p>$121</text:p>
          </table:table-cell>
          <table:table-cell table:formula="of:=[.K13]/[.J13]" office:value-type="currency" office:currency="USD" office:value="15.0825">
            <text:p>$15</text:p>
          </table:table-cell>
          <table:table-cell table:style-name="ce10" table:formula="of:=[.H13]/[.K1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6</text:p>
          </table:table-cell>
          <table:table-cell office:value-type="string">
            <text:p>Dec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5:.P26])" office:value-type="float" office:value="14">
            <text:p>14</text:p>
          </table:table-cell>
          <table:table-cell table:style-name="ce4" table:formula="of:=DSUM(['Donations Data'.A1:.AG981]; ['Donations Data'.L1]; [.O25:.P26])" office:value-type="currency" office:currency="USD" office:value="1565.56">
            <text:p>$1,566</text:p>
          </table:table-cell>
          <table:table-cell table:style-name="ce4" table:formula="of:=[.E14]/[.D14]" office:value-type="currency" office:currency="USD" office:value="111.825714285714">
            <text:p>$112</text:p>
          </table:table-cell>
          <table:table-cell table:number-columns-repeated="2"/>
          <table:table-cell/>
          <table:table-cell table:formula="of:=[.D14]-[.G14]" office:value-type="float" office:value="14">
            <text:p>14</text:p>
          </table:table-cell>
          <table:table-cell table:style-name="ce4" table:formula="of:=[.E14]-[.H14]" office:value-type="currency" office:currency="USD" office:value="1565.56">
            <text:p>$1,566</text:p>
          </table:table-cell>
          <table:table-cell table:formula="of:=[.K14]/[.J14]" office:value-type="currency" office:currency="USD" office:value="111.825714285714">
            <text:p>$112</text:p>
          </table:table-cell>
          <table:table-cell table:style-name="ce10" table:formula="of:=[.H14]/[.K14]" office:value-type="percentage" office:value="0">
            <text:p>0.00%</text:p>
          </table:table-cell>
          <table:table-cell table:style-name="ce10"/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/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  <table:table-cell/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  <table:table-cell/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7</text:p>
          </table:table-cell>
          <table:table-cell office:value-type="string">
            <text:p>Jan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3:.S4])" office:value-type="float" office:value="14">
            <text:p>14</text:p>
          </table:table-cell>
          <table:table-cell table:style-name="ce4" table:formula="of:=DSUM(['Donations Data'.A1:.AG981]; ['Donations Data'.L1]; [.R3:.S4])" office:value-type="currency" office:currency="USD" office:value="236.23">
            <text:p>$236</text:p>
          </table:table-cell>
          <table:table-cell table:style-name="ce4" table:formula="of:=[.E15]/[.D15]" office:value-type="currency" office:currency="USD" office:value="16.8735714285714">
            <text:p>$17</text:p>
          </table:table-cell>
          <table:table-cell table:number-columns-repeated="2"/>
          <table:table-cell/>
          <table:table-cell table:formula="of:=[.D15]-[.G15]" office:value-type="float" office:value="14">
            <text:p>14</text:p>
          </table:table-cell>
          <table:table-cell table:style-name="ce4" table:formula="of:=[.E15]-[.H15]" office:value-type="currency" office:currency="USD" office:value="236.23">
            <text:p>$236</text:p>
          </table:table-cell>
          <table:table-cell table:formula="of:=[.K15]/[.J15]" office:value-type="currency" office:currency="USD" office:value="16.8735714285714">
            <text:p>$17</text:p>
          </table:table-cell>
          <table:table-cell table:style-name="ce10" table:formula="of:=[.H15]/[.K1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Feb 2007</text:p>
          </table:table-cell>
          <table:table-cell office:value-type="string">
            <text:p>Feb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5:.S6])" office:value-type="float" office:value="15">
            <text:p>15</text:p>
          </table:table-cell>
          <table:table-cell table:style-name="ce4" table:formula="of:=DSUM(['Donations Data'.A1:.AG981]; ['Donations Data'.L1]; [.R5:.S6])" office:value-type="currency" office:currency="USD" office:value="340.24">
            <text:p>$340</text:p>
          </table:table-cell>
          <table:table-cell table:style-name="ce4" table:formula="of:=[.E16]/[.D16]" office:value-type="currency" office:currency="USD" office:value="22.6826666666667">
            <text:p>$23</text:p>
          </table:table-cell>
          <table:table-cell table:number-columns-repeated="2"/>
          <table:table-cell/>
          <table:table-cell table:formula="of:=[.D16]-[.G16]" office:value-type="float" office:value="15">
            <text:p>15</text:p>
          </table:table-cell>
          <table:table-cell table:style-name="ce4" table:formula="of:=[.E16]-[.H16]" office:value-type="currency" office:currency="USD" office:value="340.24">
            <text:p>$340</text:p>
          </table:table-cell>
          <table:table-cell table:formula="of:=[.K16]/[.J16]" office:value-type="currency" office:currency="USD" office:value="22.6826666666667">
            <text:p>$23</text:p>
          </table:table-cell>
          <table:table-cell table:style-name="ce10" table:formula="of:=[.H16]/[.K16]" office:value-type="percentage" office:value="0">
            <text:p>0.00%</text:p>
          </table:table-cell>
          <table:table-cell table:style-name="ce10"/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/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  <table:table-cell/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  <table:table-cell/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7</text:p>
          </table:table-cell>
          <table:table-cell office:value-type="string">
            <text:p>Mar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7:.S8])" office:value-type="float" office:value="12">
            <text:p>12</text:p>
          </table:table-cell>
          <table:table-cell table:style-name="ce4" table:formula="of:=DSUM(['Donations Data'.A1:.AG981]; ['Donations Data'.L1]; [.R7:.S8])" office:value-type="currency" office:currency="USD" office:value="207.16">
            <text:p>$207</text:p>
          </table:table-cell>
          <table:table-cell table:style-name="ce4" table:formula="of:=[.E17]/[.D17]" office:value-type="currency" office:currency="USD" office:value="17.2633333333333">
            <text:p>$17</text:p>
          </table:table-cell>
          <table:table-cell table:number-columns-repeated="2"/>
          <table:table-cell/>
          <table:table-cell table:formula="of:=[.D17]-[.G17]" office:value-type="float" office:value="12">
            <text:p>12</text:p>
          </table:table-cell>
          <table:table-cell table:style-name="ce4" table:formula="of:=[.E17]-[.H17]" office:value-type="currency" office:currency="USD" office:value="207.16">
            <text:p>$207</text:p>
          </table:table-cell>
          <table:table-cell table:formula="of:=[.K17]/[.J17]" office:value-type="currency" office:currency="USD" office:value="17.2633333333333">
            <text:p>$17</text:p>
          </table:table-cell>
          <table:table-cell table:style-name="ce10" table:formula="of:=[.H17]/[.K17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7</text:p>
          </table:table-cell>
          <table:table-cell office:value-type="string">
            <text:p>Apr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9:.S10])" office:value-type="float" office:value="7">
            <text:p>7</text:p>
          </table:table-cell>
          <table:table-cell table:style-name="ce4" table:formula="of:=DSUM(['Donations Data'.A1:.AG981]; ['Donations Data'.L1]; [.R9:.S10])" office:value-type="currency" office:currency="USD" office:value="238.26">
            <text:p>$238</text:p>
          </table:table-cell>
          <table:table-cell table:style-name="ce4" table:formula="of:=[.E18]/[.D18]" office:value-type="currency" office:currency="USD" office:value="34.0371428571429">
            <text:p>$34</text:p>
          </table:table-cell>
          <table:table-cell table:number-columns-repeated="2"/>
          <table:table-cell/>
          <table:table-cell table:formula="of:=[.D18]-[.G18]" office:value-type="float" office:value="7">
            <text:p>7</text:p>
          </table:table-cell>
          <table:table-cell table:style-name="ce4" table:formula="of:=[.E18]-[.H18]" office:value-type="currency" office:currency="USD" office:value="238.26">
            <text:p>$238</text:p>
          </table:table-cell>
          <table:table-cell table:formula="of:=[.K18]/[.J18]" office:value-type="currency" office:currency="USD" office:value="34.0371428571429">
            <text:p>$34</text:p>
          </table:table-cell>
          <table:table-cell table:style-name="ce10" table:formula="of:=[.H18]/[.K18]" office:value-type="percentage" office:value="0">
            <text:p>0.00%</text:p>
          </table:table-cell>
          <table:table-cell table:style-name="ce10"/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/>
          <table:table-cell office:value-type="float" office:value="8">
            <text:p>8</text:p>
          </table:table-cell>
          <table:table-cell office:value-type="float" office:value="2007">
            <text:p>2007</text:p>
          </table:table-cell>
          <table:table-cell/>
          <table:table-cell office:value-type="float" office:value="8">
            <text:p>8</text:p>
          </table:table-cell>
          <table:table-cell office:value-type="float" office:value="2008">
            <text:p>2008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7</text:p>
          </table:table-cell>
          <table:table-cell office:value-type="string">
            <text:p>May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1:.S12])" office:value-type="float" office:value="12">
            <text:p>12</text:p>
          </table:table-cell>
          <table:table-cell table:style-name="ce4" table:formula="of:=DSUM(['Donations Data'.A1:.AG981]; ['Donations Data'.L1];[.R11:.S12])" office:value-type="currency" office:currency="USD" office:value="247.3">
            <text:p>$247</text:p>
          </table:table-cell>
          <table:table-cell table:style-name="ce4" table:formula="of:=[.E19]/[.D19]" office:value-type="currency" office:currency="USD" office:value="20.6083333333333">
            <text:p>$21</text:p>
          </table:table-cell>
          <table:table-cell table:number-columns-repeated="2"/>
          <table:table-cell/>
          <table:table-cell table:formula="of:=[.D19]-[.G19]" office:value-type="float" office:value="12">
            <text:p>12</text:p>
          </table:table-cell>
          <table:table-cell table:style-name="ce4" table:formula="of:=[.E19]-[.H19]" office:value-type="currency" office:currency="USD" office:value="247.3">
            <text:p>$247</text:p>
          </table:table-cell>
          <table:table-cell table:formula="of:=[.K19]/[.J19]" office:value-type="currency" office:currency="USD" office:value="20.6083333333333">
            <text:p>$21</text:p>
          </table:table-cell>
          <table:table-cell table:style-name="ce10" table:formula="of:=[.H19]/[.K19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7</text:p>
          </table:table-cell>
          <table:table-cell office:value-type="string">
            <text:p>Jun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3:.S14])" office:value-type="float" office:value="5">
            <text:p>5</text:p>
          </table:table-cell>
          <table:table-cell table:style-name="ce4" table:formula="of:=DSUM(['Donations Data'.A1:.AG981]; ['Donations Data'.L1]; [.R13:.S14])" office:value-type="currency" office:currency="USD" office:value="61.46">
            <text:p>$61</text:p>
          </table:table-cell>
          <table:table-cell table:style-name="ce4" table:formula="of:=[.E20]/[.D20]" office:value-type="currency" office:currency="USD" office:value="12.292">
            <text:p>$12</text:p>
          </table:table-cell>
          <table:table-cell table:number-columns-repeated="2"/>
          <table:table-cell/>
          <table:table-cell table:formula="of:=[.D20]-[.G20]" office:value-type="float" office:value="5">
            <text:p>5</text:p>
          </table:table-cell>
          <table:table-cell table:style-name="ce4" table:formula="of:=[.E20]-[.H20]" office:value-type="currency" office:currency="USD" office:value="61.46">
            <text:p>$61</text:p>
          </table:table-cell>
          <table:table-cell table:formula="of:=[.K20]/[.J20]" office:value-type="currency" office:currency="USD" office:value="12.292">
            <text:p>$12</text:p>
          </table:table-cell>
          <table:table-cell table:style-name="ce10" table:formula="of:=[.H20]/[.K20]" office:value-type="percentage" office:value="0">
            <text:p>0.00%</text:p>
          </table:table-cell>
          <table:table-cell table:style-name="ce10"/>
          <table:table-cell office:value-type="float" office:value="9">
            <text:p>9</text:p>
          </table:table-cell>
          <table:table-cell office:value-type="float" office:value="2006">
            <text:p>2006</text:p>
          </table:table-cell>
          <table:table-cell/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/>
          <table:table-cell office:value-type="float" office:value="9">
            <text:p>9</text:p>
          </table:table-cell>
          <table:table-cell office:value-type="float" office:value="2008">
            <text:p>2008</text:p>
          </table:table-cell>
          <table:table-cell/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7</text:p>
          </table:table-cell>
          <table:table-cell office:value-type="string">
            <text:p>Jul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5:.S16])" office:value-type="float" office:value="9">
            <text:p>9</text:p>
          </table:table-cell>
          <table:table-cell table:style-name="ce4" table:formula="of:=DSUM(['Donations Data'.A1:.AG981]; ['Donations Data'.L1];[.R15:.S16])" office:value-type="currency" office:currency="USD" office:value="197.5">
            <text:p>$198</text:p>
          </table:table-cell>
          <table:table-cell table:style-name="ce4" table:formula="of:=[.E21]/[.D21]" office:value-type="currency" office:currency="USD" office:value="21.9444444444444">
            <text:p>$22</text:p>
          </table:table-cell>
          <table:table-cell table:number-columns-repeated="2"/>
          <table:table-cell/>
          <table:table-cell table:formula="of:=[.D21]-[.G21]" office:value-type="float" office:value="9">
            <text:p>9</text:p>
          </table:table-cell>
          <table:table-cell table:style-name="ce4" table:formula="of:=[.E21]-[.H21]" office:value-type="currency" office:currency="USD" office:value="197.5">
            <text:p>$198</text:p>
          </table:table-cell>
          <table:table-cell table:formula="of:=[.K21]/[.J21]" office:value-type="currency" office:currency="USD" office:value="21.9444444444444">
            <text:p>$22</text:p>
          </table:table-cell>
          <table:table-cell table:style-name="ce10" table:formula="of:=[.H21]/[.K21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7</text:p>
          </table:table-cell>
          <table:table-cell office:value-type="string">
            <text:p>Aug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7:.S18])" office:value-type="float" office:value="7">
            <text:p>7</text:p>
          </table:table-cell>
          <table:table-cell table:style-name="ce4" table:formula="of:=DSUM(['Donations Data'.A1:.AG981]; ['Donations Data'.L1]; [.R17:.S18])" office:value-type="currency" office:currency="USD" office:value="179.13">
            <text:p>$179</text:p>
          </table:table-cell>
          <table:table-cell table:style-name="ce4" table:formula="of:=[.E22]/[.D22]" office:value-type="currency" office:currency="USD" office:value="25.59">
            <text:p>$26</text:p>
          </table:table-cell>
          <table:table-cell table:number-columns-repeated="2"/>
          <table:table-cell/>
          <table:table-cell table:formula="of:=[.D22]-[.G22]" office:value-type="float" office:value="7">
            <text:p>7</text:p>
          </table:table-cell>
          <table:table-cell table:style-name="ce4" table:formula="of:=[.E22]-[.H22]" office:value-type="currency" office:currency="USD" office:value="179.13">
            <text:p>$179</text:p>
          </table:table-cell>
          <table:table-cell table:formula="of:=[.K22]/[.J22]" office:value-type="currency" office:currency="USD" office:value="25.59">
            <text:p>$26</text:p>
          </table:table-cell>
          <table:table-cell table:style-name="ce10" table:formula="of:=[.H22]/[.K22]" office:value-type="percentage" office:value="0">
            <text:p>0.00%</text:p>
          </table:table-cell>
          <table:table-cell table:style-name="ce10"/>
          <table:table-cell office:value-type="float" office:value="10">
            <text:p>10</text:p>
          </table:table-cell>
          <table:table-cell office:value-type="float" office:value="2006">
            <text:p>2006</text:p>
          </table:table-cell>
          <table:table-cell/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/>
          <table:table-cell office:value-type="float" office:value="10">
            <text:p>10</text:p>
          </table:table-cell>
          <table:table-cell office:value-type="float" office:value="2008">
            <text:p>2008</text:p>
          </table:table-cell>
          <table:table-cell/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7</text:p>
          </table:table-cell>
          <table:table-cell office:value-type="string">
            <text:p>Sep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9:.S20])" office:value-type="float" office:value="9">
            <text:p>9</text:p>
          </table:table-cell>
          <table:table-cell table:style-name="ce4" table:formula="of:=DSUM(['Donations Data'.A1:.AG981]; ['Donations Data'.L1];[.R19:.S20])" office:value-type="currency" office:currency="USD" office:value="1339.78">
            <text:p>$1,340</text:p>
          </table:table-cell>
          <table:table-cell table:style-name="ce4" table:formula="of:=[.E23]/[.D23]" office:value-type="currency" office:currency="USD" office:value="148.864444444444">
            <text:p>$149</text:p>
          </table:table-cell>
          <table:table-cell table:number-columns-repeated="2"/>
          <table:table-cell/>
          <table:table-cell table:formula="of:=[.D23]-[.G23]" office:value-type="float" office:value="9">
            <text:p>9</text:p>
          </table:table-cell>
          <table:table-cell table:style-name="ce4" table:formula="of:=[.E23]-[.H23]" office:value-type="currency" office:currency="USD" office:value="1339.78">
            <text:p>$1,340</text:p>
          </table:table-cell>
          <table:table-cell table:formula="of:=[.K23]/[.J23]" office:value-type="currency" office:currency="USD" office:value="148.864444444444">
            <text:p>$149</text:p>
          </table:table-cell>
          <table:table-cell table:style-name="ce10" table:formula="of:=[.H23]/[.K2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7</text:p>
          </table:table-cell>
          <table:table-cell office:value-type="string">
            <text:p>Oct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1:.S22])" office:value-type="float" office:value="8">
            <text:p>8</text:p>
          </table:table-cell>
          <table:table-cell table:style-name="ce4" table:formula="of:=DSUM(['Donations Data'.A1:.AG981]; ['Donations Data'.L1]; [.R21:.S22])" office:value-type="currency" office:currency="USD" office:value="183.87">
            <text:p>$184</text:p>
          </table:table-cell>
          <table:table-cell table:style-name="ce4" table:formula="of:=[.E24]/[.D24]" office:value-type="currency" office:currency="USD" office:value="22.98375">
            <text:p>$23</text:p>
          </table:table-cell>
          <table:table-cell table:number-columns-repeated="2"/>
          <table:table-cell/>
          <table:table-cell table:formula="of:=[.D24]-[.G24]" office:value-type="float" office:value="8">
            <text:p>8</text:p>
          </table:table-cell>
          <table:table-cell table:style-name="ce4" table:formula="of:=[.E24]-[.H24]" office:value-type="currency" office:currency="USD" office:value="183.87">
            <text:p>$184</text:p>
          </table:table-cell>
          <table:table-cell table:formula="of:=[.K24]/[.J24]" office:value-type="currency" office:currency="USD" office:value="22.98375">
            <text:p>$23</text:p>
          </table:table-cell>
          <table:table-cell table:style-name="ce10" table:formula="of:=[.H24]/[.K24]" office:value-type="percentage" office:value="0">
            <text:p>0.00%</text:p>
          </table:table-cell>
          <table:table-cell table:style-name="ce10"/>
          <table:table-cell office:value-type="float" office:value="11">
            <text:p>11</text:p>
          </table:table-cell>
          <table:table-cell office:value-type="float" office:value="2006">
            <text:p>2006</text:p>
          </table:table-cell>
          <table:table-cell/>
          <table:table-cell office:value-type="float" office:value="11">
            <text:p>11</text:p>
          </table:table-cell>
          <table:table-cell office:value-type="float" office:value="2007">
            <text:p>2007</text:p>
          </table:table-cell>
          <table:table-cell/>
          <table:table-cell office:value-type="float" office:value="11">
            <text:p>11</text:p>
          </table:table-cell>
          <table:table-cell office:value-type="float" office:value="2008">
            <text:p>2008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7</text:p>
          </table:table-cell>
          <table:table-cell office:value-type="string">
            <text:p>Nov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3:.S24])" office:value-type="float" office:value="4">
            <text:p>4</text:p>
          </table:table-cell>
          <table:table-cell table:style-name="ce4" table:formula="of:=DSUM(['Donations Data'.A1:.AG981]; ['Donations Data'.L1];[.R23:.S24])" office:value-type="currency" office:currency="USD" office:value="12.61">
            <text:p>$13</text:p>
          </table:table-cell>
          <table:table-cell table:style-name="ce4" table:formula="of:=[.E25]/[.D25]" office:value-type="currency" office:currency="USD" office:value="3.1525">
            <text:p>$3</text:p>
          </table:table-cell>
          <table:table-cell table:number-columns-repeated="2"/>
          <table:table-cell/>
          <table:table-cell table:formula="of:=[.D25]-[.G25]" office:value-type="float" office:value="4">
            <text:p>4</text:p>
          </table:table-cell>
          <table:table-cell table:style-name="ce4" table:formula="of:=[.E25]-[.H25]" office:value-type="currency" office:currency="USD" office:value="12.61">
            <text:p>$13</text:p>
          </table:table-cell>
          <table:table-cell table:formula="of:=[.K25]/[.J25]" office:value-type="currency" office:currency="USD" office:value="3.1525">
            <text:p>$3</text:p>
          </table:table-cell>
          <table:table-cell table:style-name="ce10" table:formula="of:=[.H25]/[.K2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/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7</text:p>
          </table:table-cell>
          <table:table-cell office:value-type="string">
            <text:p>Dec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5:.S26])" office:value-type="float" office:value="12">
            <text:p>12</text:p>
          </table:table-cell>
          <table:table-cell table:style-name="ce4" table:formula="of:=DSUM(['Donations Data'.A1:.AG981]; ['Donations Data'.L1]; [.R25:.S26])" office:value-type="currency" office:currency="USD" office:value="777.21">
            <text:p>$777</text:p>
          </table:table-cell>
          <table:table-cell table:style-name="ce4" table:formula="of:=[.E26]/[.D26]" office:value-type="currency" office:currency="USD" office:value="64.7675">
            <text:p>$65</text:p>
          </table:table-cell>
          <table:table-cell table:number-columns-repeated="2"/>
          <table:table-cell/>
          <table:table-cell table:formula="of:=[.D26]-[.G26]" office:value-type="float" office:value="12">
            <text:p>12</text:p>
          </table:table-cell>
          <table:table-cell table:style-name="ce4" table:formula="of:=[.E26]-[.H26]" office:value-type="currency" office:currency="USD" office:value="777.21">
            <text:p>$777</text:p>
          </table:table-cell>
          <table:table-cell table:formula="of:=[.K26]/[.J26]" office:value-type="currency" office:currency="USD" office:value="64.7675">
            <text:p>$65</text:p>
          </table:table-cell>
          <table:table-cell table:style-name="ce10" table:formula="of:=[.H26]/[.K26]" office:value-type="percentage" office:value="0">
            <text:p>0.00%</text:p>
          </table:table-cell>
          <table:table-cell table:style-name="ce10"/>
          <table:table-cell office:value-type="float" office:value="12">
            <text:p>12</text:p>
          </table:table-cell>
          <table:table-cell office:value-type="float" office:value="2006">
            <text:p>2006</text:p>
          </table:table-cell>
          <table:table-cell/>
          <table:table-cell office:value-type="float" office:value="12">
            <text:p>12</text:p>
          </table:table-cell>
          <table:table-cell office:value-type="float" office:value="2007">
            <text:p>2007</text:p>
          </table:table-cell>
          <table:table-cell/>
          <table:table-cell office:value-type="float" office:value="12">
            <text:p>12</text:p>
          </table:table-cell>
          <table:table-cell office:value-type="float" office:value="2008">
            <text:p>2008</text:p>
          </table:table-cell>
          <table:table-cell/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8</text:p>
          </table:table-cell>
          <table:table-cell office:value-type="string">
            <text:p>Jan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3:.V4])" office:value-type="float" office:value="11">
            <text:p>11</text:p>
          </table:table-cell>
          <table:table-cell table:style-name="ce4" table:formula="of:=DSUM(['Donations Data'.A1:.AG981]; ['Donations Data'.L1]; [.U3:.V4])" office:value-type="currency" office:currency="USD" office:value="278.06">
            <text:p>$278</text:p>
          </table:table-cell>
          <table:table-cell table:style-name="ce4" table:formula="of:=[.E27]/[.D27]" office:value-type="currency" office:currency="USD" office:value="25.2781818181818">
            <text:p>$25</text:p>
          </table:table-cell>
          <table:table-cell table:number-columns-repeated="2"/>
          <table:table-cell/>
          <table:table-cell table:formula="of:=[.D27]-[.G27]" office:value-type="float" office:value="11">
            <text:p>11</text:p>
          </table:table-cell>
          <table:table-cell table:style-name="ce4" table:formula="of:=[.E27]-[.H27]" office:value-type="currency" office:currency="USD" office:value="278.06">
            <text:p>$278</text:p>
          </table:table-cell>
          <table:table-cell table:formula="of:=[.K27]/[.J27]" office:value-type="currency" office:currency="USD" office:value="25.2781818181818">
            <text:p>$25</text:p>
          </table:table-cell>
          <table:table-cell table:style-name="ce10" table:formula="of:=[.H27]/[.K27]" office:value-type="percentage" office:value="0">
            <text:p>0.00%</text:p>
          </table:table-cell>
          <table:table-cell table:style-name="ce10"/>
          <table:table-cell table:number-columns-repeated="8"/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Feb 2008</text:p>
          </table:table-cell>
          <table:table-cell office:value-type="string">
            <text:p>Feb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5:.V6])" office:value-type="float" office:value="9">
            <text:p>9</text:p>
          </table:table-cell>
          <table:table-cell table:style-name="ce4" table:formula="of:=DSUM(['Donations Data'.A1:.AG981]; ['Donations Data'.L1]; [.U5:.V6])" office:value-type="currency" office:currency="USD" office:value="194.37">
            <text:p>$194</text:p>
          </table:table-cell>
          <table:table-cell table:style-name="ce4" table:formula="of:=[.E28]/[.D28]" office:value-type="currency" office:currency="USD" office:value="21.5966666666667">
            <text:p>$22</text:p>
          </table:table-cell>
          <table:table-cell table:number-columns-repeated="2"/>
          <table:table-cell/>
          <table:table-cell table:formula="of:=[.D28]-[.G28]" office:value-type="float" office:value="9">
            <text:p>9</text:p>
          </table:table-cell>
          <table:table-cell table:style-name="ce4" table:formula="of:=[.E28]-[.H28]" office:value-type="currency" office:currency="USD" office:value="194.37">
            <text:p>$194</text:p>
          </table:table-cell>
          <table:table-cell table:formula="of:=[.K28]/[.J28]" office:value-type="currency" office:currency="USD" office:value="21.5966666666667">
            <text:p>$22</text:p>
          </table:table-cell>
          <table:table-cell table:style-name="ce10" table:formula="of:=[.H28]/[.K28]" office:value-type="percentage" office:value="0">
            <text:p>0.00%</text:p>
          </table:table-cell>
          <table:table-cell table:style-name="ce10"/>
          <table:table-cell table:number-columns-repeated="9"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8</text:p>
          </table:table-cell>
          <table:table-cell office:value-type="string">
            <text:p>Mar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7:.V8])" office:value-type="float" office:value="11">
            <text:p>11</text:p>
          </table:table-cell>
          <table:table-cell table:style-name="ce4" table:formula="of:=DSUM(['Donations Data'.A1:.AG981]; ['Donations Data'.L1]; [.U7:.V8])" office:value-type="currency" office:currency="USD" office:value="358.8">
            <text:p>$359</text:p>
          </table:table-cell>
          <table:table-cell table:style-name="ce4" table:formula="of:=[.E29]/[.D29]" office:value-type="currency" office:currency="USD" office:value="32.6181818181818">
            <text:p>$33</text:p>
          </table:table-cell>
          <table:table-cell table:number-columns-repeated="2"/>
          <table:table-cell/>
          <table:table-cell table:formula="of:=[.D29]-[.G29]" office:value-type="float" office:value="11">
            <text:p>11</text:p>
          </table:table-cell>
          <table:table-cell table:style-name="ce4" table:formula="of:=[.E29]-[.H29]" office:value-type="currency" office:currency="USD" office:value="358.8">
            <text:p>$359</text:p>
          </table:table-cell>
          <table:table-cell table:formula="of:=[.K29]/[.J29]" office:value-type="currency" office:currency="USD" office:value="32.6181818181818">
            <text:p>$33</text:p>
          </table:table-cell>
          <table:table-cell table:style-name="ce10" table:formula="of:=[.H29]/[.K29]" office:value-type="percentage" office:value="0">
            <text:p>0.00%</text:p>
          </table:table-cell>
          <table:table-cell table:style-name="ce10"/>
          <table:table-cell table:number-columns-repeated="9"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8</text:p>
          </table:table-cell>
          <table:table-cell office:value-type="string">
            <text:p>Apr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9:.V10])" office:value-type="float" office:value="8">
            <text:p>8</text:p>
          </table:table-cell>
          <table:table-cell table:style-name="ce4" table:formula="of:=DSUM(['Donations Data'.A1:.AG981]; ['Donations Data'.L1];[.U9:.V10])" office:value-type="currency" office:currency="USD" office:value="885.33">
            <text:p>$885</text:p>
          </table:table-cell>
          <table:table-cell table:style-name="ce4" table:formula="of:=[.E30]/[.D30]" office:value-type="currency" office:currency="USD" office:value="110.66625">
            <text:p>$111</text:p>
          </table:table-cell>
          <table:table-cell table:number-columns-repeated="2"/>
          <table:table-cell/>
          <table:table-cell table:formula="of:=[.D30]-[.G30]" office:value-type="float" office:value="8">
            <text:p>8</text:p>
          </table:table-cell>
          <table:table-cell table:style-name="ce4" table:formula="of:=[.E30]-[.H30]" office:value-type="currency" office:currency="USD" office:value="885.33">
            <text:p>$885</text:p>
          </table:table-cell>
          <table:table-cell table:formula="of:=[.K30]/[.J30]" office:value-type="currency" office:currency="USD" office:value="110.66625">
            <text:p>$111</text:p>
          </table:table-cell>
          <table:table-cell table:style-name="ce10" table:formula="of:=[.H30]/[.K30]" office:value-type="percentage" office:value="0">
            <text:p>0.00%</text:p>
          </table:table-cell>
          <table:table-cell table:style-name="ce10"/>
          <table:table-cell table:number-columns-repeated="8"/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8</text:p>
          </table:table-cell>
          <table:table-cell office:value-type="string">
            <text:p>May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1:.V114])" office:value-type="float" office:value="71">
            <text:p>71</text:p>
          </table:table-cell>
          <table:table-cell table:style-name="ce4" table:formula="of:=DSUM(['Donations Data'.A1:.AG981]; ['Donations Data'.L1]; [.U11:.V12])" office:value-type="currency" office:currency="USD" office:value="488.92">
            <text:p>$489</text:p>
          </table:table-cell>
          <table:table-cell table:style-name="ce4" table:formula="of:=[.E31]/[.D31]" office:value-type="currency" office:currency="USD" office:value="6.88619718309859">
            <text:p>$7</text:p>
          </table:table-cell>
          <table:table-cell table:number-columns-repeated="2"/>
          <table:table-cell/>
          <table:table-cell table:formula="of:=[.D31]-[.G31]" office:value-type="float" office:value="71">
            <text:p>71</text:p>
          </table:table-cell>
          <table:table-cell table:style-name="ce4" table:formula="of:=[.E31]-[.H31]" office:value-type="currency" office:currency="USD" office:value="488.92">
            <text:p>$489</text:p>
          </table:table-cell>
          <table:table-cell table:formula="of:=[.K31]/[.J31]" office:value-type="currency" office:currency="USD" office:value="6.88619718309859">
            <text:p>$7</text:p>
          </table:table-cell>
          <table:table-cell table:style-name="ce10" table:formula="of:=[.H31]/[.K31]" office:value-type="percentage" office:value="0">
            <text:p>0.00%</text:p>
          </table:table-cell>
          <table:table-cell table:style-name="ce10"/>
          <table:table-cell office:value-type="string">
            <text:p>Year</text:p>
          </table:table-cell>
          <table:table-cell office:value-type="string">
            <text:p>Total</text:p>
          </table:table-cell>
          <table:table-cell/>
          <table:table-cell office:value-type="string">
            <text:p>Month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/>
          <table:table-cell office:value-type="float" office:value="10">
            <text:p>10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8</text:p>
          </table:table-cell>
          <table:table-cell office:value-type="string">
            <text:p>Jun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3:.V14])" office:value-type="float" office:value="6">
            <text:p>6</text:p>
          </table:table-cell>
          <table:table-cell table:style-name="ce4" table:formula="of:=DSUM(['Donations Data'.A1:.AG981]; ['Donations Data'.L1]; [.U13:.V14])" office:value-type="currency" office:currency="USD" office:value="750.65">
            <text:p>$751</text:p>
          </table:table-cell>
          <table:table-cell table:style-name="ce4" table:formula="of:=[.E32]/[.D32]" office:value-type="currency" office:currency="USD" office:value="125.108333333333">
            <text:p>$125</text:p>
          </table:table-cell>
          <table:table-cell table:number-columns-repeated="2"/>
          <table:table-cell/>
          <table:table-cell table:formula="of:=[.D32]-[.G32]" office:value-type="float" office:value="6">
            <text:p>6</text:p>
          </table:table-cell>
          <table:table-cell table:style-name="ce4" table:formula="of:=[.E32]-[.H32]" office:value-type="currency" office:currency="USD" office:value="750.65">
            <text:p>$751</text:p>
          </table:table-cell>
          <table:table-cell table:formula="of:=[.K32]/[.J32]" office:value-type="currency" office:currency="USD" office:value="125.108333333333">
            <text:p>$125</text:p>
          </table:table-cell>
          <table:table-cell table:style-name="ce10" table:formula="of:=[.H32]/[.K32]" office:value-type="percentage" office:value="0">
            <text:p>0.00%</text:p>
          </table:table-cell>
          <table:table-cell table:style-name="ce10"/>
          <table:table-cell office:value-type="float" office:value="2006">
            <text:p>2006</text:p>
          </table:table-cell>
          <table:table-cell table:formula="of:=[.S44]" office:value-type="currency" office:currency="USD" office:value="15184.34">
            <text:p>$15,184</text:p>
          </table:table-cell>
          <table:table-cell/>
          <table:table-cell office:value-type="string">
            <text:p>Jan</text:p>
          </table:table-cell>
          <table:table-cell table:style-name="ce4" table:formula="of:=[.E3]" office:value-type="currency" office:currency="USD" office:value="613.76">
            <text:p>$614</text:p>
          </table:table-cell>
          <table:table-cell table:formula="of:=[.E15]" office:value-type="currency" office:currency="USD" office:value="236.23">
            <text:p>$236</text:p>
          </table:table-cell>
          <table:table-cell table:formula="of:=[.E27]" office:value-type="currency" office:currency="USD" office:value="278.06">
            <text:p>$278</text:p>
          </table:table-cell>
          <table:table-cell table:formula="of:=[.E39]" office:value-type="currency" office:currency="USD" office:value="3853.46">
            <text:p>$3,853</text:p>
          </table:table-cell>
          <table:table-cell/>
          <table:table-cell office:value-type="float" office:value="10">
            <text:p>10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8</text:p>
          </table:table-cell>
          <table:table-cell office:value-type="string">
            <text:p>Jul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5:.V16])" office:value-type="float" office:value="8">
            <text:p>8</text:p>
          </table:table-cell>
          <table:table-cell table:style-name="ce4" table:formula="of:=DSUM(['Donations Data'.A1:.AG981]; ['Donations Data'.L1]; [.U15:.V16])" office:value-type="currency" office:currency="USD" office:value="847.69">
            <text:p>$848</text:p>
          </table:table-cell>
          <table:table-cell table:style-name="ce4" table:formula="of:=[.E33]/[.D33]" office:value-type="currency" office:currency="USD" office:value="105.96125">
            <text:p>$106</text:p>
          </table:table-cell>
          <table:table-cell table:number-columns-repeated="2"/>
          <table:table-cell/>
          <table:table-cell table:formula="of:=[.D33]-[.G33]" office:value-type="float" office:value="8">
            <text:p>8</text:p>
          </table:table-cell>
          <table:table-cell table:style-name="ce4" table:formula="of:=[.E33]-[.H33]" office:value-type="currency" office:currency="USD" office:value="847.69">
            <text:p>$848</text:p>
          </table:table-cell>
          <table:table-cell table:formula="of:=[.K33]/[.J33]" office:value-type="currency" office:currency="USD" office:value="105.96125">
            <text:p>$106</text:p>
          </table:table-cell>
          <table:table-cell table:style-name="ce10" table:formula="of:=[.H33]/[.K33]" office:value-type="percentage" office:value="0">
            <text:p>0.00%</text:p>
          </table:table-cell>
          <table:table-cell table:style-name="ce10"/>
          <table:table-cell office:value-type="float" office:value="2007">
            <text:p>2007</text:p>
          </table:table-cell>
          <table:table-cell table:formula="of:=[.T44]" office:value-type="currency" office:currency="USD" office:value="4020.75">
            <text:p>$4,021</text:p>
          </table:table-cell>
          <table:table-cell/>
          <table:table-cell office:value-type="string">
            <text:p>Feb</text:p>
          </table:table-cell>
          <table:table-cell table:style-name="ce4" table:formula="of:=[.E4]" office:value-type="currency" office:currency="USD" office:value="480.38">
            <text:p>$480</text:p>
          </table:table-cell>
          <table:table-cell table:formula="of:=[.E16]" office:value-type="currency" office:currency="USD" office:value="340.24">
            <text:p>$340</text:p>
          </table:table-cell>
          <table:table-cell table:formula="of:=[.E28]" office:value-type="currency" office:currency="USD" office:value="194.37">
            <text:p>$194</text:p>
          </table:table-cell>
          <table:table-cell table:formula="of:=[.E40]" office:value-type="currency" office:currency="USD" office:value="1205.35">
            <text:p>$1,205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8</text:p>
          </table:table-cell>
          <table:table-cell office:value-type="string">
            <text:p>Aug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7:.V18])" office:value-type="float" office:value="7">
            <text:p>7</text:p>
          </table:table-cell>
          <table:table-cell table:style-name="ce4" table:formula="of:=DSUM(['Donations Data'.A1:.AG981]; ['Donations Data'.L1]; [.U17:.V18])" office:value-type="currency" office:currency="USD" office:value="126.76">
            <text:p>$127</text:p>
          </table:table-cell>
          <table:table-cell table:style-name="ce4" table:formula="of:=[.E34]/[.D34]" office:value-type="currency" office:currency="USD" office:value="18.1085714285714">
            <text:p>$18</text:p>
          </table:table-cell>
          <table:table-cell table:number-columns-repeated="2"/>
          <table:table-cell/>
          <table:table-cell table:formula="of:=[.D34]-[.G34]" office:value-type="float" office:value="7">
            <text:p>7</text:p>
          </table:table-cell>
          <table:table-cell table:style-name="ce4" table:formula="of:=[.E34]-[.H34]" office:value-type="currency" office:currency="USD" office:value="126.76">
            <text:p>$127</text:p>
          </table:table-cell>
          <table:table-cell table:formula="of:=[.K34]/[.J34]" office:value-type="currency" office:currency="USD" office:value="18.1085714285714">
            <text:p>$18</text:p>
          </table:table-cell>
          <table:table-cell table:style-name="ce10" table:formula="of:=[.H34]/[.K34]" office:value-type="percentage" office:value="0">
            <text:p>0.00%</text:p>
          </table:table-cell>
          <table:table-cell table:style-name="ce10"/>
          <table:table-cell office:value-type="float" office:value="2008">
            <text:p>2008</text:p>
          </table:table-cell>
          <table:table-cell table:formula="of:=[.U44]" office:value-type="currency" office:currency="USD" office:value="6423.65">
            <text:p>$6,424</text:p>
          </table:table-cell>
          <table:table-cell/>
          <table:table-cell office:value-type="string">
            <text:p>Mar</text:p>
          </table:table-cell>
          <table:table-cell table:style-name="ce4" table:formula="of:=[.E5]" office:value-type="currency" office:currency="USD" office:value="667.22">
            <text:p>$667</text:p>
          </table:table-cell>
          <table:table-cell table:formula="of:=[.E17]" office:value-type="currency" office:currency="USD" office:value="207.16">
            <text:p>$207</text:p>
          </table:table-cell>
          <table:table-cell table:formula="of:=[.E29]" office:value-type="currency" office:currency="USD" office:value="358.8">
            <text:p>$359</text:p>
          </table:table-cell>
          <table:table-cell table:formula="of:=[.E41]" office:value-type="currency" office:currency="USD" office:value="1652.54">
            <text:p>$1,653</text:p>
          </table:table-cell>
          <table:table-cell/>
          <table:table-cell office:value-type="float" office:value="11">
            <text:p>11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8</text:p>
          </table:table-cell>
          <table:table-cell office:value-type="string">
            <text:p>Sep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9:.V20])" office:value-type="float" office:value="12">
            <text:p>12</text:p>
          </table:table-cell>
          <table:table-cell table:style-name="ce4" table:formula="of:=DSUM(['Donations Data'.A1:.AG981]; ['Donations Data'.L1];[.U19:.V20])" office:value-type="currency" office:currency="USD" office:value="1038.99">
            <text:p>$1,039</text:p>
          </table:table-cell>
          <table:table-cell table:style-name="ce4" table:formula="of:=[.E35]/[.D35]" office:value-type="currency" office:currency="USD" office:value="86.5825">
            <text:p>$87</text:p>
          </table:table-cell>
          <table:table-cell table:number-columns-repeated="2"/>
          <table:table-cell/>
          <table:table-cell table:formula="of:=[.D35]-[.G35]" office:value-type="float" office:value="12">
            <text:p>12</text:p>
          </table:table-cell>
          <table:table-cell table:style-name="ce4" table:formula="of:=[.E35]-[.H35]" office:value-type="currency" office:currency="USD" office:value="1038.99">
            <text:p>$1,039</text:p>
          </table:table-cell>
          <table:table-cell table:formula="of:=[.K35]/[.J35]" office:value-type="currency" office:currency="USD" office:value="86.5825">
            <text:p>$87</text:p>
          </table:table-cell>
          <table:table-cell table:style-name="ce10" table:formula="of:=[.H35]/[.K35]" office:value-type="percentage" office:value="0">
            <text:p>0.00%</text:p>
          </table:table-cell>
          <table:table-cell table:style-name="ce10"/>
          <table:table-cell office:value-type="float" office:value="2009">
            <text:p>2009</text:p>
          </table:table-cell>
          <table:table-cell table:formula="of:=[.V44]" office:value-type="currency" office:currency="USD" office:value="21694.8">
            <text:p>$21,695</text:p>
          </table:table-cell>
          <table:table-cell/>
          <table:table-cell office:value-type="string">
            <text:p>Apr</text:p>
          </table:table-cell>
          <table:table-cell table:style-name="ce4" table:formula="of:=[.E6]" office:value-type="currency" office:currency="USD" office:value="7715.57">
            <text:p>$7,716</text:p>
          </table:table-cell>
          <table:table-cell table:formula="of:=[.E18]" office:value-type="currency" office:currency="USD" office:value="238.26">
            <text:p>$238</text:p>
          </table:table-cell>
          <table:table-cell table:formula="of:=[.E30]" office:value-type="currency" office:currency="USD" office:value="885.33">
            <text:p>$885</text:p>
          </table:table-cell>
          <table:table-cell table:formula="of:=[.E42]" office:value-type="currency" office:currency="USD" office:value="3315.77999999999">
            <text:p>$3,316</text:p>
          </table:table-cell>
          <table:table-cell/>
          <table:table-cell office:value-type="float" office:value="11">
            <text:p>11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8</text:p>
          </table:table-cell>
          <table:table-cell office:value-type="string">
            <text:p>Oct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1:.V22])" office:value-type="float" office:value="8">
            <text:p>8</text:p>
          </table:table-cell>
          <table:table-cell table:style-name="ce4" table:formula="of:=DSUM(['Donations Data'.A1:.AG981]; ['Donations Data'.L1]; [.U21:.V22])" office:value-type="currency" office:currency="USD" office:value="88.85">
            <text:p>$89</text:p>
          </table:table-cell>
          <table:table-cell table:style-name="ce4" table:formula="of:=[.E36]/[.D36]" office:value-type="currency" office:currency="USD" office:value="11.10625">
            <text:p>$11</text:p>
          </table:table-cell>
          <table:table-cell table:number-columns-repeated="2"/>
          <table:table-cell/>
          <table:table-cell table:formula="of:=[.D36]-[.G36]" office:value-type="float" office:value="8">
            <text:p>8</text:p>
          </table:table-cell>
          <table:table-cell table:style-name="ce4" table:formula="of:=[.E36]-[.H36]" office:value-type="currency" office:currency="USD" office:value="88.85">
            <text:p>$89</text:p>
          </table:table-cell>
          <table:table-cell table:formula="of:=[.K36]/[.J36]" office:value-type="currency" office:currency="USD" office:value="11.10625">
            <text:p>$11</text:p>
          </table:table-cell>
          <table:table-cell table:style-name="ce10" table:formula="of:=[.H36]/[.K36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May</text:p>
          </table:table-cell>
          <table:table-cell table:style-name="ce4" table:formula="of:=[.E7]" office:value-type="currency" office:currency="USD" office:value="1203.37">
            <text:p>$1,203</text:p>
          </table:table-cell>
          <table:table-cell table:formula="of:=[.E19]" office:value-type="currency" office:currency="USD" office:value="247.3">
            <text:p>$247</text:p>
          </table:table-cell>
          <table:table-cell table:formula="of:=[.E31]" office:value-type="currency" office:currency="USD" office:value="488.92">
            <text:p>$489</text:p>
          </table:table-cell>
          <table:table-cell table:formula="of:=[.E43]" office:value-type="currency" office:currency="USD" office:value="7340.87000000001">
            <text:p>$7,341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8</text:p>
          </table:table-cell>
          <table:table-cell office:value-type="string">
            <text:p>Nov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3:.V24])" office:value-type="float" office:value="7">
            <text:p>7</text:p>
          </table:table-cell>
          <table:table-cell table:style-name="ce4" table:formula="of:=DSUM(['Donations Data'.A1:.AG981]; ['Donations Data'.L1]; [.U23:.V24])" office:value-type="currency" office:currency="USD" office:value="212.08">
            <text:p>$212</text:p>
          </table:table-cell>
          <table:table-cell table:style-name="ce4" table:formula="of:=[.E37]/[.D37]" office:value-type="currency" office:currency="USD" office:value="30.2971428571429">
            <text:p>$30</text:p>
          </table:table-cell>
          <table:table-cell table:number-columns-repeated="2"/>
          <table:table-cell/>
          <table:table-cell table:formula="of:=[.D37]-[.G37]" office:value-type="float" office:value="7">
            <text:p>7</text:p>
          </table:table-cell>
          <table:table-cell table:style-name="ce4" table:formula="of:=[.E37]-[.H37]" office:value-type="currency" office:currency="USD" office:value="212.08">
            <text:p>$212</text:p>
          </table:table-cell>
          <table:table-cell table:formula="of:=[.K37]/[.J37]" office:value-type="currency" office:currency="USD" office:value="30.2971428571429">
            <text:p>$30</text:p>
          </table:table-cell>
          <table:table-cell table:style-name="ce10" table:formula="of:=[.H37]/[.E37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Jun</text:p>
          </table:table-cell>
          <table:table-cell table:style-name="ce4" table:formula="of:=[.E8]" office:value-type="currency" office:currency="USD" office:value="1050.02">
            <text:p>$1,050</text:p>
          </table:table-cell>
          <table:table-cell table:formula="of:=[.E20]" office:value-type="currency" office:currency="USD" office:value="61.46">
            <text:p>$61</text:p>
          </table:table-cell>
          <table:table-cell table:formula="of:=[.E32]" office:value-type="currency" office:currency="USD" office:value="750.65">
            <text:p>$751</text:p>
          </table:table-cell>
          <table:table-cell table:formula="of:=[.E44]" office:value-type="currency" office:currency="USD" office:value="1584.79">
            <text:p>$1,585</text:p>
          </table:table-cell>
          <table:table-cell/>
          <table:table-cell office:value-type="float" office:value="12">
            <text:p>12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8</text:p>
          </table:table-cell>
          <table:table-cell office:value-type="string">
            <text:p>Dec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5:.V26])" office:value-type="float" office:value="11">
            <text:p>11</text:p>
          </table:table-cell>
          <table:table-cell table:style-name="ce4" table:formula="of:=DSUM(['Donations Data'.A1:.AG981]; ['Donations Data'.L1]; [.U25:.V26])" office:value-type="currency" office:currency="USD" office:value="1153.15">
            <text:p>$1,153</text:p>
          </table:table-cell>
          <table:table-cell table:style-name="ce4" table:formula="of:=[.E38]/[.D38]" office:value-type="currency" office:currency="USD" office:value="104.831818181818">
            <text:p>$105</text:p>
          </table:table-cell>
          <table:table-cell table:number-columns-repeated="2"/>
          <table:table-cell/>
          <table:table-cell table:formula="of:=[.D38]-[.G38]" office:value-type="float" office:value="11">
            <text:p>11</text:p>
          </table:table-cell>
          <table:table-cell table:style-name="ce4" table:formula="of:=[.E38]-[.H38]" office:value-type="currency" office:currency="USD" office:value="1153.15">
            <text:p>$1,153</text:p>
          </table:table-cell>
          <table:table-cell table:formula="of:=[.K38]/[.J38]" office:value-type="currency" office:currency="USD" office:value="104.831818181818">
            <text:p>$105</text:p>
          </table:table-cell>
          <table:table-cell table:style-name="ce10" table:formula="of:=[.H38]/[.E38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Jul</text:p>
          </table:table-cell>
          <table:table-cell table:style-name="ce4" table:formula="of:=[.E9]" office:value-type="currency" office:currency="USD" office:value="1027.68">
            <text:p>$1,028</text:p>
          </table:table-cell>
          <table:table-cell table:formula="of:=[.E21]" office:value-type="currency" office:currency="USD" office:value="197.5">
            <text:p>$198</text:p>
          </table:table-cell>
          <table:table-cell table:formula="of:=[.E33]" office:value-type="currency" office:currency="USD" office:value="847.69">
            <text:p>$848</text:p>
          </table:table-cell>
          <table:table-cell table:formula="of:=[.E45]" office:value-type="currency" office:currency="USD" office:value="1530.42">
            <text:p>$1,530</text:p>
          </table:table-cell>
          <table:table-cell/>
          <table:table-cell office:value-type="float" office:value="12">
            <text:p>12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9</text:p>
          </table:table-cell>
          <table:table-cell office:value-type="string">
            <text:p>Jan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[.$X$3:.$Y$4])" office:value-type="float" office:value="111">
            <text:p>111</text:p>
          </table:table-cell>
          <table:table-cell table:style-name="ce4" table:formula="of:=DSUM(['Donations Data'.$A$1:.$AG$19963]; ['Donations Data'.$L$1];[.$X$3:.$Y$4])" office:value-type="currency" office:currency="USD" office:value="3853.46">
            <text:p>$3,853</text:p>
          </table:table-cell>
          <table:table-cell table:style-name="ce4" table:formula="of:=[.E39]/[.D39]" office:value-type="currency" office:currency="USD" office:value="34.7158558558558">
            <text:p>$35</text:p>
          </table:table-cell>
          <table:table-cell table:formula="of:=DCOUNT(['Donations Data'.$A$1:.$AG$19963]; ['Donations Data'.$L$1];[.$X$3:.$Z$5])" office:value-type="float" office:value="51">
            <text:p>51</text:p>
          </table:table-cell>
          <table:table-cell table:formula="of:=DSUM(['Donations Data'.$A$1:.$AG$19963]; ['Donations Data'.$L$1];[.$X$3:.$Z$5])" office:value-type="currency" office:currency="USD" office:value="476.01">
            <text:p>$476.01</text:p>
          </table:table-cell>
          <table:table-cell table:formula="of:=[.H39]/[.G39]" office:value-type="currency" office:currency="USD" office:value="9.33352941176471">
            <text:p>$9.33</text:p>
          </table:table-cell>
          <table:table-cell table:formula="of:=[.D39]-[.G39]" office:value-type="float" office:value="60">
            <text:p>60</text:p>
          </table:table-cell>
          <table:table-cell table:style-name="ce4" table:formula="of:=[.E39]-[.H39]" office:value-type="currency" office:currency="USD" office:value="3377.44999999999">
            <text:p>$3,377</text:p>
          </table:table-cell>
          <table:table-cell table:formula="of:=[.K39]/[.J39]" office:value-type="currency" office:currency="USD" office:value="56.2908333333333">
            <text:p>$56</text:p>
          </table:table-cell>
          <table:table-cell table:style-name="ce10" table:formula="of:=[.H39]/[.E39]" office:value-type="percentage" office:value="0.123527946313184">
            <text:p>12.35%</text:p>
          </table:table-cell>
          <table:table-cell table:style-name="ce10"/>
          <table:table-cell table:number-columns-repeated="3"/>
          <table:table-cell office:value-type="string">
            <text:p>Aug</text:p>
          </table:table-cell>
          <table:table-cell table:style-name="ce4" table:formula="of:=[.E10]" office:value-type="currency" office:currency="USD" office:value="301.24">
            <text:p>$301</text:p>
          </table:table-cell>
          <table:table-cell table:formula="of:=[.E22]" office:value-type="currency" office:currency="USD" office:value="179.13">
            <text:p>$179</text:p>
          </table:table-cell>
          <table:table-cell table:formula="of:=[.E34]" office:value-type="currency" office:currency="USD" office:value="126.76">
            <text:p>$127</text:p>
          </table:table-cell>
          <table:table-cell table:formula="of:=[.E46]" office:value-type="currency" office:currency="USD" office:value="1211.59">
            <text:p>$1,212</text:p>
          </table:table-cell>
          <table:table-cell table:number-columns-repeated="1002"/>
        </table:table-row>
        <table:table-row table:style-name="ro1">
          <table:table-cell office:value-type="string">
            <text:p>Feb 2009</text:p>
          </table:table-cell>
          <table:table-cell office:value-type="string">
            <text:p>Feb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[.$X$6:.$Y$7])" office:value-type="float" office:value="42">
            <text:p>42</text:p>
          </table:table-cell>
          <table:table-cell table:style-name="ce4" table:formula="of:=DSUM(['Donations Data'.$A$1:.$AG$19963]; ['Donations Data'.$L$1];[.$X$6:.$Y$7])" office:value-type="currency" office:currency="USD" office:value="1205.35">
            <text:p>$1,205</text:p>
          </table:table-cell>
          <table:table-cell table:style-name="ce4" table:formula="of:=[.E40]/[.D40]" office:value-type="currency" office:currency="USD" office:value="28.6988095238095">
            <text:p>$29</text:p>
          </table:table-cell>
          <table:table-cell table:formula="of:=DCOUNT(['Donations Data'.$A$1:.$AG$19963]; ['Donations Data'.$L$1];[.$X$6:.$Z$8])" office:value-type="float" office:value="14">
            <text:p>14</text:p>
          </table:table-cell>
          <table:table-cell table:formula="of:=DSUM(['Donations Data'.$A$1:.$AG$19963]; ['Donations Data'.$L$1];[.$X$6:.$Z$8])" office:value-type="currency" office:currency="USD" office:value="130.84">
            <text:p>$130.84</text:p>
          </table:table-cell>
          <table:table-cell table:formula="of:=[.H40]/[.G40]" office:value-type="currency" office:currency="USD" office:value="9.34571428571429">
            <text:p>$9.35</text:p>
          </table:table-cell>
          <table:table-cell table:formula="of:=[.D40]-[.G40]" office:value-type="float" office:value="28">
            <text:p>28</text:p>
          </table:table-cell>
          <table:table-cell table:style-name="ce4" table:formula="of:=[.E40]-[.H40]" office:value-type="currency" office:currency="USD" office:value="1074.51">
            <text:p>$1,075</text:p>
          </table:table-cell>
          <table:table-cell table:formula="of:=[.K40]/[.J40]" office:value-type="currency" office:currency="USD" office:value="38.3753571428571">
            <text:p>$38</text:p>
          </table:table-cell>
          <table:table-cell table:style-name="ce10" table:formula="of:=[.H40]/[.E40]" office:value-type="percentage" office:value="0.10854938399635">
            <text:p>10.85%</text:p>
          </table:table-cell>
          <table:table-cell table:style-name="ce10"/>
          <table:table-cell table:number-columns-repeated="3"/>
          <table:table-cell office:value-type="string">
            <text:p>Sep</text:p>
          </table:table-cell>
          <table:table-cell table:style-name="ce4" table:formula="of:=[.E11]" office:value-type="currency" office:currency="USD" office:value="298.63">
            <text:p>$299</text:p>
          </table:table-cell>
          <table:table-cell table:formula="of:=[.E23]" office:value-type="currency" office:currency="USD" office:value="1339.78">
            <text:p>$1,340</text:p>
          </table:table-cell>
          <table:table-cell table:formula="of:=[.E35]" office:value-type="currency" office:currency="USD" office:value="1038.99">
            <text:p>$1,039</text:p>
          </table:table-cell>
          <table:table-cell table:formula="of:=[.E47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Mar 2009</text:p>
          </table:table-cell>
          <table:table-cell office:value-type="string">
            <text:p>Mar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[.$X$9:.$Y$10])" office:value-type="float" office:value="59">
            <text:p>59</text:p>
          </table:table-cell>
          <table:table-cell table:style-name="ce4" table:formula="of:=DSUM(['Donations Data'.$A$1:.$AG$19963]; ['Donations Data'.$L$1];[.$X$9:.$Y$10])" office:value-type="currency" office:currency="USD" office:value="1652.54">
            <text:p>$1,653</text:p>
          </table:table-cell>
          <table:table-cell table:style-name="ce4" table:formula="of:=[.E41]/[.D41]" office:value-type="currency" office:currency="USD" office:value="28.0091525423729">
            <text:p>$28</text:p>
          </table:table-cell>
          <table:table-cell table:formula="of:=DCOUNT(['Donations Data'.$A$1:.$AG$19963]; ['Donations Data'.$L$1];[.$X$9:.$Z$11])" office:value-type="float" office:value="37">
            <text:p>37</text:p>
          </table:table-cell>
          <table:table-cell table:formula="of:=DSUM(['Donations Data'.$A$1:.$AG$19963]; ['Donations Data'.$L$1];[.$X$9:.$Z$11])" office:value-type="currency" office:currency="USD" office:value="345.67">
            <text:p>$345.67</text:p>
          </table:table-cell>
          <table:table-cell table:formula="of:=[.H41]/[.G41]" office:value-type="currency" office:currency="USD" office:value="9.34243243243244">
            <text:p>$9.34</text:p>
          </table:table-cell>
          <table:table-cell table:formula="of:=[.D41]-[.G41]" office:value-type="float" office:value="22">
            <text:p>22</text:p>
          </table:table-cell>
          <table:table-cell table:style-name="ce4" table:formula="of:=[.E41]-[.H41]" office:value-type="currency" office:currency="USD" office:value="1306.87">
            <text:p>$1,307</text:p>
          </table:table-cell>
          <table:table-cell table:formula="of:=[.K41]/[.J41]" office:value-type="currency" office:currency="USD" office:value="59.4031818181818">
            <text:p>$59</text:p>
          </table:table-cell>
          <table:table-cell table:style-name="ce10" table:formula="of:=[.H41]/[.E41]" office:value-type="percentage" office:value="0.209174967020466">
            <text:p>20.92%</text:p>
          </table:table-cell>
          <table:table-cell table:style-name="ce10"/>
          <table:table-cell table:number-columns-repeated="3"/>
          <table:table-cell office:value-type="string">
            <text:p>Oct</text:p>
          </table:table-cell>
          <table:table-cell table:style-name="ce4" table:formula="of:=[.E12]" office:value-type="currency" office:currency="USD" office:value="140.25">
            <text:p>$140</text:p>
          </table:table-cell>
          <table:table-cell table:formula="of:=[.E24]" office:value-type="currency" office:currency="USD" office:value="183.87">
            <text:p>$184</text:p>
          </table:table-cell>
          <table:table-cell table:formula="of:=[.E36]" office:value-type="currency" office:currency="USD" office:value="88.85">
            <text:p>$89</text:p>
          </table:table-cell>
          <table:table-cell table:formula="of:=[.E48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Apr 2009</text:p>
          </table:table-cell>
          <table:table-cell office:value-type="string">
            <text:p>Apr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[.$X$12:.$Y$13])" office:value-type="float" office:value="110">
            <text:p>110</text:p>
          </table:table-cell>
          <table:table-cell table:style-name="ce4" table:formula="of:=DSUM(['Donations Data'.$A$1:.$AG$19963]; ['Donations Data'.$L$1];[.$X$12:.$Y$13])" office:value-type="currency" office:currency="USD" office:value="3315.77999999999">
            <text:p>$3,316</text:p>
          </table:table-cell>
          <table:table-cell table:style-name="ce4" table:formula="of:=[.E42]/[.D42]" office:value-type="currency" office:currency="USD" office:value="30.1434545454545">
            <text:p>$30</text:p>
          </table:table-cell>
          <table:table-cell table:formula="of:=DCOUNT(['Donations Data'.$A$1:.$AG$19963]; ['Donations Data'.$L$1];[.$X$12:.$Z$14])" office:value-type="float" office:value="64">
            <text:p>64</text:p>
          </table:table-cell>
          <table:table-cell table:formula="of:=DSUM(['Donations Data'.$A$1:.$AG$19963]; ['Donations Data'.$L$1];[.$X$12:.$Z$14])" office:value-type="currency" office:currency="USD" office:value="599.03">
            <text:p>$599.03</text:p>
          </table:table-cell>
          <table:table-cell table:formula="of:=[.H42]/[.G42]" office:value-type="currency" office:currency="USD" office:value="9.35984375">
            <text:p>$9.36</text:p>
          </table:table-cell>
          <table:table-cell table:formula="of:=[.D42]-[.G42]" office:value-type="float" office:value="46">
            <text:p>46</text:p>
          </table:table-cell>
          <table:table-cell table:style-name="ce4" table:formula="of:=[.E42]-[.H42]" office:value-type="currency" office:currency="USD" office:value="2716.74999999999">
            <text:p>$2,717</text:p>
          </table:table-cell>
          <table:table-cell table:formula="of:=[.K42]/[.J42]" office:value-type="currency" office:currency="USD" office:value="59.0597826086955">
            <text:p>$59</text:p>
          </table:table-cell>
          <table:table-cell table:style-name="ce10" table:formula="of:=[.H42]/[.E42]" office:value-type="percentage" office:value="0.180660357442291">
            <text:p>18.07%</text:p>
          </table:table-cell>
          <table:table-cell table:style-name="ce10"/>
          <table:table-cell table:number-columns-repeated="3"/>
          <table:table-cell office:value-type="string">
            <text:p>Nov</text:p>
          </table:table-cell>
          <table:table-cell table:style-name="ce4" table:formula="of:=[.E13]" office:value-type="currency" office:currency="USD" office:value="120.66">
            <text:p>$121</text:p>
          </table:table-cell>
          <table:table-cell table:formula="of:=[.E25]" office:value-type="currency" office:currency="USD" office:value="12.61">
            <text:p>$13</text:p>
          </table:table-cell>
          <table:table-cell table:formula="of:=[.E37]" office:value-type="currency" office:currency="USD" office:value="212.08">
            <text:p>$212</text:p>
          </table:table-cell>
          <table:table-cell table:formula="of:=[.E49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May 2009</text:p>
          </table:table-cell>
          <table:table-cell office:value-type="string">
            <text:p>May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[.$X$15:.$Y$16])" office:value-type="float" office:value="258">
            <text:p>258</text:p>
          </table:table-cell>
          <table:table-cell table:style-name="ce4" table:formula="of:=DSUM(['Donations Data'.$A$1:.$AG$19963]; ['Donations Data'.$L$1];[.$X$15:.$Y$16])" office:value-type="currency" office:currency="USD" office:value="7340.87000000001">
            <text:p>$7,341</text:p>
          </table:table-cell>
          <table:table-cell table:style-name="ce4" table:formula="of:=[.E43]/[.D43]" office:value-type="currency" office:currency="USD" office:value="28.4529844961241">
            <text:p>$28</text:p>
          </table:table-cell>
          <table:table-cell table:formula="of:=DCOUNT(['Donations Data'.$A$1:.$AG$19963]; ['Donations Data'.$L$1];[.$X$15:.$Z$17])" office:value-type="float" office:value="100">
            <text:p>100</text:p>
          </table:table-cell>
          <table:table-cell table:formula="of:=DSUM(['Donations Data'.$A$1:.$AG$19963]; ['Donations Data'.$L$1];[.$X$15:.$Z$17])" office:value-type="currency" office:currency="USD" office:value="934.299999999998">
            <text:p>$934.30</text:p>
          </table:table-cell>
          <table:table-cell table:formula="of:=[.H43]/[.G43]" office:value-type="currency" office:currency="USD" office:value="9.34299999999998">
            <text:p>$9.34</text:p>
          </table:table-cell>
          <table:table-cell table:formula="of:=[.D43]-[.G43]" office:value-type="float" office:value="158">
            <text:p>158</text:p>
          </table:table-cell>
          <table:table-cell table:style-name="ce4" table:formula="of:=[.E43]-[.H43]" office:value-type="currency" office:currency="USD" office:value="6406.57000000001">
            <text:p>$6,407</text:p>
          </table:table-cell>
          <table:table-cell table:formula="of:=[.K43]/[.J43]" office:value-type="currency" office:currency="USD" office:value="40.5479113924051">
            <text:p>$41</text:p>
          </table:table-cell>
          <table:table-cell table:style-name="ce10" table:formula="of:=[.H43]/[.E43]" office:value-type="percentage" office:value="0.127273742758011">
            <text:p>12.73%</text:p>
          </table:table-cell>
          <table:table-cell table:style-name="ce10"/>
          <table:table-cell table:number-columns-repeated="3"/>
          <table:table-cell office:value-type="string">
            <text:p>Dec</text:p>
          </table:table-cell>
          <table:table-cell table:style-name="ce4" table:formula="of:=[.E14]" office:value-type="currency" office:currency="USD" office:value="1565.56">
            <text:p>$1,566</text:p>
          </table:table-cell>
          <table:table-cell table:formula="of:=[.E26]" office:value-type="currency" office:currency="USD" office:value="777.21">
            <text:p>$777</text:p>
          </table:table-cell>
          <table:table-cell table:formula="of:=[.E38]" office:value-type="currency" office:currency="USD" office:value="1153.15">
            <text:p>$1,153</text:p>
          </table:table-cell>
          <table:table-cell table:formula="of:=[.E50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Jun 2009</text:p>
          </table:table-cell>
          <table:table-cell office:value-type="string">
            <text:p>Jun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[.$X$18:.$Y$19])" office:value-type="float" office:value="116">
            <text:p>116</text:p>
          </table:table-cell>
          <table:table-cell table:style-name="ce4" table:formula="of:=DSUM(['Donations Data'.$A$1:.$AG$19963]; ['Donations Data'.$L$1];[.$X$18:.$Y$19])" office:value-type="currency" office:currency="USD" office:value="1584.79">
            <text:p>$1,585</text:p>
          </table:table-cell>
          <table:table-cell table:style-name="ce4" table:formula="of:=[.E44]/[.D44]" office:value-type="currency" office:currency="USD" office:value="13.6619827586207">
            <text:p>$14</text:p>
          </table:table-cell>
          <table:table-cell table:formula="of:=DCOUNT(['Donations Data'.$A$1:.$AG$19963]; ['Donations Data'.$L$1];[.$X$18:.$Z$20])" office:value-type="float" office:value="100">
            <text:p>100</text:p>
          </table:table-cell>
          <table:table-cell table:formula="of:=DSUM(['Donations Data'.$A$1:.$AG$19963]; ['Donations Data'.$L$1]; [.$X$18:.$Z$20])" office:value-type="currency" office:currency="USD" office:value="934.199999999998">
            <text:p>$934.20</text:p>
          </table:table-cell>
          <table:table-cell table:formula="of:=[.H44]/[.G44]" office:value-type="currency" office:currency="USD" office:value="9.34199999999998">
            <text:p>$9.34</text:p>
          </table:table-cell>
          <table:table-cell table:formula="of:=[.D44]-[.G44]" office:value-type="float" office:value="16">
            <text:p>16</text:p>
          </table:table-cell>
          <table:table-cell table:style-name="ce4" table:formula="of:=[.E44]-[.H44]" office:value-type="currency" office:currency="USD" office:value="650.590000000001">
            <text:p>$651</text:p>
          </table:table-cell>
          <table:table-cell table:formula="of:=[.K44]/[.J44]" office:value-type="currency" office:currency="USD" office:value="40.661875">
            <text:p>$41</text:p>
          </table:table-cell>
          <table:table-cell table:style-name="ce10" table:formula="of:=[.H44]/[.E44]" office:value-type="percentage" office:value="0.589478732197956">
            <text:p>58.95%</text:p>
          </table:table-cell>
          <table:table-cell table:style-name="ce10"/>
          <table:table-cell table:number-columns-repeated="3"/>
          <table:table-cell table:style-name="ce13" office:value-type="string">
            <text:p>Total</text:p>
          </table:table-cell>
          <table:table-cell table:style-name="ce13" table:formula="of:=SUM([.S32:.S43])" office:value-type="currency" office:currency="USD" office:value="15184.34">
            <text:p>$15,184</text:p>
          </table:table-cell>
          <table:table-cell table:style-name="ce13" table:formula="of:=SUM([.T32:.T43])" office:value-type="currency" office:currency="USD" office:value="4020.75">
            <text:p>$4,021</text:p>
          </table:table-cell>
          <table:table-cell table:style-name="ce13" table:formula="of:=SUM([.U32:.U43])" office:value-type="currency" office:currency="USD" office:value="6423.65">
            <text:p>$6,424</text:p>
          </table:table-cell>
          <table:table-cell table:style-name="ce13" table:formula="of:=SUM([.V32:.V43])" office:value-type="currency" office:currency="USD" office:value="21694.8">
            <text:p>$21,695</text:p>
          </table:table-cell>
          <table:table-cell table:number-columns-repeated="1002"/>
        </table:table-row>
        <table:table-row table:style-name="ro1">
          <table:table-cell office:value-type="string">
            <text:p>Jul 2009</text:p>
          </table:table-cell>
          <table:table-cell office:value-type="string">
            <text:p>Jul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 [.$X$21:.$Y$22])" office:value-type="float" office:value="117">
            <text:p>117</text:p>
          </table:table-cell>
          <table:table-cell table:style-name="ce4" table:formula="of:=DSUM(['Donations Data'.$A$1:.$AG$19963]; ['Donations Data'.$L$1]; [.$X$21:.$Y$22])" office:value-type="currency" office:currency="USD" office:value="1530.42">
            <text:p>$1,530</text:p>
          </table:table-cell>
          <table:table-cell table:style-name="ce4" table:formula="of:=[.E45]/[.D45]" office:value-type="currency" office:currency="USD" office:value="13.0805128205128">
            <text:p>$13</text:p>
          </table:table-cell>
          <table:table-cell table:formula="of:=DCOUNT(['Donations Data'.$A$1:.$AG$19963]; ['Donations Data'.$L$1]; [.$X$21:.$Z$23])" office:value-type="float" office:value="105">
            <text:p>105</text:p>
          </table:table-cell>
          <table:table-cell table:formula="of:=DSUM(['Donations Data'.$A$1:.$AG$19963]; ['Donations Data'.$L$1]; [.$X$21:.$Z$23])" office:value-type="currency" office:currency="USD" office:value="981.829999999998">
            <text:p>$981.83</text:p>
          </table:table-cell>
          <table:table-cell table:formula="of:=[.H45]/[.G45]" office:value-type="currency" office:currency="USD" office:value="9.35076190476189">
            <text:p>$9.35</text:p>
          </table:table-cell>
          <table:table-cell table:formula="of:=[.D45]-[.G45]" office:value-type="float" office:value="12">
            <text:p>12</text:p>
          </table:table-cell>
          <table:table-cell table:style-name="ce4" table:formula="of:=[.E45]-[.H45]" office:value-type="currency" office:currency="USD" office:value="548.59">
            <text:p>$549</text:p>
          </table:table-cell>
          <table:table-cell table:formula="of:=[.K45]/[.J45]" office:value-type="currency" office:currency="USD" office:value="45.7158333333334">
            <text:p>$46</text:p>
          </table:table-cell>
          <table:table-cell table:style-name="ce10" table:formula="of:=[.H45]/[.E45]" office:value-type="percentage" office:value="0.641542844447929">
            <text:p>64.15%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Aug 2009</text:p>
          </table:table-cell>
          <table:table-cell office:value-type="string">
            <text:p>Aug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 [.$X$24:.$Y$25])" office:value-type="float" office:value="115">
            <text:p>115</text:p>
          </table:table-cell>
          <table:table-cell table:style-name="ce4" table:formula="of:=DSUM(['Donations Data'.$A$1:.$AG$19963]; ['Donations Data'.$L$1]; [.$X$24:.$Y$25])" office:value-type="currency" office:currency="USD" office:value="1211.59">
            <text:p>$1,212</text:p>
          </table:table-cell>
          <table:table-cell table:style-name="ce4" table:formula="of:=[.E46]/[.D46]" office:value-type="currency" office:currency="USD" office:value="10.5355652173913">
            <text:p>$11</text:p>
          </table:table-cell>
          <table:table-cell table:formula="of:=DCOUNT(['Donations Data'.$A$1:.$AG$19963]; ['Donations Data'.$L$1]; [.$X$24:.$Z$26])" office:value-type="float" office:value="102">
            <text:p>102</text:p>
          </table:table-cell>
          <table:table-cell table:formula="of:=DSUM(['Donations Data'.$A$1:.$AG$19963]; ['Donations Data'.$L$1]; [.$X$24:.$Z$26])" office:value-type="currency" office:currency="USD" office:value="959.86">
            <text:p>$959.86</text:p>
          </table:table-cell>
          <table:table-cell table:formula="of:=[.H46]/[.G46]" office:value-type="currency" office:currency="USD" office:value="9.41039215686275">
            <text:p>$9.41</text:p>
          </table:table-cell>
          <table:table-cell table:formula="of:=[.D46]-[.G46]" office:value-type="float" office:value="13">
            <text:p>13</text:p>
          </table:table-cell>
          <table:table-cell table:style-name="ce4" table:formula="of:=[.E46]-[.H46]" office:value-type="currency" office:currency="USD" office:value="251.730000000001">
            <text:p>$252</text:p>
          </table:table-cell>
          <table:table-cell table:formula="of:=[.K46]/[.J46]" office:value-type="currency" office:currency="USD" office:value="19.3638461538462">
            <text:p>$19</text:p>
          </table:table-cell>
          <table:table-cell table:style-name="ce10" table:formula="of:=[.H46]/[.E46]" office:value-type="percentage" office:value="0.79223169554057">
            <text:p>79.22%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Sep 2009</text:p>
          </table:table-cell>
          <table:table-cell office:value-type="string">
            <text:p>Sep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 [.$X$27:.$Y$28])" office:value-type="float" office:value="0">
            <text:p>0</text:p>
          </table:table-cell>
          <table:table-cell table:style-name="ce4" table:formula="of:=DSUM(['Donations Data'.$A$1:.$AG$19963]; ['Donations Data'.$L$1]; [.$X$27:.$Y$28])" office:value-type="currency" office:currency="USD" office:value="0">
            <text:p>$0</text:p>
          </table:table-cell>
          <table:table-cell table:style-name="ce4" table:formula="of:=[.E47]/[.D47]" office:value-type="currency" office:currency="USD" office:value="0">
            <text:p>#DIV/0!</text:p>
          </table:table-cell>
          <table:table-cell table:formula="of:=DCOUNT(['Donations Data'.$A$1:.$AG$19963]; ['Donations Data'.$L$1]; [.$X$27:.$Z$29])" office:value-type="float" office:value="0">
            <text:p>0</text:p>
          </table:table-cell>
          <table:table-cell table:formula="of:=DSUM(['Donations Data'.$A$1:.$AG$19963]; ['Donations Data'.$L$1]; [.$X$27:.$Z$29])" office:value-type="currency" office:currency="USD" office:value="0">
            <text:p>$0.00</text:p>
          </table:table-cell>
          <table:table-cell table:formula="of:=[.H47]/[.G47]" office:value-type="currency" office:currency="USD" office:value="0">
            <text:p>#DIV/0!</text:p>
          </table:table-cell>
          <table:table-cell table:formula="of:=[.D47]-[.G47]" office:value-type="float" office:value="0">
            <text:p>0</text:p>
          </table:table-cell>
          <table:table-cell table:style-name="ce4" table:formula="of:=[.E47]-[.H47]" office:value-type="currency" office:currency="USD" office:value="0">
            <text:p>$0</text:p>
          </table:table-cell>
          <table:table-cell table:formula="of:=[.K47]/[.J47]" office:value-type="currency" office:currency="USD" office:value="0">
            <text:p>#DIV/0!</text:p>
          </table:table-cell>
          <table:table-cell table:style-name="ce10" table:formula="of:=[.H47]/[.E47]" office:value-type="percentage" office:value="0">
            <text:p>#DIV/0!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Oct 2009</text:p>
          </table:table-cell>
          <table:table-cell office:value-type="string">
            <text:p>Oct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 [.$X$30:.$Y$31])" office:value-type="float" office:value="0">
            <text:p>0</text:p>
          </table:table-cell>
          <table:table-cell table:style-name="ce4" table:formula="of:=DSUM(['Donations Data'.$A$1:.$AG$19963]; ['Donations Data'.$L$1]; [.$X$30:.$Y$31])" office:value-type="currency" office:currency="USD" office:value="0">
            <text:p>$0</text:p>
          </table:table-cell>
          <table:table-cell table:style-name="ce4" table:formula="of:=[.E48]/[.D48]" office:value-type="currency" office:currency="USD" office:value="0">
            <text:p>#DIV/0!</text:p>
          </table:table-cell>
          <table:table-cell table:formula="of:=DCOUNT(['Donations Data'.$A$1:.$AG$19963]; ['Donations Data'.$L$1]; [.$X$30:.$Z$32])" office:value-type="float" office:value="0">
            <text:p>0</text:p>
          </table:table-cell>
          <table:table-cell table:formula="of:=DSUM(['Donations Data'.$A$1:.$AG$19963]; ['Donations Data'.$L$1]; [.$X$30:.$Z$32])" office:value-type="currency" office:currency="USD" office:value="0">
            <text:p>$0.00</text:p>
          </table:table-cell>
          <table:table-cell table:formula="of:=[.H48]/[.G48]" office:value-type="currency" office:currency="USD" office:value="0">
            <text:p>#DIV/0!</text:p>
          </table:table-cell>
          <table:table-cell table:formula="of:=[.D48]-[.G48]" office:value-type="float" office:value="0">
            <text:p>0</text:p>
          </table:table-cell>
          <table:table-cell table:style-name="ce4" table:formula="of:=[.E48]-[.H48]" office:value-type="currency" office:currency="USD" office:value="0">
            <text:p>$0</text:p>
          </table:table-cell>
          <table:table-cell table:formula="of:=[.K48]/[.J48]" office:value-type="currency" office:currency="USD" office:value="0">
            <text:p>#DIV/0!</text:p>
          </table:table-cell>
          <table:table-cell table:style-name="ce10" table:formula="of:=[.H48]/[.E48]" office:value-type="percentage" office:value="0">
            <text:p>#DIV/0!</text:p>
          </table:table-cell>
          <table:table-cell table:style-name="ce10"/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Subscriber</text:p>
          </table:table-cell>
          <table:table-cell office:value-type="string">
            <text:p>Other</text:p>
          </table:table-cell>
          <table:table-cell office:value-type="string">
            <text:p>Total</text:p>
          </table:table-cell>
          <table:table-cell office:value-type="string">
            <text:p>Percent</text:p>
          </table:table-cell>
          <table:table-cell table:number-columns-repeated="1004"/>
        </table:table-row>
        <table:table-row table:style-name="ro1">
          <table:table-cell office:value-type="string">
            <text:p>Nov 2009</text:p>
          </table:table-cell>
          <table:table-cell office:value-type="string">
            <text:p>Nov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 [.$X$33:.$Y$34])" office:value-type="float" office:value="0">
            <text:p>0</text:p>
          </table:table-cell>
          <table:table-cell table:style-name="ce4" table:formula="of:=DSUM(['Donations Data'.$A$1:.$AG$19963]; ['Donations Data'.$L$1]; [.$X$33:.$Y$34])" office:value-type="currency" office:currency="USD" office:value="0">
            <text:p>$0</text:p>
          </table:table-cell>
          <table:table-cell table:style-name="ce4" table:formula="of:=[.E49]/[.D49]" office:value-type="currency" office:currency="USD" office:value="0">
            <text:p>#DIV/0!</text:p>
          </table:table-cell>
          <table:table-cell table:formula="of:=DCOUNT(['Donations Data'.$A$1:.$AG$19963]; ['Donations Data'.$L$1]; [.$X$33:.$Z$35])" office:value-type="float" office:value="0">
            <text:p>0</text:p>
          </table:table-cell>
          <table:table-cell table:formula="of:=DSUM(['Donations Data'.$A$1:.$AG$19963]; ['Donations Data'.$L$1]; [.$X$33:.$Z$35])" office:value-type="currency" office:currency="USD" office:value="0">
            <text:p>$0.00</text:p>
          </table:table-cell>
          <table:table-cell table:formula="of:=[.H49]/[.G49]" office:value-type="currency" office:currency="USD" office:value="0">
            <text:p>#DIV/0!</text:p>
          </table:table-cell>
          <table:table-cell table:formula="of:=[.D49]-[.G49]" office:value-type="float" office:value="0">
            <text:p>0</text:p>
          </table:table-cell>
          <table:table-cell table:style-name="ce4" table:formula="of:=[.E49]-[.H49]" office:value-type="currency" office:currency="USD" office:value="0">
            <text:p>$0</text:p>
          </table:table-cell>
          <table:table-cell table:formula="of:=[.K49]/[.J49]" office:value-type="currency" office:currency="USD" office:value="0">
            <text:p>#DIV/0!</text:p>
          </table:table-cell>
          <table:table-cell table:style-name="ce10" table:formula="of:=[.H49]/[.E49]" office:value-type="percentage" office:value="0">
            <text:p>#DIV/0!</text:p>
          </table:table-cell>
          <table:table-cell table:style-name="ce10"/>
          <table:table-cell office:value-type="float" office:value="2009">
            <text:p>2009</text:p>
          </table:table-cell>
          <table:table-cell office:value-type="string">
            <text:p>Jan</text:p>
          </table:table-cell>
          <table:table-cell table:formula="of:=[.H39]" office:value-type="currency" office:currency="USD" office:value="476.01">
            <text:p>$476.01</text:p>
          </table:table-cell>
          <table:table-cell table:formula="of:=[.S49]-[.Q49]" office:value-type="currency" office:currency="USD" office:value="3377.44999999999">
            <text:p>$3,377</text:p>
          </table:table-cell>
          <table:table-cell table:formula="of:=[.E39]" office:value-type="currency" office:currency="USD" office:value="3853.46">
            <text:p>$3,853</text:p>
          </table:table-cell>
          <table:table-cell table:formula="of:=[.Q49]/[.S49]" office:value-type="float" office:value="0.123527946313184">
            <text:p>0.12</text:p>
          </table:table-cell>
          <table:table-cell table:number-columns-repeated="1004"/>
        </table:table-row>
        <table:table-row table:style-name="ro1">
          <table:table-cell office:value-type="string">
            <text:p>Dec 2009</text:p>
          </table:table-cell>
          <table:table-cell office:value-type="string">
            <text:p>Dec</text:p>
          </table:table-cell>
          <table:table-cell office:value-type="float" office:value="2009">
            <text:p>2009</text:p>
          </table:table-cell>
          <table:table-cell table:formula="of:=DCOUNT(['Donations Data'.$A$1:.$AG$19963]; ['Donations Data'.$L$1]; [.$X$36:.$Y$37])" office:value-type="float" office:value="0">
            <text:p>0</text:p>
          </table:table-cell>
          <table:table-cell table:style-name="ce4" table:formula="of:=DSUM(['Donations Data'.$A$1:.$AG$19963]; ['Donations Data'.$L$1]; [.$X$36:.$Y$37])" office:value-type="currency" office:currency="USD" office:value="0">
            <text:p>$0</text:p>
          </table:table-cell>
          <table:table-cell table:style-name="ce4" table:formula="of:=[.E50]/[.D50]" office:value-type="currency" office:currency="USD" office:value="0">
            <text:p>#DIV/0!</text:p>
          </table:table-cell>
          <table:table-cell table:formula="of:=DCOUNT(['Donations Data'.$A$1:.$AG$19963]; ['Donations Data'.$L$1]; [.$X$36:.$Z$38])" office:value-type="float" office:value="0">
            <text:p>0</text:p>
          </table:table-cell>
          <table:table-cell table:formula="of:=DSUM(['Donations Data'.$A$1:.$AG$19963]; ['Donations Data'.$L$1]; [.$X$36:.$Z$38])" office:value-type="currency" office:currency="USD" office:value="0">
            <text:p>$0.00</text:p>
          </table:table-cell>
          <table:table-cell table:formula="of:=[.H50]/[.G50]" office:value-type="currency" office:currency="USD" office:value="0">
            <text:p>#DIV/0!</text:p>
          </table:table-cell>
          <table:table-cell table:formula="of:=[.D50]-[.G50]" office:value-type="float" office:value="0">
            <text:p>0</text:p>
          </table:table-cell>
          <table:table-cell table:style-name="ce4" table:formula="of:=[.E50]-[.H50]" office:value-type="currency" office:currency="USD" office:value="0">
            <text:p>$0</text:p>
          </table:table-cell>
          <table:table-cell table:formula="of:=[.K50]/[.J50]" office:value-type="currency" office:currency="USD" office:value="0">
            <text:p>#DIV/0!</text:p>
          </table:table-cell>
          <table:table-cell table:style-name="ce10" table:formula="of:=[.H50]/[.E50]" office:value-type="percentage" office:value="0">
            <text:p>#DIV/0!</text:p>
          </table:table-cell>
          <table:table-cell table:style-name="ce10"/>
          <table:table-cell office:value-type="float" office:value="2009">
            <text:p>2009</text:p>
          </table:table-cell>
          <table:table-cell office:value-type="string">
            <text:p>Feb</text:p>
          </table:table-cell>
          <table:table-cell table:formula="of:=[.H40]" office:value-type="currency" office:currency="USD" office:value="130.84">
            <text:p>$130.84</text:p>
          </table:table-cell>
          <table:table-cell table:formula="of:=[.S50]-[.Q50]" office:value-type="currency" office:currency="USD" office:value="1074.51">
            <text:p>$1,075</text:p>
          </table:table-cell>
          <table:table-cell table:formula="of:=[.E40]" office:value-type="currency" office:currency="USD" office:value="1205.35">
            <text:p>$1,205</text:p>
          </table:table-cell>
          <table:table-cell table:formula="of:=[.Q50]/[.S50]" office:value-type="float" office:value="0.10854938399635">
            <text:p>0.1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Mar</text:p>
          </table:table-cell>
          <table:table-cell table:formula="of:=[.H41]" office:value-type="currency" office:currency="USD" office:value="345.67">
            <text:p>$345.67</text:p>
          </table:table-cell>
          <table:table-cell table:formula="of:=[.S51]-[.Q51]" office:value-type="currency" office:currency="USD" office:value="1306.87">
            <text:p>$1,307</text:p>
          </table:table-cell>
          <table:table-cell table:formula="of:=[.E41]" office:value-type="currency" office:currency="USD" office:value="1652.54">
            <text:p>$1,653</text:p>
          </table:table-cell>
          <table:table-cell table:formula="of:=[.Q51]/[.S51]" office:value-type="float" office:value="0.209174967020466">
            <text:p>0.2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Apr</text:p>
          </table:table-cell>
          <table:table-cell table:formula="of:=[.H42]" office:value-type="currency" office:currency="USD" office:value="599.03">
            <text:p>$599.03</text:p>
          </table:table-cell>
          <table:table-cell table:formula="of:=[.S52]-[.Q52]" office:value-type="currency" office:currency="USD" office:value="2716.74999999999">
            <text:p>$2,717</text:p>
          </table:table-cell>
          <table:table-cell table:formula="of:=[.E42]" office:value-type="currency" office:currency="USD" office:value="3315.77999999999">
            <text:p>$3,316</text:p>
          </table:table-cell>
          <table:table-cell table:formula="of:=[.Q52]/[.S52]" office:value-type="float" office:value="0.180660357442291">
            <text:p>0.1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May</text:p>
          </table:table-cell>
          <table:table-cell table:formula="of:=[.H43]" office:value-type="currency" office:currency="USD" office:value="934.299999999998">
            <text:p>$934.30</text:p>
          </table:table-cell>
          <table:table-cell table:formula="of:=[.S53]-[.Q53]" office:value-type="currency" office:currency="USD" office:value="6406.57000000001">
            <text:p>$6,407</text:p>
          </table:table-cell>
          <table:table-cell table:formula="of:=[.E43]" office:value-type="currency" office:currency="USD" office:value="7340.87000000001">
            <text:p>$7,341</text:p>
          </table:table-cell>
          <table:table-cell table:formula="of:=[.Q53]/[.S53]" office:value-type="float" office:value="0.127273742758011">
            <text:p>0.1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June</text:p>
          </table:table-cell>
          <table:table-cell table:formula="of:=[.H44]" office:value-type="currency" office:currency="USD" office:value="934.199999999998">
            <text:p>$934.20</text:p>
          </table:table-cell>
          <table:table-cell table:formula="of:=[.E44]-[.H44]" office:value-type="currency" office:currency="USD" office:value="650.590000000001">
            <text:p>$651</text:p>
          </table:table-cell>
          <table:table-cell table:formula="of:=[.E44]" office:value-type="currency" office:currency="USD" office:value="1584.79">
            <text:p>$1,585</text:p>
          </table:table-cell>
          <table:table-cell table:formula="of:=[.Q54]/[.S54]" office:value-type="float" office:value="0.589478732197956">
            <text:p>0.5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July</text:p>
          </table:table-cell>
          <table:table-cell table:formula="of:=[.H45]" office:value-type="currency" office:currency="USD" office:value="981.829999999998">
            <text:p>$981.83</text:p>
          </table:table-cell>
          <table:table-cell table:formula="of:=[.E45]-[.H45]" office:value-type="currency" office:currency="USD" office:value="548.59">
            <text:p>$549</text:p>
          </table:table-cell>
          <table:table-cell table:formula="of:=[.E45]" office:value-type="currency" office:currency="USD" office:value="1530.42">
            <text:p>$1,530</text:p>
          </table:table-cell>
          <table:table-cell table:formula="of:=[.Q55]/[.S55]" office:value-type="float" office:value="0.641542844447929">
            <text:p>0.6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August</text:p>
          </table:table-cell>
          <table:table-cell table:formula="of:=[.H46]" office:value-type="currency" office:currency="USD" office:value="959.86">
            <text:p>$959.86</text:p>
          </table:table-cell>
          <table:table-cell table:formula="of:=[.E46]-[.H46]" office:value-type="currency" office:currency="USD" office:value="251.730000000001">
            <text:p>$252</text:p>
          </table:table-cell>
          <table:table-cell table:formula="of:=[.E46]" office:value-type="currency" office:currency="USD" office:value="1211.59">
            <text:p>$1,212</text:p>
          </table:table-cell>
          <table:table-cell table:formula="of:=[.Q56]/[.S56]" office:value-type="float" office:value="0.79223169554057">
            <text:p>0.79</text:p>
          </table:table-cell>
          <table:table-cell table:number-columns-repeated="1004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ations Dat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1" table:default-cell-style-name="ce14"/>
        <table:table-column table:style-name="co13" table:default-cell-style-name="ce1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Year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<text:s/>Time</text:p>
          </table:table-cell>
          <table:table-cell office:value-type="string">
            <text:p><text:s/>Time Zone</text:p>
          </table:table-cell>
          <table:table-cell/>
          <table:table-cell office:value-type="string">
            <text:p><text:s/>Type</text:p>
          </table:table-cell>
          <table:table-cell office:value-type="string">
            <text:p><text:s/>Status</text:p>
          </table:table-cell>
          <table:table-cell office:value-type="string">
            <text:p><text:s/>Currency</text:p>
          </table:table-cell>
          <table:table-cell office:value-type="string">
            <text:p><text:s/>Gross</text:p>
          </table:table-cell>
          <table:table-cell office:value-type="string">
            <text:p><text:s/>Fee</text:p>
          </table:table-cell>
          <table:table-cell office:value-type="string">
            <text:p><text:s/>Net</text:p>
          </table:table-cell>
          <table:table-cell/>
          <table:table-cell office:value-type="string">
            <text:p><text:s/>To Email Address</text:p>
          </table:table-cell>
          <table:table-cell table:number-columns-repeated="3"/>
          <table:table-cell office:value-type="string">
            <text:p><text:s/>Item Title</text:p>
          </table:table-cell>
          <table:table-cell table:number-columns-repeated="16"/>
        </table:table-row>
        <table:table-row table:style-name="ro1">
          <table:table-cell table:formula="of:=MONTH([.C2])" office:value-type="float" office:value="12">
            <text:p>12</text:p>
          </table:table-cell>
          <table:table-cell table:formula="of:=YEAR([.C2])" office:value-type="float" office:value="2008">
            <text:p>2008</text:p>
          </table:table-cell>
          <table:table-cell office:value-type="date" office:date-value="2008-12-30">
            <text:p>12/30/08</text:p>
          </table:table-cell>
          <table:table-cell office:value-type="time" office:time-value="PT17H08M15S">
            <text:p>05:08:1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">
            <text:p>27</text:p>
          </table:table-cell>
          <table:table-cell office:value-type="float" office:value="-1.35">
            <text:p>-1.35</text:p>
          </table:table-cell>
          <table:table-cell office:value-type="float" office:value="25.65">
            <text:p>25.6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])" office:value-type="float" office:value="12">
            <text:p>12</text:p>
          </table:table-cell>
          <table:table-cell table:formula="of:=YEAR([.C3])" office:value-type="float" office:value="2008">
            <text:p>2008</text:p>
          </table:table-cell>
          <table:table-cell office:value-type="date" office:date-value="2008-12-30">
            <text:p>12/30/08</text:p>
          </table:table-cell>
          <table:table-cell office:value-type="time" office:time-value="PT02H57M36S">
            <text:p>02:57:3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])" office:value-type="float" office:value="12">
            <text:p>12</text:p>
          </table:table-cell>
          <table:table-cell table:formula="of:=YEAR([.C4])" office:value-type="float" office:value="2008">
            <text:p>2008</text:p>
          </table:table-cell>
          <table:table-cell office:value-type="date" office:date-value="2008-12-29">
            <text:p>12/29/08</text:p>
          </table:table-cell>
          <table:table-cell office:value-type="time" office:time-value="PT19H30M16S">
            <text:p>07:30:1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])" office:value-type="float" office:value="12">
            <text:p>12</text:p>
          </table:table-cell>
          <table:table-cell table:formula="of:=YEAR([.C5])" office:value-type="float" office:value="2008">
            <text:p>2008</text:p>
          </table:table-cell>
          <table:table-cell office:value-type="date" office:date-value="2008-12-26">
            <text:p>12/26/08</text:p>
          </table:table-cell>
          <table:table-cell office:value-type="time" office:time-value="PT07H21M10S">
            <text:p>07:21:1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])" office:value-type="float" office:value="12">
            <text:p>12</text:p>
          </table:table-cell>
          <table:table-cell table:formula="of:=YEAR([.C6])" office:value-type="float" office:value="2008">
            <text:p>2008</text:p>
          </table:table-cell>
          <table:table-cell office:value-type="date" office:date-value="2008-12-22">
            <text:p>12/22/08</text:p>
          </table:table-cell>
          <table:table-cell office:value-type="time" office:time-value="PT11H38M02S">
            <text:p>11:38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])" office:value-type="float" office:value="12">
            <text:p>12</text:p>
          </table:table-cell>
          <table:table-cell table:formula="of:=YEAR([.C7])" office:value-type="float" office:value="2008">
            <text:p>2008</text:p>
          </table:table-cell>
          <table:table-cell office:value-type="date" office:date-value="2008-12-20">
            <text:p>12/20/08</text:p>
          </table:table-cell>
          <table:table-cell office:value-type="time" office:time-value="PT16H31M56S">
            <text:p>04:31:5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])" office:value-type="float" office:value="12">
            <text:p>12</text:p>
          </table:table-cell>
          <table:table-cell table:formula="of:=YEAR([.C8])" office:value-type="float" office:value="2008">
            <text:p>2008</text:p>
          </table:table-cell>
          <table:table-cell office:value-type="date" office:date-value="2008-12-14">
            <text:p>12/14/08</text:p>
          </table:table-cell>
          <table:table-cell office:value-type="time" office:time-value="PT17H28M40S">
            <text:p>05:28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])" office:value-type="float" office:value="12">
            <text:p>12</text:p>
          </table:table-cell>
          <table:table-cell table:formula="of:=YEAR([.C9])" office:value-type="float" office:value="2008">
            <text:p>2008</text:p>
          </table:table-cell>
          <table:table-cell office:value-type="date" office:date-value="2008-12-13">
            <text:p>12/13/08</text:p>
          </table:table-cell>
          <table:table-cell office:value-type="time" office:time-value="PT01H14M47S">
            <text:p>01:14:4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])" office:value-type="float" office:value="12">
            <text:p>12</text:p>
          </table:table-cell>
          <table:table-cell table:formula="of:=YEAR([.C10])" office:value-type="float" office:value="2008">
            <text:p>2008</text:p>
          </table:table-cell>
          <table:table-cell office:value-type="date" office:date-value="2008-12-11">
            <text:p>12/11/08</text:p>
          </table:table-cell>
          <table:table-cell office:value-type="time" office:time-value="PT05H46M06S">
            <text:p>05:46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])" office:value-type="float" office:value="12">
            <text:p>12</text:p>
          </table:table-cell>
          <table:table-cell table:formula="of:=YEAR([.C11])" office:value-type="float" office:value="2008">
            <text:p>2008</text:p>
          </table:table-cell>
          <table:table-cell office:value-type="date" office:date-value="2008-12-07">
            <text:p>12/07/08</text:p>
          </table:table-cell>
          <table:table-cell office:value-type="time" office:time-value="PT18H45M10S">
            <text:p>06:45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])" office:value-type="float" office:value="12">
            <text:p>12</text:p>
          </table:table-cell>
          <table:table-cell table:formula="of:=YEAR([.C12])" office:value-type="float" office:value="2008">
            <text:p>2008</text:p>
          </table:table-cell>
          <table:table-cell office:value-type="date" office:date-value="2008-12-07">
            <text:p>12/07/08</text:p>
          </table:table-cell>
          <table:table-cell office:value-type="time" office:time-value="PT13H03M54S">
            <text:p>01:03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])" office:value-type="float" office:value="11">
            <text:p>11</text:p>
          </table:table-cell>
          <table:table-cell table:formula="of:=YEAR([.C13])" office:value-type="float" office:value="2008">
            <text:p>2008</text:p>
          </table:table-cell>
          <table:table-cell office:value-type="date" office:date-value="2008-11-25">
            <text:p>11/25/08</text:p>
          </table:table-cell>
          <table:table-cell office:value-type="time" office:time-value="PT23H23M52S">
            <text:p>11:23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])" office:value-type="float" office:value="11">
            <text:p>11</text:p>
          </table:table-cell>
          <table:table-cell table:formula="of:=YEAR([.C14])" office:value-type="float" office:value="2008">
            <text:p>2008</text:p>
          </table:table-cell>
          <table:table-cell office:value-type="date" office:date-value="2008-11-24">
            <text:p>11/24/08</text:p>
          </table:table-cell>
          <table:table-cell office:value-type="time" office:time-value="PT15H28M11S">
            <text:p>03:28:11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])" office:value-type="float" office:value="11">
            <text:p>11</text:p>
          </table:table-cell>
          <table:table-cell table:formula="of:=YEAR([.C15])" office:value-type="float" office:value="2008">
            <text:p>2008</text:p>
          </table:table-cell>
          <table:table-cell office:value-type="date" office:date-value="2008-11-19">
            <text:p>11/19/08</text:p>
          </table:table-cell>
          <table:table-cell office:value-type="time" office:time-value="PT19H08M57S">
            <text:p>07:08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])" office:value-type="float" office:value="11">
            <text:p>11</text:p>
          </table:table-cell>
          <table:table-cell table:formula="of:=YEAR([.C16])" office:value-type="float" office:value="2008">
            <text:p>2008</text:p>
          </table:table-cell>
          <table:table-cell office:value-type="date" office:date-value="2008-11-14">
            <text:p>11/14/08</text:p>
          </table:table-cell>
          <table:table-cell office:value-type="time" office:time-value="PT16H46M45S">
            <text:p>04:46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])" office:value-type="float" office:value="11">
            <text:p>11</text:p>
          </table:table-cell>
          <table:table-cell table:formula="of:=YEAR([.C17])" office:value-type="float" office:value="2008">
            <text:p>2008</text:p>
          </table:table-cell>
          <table:table-cell office:value-type="date" office:date-value="2008-11-06">
            <text:p>11/06/08</text:p>
          </table:table-cell>
          <table:table-cell office:value-type="time" office:time-value="PT08H14M04S">
            <text:p>08:14:0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])" office:value-type="float" office:value="11">
            <text:p>11</text:p>
          </table:table-cell>
          <table:table-cell table:formula="of:=YEAR([.C18])" office:value-type="float" office:value="2008">
            <text:p>2008</text:p>
          </table:table-cell>
          <table:table-cell office:value-type="date" office:date-value="2008-11-05">
            <text:p>11/05/08</text:p>
          </table:table-cell>
          <table:table-cell office:value-type="time" office:time-value="PT07H12M21S">
            <text:p>07:12:2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])" office:value-type="float" office:value="11">
            <text:p>11</text:p>
          </table:table-cell>
          <table:table-cell table:formula="of:=YEAR([.C19])" office:value-type="float" office:value="2008">
            <text:p>2008</text:p>
          </table:table-cell>
          <table:table-cell office:value-type="date" office:date-value="2008-11-02">
            <text:p>11/02/08</text:p>
          </table:table-cell>
          <table:table-cell office:value-type="time" office:time-value="PT09H09M34S">
            <text:p>09:09:3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])" office:value-type="float" office:value="10">
            <text:p>10</text:p>
          </table:table-cell>
          <table:table-cell table:formula="of:=YEAR([.C20])" office:value-type="float" office:value="2008">
            <text:p>2008</text:p>
          </table:table-cell>
          <table:table-cell office:value-type="date" office:date-value="2008-10-31">
            <text:p>10/31/08</text:p>
          </table:table-cell>
          <table:table-cell office:value-type="time" office:time-value="PT06H37M34S">
            <text:p>06:3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])" office:value-type="float" office:value="10">
            <text:p>10</text:p>
          </table:table-cell>
          <table:table-cell table:formula="of:=YEAR([.C21])" office:value-type="float" office:value="2008">
            <text:p>2008</text:p>
          </table:table-cell>
          <table:table-cell office:value-type="date" office:date-value="2008-10-31">
            <text:p>10/31/08</text:p>
          </table:table-cell>
          <table:table-cell office:value-type="time" office:time-value="PT06H33M30S">
            <text:p>06:33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8">
            <text:p>8</text:p>
          </table:table-cell>
          <table:table-cell office:value-type="float" office:value="-0.61">
            <text:p>-0.61</text:p>
          </table:table-cell>
          <table:table-cell office:value-type="float" office:value="7.39">
            <text:p>7.3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])" office:value-type="float" office:value="10">
            <text:p>10</text:p>
          </table:table-cell>
          <table:table-cell table:formula="of:=YEAR([.C22])" office:value-type="float" office:value="2008">
            <text:p>2008</text:p>
          </table:table-cell>
          <table:table-cell office:value-type="date" office:date-value="2008-10-28">
            <text:p>10/28/08</text:p>
          </table:table-cell>
          <table:table-cell office:value-type="time" office:time-value="PT15H41M15S">
            <text:p>03:41:15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])" office:value-type="float" office:value="10">
            <text:p>10</text:p>
          </table:table-cell>
          <table:table-cell table:formula="of:=YEAR([.C23])" office:value-type="float" office:value="2008">
            <text:p>2008</text:p>
          </table:table-cell>
          <table:table-cell office:value-type="date" office:date-value="2008-10-28">
            <text:p>10/28/08</text:p>
          </table:table-cell>
          <table:table-cell office:value-type="time" office:time-value="PT13H40M39S">
            <text:p>01:40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])" office:value-type="float" office:value="10">
            <text:p>10</text:p>
          </table:table-cell>
          <table:table-cell table:formula="of:=YEAR([.C24])" office:value-type="float" office:value="2008">
            <text:p>2008</text:p>
          </table:table-cell>
          <table:table-cell office:value-type="date" office:date-value="2008-10-27">
            <text:p>10/27/08</text:p>
          </table:table-cell>
          <table:table-cell office:value-type="time" office:time-value="PT12H02M44S">
            <text:p>12:02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])" office:value-type="float" office:value="10">
            <text:p>10</text:p>
          </table:table-cell>
          <table:table-cell table:formula="of:=YEAR([.C25])" office:value-type="float" office:value="2008">
            <text:p>2008</text:p>
          </table:table-cell>
          <table:table-cell office:value-type="date" office:date-value="2008-10-21">
            <text:p>10/21/08</text:p>
          </table:table-cell>
          <table:table-cell office:value-type="time" office:time-value="PT11H41M03S">
            <text:p>11:41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])" office:value-type="float" office:value="10">
            <text:p>10</text:p>
          </table:table-cell>
          <table:table-cell table:formula="of:=YEAR([.C26])" office:value-type="float" office:value="2008">
            <text:p>2008</text:p>
          </table:table-cell>
          <table:table-cell office:value-type="date" office:date-value="2008-10-11">
            <text:p>10/11/08</text:p>
          </table:table-cell>
          <table:table-cell office:value-type="time" office:time-value="PT07H31M49S">
            <text:p>07:31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">
            <text:p>4</text:p>
          </table:table-cell>
          <table:table-cell office:value-type="float" office:value="-0.46">
            <text:p>-0.46</text:p>
          </table:table-cell>
          <table:table-cell office:value-type="float" office:value="3.54">
            <text:p>3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])" office:value-type="float" office:value="10">
            <text:p>10</text:p>
          </table:table-cell>
          <table:table-cell table:formula="of:=YEAR([.C27])" office:value-type="float" office:value="2008">
            <text:p>2008</text:p>
          </table:table-cell>
          <table:table-cell office:value-type="date" office:date-value="2008-10-10">
            <text:p>10/10/08</text:p>
          </table:table-cell>
          <table:table-cell office:value-type="time" office:time-value="PT09H52M31S">
            <text:p>09:52:3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])" office:value-type="float" office:value="9">
            <text:p>9</text:p>
          </table:table-cell>
          <table:table-cell table:formula="of:=YEAR([.C28])" office:value-type="float" office:value="2008">
            <text:p>2008</text:p>
          </table:table-cell>
          <table:table-cell office:value-type="date" office:date-value="2008-09-26">
            <text:p>09/26/08</text:p>
          </table:table-cell>
          <table:table-cell office:value-type="time" office:time-value="PT10H06M53S">
            <text:p>10:06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])" office:value-type="float" office:value="9">
            <text:p>9</text:p>
          </table:table-cell>
          <table:table-cell table:formula="of:=YEAR([.C29])" office:value-type="float" office:value="2008">
            <text:p>2008</text:p>
          </table:table-cell>
          <table:table-cell office:value-type="date" office:date-value="2008-09-26">
            <text:p>09/26/08</text:p>
          </table:table-cell>
          <table:table-cell office:value-type="time" office:time-value="PT08H38M39S">
            <text:p>08:38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])" office:value-type="float" office:value="9">
            <text:p>9</text:p>
          </table:table-cell>
          <table:table-cell table:formula="of:=YEAR([.C30])" office:value-type="float" office:value="2008">
            <text:p>2008</text:p>
          </table:table-cell>
          <table:table-cell office:value-type="date" office:date-value="2008-09-25">
            <text:p>09/25/08</text:p>
          </table:table-cell>
          <table:table-cell office:value-type="time" office:time-value="PT16H00M15S">
            <text:p>04:00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3.7">
            <text:p>43.7</text:p>
          </table:table-cell>
          <table:table-cell office:value-type="float" office:value="-1.57">
            <text:p>-1.57</text:p>
          </table:table-cell>
          <table:table-cell office:value-type="float" office:value="42.13">
            <text:p>42.1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])" office:value-type="float" office:value="9">
            <text:p>9</text:p>
          </table:table-cell>
          <table:table-cell table:formula="of:=YEAR([.C31])" office:value-type="float" office:value="2008">
            <text:p>2008</text:p>
          </table:table-cell>
          <table:table-cell office:value-type="date" office:date-value="2008-09-25">
            <text:p>09/25/08</text:p>
          </table:table-cell>
          <table:table-cell office:value-type="time" office:time-value="PT09H14M56S">
            <text:p>09:14:5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])" office:value-type="float" office:value="9">
            <text:p>9</text:p>
          </table:table-cell>
          <table:table-cell table:formula="of:=YEAR([.C32])" office:value-type="float" office:value="2008">
            <text:p>2008</text:p>
          </table:table-cell>
          <table:table-cell office:value-type="date" office:date-value="2008-09-23">
            <text:p>09/23/08</text:p>
          </table:table-cell>
          <table:table-cell office:value-type="time" office:time-value="PT11H25M05S">
            <text:p>11:25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])" office:value-type="float" office:value="9">
            <text:p>9</text:p>
          </table:table-cell>
          <table:table-cell table:formula="of:=YEAR([.C33])" office:value-type="float" office:value="2008">
            <text:p>2008</text:p>
          </table:table-cell>
          <table:table-cell office:value-type="date" office:date-value="2008-09-22">
            <text:p>09/22/08</text:p>
          </table:table-cell>
          <table:table-cell office:value-type="time" office:time-value="PT08H38M39S">
            <text:p>08:38:3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])" office:value-type="float" office:value="9">
            <text:p>9</text:p>
          </table:table-cell>
          <table:table-cell table:formula="of:=YEAR([.C34])" office:value-type="float" office:value="2008">
            <text:p>2008</text:p>
          </table:table-cell>
          <table:table-cell office:value-type="date" office:date-value="2008-09-19">
            <text:p>09/19/08</text:p>
          </table:table-cell>
          <table:table-cell office:value-type="time" office:time-value="PT06H48M46S">
            <text:p>06:4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])" office:value-type="float" office:value="9">
            <text:p>9</text:p>
          </table:table-cell>
          <table:table-cell table:formula="of:=YEAR([.C35])" office:value-type="float" office:value="2008">
            <text:p>2008</text:p>
          </table:table-cell>
          <table:table-cell office:value-type="date" office:date-value="2008-09-18">
            <text:p>09/18/08</text:p>
          </table:table-cell>
          <table:table-cell office:value-type="time" office:time-value="PT23H19M50S">
            <text:p>11:19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17.95">
            <text:p>717.95</text:p>
          </table:table-cell>
          <table:table-cell office:value-type="float" office:value="-28.3">
            <text:p>-28.3</text:p>
          </table:table-cell>
          <table:table-cell office:value-type="float" office:value="689.65">
            <text:p>689.6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])" office:value-type="float" office:value="9">
            <text:p>9</text:p>
          </table:table-cell>
          <table:table-cell table:formula="of:=YEAR([.C36])" office:value-type="float" office:value="2008">
            <text:p>2008</text:p>
          </table:table-cell>
          <table:table-cell office:value-type="date" office:date-value="2008-09-18">
            <text:p>09/18/08</text:p>
          </table:table-cell>
          <table:table-cell office:value-type="time" office:time-value="PT02H21M33S">
            <text:p>02:21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5">
            <text:p>55</text:p>
          </table:table-cell>
          <table:table-cell office:value-type="float" office:value="-2.45">
            <text:p>-2.45</text:p>
          </table:table-cell>
          <table:table-cell office:value-type="float" office:value="52.55">
            <text:p>52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])" office:value-type="float" office:value="9">
            <text:p>9</text:p>
          </table:table-cell>
          <table:table-cell table:formula="of:=YEAR([.C37])" office:value-type="float" office:value="2008">
            <text:p>2008</text:p>
          </table:table-cell>
          <table:table-cell office:value-type="date" office:date-value="2008-09-15">
            <text:p>09/15/08</text:p>
          </table:table-cell>
          <table:table-cell office:value-type="time" office:time-value="PT07H39M30S">
            <text:p>07:39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])" office:value-type="float" office:value="9">
            <text:p>9</text:p>
          </table:table-cell>
          <table:table-cell table:formula="of:=YEAR([.C38])" office:value-type="float" office:value="2008">
            <text:p>2008</text:p>
          </table:table-cell>
          <table:table-cell office:value-type="date" office:date-value="2008-09-10">
            <text:p>09/10/08</text:p>
          </table:table-cell>
          <table:table-cell office:value-type="time" office:time-value="PT08H53M51S">
            <text:p>08:53:5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])" office:value-type="float" office:value="9">
            <text:p>9</text:p>
          </table:table-cell>
          <table:table-cell table:formula="of:=YEAR([.C39])" office:value-type="float" office:value="2008">
            <text:p>2008</text:p>
          </table:table-cell>
          <table:table-cell office:value-type="date" office:date-value="2008-09-06">
            <text:p>09/06/08</text:p>
          </table:table-cell>
          <table:table-cell office:value-type="time" office:time-value="PT01H09M35S">
            <text:p>01:09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])" office:value-type="float" office:value="8">
            <text:p>8</text:p>
          </table:table-cell>
          <table:table-cell table:formula="of:=YEAR([.C40])" office:value-type="float" office:value="2008">
            <text:p>2008</text:p>
          </table:table-cell>
          <table:table-cell office:value-type="date" office:date-value="2008-08-26">
            <text:p>08/26/08</text:p>
          </table:table-cell>
          <table:table-cell office:value-type="time" office:time-value="PT16H56M47S">
            <text:p>04:56:47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])" office:value-type="float" office:value="8">
            <text:p>8</text:p>
          </table:table-cell>
          <table:table-cell table:formula="of:=YEAR([.C41])" office:value-type="float" office:value="2008">
            <text:p>2008</text:p>
          </table:table-cell>
          <table:table-cell office:value-type="date" office:date-value="2008-08-25">
            <text:p>08/25/08</text:p>
          </table:table-cell>
          <table:table-cell office:value-type="time" office:time-value="PT10H00M59S">
            <text:p>10:00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])" office:value-type="float" office:value="8">
            <text:p>8</text:p>
          </table:table-cell>
          <table:table-cell table:formula="of:=YEAR([.C42])" office:value-type="float" office:value="2008">
            <text:p>2008</text:p>
          </table:table-cell>
          <table:table-cell office:value-type="date" office:date-value="2008-08-25">
            <text:p>08/25/08</text:p>
          </table:table-cell>
          <table:table-cell office:value-type="time" office:time-value="PT09H28M12S">
            <text:p>09:28:1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])" office:value-type="float" office:value="8">
            <text:p>8</text:p>
          </table:table-cell>
          <table:table-cell table:formula="of:=YEAR([.C43])" office:value-type="float" office:value="2008">
            <text:p>2008</text:p>
          </table:table-cell>
          <table:table-cell office:value-type="date" office:date-value="2008-08-15">
            <text:p>08/15/08</text:p>
          </table:table-cell>
          <table:table-cell office:value-type="time" office:time-value="PT11H33M07S">
            <text:p>11:33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])" office:value-type="float" office:value="8">
            <text:p>8</text:p>
          </table:table-cell>
          <table:table-cell table:formula="of:=YEAR([.C44])" office:value-type="float" office:value="2008">
            <text:p>2008</text:p>
          </table:table-cell>
          <table:table-cell office:value-type="date" office:date-value="2008-08-07">
            <text:p>08/07/08</text:p>
          </table:table-cell>
          <table:table-cell office:value-type="time" office:time-value="PT14H48M49S">
            <text:p>02:48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])" office:value-type="float" office:value="8">
            <text:p>8</text:p>
          </table:table-cell>
          <table:table-cell table:formula="of:=YEAR([.C45])" office:value-type="float" office:value="2008">
            <text:p>2008</text:p>
          </table:table-cell>
          <table:table-cell office:value-type="date" office:date-value="2008-08-04">
            <text:p>08/04/08</text:p>
          </table:table-cell>
          <table:table-cell office:value-type="time" office:time-value="PT17H16M05S">
            <text:p>05:16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])" office:value-type="float" office:value="8">
            <text:p>8</text:p>
          </table:table-cell>
          <table:table-cell table:formula="of:=YEAR([.C46])" office:value-type="float" office:value="2008">
            <text:p>2008</text:p>
          </table:table-cell>
          <table:table-cell office:value-type="date" office:date-value="2008-08-04">
            <text:p>08/04/08</text:p>
          </table:table-cell>
          <table:table-cell office:value-type="time" office:time-value="PT11H36M56S">
            <text:p>11:36:5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])" office:value-type="float" office:value="7">
            <text:p>7</text:p>
          </table:table-cell>
          <table:table-cell table:formula="of:=YEAR([.C47])" office:value-type="float" office:value="2008">
            <text:p>2008</text:p>
          </table:table-cell>
          <table:table-cell office:value-type="date" office:date-value="2008-07-31">
            <text:p>07/31/08</text:p>
          </table:table-cell>
          <table:table-cell office:value-type="time" office:time-value="PT02H09M09S">
            <text:p>02:09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0">
            <text:p>750</text:p>
          </table:table-cell>
          <table:table-cell office:value-type="float" office:value="-29.55">
            <text:p>-29.55</text:p>
          </table:table-cell>
          <table:table-cell office:value-type="float" office:value="720.45">
            <text:p>720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])" office:value-type="float" office:value="7">
            <text:p>7</text:p>
          </table:table-cell>
          <table:table-cell table:formula="of:=YEAR([.C48])" office:value-type="float" office:value="2008">
            <text:p>2008</text:p>
          </table:table-cell>
          <table:table-cell office:value-type="date" office:date-value="2008-07-28">
            <text:p>07/28/08</text:p>
          </table:table-cell>
          <table:table-cell office:value-type="time" office:time-value="PT09H05M30S">
            <text:p>09:05:3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])" office:value-type="float" office:value="7">
            <text:p>7</text:p>
          </table:table-cell>
          <table:table-cell table:formula="of:=YEAR([.C49])" office:value-type="float" office:value="2008">
            <text:p>2008</text:p>
          </table:table-cell>
          <table:table-cell office:value-type="date" office:date-value="2008-07-24">
            <text:p>07/24/08</text:p>
          </table:table-cell>
          <table:table-cell office:value-type="time" office:time-value="PT17H27M56S">
            <text:p>05:27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])" office:value-type="float" office:value="7">
            <text:p>7</text:p>
          </table:table-cell>
          <table:table-cell table:formula="of:=YEAR([.C50])" office:value-type="float" office:value="2008">
            <text:p>2008</text:p>
          </table:table-cell>
          <table:table-cell office:value-type="date" office:date-value="2008-07-23">
            <text:p>07/23/08</text:p>
          </table:table-cell>
          <table:table-cell office:value-type="time" office:time-value="PT12H27M48S">
            <text:p>12:27:48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])" office:value-type="float" office:value="7">
            <text:p>7</text:p>
          </table:table-cell>
          <table:table-cell table:formula="of:=YEAR([.C51])" office:value-type="float" office:value="2008">
            <text:p>2008</text:p>
          </table:table-cell>
          <table:table-cell office:value-type="date" office:date-value="2008-07-21">
            <text:p>07/21/08</text:p>
          </table:table-cell>
          <table:table-cell office:value-type="time" office:time-value="PT13H28M52S">
            <text:p>01:28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])" office:value-type="float" office:value="7">
            <text:p>7</text:p>
          </table:table-cell>
          <table:table-cell table:formula="of:=YEAR([.C52])" office:value-type="float" office:value="2008">
            <text:p>2008</text:p>
          </table:table-cell>
          <table:table-cell office:value-type="date" office:date-value="2008-07-15">
            <text:p>07/15/08</text:p>
          </table:table-cell>
          <table:table-cell office:value-type="time" office:time-value="PT14H12M10S">
            <text:p>02:1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])" office:value-type="float" office:value="7">
            <text:p>7</text:p>
          </table:table-cell>
          <table:table-cell table:formula="of:=YEAR([.C53])" office:value-type="float" office:value="2008">
            <text:p>2008</text:p>
          </table:table-cell>
          <table:table-cell office:value-type="date" office:date-value="2008-07-14">
            <text:p>07/14/08</text:p>
          </table:table-cell>
          <table:table-cell office:value-type="time" office:time-value="PT08H15M47S">
            <text:p>08:15:4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])" office:value-type="float" office:value="7">
            <text:p>7</text:p>
          </table:table-cell>
          <table:table-cell table:formula="of:=YEAR([.C54])" office:value-type="float" office:value="2008">
            <text:p>2008</text:p>
          </table:table-cell>
          <table:table-cell office:value-type="date" office:date-value="2008-07-13">
            <text:p>07/13/08</text:p>
          </table:table-cell>
          <table:table-cell office:value-type="time" office:time-value="PT12H33M58S">
            <text:p>12:33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1.01">
            <text:p>31.01</text:p>
          </table:table-cell>
          <table:table-cell office:value-type="float" office:value="-1.51">
            <text:p>-1.51</text:p>
          </table:table-cell>
          <table:table-cell office:value-type="float" office:value="29.5">
            <text:p>29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])" office:value-type="float" office:value="6">
            <text:p>6</text:p>
          </table:table-cell>
          <table:table-cell table:formula="of:=YEAR([.C55])" office:value-type="float" office:value="2008">
            <text:p>2008</text:p>
          </table:table-cell>
          <table:table-cell office:value-type="date" office:date-value="2008-06-25">
            <text:p>06/25/08</text:p>
          </table:table-cell>
          <table:table-cell office:value-type="time" office:time-value="PT09H08M19S">
            <text:p>09:08:1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])" office:value-type="float" office:value="6">
            <text:p>6</text:p>
          </table:table-cell>
          <table:table-cell table:formula="of:=YEAR([.C56])" office:value-type="float" office:value="2008">
            <text:p>2008</text:p>
          </table:table-cell>
          <table:table-cell office:value-type="date" office:date-value="2008-06-07">
            <text:p>06/07/08</text:p>
          </table:table-cell>
          <table:table-cell office:value-type="time" office:time-value="PT17H48M46S">
            <text:p>05:48:4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])" office:value-type="float" office:value="6">
            <text:p>6</text:p>
          </table:table-cell>
          <table:table-cell table:formula="of:=YEAR([.C57])" office:value-type="float" office:value="2008">
            <text:p>2008</text:p>
          </table:table-cell>
          <table:table-cell office:value-type="date" office:date-value="2008-06-06">
            <text:p>06/06/08</text:p>
          </table:table-cell>
          <table:table-cell office:value-type="time" office:time-value="PT04H35M24S">
            <text:p>04:35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])" office:value-type="float" office:value="6">
            <text:p>6</text:p>
          </table:table-cell>
          <table:table-cell table:formula="of:=YEAR([.C58])" office:value-type="float" office:value="2008">
            <text:p>2008</text:p>
          </table:table-cell>
          <table:table-cell office:value-type="date" office:date-value="2008-06-06">
            <text:p>06/06/08</text:p>
          </table:table-cell>
          <table:table-cell office:value-type="time" office:time-value="PT04H27M34S">
            <text:p>04:2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])" office:value-type="float" office:value="6">
            <text:p>6</text:p>
          </table:table-cell>
          <table:table-cell table:formula="of:=YEAR([.C59])" office:value-type="float" office:value="2008">
            <text:p>2008</text:p>
          </table:table-cell>
          <table:table-cell office:value-type="date" office:date-value="2008-06-04">
            <text:p>06/04/08</text:p>
          </table:table-cell>
          <table:table-cell office:value-type="time" office:time-value="PT09H43M29S">
            <text:p>09:43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])" office:value-type="float" office:value="6">
            <text:p>6</text:p>
          </table:table-cell>
          <table:table-cell table:formula="of:=YEAR([.C60])" office:value-type="float" office:value="2008">
            <text:p>2008</text:p>
          </table:table-cell>
          <table:table-cell office:value-type="date" office:date-value="2008-06-02">
            <text:p>06/02/08</text:p>
          </table:table-cell>
          <table:table-cell office:value-type="time" office:time-value="PT09H14M33S">
            <text:p>09:14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.22">
            <text:p>26.22</text:p>
          </table:table-cell>
          <table:table-cell office:value-type="float" office:value="-1.32">
            <text:p>-1.32</text:p>
          </table:table-cell>
          <table:table-cell office:value-type="float" office:value="24.9">
            <text:p>24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])" office:value-type="float" office:value="5">
            <text:p>5</text:p>
          </table:table-cell>
          <table:table-cell table:formula="of:=YEAR([.C61])" office:value-type="float" office:value="2008">
            <text:p>2008</text:p>
          </table:table-cell>
          <table:table-cell office:value-type="date" office:date-value="2008-05-29">
            <text:p>05/29/08</text:p>
          </table:table-cell>
          <table:table-cell office:value-type="time" office:time-value="PT18H55M51S">
            <text:p>06:55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])" office:value-type="float" office:value="5">
            <text:p>5</text:p>
          </table:table-cell>
          <table:table-cell table:formula="of:=YEAR([.C62])" office:value-type="float" office:value="2008">
            <text:p>2008</text:p>
          </table:table-cell>
          <table:table-cell office:value-type="date" office:date-value="2008-05-28">
            <text:p>05/28/08</text:p>
          </table:table-cell>
          <table:table-cell office:value-type="time" office:time-value="PT07H47M27S">
            <text:p>07:47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])" office:value-type="float" office:value="5">
            <text:p>5</text:p>
          </table:table-cell>
          <table:table-cell table:formula="of:=YEAR([.C63])" office:value-type="float" office:value="2008">
            <text:p>2008</text:p>
          </table:table-cell>
          <table:table-cell office:value-type="date" office:date-value="2008-05-25">
            <text:p>05/25/08</text:p>
          </table:table-cell>
          <table:table-cell office:value-type="time" office:time-value="PT11H25M06S">
            <text:p>11:25:0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])" office:value-type="float" office:value="5">
            <text:p>5</text:p>
          </table:table-cell>
          <table:table-cell table:formula="of:=YEAR([.C64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14H25M05S">
            <text:p>02:25:05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])" office:value-type="float" office:value="5">
            <text:p>5</text:p>
          </table:table-cell>
          <table:table-cell table:formula="of:=YEAR([.C65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09H41M30S">
            <text:p>09:41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])" office:value-type="float" office:value="5">
            <text:p>5</text:p>
          </table:table-cell>
          <table:table-cell table:formula="of:=YEAR([.C66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07H58M31S">
            <text:p>07:58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])" office:value-type="float" office:value="5">
            <text:p>5</text:p>
          </table:table-cell>
          <table:table-cell table:formula="of:=YEAR([.C67])" office:value-type="float" office:value="2008">
            <text:p>2008</text:p>
          </table:table-cell>
          <table:table-cell office:value-type="date" office:date-value="2008-05-17">
            <text:p>05/17/08</text:p>
          </table:table-cell>
          <table:table-cell office:value-type="time" office:time-value="PT23H47M16S">
            <text:p>11:47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05">
            <text:p>-1.05</text:p>
          </table:table-cell>
          <table:table-cell office:value-type="float" office:value="24.95">
            <text:p>24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])" office:value-type="float" office:value="5">
            <text:p>5</text:p>
          </table:table-cell>
          <table:table-cell table:formula="of:=YEAR([.C68])" office:value-type="float" office:value="2008">
            <text:p>2008</text:p>
          </table:table-cell>
          <table:table-cell office:value-type="date" office:date-value="2008-05-15">
            <text:p>05/15/08</text:p>
          </table:table-cell>
          <table:table-cell office:value-type="time" office:time-value="PT12H22M16S">
            <text:p>12:22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])" office:value-type="float" office:value="5">
            <text:p>5</text:p>
          </table:table-cell>
          <table:table-cell table:formula="of:=YEAR([.C69])" office:value-type="float" office:value="2008">
            <text:p>2008</text:p>
          </table:table-cell>
          <table:table-cell office:value-type="date" office:date-value="2008-05-15">
            <text:p>05/15/08</text:p>
          </table:table-cell>
          <table:table-cell office:value-type="time" office:time-value="PT10H49M39S">
            <text:p>10:49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])" office:value-type="float" office:value="5">
            <text:p>5</text:p>
          </table:table-cell>
          <table:table-cell table:formula="of:=YEAR([.C70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14H37M06S">
            <text:p>02:37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])" office:value-type="float" office:value="5">
            <text:p>5</text:p>
          </table:table-cell>
          <table:table-cell table:formula="of:=YEAR([.C71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14H32M37S">
            <text:p>02:32:3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])" office:value-type="float" office:value="5">
            <text:p>5</text:p>
          </table:table-cell>
          <table:table-cell table:formula="of:=YEAR([.C72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08H37M44S">
            <text:p>08:37:4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])" office:value-type="float" office:value="4">
            <text:p>4</text:p>
          </table:table-cell>
          <table:table-cell table:formula="of:=YEAR([.C73])" office:value-type="float" office:value="2008">
            <text:p>2008</text:p>
          </table:table-cell>
          <table:table-cell office:value-type="date" office:date-value="2008-04-29">
            <text:p>04/29/08</text:p>
          </table:table-cell>
          <table:table-cell office:value-type="time" office:time-value="PT10H33M13S">
            <text:p>10:33:1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])" office:value-type="float" office:value="4">
            <text:p>4</text:p>
          </table:table-cell>
          <table:table-cell table:formula="of:=YEAR([.C74])" office:value-type="float" office:value="2008">
            <text:p>2008</text:p>
          </table:table-cell>
          <table:table-cell office:value-type="date" office:date-value="2008-04-25">
            <text:p>04/25/08</text:p>
          </table:table-cell>
          <table:table-cell office:value-type="time" office:time-value="PT04H21M22S">
            <text:p>04:21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])" office:value-type="float" office:value="4">
            <text:p>4</text:p>
          </table:table-cell>
          <table:table-cell table:formula="of:=YEAR([.C75])" office:value-type="float" office:value="2008">
            <text:p>2008</text:p>
          </table:table-cell>
          <table:table-cell office:value-type="date" office:date-value="2008-04-24">
            <text:p>04/24/08</text:p>
          </table:table-cell>
          <table:table-cell office:value-type="time" office:time-value="PT14H59M41S">
            <text:p>02:59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 office:value-type="float" office:value="695">
            <text:p>6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])" office:value-type="float" office:value="4">
            <text:p>4</text:p>
          </table:table-cell>
          <table:table-cell table:formula="of:=YEAR([.C76])" office:value-type="float" office:value="2008">
            <text:p>2008</text:p>
          </table:table-cell>
          <table:table-cell office:value-type="date" office:date-value="2008-04-20">
            <text:p>04/20/08</text:p>
          </table:table-cell>
          <table:table-cell office:value-type="time" office:time-value="PT04H52M38S">
            <text:p>04:52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])" office:value-type="float" office:value="4">
            <text:p>4</text:p>
          </table:table-cell>
          <table:table-cell table:formula="of:=YEAR([.C77])" office:value-type="float" office:value="2008">
            <text:p>2008</text:p>
          </table:table-cell>
          <table:table-cell office:value-type="date" office:date-value="2008-04-19">
            <text:p>04/19/08</text:p>
          </table:table-cell>
          <table:table-cell office:value-type="time" office:time-value="PT23H13M14S">
            <text:p>11:13:1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])" office:value-type="float" office:value="4">
            <text:p>4</text:p>
          </table:table-cell>
          <table:table-cell table:formula="of:=YEAR([.C78])" office:value-type="float" office:value="2008">
            <text:p>2008</text:p>
          </table:table-cell>
          <table:table-cell office:value-type="date" office:date-value="2008-04-19">
            <text:p>04/19/08</text:p>
          </table:table-cell>
          <table:table-cell office:value-type="time" office:time-value="PT11H13M46S">
            <text:p>11:13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])" office:value-type="float" office:value="4">
            <text:p>4</text:p>
          </table:table-cell>
          <table:table-cell table:formula="of:=YEAR([.C79])" office:value-type="float" office:value="2008">
            <text:p>2008</text:p>
          </table:table-cell>
          <table:table-cell office:value-type="date" office:date-value="2008-04-16">
            <text:p>04/16/08</text:p>
          </table:table-cell>
          <table:table-cell office:value-type="time" office:time-value="PT14H40M10S">
            <text:p>02:40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])" office:value-type="float" office:value="4">
            <text:p>4</text:p>
          </table:table-cell>
          <table:table-cell table:formula="of:=YEAR([.C80])" office:value-type="float" office:value="2008">
            <text:p>2008</text:p>
          </table:table-cell>
          <table:table-cell office:value-type="date" office:date-value="2008-04-02">
            <text:p>04/02/08</text:p>
          </table:table-cell>
          <table:table-cell office:value-type="time" office:time-value="PT12H34M45S">
            <text:p>12:34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">
            <text:p>49</text:p>
          </table:table-cell>
          <table:table-cell office:value-type="float" office:value="-2.21">
            <text:p>-2.21</text:p>
          </table:table-cell>
          <table:table-cell office:value-type="float" office:value="46.79">
            <text:p>46.7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])" office:value-type="float" office:value="3">
            <text:p>3</text:p>
          </table:table-cell>
          <table:table-cell table:formula="of:=YEAR([.C81])" office:value-type="float" office:value="2008">
            <text:p>2008</text:p>
          </table:table-cell>
          <table:table-cell office:value-type="date" office:date-value="2008-03-28">
            <text:p>03/28/08</text:p>
          </table:table-cell>
          <table:table-cell office:value-type="time" office:time-value="PT08H49M04S">
            <text:p>08:49:0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5">
            <text:p>55</text:p>
          </table:table-cell>
          <table:table-cell office:value-type="float" office:value="-2.45">
            <text:p>-2.45</text:p>
          </table:table-cell>
          <table:table-cell office:value-type="float" office:value="52.55">
            <text:p>52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])" office:value-type="float" office:value="3">
            <text:p>3</text:p>
          </table:table-cell>
          <table:table-cell table:formula="of:=YEAR([.C82])" office:value-type="float" office:value="2008">
            <text:p>2008</text:p>
          </table:table-cell>
          <table:table-cell office:value-type="date" office:date-value="2008-03-24">
            <text:p>03/24/08</text:p>
          </table:table-cell>
          <table:table-cell office:value-type="time" office:time-value="PT15H51M59S">
            <text:p>03:51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0">
            <text:p>150</text:p>
          </table:table-cell>
          <table:table-cell office:value-type="float" office:value="-6.15">
            <text:p>-6.15</text:p>
          </table:table-cell>
          <table:table-cell office:value-type="float" office:value="143.85">
            <text:p>143.8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])" office:value-type="float" office:value="3">
            <text:p>3</text:p>
          </table:table-cell>
          <table:table-cell table:formula="of:=YEAR([.C83])" office:value-type="float" office:value="2008">
            <text:p>2008</text:p>
          </table:table-cell>
          <table:table-cell office:value-type="date" office:date-value="2008-03-22">
            <text:p>03/22/08</text:p>
          </table:table-cell>
          <table:table-cell office:value-type="time" office:time-value="PT04H48M22S">
            <text:p>04:48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])" office:value-type="float" office:value="3">
            <text:p>3</text:p>
          </table:table-cell>
          <table:table-cell table:formula="of:=YEAR([.C84])" office:value-type="float" office:value="2008">
            <text:p>2008</text:p>
          </table:table-cell>
          <table:table-cell office:value-type="date" office:date-value="2008-03-20">
            <text:p>03/20/08</text:p>
          </table:table-cell>
          <table:table-cell office:value-type="time" office:time-value="PT19H54M17S">
            <text:p>07:54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])" office:value-type="float" office:value="3">
            <text:p>3</text:p>
          </table:table-cell>
          <table:table-cell table:formula="of:=YEAR([.C85])" office:value-type="float" office:value="2008">
            <text:p>2008</text:p>
          </table:table-cell>
          <table:table-cell office:value-type="date" office:date-value="2008-03-15">
            <text:p>03/15/08</text:p>
          </table:table-cell>
          <table:table-cell office:value-type="time" office:time-value="PT06H36M50S">
            <text:p>06:36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42">
            <text:p>-0.42</text:p>
          </table:table-cell>
          <table:table-cell office:value-type="float" office:value="2.58">
            <text:p>2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])" office:value-type="float" office:value="3">
            <text:p>3</text:p>
          </table:table-cell>
          <table:table-cell table:formula="of:=YEAR([.C86])" office:value-type="float" office:value="2008">
            <text:p>2008</text:p>
          </table:table-cell>
          <table:table-cell office:value-type="date" office:date-value="2008-03-12">
            <text:p>03/12/08</text:p>
          </table:table-cell>
          <table:table-cell office:value-type="time" office:time-value="PT12H07M30S">
            <text:p>12:07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])" office:value-type="float" office:value="3">
            <text:p>3</text:p>
          </table:table-cell>
          <table:table-cell table:formula="of:=YEAR([.C87])" office:value-type="float" office:value="2008">
            <text:p>2008</text:p>
          </table:table-cell>
          <table:table-cell office:value-type="date" office:date-value="2008-03-06">
            <text:p>03/06/08</text:p>
          </table:table-cell>
          <table:table-cell office:value-type="time" office:time-value="PT21H10M25S">
            <text:p>09:10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89">
            <text:p>27.89</text:p>
          </table:table-cell>
          <table:table-cell office:value-type="float" office:value="-1.11">
            <text:p>-1.11</text:p>
          </table:table-cell>
          <table:table-cell office:value-type="float" office:value="26.78">
            <text:p>26.7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])" office:value-type="float" office:value="3">
            <text:p>3</text:p>
          </table:table-cell>
          <table:table-cell table:formula="of:=YEAR([.C88])" office:value-type="float" office:value="2008">
            <text:p>2008</text:p>
          </table:table-cell>
          <table:table-cell office:value-type="date" office:date-value="2008-03-04">
            <text:p>03/04/08</text:p>
          </table:table-cell>
          <table:table-cell office:value-type="time" office:time-value="PT00H04M24S">
            <text:p>12:04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])" office:value-type="float" office:value="3">
            <text:p>3</text:p>
          </table:table-cell>
          <table:table-cell table:formula="of:=YEAR([.C89])" office:value-type="float" office:value="2008">
            <text:p>2008</text:p>
          </table:table-cell>
          <table:table-cell office:value-type="date" office:date-value="2008-03-03">
            <text:p>03/03/08</text:p>
          </table:table-cell>
          <table:table-cell office:value-type="time" office:time-value="PT08H31M08S">
            <text:p>08:31:0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])" office:value-type="float" office:value="3">
            <text:p>3</text:p>
          </table:table-cell>
          <table:table-cell table:formula="of:=YEAR([.C90])" office:value-type="float" office:value="2008">
            <text:p>2008</text:p>
          </table:table-cell>
          <table:table-cell office:value-type="date" office:date-value="2008-03-03">
            <text:p>03/03/08</text:p>
          </table:table-cell>
          <table:table-cell office:value-type="time" office:time-value="PT08H31M08S">
            <text:p>08:31:0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])" office:value-type="float" office:value="3">
            <text:p>3</text:p>
          </table:table-cell>
          <table:table-cell table:formula="of:=YEAR([.C91])" office:value-type="float" office:value="2008">
            <text:p>2008</text:p>
          </table:table-cell>
          <table:table-cell office:value-type="date" office:date-value="2008-03-01">
            <text:p>03/01/08</text:p>
          </table:table-cell>
          <table:table-cell office:value-type="time" office:time-value="PT11H28M46S">
            <text:p>11:28:4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])" office:value-type="float" office:value="2">
            <text:p>2</text:p>
          </table:table-cell>
          <table:table-cell table:formula="of:=YEAR([.C92])" office:value-type="float" office:value="2008">
            <text:p>2008</text:p>
          </table:table-cell>
          <table:table-cell office:value-type="date" office:date-value="2008-02-18">
            <text:p>02/18/08</text:p>
          </table:table-cell>
          <table:table-cell office:value-type="time" office:time-value="PT10H03M23S">
            <text:p>10:03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">
            <text:p>7</text:p>
          </table:table-cell>
          <table:table-cell office:value-type="float" office:value="-0.57">
            <text:p>-0.57</text:p>
          </table:table-cell>
          <table:table-cell office:value-type="float" office:value="6.43">
            <text:p>6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])" office:value-type="float" office:value="2">
            <text:p>2</text:p>
          </table:table-cell>
          <table:table-cell table:formula="of:=YEAR([.C93])" office:value-type="float" office:value="2008">
            <text:p>2008</text:p>
          </table:table-cell>
          <table:table-cell office:value-type="date" office:date-value="2008-02-13">
            <text:p>02/13/08</text:p>
          </table:table-cell>
          <table:table-cell office:value-type="time" office:time-value="PT10H22M26S">
            <text:p>10:22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])" office:value-type="float" office:value="2">
            <text:p>2</text:p>
          </table:table-cell>
          <table:table-cell table:formula="of:=YEAR([.C94])" office:value-type="float" office:value="2008">
            <text:p>2008</text:p>
          </table:table-cell>
          <table:table-cell office:value-type="date" office:date-value="2008-02-11">
            <text:p>02/11/08</text:p>
          </table:table-cell>
          <table:table-cell office:value-type="time" office:time-value="PT13H54M30S">
            <text:p>01:54:30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])" office:value-type="float" office:value="2">
            <text:p>2</text:p>
          </table:table-cell>
          <table:table-cell table:formula="of:=YEAR([.C95])" office:value-type="float" office:value="2008">
            <text:p>2008</text:p>
          </table:table-cell>
          <table:table-cell office:value-type="date" office:date-value="2008-02-10">
            <text:p>02/10/08</text:p>
          </table:table-cell>
          <table:table-cell office:value-type="time" office:time-value="PT07H53M17S">
            <text:p>07:53:1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])" office:value-type="float" office:value="2">
            <text:p>2</text:p>
          </table:table-cell>
          <table:table-cell table:formula="of:=YEAR([.C96])" office:value-type="float" office:value="2008">
            <text:p>2008</text:p>
          </table:table-cell>
          <table:table-cell office:value-type="date" office:date-value="2008-02-10">
            <text:p>02/10/08</text:p>
          </table:table-cell>
          <table:table-cell office:value-type="time" office:time-value="PT01H18M55S">
            <text:p>01:18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.01">
            <text:p>50.01</text:p>
          </table:table-cell>
          <table:table-cell office:value-type="float" office:value="-2.25">
            <text:p>-2.25</text:p>
          </table:table-cell>
          <table:table-cell office:value-type="float" office:value="47.76">
            <text:p>47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])" office:value-type="float" office:value="2">
            <text:p>2</text:p>
          </table:table-cell>
          <table:table-cell table:formula="of:=YEAR([.C97])" office:value-type="float" office:value="2008">
            <text:p>2008</text:p>
          </table:table-cell>
          <table:table-cell office:value-type="date" office:date-value="2008-02-08">
            <text:p>02/08/08</text:p>
          </table:table-cell>
          <table:table-cell office:value-type="time" office:time-value="PT14H15M42S">
            <text:p>02:15:4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])" office:value-type="float" office:value="2">
            <text:p>2</text:p>
          </table:table-cell>
          <table:table-cell table:formula="of:=YEAR([.C98])" office:value-type="float" office:value="2008">
            <text:p>2008</text:p>
          </table:table-cell>
          <table:table-cell office:value-type="date" office:date-value="2008-02-08">
            <text:p>02/08/08</text:p>
          </table:table-cell>
          <table:table-cell office:value-type="time" office:time-value="PT10H26M07S">
            <text:p>10:26:0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])" office:value-type="float" office:value="2">
            <text:p>2</text:p>
          </table:table-cell>
          <table:table-cell table:formula="of:=YEAR([.C99])" office:value-type="float" office:value="2008">
            <text:p>2008</text:p>
          </table:table-cell>
          <table:table-cell office:value-type="date" office:date-value="2008-02-06">
            <text:p>02/06/08</text:p>
          </table:table-cell>
          <table:table-cell office:value-type="time" office:time-value="PT23H16M21S">
            <text:p>11:16:2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])" office:value-type="float" office:value="2">
            <text:p>2</text:p>
          </table:table-cell>
          <table:table-cell table:formula="of:=YEAR([.C100])" office:value-type="float" office:value="2008">
            <text:p>2008</text:p>
          </table:table-cell>
          <table:table-cell office:value-type="date" office:date-value="2008-02-03">
            <text:p>02/03/08</text:p>
          </table:table-cell>
          <table:table-cell office:value-type="time" office:time-value="PT16H00M29S">
            <text:p>04:00:2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02">
            <text:p>-1.02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])" office:value-type="float" office:value="1">
            <text:p>1</text:p>
          </table:table-cell>
          <table:table-cell table:formula="of:=YEAR([.C101])" office:value-type="float" office:value="2008">
            <text:p>2008</text:p>
          </table:table-cell>
          <table:table-cell office:value-type="date" office:date-value="2008-01-31">
            <text:p>01/31/08</text:p>
          </table:table-cell>
          <table:table-cell office:value-type="time" office:time-value="PT22H59M54S">
            <text:p>10:59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])" office:value-type="float" office:value="1">
            <text:p>1</text:p>
          </table:table-cell>
          <table:table-cell table:formula="of:=YEAR([.C102])" office:value-type="float" office:value="2008">
            <text:p>2008</text:p>
          </table:table-cell>
          <table:table-cell office:value-type="date" office:date-value="2008-01-25">
            <text:p>01/25/08</text:p>
          </table:table-cell>
          <table:table-cell office:value-type="time" office:time-value="PT09H10M32S">
            <text:p>09:10:3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])" office:value-type="float" office:value="1">
            <text:p>1</text:p>
          </table:table-cell>
          <table:table-cell table:formula="of:=YEAR([.C103])" office:value-type="float" office:value="2008">
            <text:p>2008</text:p>
          </table:table-cell>
          <table:table-cell office:value-type="date" office:date-value="2008-01-22">
            <text:p>01/22/08</text:p>
          </table:table-cell>
          <table:table-cell office:value-type="time" office:time-value="PT07H48M31S">
            <text:p>07:48:3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])" office:value-type="float" office:value="1">
            <text:p>1</text:p>
          </table:table-cell>
          <table:table-cell table:formula="of:=YEAR([.C104])" office:value-type="float" office:value="2008">
            <text:p>2008</text:p>
          </table:table-cell>
          <table:table-cell office:value-type="date" office:date-value="2008-01-20">
            <text:p>01/20/08</text:p>
          </table:table-cell>
          <table:table-cell office:value-type="time" office:time-value="PT17H48M02S">
            <text:p>05:48:0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])" office:value-type="float" office:value="1">
            <text:p>1</text:p>
          </table:table-cell>
          <table:table-cell table:formula="of:=YEAR([.C105])" office:value-type="float" office:value="2008">
            <text:p>2008</text:p>
          </table:table-cell>
          <table:table-cell office:value-type="date" office:date-value="2008-01-18">
            <text:p>01/18/08</text:p>
          </table:table-cell>
          <table:table-cell office:value-type="time" office:time-value="PT03H23M13S">
            <text:p>03:23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])" office:value-type="float" office:value="1">
            <text:p>1</text:p>
          </table:table-cell>
          <table:table-cell table:formula="of:=YEAR([.C106])" office:value-type="float" office:value="2008">
            <text:p>2008</text:p>
          </table:table-cell>
          <table:table-cell office:value-type="date" office:date-value="2008-01-16">
            <text:p>01/16/08</text:p>
          </table:table-cell>
          <table:table-cell office:value-type="time" office:time-value="PT06H54M00S">
            <text:p>06:54:0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5">
            <text:p>5.5</text:p>
          </table:table-cell>
          <table:table-cell office:value-type="float" office:value="-0.51">
            <text:p>-0.51</text:p>
          </table:table-cell>
          <table:table-cell office:value-type="float" office:value="4.99">
            <text:p>4.9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])" office:value-type="float" office:value="1">
            <text:p>1</text:p>
          </table:table-cell>
          <table:table-cell table:formula="of:=YEAR([.C107])" office:value-type="float" office:value="2008">
            <text:p>2008</text:p>
          </table:table-cell>
          <table:table-cell office:value-type="date" office:date-value="2008-01-07">
            <text:p>01/07/08</text:p>
          </table:table-cell>
          <table:table-cell office:value-type="time" office:time-value="PT09H04M11S">
            <text:p>09:04:1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])" office:value-type="float" office:value="1">
            <text:p>1</text:p>
          </table:table-cell>
          <table:table-cell table:formula="of:=YEAR([.C108])" office:value-type="float" office:value="2008">
            <text:p>2008</text:p>
          </table:table-cell>
          <table:table-cell office:value-type="date" office:date-value="2008-01-04">
            <text:p>01/04/08</text:p>
          </table:table-cell>
          <table:table-cell office:value-type="time" office:time-value="PT09H49M36S">
            <text:p>09:49:3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])" office:value-type="float" office:value="1">
            <text:p>1</text:p>
          </table:table-cell>
          <table:table-cell table:formula="of:=YEAR([.C109])" office:value-type="float" office:value="2008">
            <text:p>2008</text:p>
          </table:table-cell>
          <table:table-cell office:value-type="date" office:date-value="2008-01-03">
            <text:p>01/03/08</text:p>
          </table:table-cell>
          <table:table-cell office:value-type="time" office:time-value="PT08H33M51S">
            <text:p>08:33:5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])" office:value-type="float" office:value="1">
            <text:p>1</text:p>
          </table:table-cell>
          <table:table-cell table:formula="of:=YEAR([.C110])" office:value-type="float" office:value="2008">
            <text:p>2008</text:p>
          </table:table-cell>
          <table:table-cell office:value-type="date" office:date-value="2008-01-02">
            <text:p>01/02/08</text:p>
          </table:table-cell>
          <table:table-cell office:value-type="time" office:time-value="PT02H28M31S">
            <text:p>02:28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1])" office:value-type="float" office:value="1">
            <text:p>1</text:p>
          </table:table-cell>
          <table:table-cell table:formula="of:=YEAR([.C111])" office:value-type="float" office:value="2008">
            <text:p>2008</text:p>
          </table:table-cell>
          <table:table-cell office:value-type="date" office:date-value="2008-01-01">
            <text:p>01/01/08</text:p>
          </table:table-cell>
          <table:table-cell office:value-type="time" office:time-value="PT14H28M31S">
            <text:p>02:28:3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2])" office:value-type="float" office:value="2">
            <text:p>2</text:p>
          </table:table-cell>
          <table:table-cell table:formula="of:=YEAR([.C112])" office:value-type="float" office:value="2009">
            <text:p>2009</text:p>
          </table:table-cell>
          <table:table-cell office:value-type="date" office:date-value="2009-02-18">
            <text:p>02/18/09</text:p>
          </table:table-cell>
          <table:table-cell office:value-type="time" office:time-value="PT13H57M20S">
            <text:p>01:57:2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3])" office:value-type="float" office:value="2">
            <text:p>2</text:p>
          </table:table-cell>
          <table:table-cell table:formula="of:=YEAR([.C113])" office:value-type="float" office:value="2009">
            <text:p>2009</text:p>
          </table:table-cell>
          <table:table-cell office:value-type="date" office:date-value="2009-02-17">
            <text:p>02/17/09</text:p>
          </table:table-cell>
          <table:table-cell office:value-type="time" office:time-value="PT06H57M56S">
            <text:p>06:57:5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4])" office:value-type="float" office:value="2">
            <text:p>2</text:p>
          </table:table-cell>
          <table:table-cell table:formula="of:=YEAR([.C114])" office:value-type="float" office:value="2009">
            <text:p>2009</text:p>
          </table:table-cell>
          <table:table-cell office:value-type="date" office:date-value="2009-02-17">
            <text:p>02/17/09</text:p>
          </table:table-cell>
          <table:table-cell office:value-type="time" office:time-value="PT06H55M20S">
            <text:p>06:55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5])" office:value-type="float" office:value="2">
            <text:p>2</text:p>
          </table:table-cell>
          <table:table-cell table:formula="of:=YEAR([.C115])" office:value-type="float" office:value="2009">
            <text:p>2009</text:p>
          </table:table-cell>
          <table:table-cell office:value-type="date" office:date-value="2009-02-15">
            <text:p>02/15/09</text:p>
          </table:table-cell>
          <table:table-cell office:value-type="time" office:time-value="PT21H58M42S">
            <text:p>09:58:4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6])" office:value-type="float" office:value="2">
            <text:p>2</text:p>
          </table:table-cell>
          <table:table-cell table:formula="of:=YEAR([.C116])" office:value-type="float" office:value="2009">
            <text:p>2009</text:p>
          </table:table-cell>
          <table:table-cell office:value-type="date" office:date-value="2009-02-15">
            <text:p>02/15/09</text:p>
          </table:table-cell>
          <table:table-cell office:value-type="time" office:time-value="PT09H05M54S">
            <text:p>09:05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7])" office:value-type="float" office:value="2">
            <text:p>2</text:p>
          </table:table-cell>
          <table:table-cell table:formula="of:=YEAR([.C117])" office:value-type="float" office:value="2009">
            <text:p>2009</text:p>
          </table:table-cell>
          <table:table-cell office:value-type="date" office:date-value="2009-02-13">
            <text:p>02/13/09</text:p>
          </table:table-cell>
          <table:table-cell office:value-type="time" office:time-value="PT09H17M19S">
            <text:p>09:17:1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8])" office:value-type="float" office:value="2">
            <text:p>2</text:p>
          </table:table-cell>
          <table:table-cell table:formula="of:=YEAR([.C118])" office:value-type="float" office:value="2009">
            <text:p>2009</text:p>
          </table:table-cell>
          <table:table-cell office:value-type="date" office:date-value="2009-02-13">
            <text:p>02/13/09</text:p>
          </table:table-cell>
          <table:table-cell office:value-type="time" office:time-value="PT01H01M30S">
            <text:p>01:01:3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9])" office:value-type="float" office:value="2">
            <text:p>2</text:p>
          </table:table-cell>
          <table:table-cell table:formula="of:=YEAR([.C119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14H40M30S">
            <text:p>02:40:3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2">
            <text:p>42</text:p>
          </table:table-cell>
          <table:table-cell office:value-type="float" office:value="-1.94">
            <text:p>-1.94</text:p>
          </table:table-cell>
          <table:table-cell office:value-type="float" office:value="40.06">
            <text:p>40.0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0])" office:value-type="float" office:value="2">
            <text:p>2</text:p>
          </table:table-cell>
          <table:table-cell table:formula="of:=YEAR([.C120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11H30M55S">
            <text:p>11:30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1])" office:value-type="float" office:value="2">
            <text:p>2</text:p>
          </table:table-cell>
          <table:table-cell table:formula="of:=YEAR([.C121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09H33M09S">
            <text:p>09:33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2])" office:value-type="float" office:value="2">
            <text:p>2</text:p>
          </table:table-cell>
          <table:table-cell table:formula="of:=YEAR([.C122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06H12M22S">
            <text:p>06:12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3])" office:value-type="float" office:value="2">
            <text:p>2</text:p>
          </table:table-cell>
          <table:table-cell table:formula="of:=YEAR([.C123])" office:value-type="float" office:value="2009">
            <text:p>2009</text:p>
          </table:table-cell>
          <table:table-cell office:value-type="date" office:date-value="2009-02-11">
            <text:p>02/11/09</text:p>
          </table:table-cell>
          <table:table-cell office:value-type="time" office:time-value="PT12H54M54S">
            <text:p>12:54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4])" office:value-type="float" office:value="2">
            <text:p>2</text:p>
          </table:table-cell>
          <table:table-cell table:formula="of:=YEAR([.C124])" office:value-type="float" office:value="2009">
            <text:p>2009</text:p>
          </table:table-cell>
          <table:table-cell office:value-type="date" office:date-value="2009-02-11">
            <text:p>02/11/09</text:p>
          </table:table-cell>
          <table:table-cell office:value-type="time" office:time-value="PT11H02M41S">
            <text:p>11:02:4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5])" office:value-type="float" office:value="2">
            <text:p>2</text:p>
          </table:table-cell>
          <table:table-cell table:formula="of:=YEAR([.C125])" office:value-type="float" office:value="2009">
            <text:p>2009</text:p>
          </table:table-cell>
          <table:table-cell office:value-type="date" office:date-value="2009-02-10">
            <text:p>02/10/09</text:p>
          </table:table-cell>
          <table:table-cell office:value-type="time" office:time-value="PT10H41M15S">
            <text:p>10:41:1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6])" office:value-type="float" office:value="2">
            <text:p>2</text:p>
          </table:table-cell>
          <table:table-cell table:formula="of:=YEAR([.C126])" office:value-type="float" office:value="2009">
            <text:p>2009</text:p>
          </table:table-cell>
          <table:table-cell office:value-type="date" office:date-value="2009-02-09">
            <text:p>02/09/09</text:p>
          </table:table-cell>
          <table:table-cell office:value-type="time" office:time-value="PT10H05M06S">
            <text:p>10:05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7])" office:value-type="float" office:value="2">
            <text:p>2</text:p>
          </table:table-cell>
          <table:table-cell table:formula="of:=YEAR([.C127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18H36M58S">
            <text:p>06:36:5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8])" office:value-type="float" office:value="2">
            <text:p>2</text:p>
          </table:table-cell>
          <table:table-cell table:formula="of:=YEAR([.C128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12H44M38S">
            <text:p>12:44:3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29])" office:value-type="float" office:value="2">
            <text:p>2</text:p>
          </table:table-cell>
          <table:table-cell table:formula="of:=YEAR([.C129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7H48M38S">
            <text:p>07:48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0])" office:value-type="float" office:value="2">
            <text:p>2</text:p>
          </table:table-cell>
          <table:table-cell table:formula="of:=YEAR([.C130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5H50M09S">
            <text:p>05:50:0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1])" office:value-type="float" office:value="2">
            <text:p>2</text:p>
          </table:table-cell>
          <table:table-cell table:formula="of:=YEAR([.C131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3H00M54S">
            <text:p>03:00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2])" office:value-type="float" office:value="2">
            <text:p>2</text:p>
          </table:table-cell>
          <table:table-cell table:formula="of:=YEAR([.C132])" office:value-type="float" office:value="2009">
            <text:p>2009</text:p>
          </table:table-cell>
          <table:table-cell office:value-type="date" office:date-value="2009-02-07">
            <text:p>02/07/09</text:p>
          </table:table-cell>
          <table:table-cell office:value-type="time" office:time-value="PT12H34M02S">
            <text:p>12:34:0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3])" office:value-type="float" office:value="2">
            <text:p>2</text:p>
          </table:table-cell>
          <table:table-cell table:formula="of:=YEAR([.C133])" office:value-type="float" office:value="2009">
            <text:p>2009</text:p>
          </table:table-cell>
          <table:table-cell office:value-type="date" office:date-value="2009-02-06">
            <text:p>02/06/09</text:p>
          </table:table-cell>
          <table:table-cell office:value-type="time" office:time-value="PT17H08M55S">
            <text:p>05:08:55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4])" office:value-type="float" office:value="2">
            <text:p>2</text:p>
          </table:table-cell>
          <table:table-cell table:formula="of:=YEAR([.C134])" office:value-type="float" office:value="2009">
            <text:p>2009</text:p>
          </table:table-cell>
          <table:table-cell office:value-type="date" office:date-value="2009-02-06">
            <text:p>02/06/09</text:p>
          </table:table-cell>
          <table:table-cell office:value-type="time" office:time-value="PT11H03M33S">
            <text:p>11:03:3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])" office:value-type="float" office:value="2">
            <text:p>2</text:p>
          </table:table-cell>
          <table:table-cell table:formula="of:=YEAR([.C135])" office:value-type="float" office:value="2009">
            <text:p>2009</text:p>
          </table:table-cell>
          <table:table-cell office:value-type="date" office:date-value="2009-02-04">
            <text:p>02/04/09</text:p>
          </table:table-cell>
          <table:table-cell office:value-type="time" office:time-value="PT21H17M18S">
            <text:p>09:17:1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])" office:value-type="float" office:value="2">
            <text:p>2</text:p>
          </table:table-cell>
          <table:table-cell table:formula="of:=YEAR([.C136])" office:value-type="float" office:value="2009">
            <text:p>2009</text:p>
          </table:table-cell>
          <table:table-cell office:value-type="date" office:date-value="2009-02-03">
            <text:p>02/03/09</text:p>
          </table:table-cell>
          <table:table-cell office:value-type="time" office:time-value="PT17H45M54S">
            <text:p>05:45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])" office:value-type="float" office:value="2">
            <text:p>2</text:p>
          </table:table-cell>
          <table:table-cell table:formula="of:=YEAR([.C137])" office:value-type="float" office:value="2009">
            <text:p>2009</text:p>
          </table:table-cell>
          <table:table-cell office:value-type="date" office:date-value="2009-02-03">
            <text:p>02/03/09</text:p>
          </table:table-cell>
          <table:table-cell office:value-type="time" office:time-value="PT14H11M17S">
            <text:p>02:11:1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])" office:value-type="float" office:value="2">
            <text:p>2</text:p>
          </table:table-cell>
          <table:table-cell table:formula="of:=YEAR([.C138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13H47M04S">
            <text:p>01:47:0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">
            <text:p>7</text:p>
          </table:table-cell>
          <table:table-cell office:value-type="float" office:value="-0.57">
            <text:p>-0.57</text:p>
          </table:table-cell>
          <table:table-cell office:value-type="float" office:value="6.43">
            <text:p>6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])" office:value-type="float" office:value="2">
            <text:p>2</text:p>
          </table:table-cell>
          <table:table-cell table:formula="of:=YEAR([.C139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05H09M34S">
            <text:p>05:09:3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])" office:value-type="float" office:value="2">
            <text:p>2</text:p>
          </table:table-cell>
          <table:table-cell table:formula="of:=YEAR([.C140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00H48M27S">
            <text:p>12:48:2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])" office:value-type="float" office:value="2">
            <text:p>2</text:p>
          </table:table-cell>
          <table:table-cell table:formula="of:=YEAR([.C141])" office:value-type="float" office:value="2009">
            <text:p>2009</text:p>
          </table:table-cell>
          <table:table-cell office:value-type="date" office:date-value="2009-02-01">
            <text:p>02/01/09</text:p>
          </table:table-cell>
          <table:table-cell office:value-type="time" office:time-value="PT15H39M13S">
            <text:p>03:39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2])" office:value-type="float" office:value="1">
            <text:p>1</text:p>
          </table:table-cell>
          <table:table-cell table:formula="of:=YEAR([.C142])" office:value-type="float" office:value="2009">
            <text:p>2009</text:p>
          </table:table-cell>
          <table:table-cell office:value-type="date" office:date-value="2009-01-31">
            <text:p>01/31/09</text:p>
          </table:table-cell>
          <table:table-cell office:value-type="time" office:time-value="PT08H40M00S">
            <text:p>08:40:0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3])" office:value-type="float" office:value="1">
            <text:p>1</text:p>
          </table:table-cell>
          <table:table-cell table:formula="of:=YEAR([.C143])" office:value-type="float" office:value="2009">
            <text:p>2009</text:p>
          </table:table-cell>
          <table:table-cell office:value-type="date" office:date-value="2009-01-31">
            <text:p>01/31/09</text:p>
          </table:table-cell>
          <table:table-cell office:value-type="time" office:time-value="PT07H54M46S">
            <text:p>07:54:4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4])" office:value-type="float" office:value="1">
            <text:p>1</text:p>
          </table:table-cell>
          <table:table-cell table:formula="of:=YEAR([.C144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9H07M19S">
            <text:p>09:07:1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5])" office:value-type="float" office:value="1">
            <text:p>1</text:p>
          </table:table-cell>
          <table:table-cell table:formula="of:=YEAR([.C145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8H35M26S">
            <text:p>08:35:2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6])" office:value-type="float" office:value="1">
            <text:p>1</text:p>
          </table:table-cell>
          <table:table-cell table:formula="of:=YEAR([.C146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7H11M15S">
            <text:p>07:11:1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7])" office:value-type="float" office:value="1">
            <text:p>1</text:p>
          </table:table-cell>
          <table:table-cell table:formula="of:=YEAR([.C147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5H04M14S">
            <text:p>05:04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8])" office:value-type="float" office:value="1">
            <text:p>1</text:p>
          </table:table-cell>
          <table:table-cell table:formula="of:=YEAR([.C148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3H14M43S">
            <text:p>03:14:43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9])" office:value-type="float" office:value="1">
            <text:p>1</text:p>
          </table:table-cell>
          <table:table-cell table:formula="of:=YEAR([.C149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0H23M48S">
            <text:p>12:23:48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0])" office:value-type="float" office:value="1">
            <text:p>1</text:p>
          </table:table-cell>
          <table:table-cell table:formula="of:=YEAR([.C150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7H59M32S">
            <text:p>05:59:3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1])" office:value-type="float" office:value="1">
            <text:p>1</text:p>
          </table:table-cell>
          <table:table-cell table:formula="of:=YEAR([.C151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5H48M02S">
            <text:p>03:48:0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2])" office:value-type="float" office:value="1">
            <text:p>1</text:p>
          </table:table-cell>
          <table:table-cell table:formula="of:=YEAR([.C152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4H45M27S">
            <text:p>02:45:2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3])" office:value-type="float" office:value="1">
            <text:p>1</text:p>
          </table:table-cell>
          <table:table-cell table:formula="of:=YEAR([.C153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4H04M01S">
            <text:p>02:04:0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4])" office:value-type="float" office:value="1">
            <text:p>1</text:p>
          </table:table-cell>
          <table:table-cell table:formula="of:=YEAR([.C154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1H43M02S">
            <text:p>11:43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5])" office:value-type="float" office:value="1">
            <text:p>1</text:p>
          </table:table-cell>
          <table:table-cell table:formula="of:=YEAR([.C155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08H14M12S">
            <text:p>08:14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6])" office:value-type="float" office:value="1">
            <text:p>1</text:p>
          </table:table-cell>
          <table:table-cell table:formula="of:=YEAR([.C156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19H36M58S">
            <text:p>07:36:5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7])" office:value-type="float" office:value="1">
            <text:p>1</text:p>
          </table:table-cell>
          <table:table-cell table:formula="of:=YEAR([.C157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17H07M41S">
            <text:p>05:07:4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8])" office:value-type="float" office:value="1">
            <text:p>1</text:p>
          </table:table-cell>
          <table:table-cell table:formula="of:=YEAR([.C158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9H40M24S">
            <text:p>09:40:2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59])" office:value-type="float" office:value="1">
            <text:p>1</text:p>
          </table:table-cell>
          <table:table-cell table:formula="of:=YEAR([.C159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9H36M37S">
            <text:p>09:36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0])" office:value-type="float" office:value="1">
            <text:p>1</text:p>
          </table:table-cell>
          <table:table-cell table:formula="of:=YEAR([.C160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6H49M21S">
            <text:p>06:49:2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1])" office:value-type="float" office:value="1">
            <text:p>1</text:p>
          </table:table-cell>
          <table:table-cell table:formula="of:=YEAR([.C161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17H51M39S">
            <text:p>05:51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2])" office:value-type="float" office:value="1">
            <text:p>1</text:p>
          </table:table-cell>
          <table:table-cell table:formula="of:=YEAR([.C162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9H44M00S">
            <text:p>09:44:0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3])" office:value-type="float" office:value="1">
            <text:p>1</text:p>
          </table:table-cell>
          <table:table-cell table:formula="of:=YEAR([.C163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7H55M43S">
            <text:p>07:55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4])" office:value-type="float" office:value="1">
            <text:p>1</text:p>
          </table:table-cell>
          <table:table-cell table:formula="of:=YEAR([.C164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6H07M57S">
            <text:p>06:07:5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5])" office:value-type="float" office:value="1">
            <text:p>1</text:p>
          </table:table-cell>
          <table:table-cell table:formula="of:=YEAR([.C165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5H23M09S">
            <text:p>05:23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6])" office:value-type="float" office:value="1">
            <text:p>1</text:p>
          </table:table-cell>
          <table:table-cell table:formula="of:=YEAR([.C166])" office:value-type="float" office:value="2009">
            <text:p>2009</text:p>
          </table:table-cell>
          <table:table-cell office:value-type="date" office:date-value="2009-01-25">
            <text:p>01/25/09</text:p>
          </table:table-cell>
          <table:table-cell office:value-type="time" office:time-value="PT12H47M51S">
            <text:p>12:47:5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7])" office:value-type="float" office:value="1">
            <text:p>1</text:p>
          </table:table-cell>
          <table:table-cell table:formula="of:=YEAR([.C167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14H44M14S">
            <text:p>02:44:1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8])" office:value-type="float" office:value="1">
            <text:p>1</text:p>
          </table:table-cell>
          <table:table-cell table:formula="of:=YEAR([.C168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14H21M30S">
            <text:p>02:21:3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69])" office:value-type="float" office:value="1">
            <text:p>1</text:p>
          </table:table-cell>
          <table:table-cell table:formula="of:=YEAR([.C169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08H43M32S">
            <text:p>08:43:3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0])" office:value-type="float" office:value="1">
            <text:p>1</text:p>
          </table:table-cell>
          <table:table-cell table:formula="of:=YEAR([.C170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07H45M29S">
            <text:p>07:45:2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39.3">
            <text:p>-39.3</text:p>
          </table:table-cell>
          <table:table-cell office:value-type="float" office:value="960.7">
            <text:p>96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1])" office:value-type="float" office:value="1">
            <text:p>1</text:p>
          </table:table-cell>
          <table:table-cell table:formula="of:=YEAR([.C171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14H09M49S">
            <text:p>02:09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2])" office:value-type="float" office:value="1">
            <text:p>1</text:p>
          </table:table-cell>
          <table:table-cell table:formula="of:=YEAR([.C172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12H42M43S">
            <text:p>12:42:4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3])" office:value-type="float" office:value="1">
            <text:p>1</text:p>
          </table:table-cell>
          <table:table-cell table:formula="of:=YEAR([.C173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00H38M02S">
            <text:p>12:38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4])" office:value-type="float" office:value="1">
            <text:p>1</text:p>
          </table:table-cell>
          <table:table-cell table:formula="of:=YEAR([.C174])" office:value-type="float" office:value="2009">
            <text:p>2009</text:p>
          </table:table-cell>
          <table:table-cell office:value-type="date" office:date-value="2009-01-22">
            <text:p>01/22/09</text:p>
          </table:table-cell>
          <table:table-cell office:value-type="time" office:time-value="PT20H36M12S">
            <text:p>08:36:1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5])" office:value-type="float" office:value="1">
            <text:p>1</text:p>
          </table:table-cell>
          <table:table-cell table:formula="of:=YEAR([.C175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17H16M28S">
            <text:p>05:16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6])" office:value-type="float" office:value="1">
            <text:p>1</text:p>
          </table:table-cell>
          <table:table-cell table:formula="of:=YEAR([.C176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13H20M13S">
            <text:p>01:20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9">
            <text:p>29</text:p>
          </table:table-cell>
          <table:table-cell office:value-type="float" office:value="-1.43">
            <text:p>-1.43</text:p>
          </table:table-cell>
          <table:table-cell office:value-type="float" office:value="27.57">
            <text:p>27.5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7])" office:value-type="float" office:value="1">
            <text:p>1</text:p>
          </table:table-cell>
          <table:table-cell table:formula="of:=YEAR([.C177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5H58M16S">
            <text:p>05:58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8])" office:value-type="float" office:value="1">
            <text:p>1</text:p>
          </table:table-cell>
          <table:table-cell table:formula="of:=YEAR([.C178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4H36M56S">
            <text:p>04:36:5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0">
            <text:p>110</text:p>
          </table:table-cell>
          <table:table-cell office:value-type="float" office:value="-4.59">
            <text:p>-4.59</text:p>
          </table:table-cell>
          <table:table-cell office:value-type="float" office:value="105.41">
            <text:p>105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79])" office:value-type="float" office:value="1">
            <text:p>1</text:p>
          </table:table-cell>
          <table:table-cell table:formula="of:=YEAR([.C179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1H17M31S">
            <text:p>01:17:3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0])" office:value-type="float" office:value="1">
            <text:p>1</text:p>
          </table:table-cell>
          <table:table-cell table:formula="of:=YEAR([.C180])" office:value-type="float" office:value="2009">
            <text:p>2009</text:p>
          </table:table-cell>
          <table:table-cell office:value-type="date" office:date-value="2009-01-20">
            <text:p>01/20/09</text:p>
          </table:table-cell>
          <table:table-cell office:value-type="time" office:time-value="PT08H49M45S">
            <text:p>08:49:4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1])" office:value-type="float" office:value="1">
            <text:p>1</text:p>
          </table:table-cell>
          <table:table-cell table:formula="of:=YEAR([.C181])" office:value-type="float" office:value="2009">
            <text:p>2009</text:p>
          </table:table-cell>
          <table:table-cell office:value-type="date" office:date-value="2009-01-20">
            <text:p>01/20/09</text:p>
          </table:table-cell>
          <table:table-cell office:value-type="time" office:time-value="PT03H26M16S">
            <text:p>03:26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2])" office:value-type="float" office:value="1">
            <text:p>1</text:p>
          </table:table-cell>
          <table:table-cell table:formula="of:=YEAR([.C182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12H29M13S">
            <text:p>12:29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3])" office:value-type="float" office:value="1">
            <text:p>1</text:p>
          </table:table-cell>
          <table:table-cell table:formula="of:=YEAR([.C183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12H15M23S">
            <text:p>12:15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4])" office:value-type="float" office:value="1">
            <text:p>1</text:p>
          </table:table-cell>
          <table:table-cell table:formula="of:=YEAR([.C184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7H58M46S">
            <text:p>07:58:4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5])" office:value-type="float" office:value="1">
            <text:p>1</text:p>
          </table:table-cell>
          <table:table-cell table:formula="of:=YEAR([.C185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3H32M37S">
            <text:p>03:32:3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6])" office:value-type="float" office:value="1">
            <text:p>1</text:p>
          </table:table-cell>
          <table:table-cell table:formula="of:=YEAR([.C186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3H17M24S">
            <text:p>03:17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7])" office:value-type="float" office:value="1">
            <text:p>1</text:p>
          </table:table-cell>
          <table:table-cell table:formula="of:=YEAR([.C187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23H40M55S">
            <text:p>11:40:5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8])" office:value-type="float" office:value="1">
            <text:p>1</text:p>
          </table:table-cell>
          <table:table-cell table:formula="of:=YEAR([.C188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22H12M43S">
            <text:p>10:12:4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0">
            <text:p>350</text:p>
          </table:table-cell>
          <table:table-cell office:value-type="float" office:value="-10.45">
            <text:p>-10.45</text:p>
          </table:table-cell>
          <table:table-cell office:value-type="float" office:value="339.55">
            <text:p>339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89])" office:value-type="float" office:value="1">
            <text:p>1</text:p>
          </table:table-cell>
          <table:table-cell table:formula="of:=YEAR([.C189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9H51M47S">
            <text:p>07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0])" office:value-type="float" office:value="1">
            <text:p>1</text:p>
          </table:table-cell>
          <table:table-cell table:formula="of:=YEAR([.C190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6H01M40S">
            <text:p>04:01:4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1])" office:value-type="float" office:value="1">
            <text:p>1</text:p>
          </table:table-cell>
          <table:table-cell table:formula="of:=YEAR([.C191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3H51M47S">
            <text:p>01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2])" office:value-type="float" office:value="1">
            <text:p>1</text:p>
          </table:table-cell>
          <table:table-cell table:formula="of:=YEAR([.C192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0H52M10S">
            <text:p>10:52:1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3])" office:value-type="float" office:value="1">
            <text:p>1</text:p>
          </table:table-cell>
          <table:table-cell table:formula="of:=YEAR([.C193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07H09M22S">
            <text:p>07:09:2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4])" office:value-type="float" office:value="1">
            <text:p>1</text:p>
          </table:table-cell>
          <table:table-cell table:formula="of:=YEAR([.C194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12H46M31S">
            <text:p>12:46:3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5])" office:value-type="float" office:value="1">
            <text:p>1</text:p>
          </table:table-cell>
          <table:table-cell table:formula="of:=YEAR([.C195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10H03M59S">
            <text:p>10:03:5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6])" office:value-type="float" office:value="1">
            <text:p>1</text:p>
          </table:table-cell>
          <table:table-cell table:formula="of:=YEAR([.C196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9H46M05S">
            <text:p>09:46:0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7])" office:value-type="float" office:value="1">
            <text:p>1</text:p>
          </table:table-cell>
          <table:table-cell table:formula="of:=YEAR([.C197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6H31M48S">
            <text:p>06:31:48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8])" office:value-type="float" office:value="1">
            <text:p>1</text:p>
          </table:table-cell>
          <table:table-cell table:formula="of:=YEAR([.C198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6H28M55S">
            <text:p>06:28:5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99])" office:value-type="float" office:value="1">
            <text:p>1</text:p>
          </table:table-cell>
          <table:table-cell table:formula="of:=YEAR([.C199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2H31M42S">
            <text:p>02:31:4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0])" office:value-type="float" office:value="1">
            <text:p>1</text:p>
          </table:table-cell>
          <table:table-cell table:formula="of:=YEAR([.C200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1H24M31S">
            <text:p>01:24:3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1])" office:value-type="float" office:value="1">
            <text:p>1</text:p>
          </table:table-cell>
          <table:table-cell table:formula="of:=YEAR([.C201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1H15M15S">
            <text:p>01:15:1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2])" office:value-type="float" office:value="1">
            <text:p>1</text:p>
          </table:table-cell>
          <table:table-cell table:formula="of:=YEAR([.C202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0H09M39S">
            <text:p>12:09:3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3])" office:value-type="float" office:value="1">
            <text:p>1</text:p>
          </table:table-cell>
          <table:table-cell table:formula="of:=YEAR([.C203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23H01M08S">
            <text:p>11:01:0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4])" office:value-type="float" office:value="1">
            <text:p>1</text:p>
          </table:table-cell>
          <table:table-cell table:formula="of:=YEAR([.C204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22H18M42S">
            <text:p>10:18:4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5])" office:value-type="float" office:value="1">
            <text:p>1</text:p>
          </table:table-cell>
          <table:table-cell table:formula="of:=YEAR([.C205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8H45M14S">
            <text:p>06:45:14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6])" office:value-type="float" office:value="1">
            <text:p>1</text:p>
          </table:table-cell>
          <table:table-cell table:formula="of:=YEAR([.C206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8H08M45S">
            <text:p>06:08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0">
            <text:p>120</text:p>
          </table:table-cell>
          <table:table-cell office:value-type="float" office:value="-4.98">
            <text:p>-4.98</text:p>
          </table:table-cell>
          <table:table-cell office:value-type="float" office:value="115.02">
            <text:p>115.0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7])" office:value-type="float" office:value="1">
            <text:p>1</text:p>
          </table:table-cell>
          <table:table-cell table:formula="of:=YEAR([.C207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5H06M49S">
            <text:p>03:06:4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8])" office:value-type="float" office:value="1">
            <text:p>1</text:p>
          </table:table-cell>
          <table:table-cell table:formula="of:=YEAR([.C208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4H09M52S">
            <text:p>02:09:5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09])" office:value-type="float" office:value="1">
            <text:p>1</text:p>
          </table:table-cell>
          <table:table-cell table:formula="of:=YEAR([.C209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4H01M54S">
            <text:p>02:01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0])" office:value-type="float" office:value="1">
            <text:p>1</text:p>
          </table:table-cell>
          <table:table-cell table:formula="of:=YEAR([.C210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3H02M10S">
            <text:p>01:02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1])" office:value-type="float" office:value="1">
            <text:p>1</text:p>
          </table:table-cell>
          <table:table-cell table:formula="of:=YEAR([.C211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59M53S">
            <text:p>11:59:53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2])" office:value-type="float" office:value="1">
            <text:p>1</text:p>
          </table:table-cell>
          <table:table-cell table:formula="of:=YEAR([.C212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19M52S">
            <text:p>11:19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3])" office:value-type="float" office:value="1">
            <text:p>1</text:p>
          </table:table-cell>
          <table:table-cell table:formula="of:=YEAR([.C213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01M54S">
            <text:p>11:01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4])" office:value-type="float" office:value="1">
            <text:p>1</text:p>
          </table:table-cell>
          <table:table-cell table:formula="of:=YEAR([.C214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0H42M12S">
            <text:p>10:42:1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5])" office:value-type="float" office:value="1">
            <text:p>1</text:p>
          </table:table-cell>
          <table:table-cell table:formula="of:=YEAR([.C215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08H48M29S">
            <text:p>08:48:2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6])" office:value-type="float" office:value="1">
            <text:p>1</text:p>
          </table:table-cell>
          <table:table-cell table:formula="of:=YEAR([.C216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01H41M38S">
            <text:p>01:41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7])" office:value-type="float" office:value="1">
            <text:p>1</text:p>
          </table:table-cell>
          <table:table-cell table:formula="of:=YEAR([.C217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7H57M26S">
            <text:p>05:57:26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8])" office:value-type="float" office:value="1">
            <text:p>1</text:p>
          </table:table-cell>
          <table:table-cell table:formula="of:=YEAR([.C218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5H46M13S">
            <text:p>03:46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19])" office:value-type="float" office:value="1">
            <text:p>1</text:p>
          </table:table-cell>
          <table:table-cell table:formula="of:=YEAR([.C219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5H18M11S">
            <text:p>03:18:1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0])" office:value-type="float" office:value="1">
            <text:p>1</text:p>
          </table:table-cell>
          <table:table-cell table:formula="of:=YEAR([.C220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54M19S">
            <text:p>02:54:1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1])" office:value-type="float" office:value="1">
            <text:p>1</text:p>
          </table:table-cell>
          <table:table-cell table:formula="of:=YEAR([.C221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53M34S">
            <text:p>02:53:34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2])" office:value-type="float" office:value="1">
            <text:p>1</text:p>
          </table:table-cell>
          <table:table-cell table:formula="of:=YEAR([.C222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00M28S">
            <text:p>02:00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3])" office:value-type="float" office:value="1">
            <text:p>1</text:p>
          </table:table-cell>
          <table:table-cell table:formula="of:=YEAR([.C223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2H21M06S">
            <text:p>12:21:0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4])" office:value-type="float" office:value="1">
            <text:p>1</text:p>
          </table:table-cell>
          <table:table-cell table:formula="of:=YEAR([.C224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2H02M20S">
            <text:p>12:02:2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5])" office:value-type="float" office:value="1">
            <text:p>1</text:p>
          </table:table-cell>
          <table:table-cell table:formula="of:=YEAR([.C225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0H16M31S">
            <text:p>10:16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6])" office:value-type="float" office:value="1">
            <text:p>1</text:p>
          </table:table-cell>
          <table:table-cell table:formula="of:=YEAR([.C226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6H41M37S">
            <text:p>06:41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7])" office:value-type="float" office:value="1">
            <text:p>1</text:p>
          </table:table-cell>
          <table:table-cell table:formula="of:=YEAR([.C227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5H17M39S">
            <text:p>05:17:3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8])" office:value-type="float" office:value="1">
            <text:p>1</text:p>
          </table:table-cell>
          <table:table-cell table:formula="of:=YEAR([.C228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4H54M23S">
            <text:p>04:54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29])" office:value-type="float" office:value="1">
            <text:p>1</text:p>
          </table:table-cell>
          <table:table-cell table:formula="of:=YEAR([.C229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2H06M44S">
            <text:p>02:06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0])" office:value-type="float" office:value="1">
            <text:p>1</text:p>
          </table:table-cell>
          <table:table-cell table:formula="of:=YEAR([.C230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0H41M15S">
            <text:p>12:41:1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1])" office:value-type="float" office:value="1">
            <text:p>1</text:p>
          </table:table-cell>
          <table:table-cell table:formula="of:=YEAR([.C231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23H11M49S">
            <text:p>11:11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2])" office:value-type="float" office:value="1">
            <text:p>1</text:p>
          </table:table-cell>
          <table:table-cell table:formula="of:=YEAR([.C232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20H54M59S">
            <text:p>08:54:5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3])" office:value-type="float" office:value="1">
            <text:p>1</text:p>
          </table:table-cell>
          <table:table-cell table:formula="of:=YEAR([.C233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8H36M36S">
            <text:p>06:36:36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4])" office:value-type="float" office:value="1">
            <text:p>1</text:p>
          </table:table-cell>
          <table:table-cell table:formula="of:=YEAR([.C234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6H06M32S">
            <text:p>04:06:3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5])" office:value-type="float" office:value="1">
            <text:p>1</text:p>
          </table:table-cell>
          <table:table-cell table:formula="of:=YEAR([.C235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5H22M28S">
            <text:p>03:22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6])" office:value-type="float" office:value="1">
            <text:p>1</text:p>
          </table:table-cell>
          <table:table-cell table:formula="of:=YEAR([.C236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4H01M52S">
            <text:p>02:01:5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7])" office:value-type="float" office:value="1">
            <text:p>1</text:p>
          </table:table-cell>
          <table:table-cell table:formula="of:=YEAR([.C237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3H28M02S">
            <text:p>01:28:0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8])" office:value-type="float" office:value="1">
            <text:p>1</text:p>
          </table:table-cell>
          <table:table-cell table:formula="of:=YEAR([.C238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0H56M50S">
            <text:p>10:56:5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39])" office:value-type="float" office:value="1">
            <text:p>1</text:p>
          </table:table-cell>
          <table:table-cell table:formula="of:=YEAR([.C239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9H25M21S">
            <text:p>09:25:2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0])" office:value-type="float" office:value="1">
            <text:p>1</text:p>
          </table:table-cell>
          <table:table-cell table:formula="of:=YEAR([.C240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7H45M09S">
            <text:p>07:45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1])" office:value-type="float" office:value="1">
            <text:p>1</text:p>
          </table:table-cell>
          <table:table-cell table:formula="of:=YEAR([.C241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53M16S">
            <text:p>02:53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for 10$ a 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2])" office:value-type="float" office:value="1">
            <text:p>1</text:p>
          </table:table-cell>
          <table:table-cell table:formula="of:=YEAR([.C242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19M58S">
            <text:p>02:19:5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3])" office:value-type="float" office:value="1">
            <text:p>1</text:p>
          </table:table-cell>
          <table:table-cell table:formula="of:=YEAR([.C243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18M11S">
            <text:p>02:18:1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4])" office:value-type="float" office:value="1">
            <text:p>1</text:p>
          </table:table-cell>
          <table:table-cell table:formula="of:=YEAR([.C244])" office:value-type="float" office:value="2009">
            <text:p>2009</text:p>
          </table:table-cell>
          <table:table-cell office:value-type="date" office:date-value="2009-01-13">
            <text:p>01/13/09</text:p>
          </table:table-cell>
          <table:table-cell office:value-type="time" office:time-value="PT17H48M41S">
            <text:p>05:48:4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5])" office:value-type="float" office:value="1">
            <text:p>1</text:p>
          </table:table-cell>
          <table:table-cell table:formula="of:=YEAR([.C245])" office:value-type="float" office:value="2009">
            <text:p>2009</text:p>
          </table:table-cell>
          <table:table-cell office:value-type="date" office:date-value="2009-01-13">
            <text:p>01/13/09</text:p>
          </table:table-cell>
          <table:table-cell office:value-type="time" office:time-value="PT17H00M13S">
            <text:p>05:00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for 10$ a 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6])" office:value-type="float" office:value="1">
            <text:p>1</text:p>
          </table:table-cell>
          <table:table-cell table:formula="of:=YEAR([.C246])" office:value-type="float" office:value="2009">
            <text:p>2009</text:p>
          </table:table-cell>
          <table:table-cell office:value-type="date" office:date-value="2009-01-10">
            <text:p>01/10/09</text:p>
          </table:table-cell>
          <table:table-cell office:value-type="time" office:time-value="PT00H13M41S">
            <text:p>12:13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7])" office:value-type="float" office:value="1">
            <text:p>1</text:p>
          </table:table-cell>
          <table:table-cell table:formula="of:=YEAR([.C247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18H06M39S">
            <text:p>06:06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8])" office:value-type="float" office:value="1">
            <text:p>1</text:p>
          </table:table-cell>
          <table:table-cell table:formula="of:=YEAR([.C248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16H47M12S">
            <text:p>04:47:1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You will recieve a postcard from Diego Escalante Urrelo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49])" office:value-type="float" office:value="1">
            <text:p>1</text:p>
          </table:table-cell>
          <table:table-cell table:formula="of:=YEAR([.C249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08H37M41S">
            <text:p>08:37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0])" office:value-type="float" office:value="1">
            <text:p>1</text:p>
          </table:table-cell>
          <table:table-cell table:formula="of:=YEAR([.C250])" office:value-type="float" office:value="2009">
            <text:p>2009</text:p>
          </table:table-cell>
          <table:table-cell office:value-type="date" office:date-value="2009-01-06">
            <text:p>01/06/09</text:p>
          </table:table-cell>
          <table:table-cell office:value-type="time" office:time-value="PT08H31M25S">
            <text:p>08:31:2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5">
            <text:p>4.65</text:p>
          </table:table-cell>
          <table:table-cell office:value-type="float" office:value="0">
            <text:p>0</text:p>
          </table:table-cell>
          <table:table-cell office:value-type="float" office:value="4.65">
            <text:p>4.6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1])" office:value-type="float" office:value="1">
            <text:p>1</text:p>
          </table:table-cell>
          <table:table-cell table:formula="of:=YEAR([.C251])" office:value-type="float" office:value="2009">
            <text:p>2009</text:p>
          </table:table-cell>
          <table:table-cell office:value-type="date" office:date-value="2009-01-05">
            <text:p>01/05/09</text:p>
          </table:table-cell>
          <table:table-cell office:value-type="time" office:time-value="PT11H08M38S">
            <text:p>11:08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2])" office:value-type="float" office:value="1">
            <text:p>1</text:p>
          </table:table-cell>
          <table:table-cell table:formula="of:=YEAR([.C252])" office:value-type="float" office:value="2009">
            <text:p>2009</text:p>
          </table:table-cell>
          <table:table-cell office:value-type="date" office:date-value="2009-01-02">
            <text:p>01/02/09</text:p>
          </table:table-cell>
          <table:table-cell office:value-type="time" office:time-value="PT13H10M10S">
            <text:p>01:10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39">
            <text:p>-0.39</text:p>
          </table:table-cell>
          <table:table-cell office:value-type="float" office:value="2.61">
            <text:p>2.6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3])" office:value-type="float" office:value="2">
            <text:p>2</text:p>
          </table:table-cell>
          <table:table-cell table:formula="of:=YEAR([.C253])" office:value-type="float" office:value="2009">
            <text:p>2009</text:p>
          </table:table-cell>
          <table:table-cell office:value-type="date" office:date-value="2009-02-28">
            <text:p>02/28/09</text:p>
          </table:table-cell>
          <table:table-cell office:value-type="time" office:time-value="PT14H16M28S">
            <text:p>02:16:2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4])" office:value-type="float" office:value="2">
            <text:p>2</text:p>
          </table:table-cell>
          <table:table-cell table:formula="of:=YEAR([.C254])" office:value-type="float" office:value="2009">
            <text:p>2009</text:p>
          </table:table-cell>
          <table:table-cell office:value-type="date" office:date-value="2009-02-28">
            <text:p>02/28/09</text:p>
          </table:table-cell>
          <table:table-cell office:value-type="time" office:time-value="PT05H04M52S">
            <text:p>05:04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5])" office:value-type="float" office:value="2">
            <text:p>2</text:p>
          </table:table-cell>
          <table:table-cell table:formula="of:=YEAR([.C255])" office:value-type="float" office:value="2009">
            <text:p>2009</text:p>
          </table:table-cell>
          <table:table-cell office:value-type="date" office:date-value="2009-02-27">
            <text:p>02/27/09</text:p>
          </table:table-cell>
          <table:table-cell office:value-type="time" office:time-value="PT20H53M15S">
            <text:p>08:53:1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6])" office:value-type="float" office:value="2">
            <text:p>2</text:p>
          </table:table-cell>
          <table:table-cell table:formula="of:=YEAR([.C256])" office:value-type="float" office:value="2009">
            <text:p>2009</text:p>
          </table:table-cell>
          <table:table-cell office:value-type="date" office:date-value="2009-02-27">
            <text:p>02/27/09</text:p>
          </table:table-cell>
          <table:table-cell office:value-type="time" office:time-value="PT16H41M48S">
            <text:p>04:41:4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7])" office:value-type="float" office:value="2">
            <text:p>2</text:p>
          </table:table-cell>
          <table:table-cell table:formula="of:=YEAR([.C257])" office:value-type="float" office:value="2009">
            <text:p>2009</text:p>
          </table:table-cell>
          <table:table-cell office:value-type="date" office:date-value="2009-02-26">
            <text:p>02/26/09</text:p>
          </table:table-cell>
          <table:table-cell office:value-type="time" office:time-value="PT11H35M55S">
            <text:p>11:35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8])" office:value-type="float" office:value="2">
            <text:p>2</text:p>
          </table:table-cell>
          <table:table-cell table:formula="of:=YEAR([.C258])" office:value-type="float" office:value="2009">
            <text:p>2009</text:p>
          </table:table-cell>
          <table:table-cell office:value-type="date" office:date-value="2009-02-24">
            <text:p>02/24/09</text:p>
          </table:table-cell>
          <table:table-cell office:value-type="time" office:time-value="PT17H09M48S">
            <text:p>05:09:4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59])" office:value-type="float" office:value="2">
            <text:p>2</text:p>
          </table:table-cell>
          <table:table-cell table:formula="of:=YEAR([.C259])" office:value-type="float" office:value="2009">
            <text:p>2009</text:p>
          </table:table-cell>
          <table:table-cell office:value-type="date" office:date-value="2009-02-23">
            <text:p>02/23/09</text:p>
          </table:table-cell>
          <table:table-cell office:value-type="time" office:time-value="PT19H41M57S">
            <text:p>07:41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0])" office:value-type="float" office:value="2">
            <text:p>2</text:p>
          </table:table-cell>
          <table:table-cell table:formula="of:=YEAR([.C260])" office:value-type="float" office:value="2009">
            <text:p>2009</text:p>
          </table:table-cell>
          <table:table-cell office:value-type="date" office:date-value="2009-02-22">
            <text:p>02/22/09</text:p>
          </table:table-cell>
          <table:table-cell office:value-type="time" office:time-value="PT10H16M29S">
            <text:p>10:16:2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1])" office:value-type="float" office:value="2">
            <text:p>2</text:p>
          </table:table-cell>
          <table:table-cell table:formula="of:=YEAR([.C261])" office:value-type="float" office:value="2009">
            <text:p>2009</text:p>
          </table:table-cell>
          <table:table-cell office:value-type="date" office:date-value="2009-02-20">
            <text:p>02/20/09</text:p>
          </table:table-cell>
          <table:table-cell office:value-type="time" office:time-value="PT15H51M47S">
            <text:p>03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2])" office:value-type="float" office:value="2">
            <text:p>2</text:p>
          </table:table-cell>
          <table:table-cell table:formula="of:=YEAR([.C262])" office:value-type="float" office:value="2009">
            <text:p>2009</text:p>
          </table:table-cell>
          <table:table-cell office:value-type="date" office:date-value="2009-02-20">
            <text:p>02/20/09</text:p>
          </table:table-cell>
          <table:table-cell office:value-type="time" office:time-value="PT00H43M17S">
            <text:p>12:43:1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3])" office:value-type="float" office:value="2">
            <text:p>2</text:p>
          </table:table-cell>
          <table:table-cell table:formula="of:=YEAR([.C263])" office:value-type="float" office:value="2009">
            <text:p>2009</text:p>
          </table:table-cell>
          <table:table-cell office:value-type="date" office:date-value="2009-02-19">
            <text:p>02/19/09</text:p>
          </table:table-cell>
          <table:table-cell office:value-type="time" office:time-value="PT09H26M43S">
            <text:p>09:26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4])" office:value-type="float" office:value="2">
            <text:p>2</text:p>
          </table:table-cell>
          <table:table-cell table:formula="of:=YEAR([.C264])" office:value-type="float" office:value="2009">
            <text:p>2009</text:p>
          </table:table-cell>
          <table:table-cell office:value-type="date" office:date-value="2009-02-18">
            <text:p>02/18/09</text:p>
          </table:table-cell>
          <table:table-cell office:value-type="time" office:time-value="PT19H38M10S">
            <text:p>07:38:1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5])" office:value-type="float" office:value="12">
            <text:p>12</text:p>
          </table:table-cell>
          <table:table-cell table:formula="of:=YEAR([.C265])" office:value-type="float" office:value="2007">
            <text:p>2007</text:p>
          </table:table-cell>
          <table:table-cell office:value-type="date" office:date-value="2007-12-31">
            <text:p>12/31/07</text:p>
          </table:table-cell>
          <table:table-cell office:value-type="time" office:time-value="PT17H58M46S">
            <text:p>05:58:4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01">
            <text:p>0.01</text:p>
          </table:table-cell>
          <table:table-cell office:value-type="float" office:value="-0.01">
            <text:p>-0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6])" office:value-type="float" office:value="12">
            <text:p>12</text:p>
          </table:table-cell>
          <table:table-cell table:formula="of:=YEAR([.C266])" office:value-type="float" office:value="2007">
            <text:p>2007</text:p>
          </table:table-cell>
          <table:table-cell office:value-type="date" office:date-value="2007-12-26">
            <text:p>12/26/07</text:p>
          </table:table-cell>
          <table:table-cell office:value-type="time" office:time-value="PT08H14M54S">
            <text:p>08:14:54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7])" office:value-type="float" office:value="12">
            <text:p>12</text:p>
          </table:table-cell>
          <table:table-cell table:formula="of:=YEAR([.C267])" office:value-type="float" office:value="2007">
            <text:p>2007</text:p>
          </table:table-cell>
          <table:table-cell office:value-type="date" office:date-value="2007-12-23">
            <text:p>12/23/07</text:p>
          </table:table-cell>
          <table:table-cell office:value-type="time" office:time-value="PT04H54M45S">
            <text:p>04:54:4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8])" office:value-type="float" office:value="12">
            <text:p>12</text:p>
          </table:table-cell>
          <table:table-cell table:formula="of:=YEAR([.C268])" office:value-type="float" office:value="2007">
            <text:p>2007</text:p>
          </table:table-cell>
          <table:table-cell office:value-type="date" office:date-value="2007-12-23">
            <text:p>12/23/07</text:p>
          </table:table-cell>
          <table:table-cell office:value-type="time" office:time-value="PT02H21M49S">
            <text:p>02:21:4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69])" office:value-type="float" office:value="12">
            <text:p>12</text:p>
          </table:table-cell>
          <table:table-cell table:formula="of:=YEAR([.C269])" office:value-type="float" office:value="2007">
            <text:p>2007</text:p>
          </table:table-cell>
          <table:table-cell office:value-type="date" office:date-value="2007-12-22">
            <text:p>12/22/07</text:p>
          </table:table-cell>
          <table:table-cell office:value-type="time" office:time-value="PT13H19M37S">
            <text:p>01:19:3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0])" office:value-type="float" office:value="12">
            <text:p>12</text:p>
          </table:table-cell>
          <table:table-cell table:formula="of:=YEAR([.C270])" office:value-type="float" office:value="2007">
            <text:p>2007</text:p>
          </table:table-cell>
          <table:table-cell office:value-type="date" office:date-value="2007-12-19">
            <text:p>12/19/07</text:p>
          </table:table-cell>
          <table:table-cell office:value-type="time" office:time-value="PT09H25M41S">
            <text:p>09:25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1])" office:value-type="float" office:value="12">
            <text:p>12</text:p>
          </table:table-cell>
          <table:table-cell table:formula="of:=YEAR([.C271])" office:value-type="float" office:value="2007">
            <text:p>2007</text:p>
          </table:table-cell>
          <table:table-cell office:value-type="date" office:date-value="2007-12-16">
            <text:p>12/16/07</text:p>
          </table:table-cell>
          <table:table-cell office:value-type="time" office:time-value="PT18H13M56S">
            <text:p>06:13:5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2])" office:value-type="float" office:value="12">
            <text:p>12</text:p>
          </table:table-cell>
          <table:table-cell table:formula="of:=YEAR([.C272])" office:value-type="float" office:value="2007">
            <text:p>2007</text:p>
          </table:table-cell>
          <table:table-cell office:value-type="date" office:date-value="2007-12-16">
            <text:p>12/16/07</text:p>
          </table:table-cell>
          <table:table-cell office:value-type="time" office:time-value="PT15H52M50S">
            <text:p>03:52:5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3])" office:value-type="float" office:value="12">
            <text:p>12</text:p>
          </table:table-cell>
          <table:table-cell table:formula="of:=YEAR([.C273])" office:value-type="float" office:value="2007">
            <text:p>2007</text:p>
          </table:table-cell>
          <table:table-cell office:value-type="date" office:date-value="2007-12-12">
            <text:p>12/12/07</text:p>
          </table:table-cell>
          <table:table-cell office:value-type="time" office:time-value="PT03H47M26S">
            <text:p>03:47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4])" office:value-type="float" office:value="12">
            <text:p>12</text:p>
          </table:table-cell>
          <table:table-cell table:formula="of:=YEAR([.C274])" office:value-type="float" office:value="2007">
            <text:p>2007</text:p>
          </table:table-cell>
          <table:table-cell office:value-type="date" office:date-value="2007-12-10">
            <text:p>12/10/07</text:p>
          </table:table-cell>
          <table:table-cell office:value-type="time" office:time-value="PT09H50M28S">
            <text:p>09:50:2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5])" office:value-type="float" office:value="12">
            <text:p>12</text:p>
          </table:table-cell>
          <table:table-cell table:formula="of:=YEAR([.C275])" office:value-type="float" office:value="2007">
            <text:p>2007</text:p>
          </table:table-cell>
          <table:table-cell office:value-type="date" office:date-value="2007-12-07">
            <text:p>12/07/07</text:p>
          </table:table-cell>
          <table:table-cell office:value-type="time" office:time-value="PT08H10M20S">
            <text:p>08:10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6])" office:value-type="float" office:value="12">
            <text:p>12</text:p>
          </table:table-cell>
          <table:table-cell table:formula="of:=YEAR([.C276])" office:value-type="float" office:value="2007">
            <text:p>2007</text:p>
          </table:table-cell>
          <table:table-cell office:value-type="date" office:date-value="2007-12-03">
            <text:p>12/03/07</text:p>
          </table:table-cell>
          <table:table-cell office:value-type="time" office:time-value="PT18H19M14S">
            <text:p>06:19:1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12">
            <text:p>-12</text:p>
          </table:table-cell>
          <table:table-cell office:value-type="float" office:value="288">
            <text:p>28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7])" office:value-type="float" office:value="11">
            <text:p>11</text:p>
          </table:table-cell>
          <table:table-cell table:formula="of:=YEAR([.C277])" office:value-type="float" office:value="2007">
            <text:p>2007</text:p>
          </table:table-cell>
          <table:table-cell office:value-type="date" office:date-value="2007-11-18">
            <text:p>11/18/07</text:p>
          </table:table-cell>
          <table:table-cell office:value-type="time" office:time-value="PT17H47M49S">
            <text:p>05:47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8])" office:value-type="float" office:value="11">
            <text:p>11</text:p>
          </table:table-cell>
          <table:table-cell table:formula="of:=YEAR([.C278])" office:value-type="float" office:value="2007">
            <text:p>2007</text:p>
          </table:table-cell>
          <table:table-cell office:value-type="date" office:date-value="2007-11-16">
            <text:p>11/16/07</text:p>
          </table:table-cell>
          <table:table-cell office:value-type="time" office:time-value="PT10H00M00S">
            <text:p>10:00:0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79])" office:value-type="float" office:value="11">
            <text:p>11</text:p>
          </table:table-cell>
          <table:table-cell table:formula="of:=YEAR([.C279])" office:value-type="float" office:value="2007">
            <text:p>2007</text:p>
          </table:table-cell>
          <table:table-cell office:value-type="date" office:date-value="2007-11-14">
            <text:p>11/14/07</text:p>
          </table:table-cell>
          <table:table-cell office:value-type="time" office:time-value="PT14H13M13S">
            <text:p>02:13:13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0])" office:value-type="float" office:value="11">
            <text:p>11</text:p>
          </table:table-cell>
          <table:table-cell table:formula="of:=YEAR([.C280])" office:value-type="float" office:value="2007">
            <text:p>2007</text:p>
          </table:table-cell>
          <table:table-cell office:value-type="date" office:date-value="2007-11-05">
            <text:p>11/05/07</text:p>
          </table:table-cell>
          <table:table-cell office:value-type="time" office:time-value="PT11H45M04S">
            <text:p>11:45:04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1])" office:value-type="float" office:value="10">
            <text:p>10</text:p>
          </table:table-cell>
          <table:table-cell table:formula="of:=YEAR([.C281])" office:value-type="float" office:value="2007">
            <text:p>2007</text:p>
          </table:table-cell>
          <table:table-cell office:value-type="date" office:date-value="2007-10-31">
            <text:p>10/31/07</text:p>
          </table:table-cell>
          <table:table-cell office:value-type="time" office:time-value="PT17H59M34S">
            <text:p>05:59:3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2])" office:value-type="float" office:value="10">
            <text:p>10</text:p>
          </table:table-cell>
          <table:table-cell table:formula="of:=YEAR([.C282])" office:value-type="float" office:value="2007">
            <text:p>2007</text:p>
          </table:table-cell>
          <table:table-cell office:value-type="date" office:date-value="2007-10-31">
            <text:p>10/31/07</text:p>
          </table:table-cell>
          <table:table-cell office:value-type="time" office:time-value="PT08H59M48S">
            <text:p>08:59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3])" office:value-type="float" office:value="10">
            <text:p>10</text:p>
          </table:table-cell>
          <table:table-cell table:formula="of:=YEAR([.C283])" office:value-type="float" office:value="2007">
            <text:p>2007</text:p>
          </table:table-cell>
          <table:table-cell office:value-type="date" office:date-value="2007-10-22">
            <text:p>10/22/07</text:p>
          </table:table-cell>
          <table:table-cell office:value-type="time" office:time-value="PT12H29M51S">
            <text:p>12:29:51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4])" office:value-type="float" office:value="10">
            <text:p>10</text:p>
          </table:table-cell>
          <table:table-cell table:formula="of:=YEAR([.C284])" office:value-type="float" office:value="2007">
            <text:p>2007</text:p>
          </table:table-cell>
          <table:table-cell office:value-type="date" office:date-value="2007-10-16">
            <text:p>10/16/07</text:p>
          </table:table-cell>
          <table:table-cell office:value-type="time" office:time-value="PT12H24M44S">
            <text:p>12:24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.99">
            <text:p>49.99</text:p>
          </table:table-cell>
          <table:table-cell office:value-type="float" office:value="-1.75">
            <text:p>-1.75</text:p>
          </table:table-cell>
          <table:table-cell office:value-type="float" office:value="48.24">
            <text:p>48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5])" office:value-type="float" office:value="10">
            <text:p>10</text:p>
          </table:table-cell>
          <table:table-cell table:formula="of:=YEAR([.C285])" office:value-type="float" office:value="2007">
            <text:p>2007</text:p>
          </table:table-cell>
          <table:table-cell office:value-type="date" office:date-value="2007-10-09">
            <text:p>10/09/07</text:p>
          </table:table-cell>
          <table:table-cell office:value-type="time" office:time-value="PT04H40M33S">
            <text:p>04:40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6])" office:value-type="float" office:value="10">
            <text:p>10</text:p>
          </table:table-cell>
          <table:table-cell table:formula="of:=YEAR([.C286])" office:value-type="float" office:value="2007">
            <text:p>2007</text:p>
          </table:table-cell>
          <table:table-cell office:value-type="date" office:date-value="2007-10-04">
            <text:p>10/04/07</text:p>
          </table:table-cell>
          <table:table-cell office:value-type="time" office:time-value="PT13H12M47S">
            <text:p>01:12:4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5">
            <text:p>65</text:p>
          </table:table-cell>
          <table:table-cell office:value-type="float" office:value="-2.84">
            <text:p>-2.84</text:p>
          </table:table-cell>
          <table:table-cell office:value-type="float" office:value="62.16">
            <text:p>62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7])" office:value-type="float" office:value="10">
            <text:p>10</text:p>
          </table:table-cell>
          <table:table-cell table:formula="of:=YEAR([.C287])" office:value-type="float" office:value="2007">
            <text:p>2007</text:p>
          </table:table-cell>
          <table:table-cell office:value-type="date" office:date-value="2007-10-02">
            <text:p>10/02/07</text:p>
          </table:table-cell>
          <table:table-cell office:value-type="time" office:time-value="PT08H26M29S">
            <text:p>08:26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8])" office:value-type="float" office:value="10">
            <text:p>10</text:p>
          </table:table-cell>
          <table:table-cell table:formula="of:=YEAR([.C288])" office:value-type="float" office:value="2007">
            <text:p>2007</text:p>
          </table:table-cell>
          <table:table-cell office:value-type="date" office:date-value="2007-10-02">
            <text:p>10/02/07</text:p>
          </table:table-cell>
          <table:table-cell office:value-type="time" office:time-value="PT08H26M20S">
            <text:p>08:26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89])" office:value-type="float" office:value="9">
            <text:p>9</text:p>
          </table:table-cell>
          <table:table-cell table:formula="of:=YEAR([.C289])" office:value-type="float" office:value="2007">
            <text:p>2007</text:p>
          </table:table-cell>
          <table:table-cell office:value-type="date" office:date-value="2007-09-23">
            <text:p>09/23/07</text:p>
          </table:table-cell>
          <table:table-cell office:value-type="time" office:time-value="PT19H43M09S">
            <text:p>07:43:0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NZD</text:p>
          </table:table-cell>
          <table:table-cell office:value-type="float" office:value="1000">
            <text:p>1000</text:p>
          </table:table-cell>
          <table:table-cell office:value-type="float" office:value="-39.45">
            <text:p>-39.45</text:p>
          </table:table-cell>
          <table:table-cell office:value-type="float" office:value="960.55">
            <text:p>960.5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0])" office:value-type="float" office:value="9">
            <text:p>9</text:p>
          </table:table-cell>
          <table:table-cell table:formula="of:=YEAR([.C290])" office:value-type="float" office:value="2007">
            <text:p>2007</text:p>
          </table:table-cell>
          <table:table-cell office:value-type="date" office:date-value="2007-09-20">
            <text:p>09/20/07</text:p>
          </table:table-cell>
          <table:table-cell office:value-type="time" office:time-value="PT05H11M41S">
            <text:p>05:11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8">
            <text:p>38</text:p>
          </table:table-cell>
          <table:table-cell office:value-type="float" office:value="-1.78">
            <text:p>-1.78</text:p>
          </table:table-cell>
          <table:table-cell office:value-type="float" office:value="36.22">
            <text:p>36.2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1])" office:value-type="float" office:value="9">
            <text:p>9</text:p>
          </table:table-cell>
          <table:table-cell table:formula="of:=YEAR([.C291])" office:value-type="float" office:value="2007">
            <text:p>2007</text:p>
          </table:table-cell>
          <table:table-cell office:value-type="date" office:date-value="2007-09-17">
            <text:p>09/17/07</text:p>
          </table:table-cell>
          <table:table-cell office:value-type="time" office:time-value="PT07H33M53S">
            <text:p>07:33:5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2])" office:value-type="float" office:value="9">
            <text:p>9</text:p>
          </table:table-cell>
          <table:table-cell table:formula="of:=YEAR([.C292])" office:value-type="float" office:value="2007">
            <text:p>2007</text:p>
          </table:table-cell>
          <table:table-cell office:value-type="date" office:date-value="2007-09-15">
            <text:p>09/15/07</text:p>
          </table:table-cell>
          <table:table-cell office:value-type="time" office:time-value="PT19H40M56S">
            <text:p>07:40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">
            <text:p>49</text:p>
          </table:table-cell>
          <table:table-cell office:value-type="float" office:value="-2.21">
            <text:p>-2.21</text:p>
          </table:table-cell>
          <table:table-cell office:value-type="float" office:value="46.79">
            <text:p>46.7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3])" office:value-type="float" office:value="9">
            <text:p>9</text:p>
          </table:table-cell>
          <table:table-cell table:formula="of:=YEAR([.C293])" office:value-type="float" office:value="2007">
            <text:p>2007</text:p>
          </table:table-cell>
          <table:table-cell office:value-type="date" office:date-value="2007-09-15">
            <text:p>09/15/07</text:p>
          </table:table-cell>
          <table:table-cell office:value-type="time" office:time-value="PT04H40M43S">
            <text:p>04:4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9.99">
            <text:p>249.99</text:p>
          </table:table-cell>
          <table:table-cell office:value-type="float" office:value="-10.05">
            <text:p>-10.05</text:p>
          </table:table-cell>
          <table:table-cell office:value-type="float" office:value="239.94">
            <text:p>239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4])" office:value-type="float" office:value="9">
            <text:p>9</text:p>
          </table:table-cell>
          <table:table-cell table:formula="of:=YEAR([.C294])" office:value-type="float" office:value="2007">
            <text:p>2007</text:p>
          </table:table-cell>
          <table:table-cell office:value-type="date" office:date-value="2007-09-12">
            <text:p>09/12/07</text:p>
          </table:table-cell>
          <table:table-cell office:value-type="time" office:time-value="PT08H58M29S">
            <text:p>08:58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5])" office:value-type="float" office:value="9">
            <text:p>9</text:p>
          </table:table-cell>
          <table:table-cell table:formula="of:=YEAR([.C295])" office:value-type="float" office:value="2007">
            <text:p>2007</text:p>
          </table:table-cell>
          <table:table-cell office:value-type="date" office:date-value="2007-09-10">
            <text:p>09/10/07</text:p>
          </table:table-cell>
          <table:table-cell office:value-type="time" office:time-value="PT14H12M16S">
            <text:p>02:12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6])" office:value-type="float" office:value="9">
            <text:p>9</text:p>
          </table:table-cell>
          <table:table-cell table:formula="of:=YEAR([.C296])" office:value-type="float" office:value="2007">
            <text:p>2007</text:p>
          </table:table-cell>
          <table:table-cell office:value-type="date" office:date-value="2007-09-08">
            <text:p>09/08/07</text:p>
          </table:table-cell>
          <table:table-cell office:value-type="time" office:time-value="PT04H41M38S">
            <text:p>04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42">
            <text:p>-0.42</text:p>
          </table:table-cell>
          <table:table-cell office:value-type="float" office:value="2.58">
            <text:p>2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7])" office:value-type="float" office:value="9">
            <text:p>9</text:p>
          </table:table-cell>
          <table:table-cell table:formula="of:=YEAR([.C297])" office:value-type="float" office:value="2007">
            <text:p>2007</text:p>
          </table:table-cell>
          <table:table-cell office:value-type="date" office:date-value="2007-09-05">
            <text:p>09/05/07</text:p>
          </table:table-cell>
          <table:table-cell office:value-type="time" office:time-value="PT10H31M20S">
            <text:p>10:31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8])" office:value-type="float" office:value="8">
            <text:p>8</text:p>
          </table:table-cell>
          <table:table-cell table:formula="of:=YEAR([.C298])" office:value-type="float" office:value="2007">
            <text:p>2007</text:p>
          </table:table-cell>
          <table:table-cell office:value-type="date" office:date-value="2007-08-31">
            <text:p>08/31/07</text:p>
          </table:table-cell>
          <table:table-cell office:value-type="time" office:time-value="PT08H52M46S">
            <text:p>08:52:4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299])" office:value-type="float" office:value="8">
            <text:p>8</text:p>
          </table:table-cell>
          <table:table-cell table:formula="of:=YEAR([.C299])" office:value-type="float" office:value="2007">
            <text:p>2007</text:p>
          </table:table-cell>
          <table:table-cell office:value-type="date" office:date-value="2007-08-29">
            <text:p>08/29/07</text:p>
          </table:table-cell>
          <table:table-cell office:value-type="time" office:time-value="PT05H58M39S">
            <text:p>05:58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0])" office:value-type="float" office:value="8">
            <text:p>8</text:p>
          </table:table-cell>
          <table:table-cell table:formula="of:=YEAR([.C300])" office:value-type="float" office:value="2007">
            <text:p>2007</text:p>
          </table:table-cell>
          <table:table-cell office:value-type="date" office:date-value="2007-08-25">
            <text:p>08/25/07</text:p>
          </table:table-cell>
          <table:table-cell office:value-type="time" office:time-value="PT10H24M45S">
            <text:p>10:24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1])" office:value-type="float" office:value="8">
            <text:p>8</text:p>
          </table:table-cell>
          <table:table-cell table:formula="of:=YEAR([.C301])" office:value-type="float" office:value="2007">
            <text:p>2007</text:p>
          </table:table-cell>
          <table:table-cell office:value-type="date" office:date-value="2007-08-07">
            <text:p>08/07/07</text:p>
          </table:table-cell>
          <table:table-cell office:value-type="time" office:time-value="PT09H58M36S">
            <text:p>09:58:3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2])" office:value-type="float" office:value="8">
            <text:p>8</text:p>
          </table:table-cell>
          <table:table-cell table:formula="of:=YEAR([.C302])" office:value-type="float" office:value="2007">
            <text:p>2007</text:p>
          </table:table-cell>
          <table:table-cell office:value-type="date" office:date-value="2007-08-07">
            <text:p>08/07/07</text:p>
          </table:table-cell>
          <table:table-cell office:value-type="time" office:time-value="PT09H58M33S">
            <text:p>09:58:3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3])" office:value-type="float" office:value="8">
            <text:p>8</text:p>
          </table:table-cell>
          <table:table-cell table:formula="of:=YEAR([.C303])" office:value-type="float" office:value="2007">
            <text:p>2007</text:p>
          </table:table-cell>
          <table:table-cell office:value-type="date" office:date-value="2007-08-04">
            <text:p>08/04/07</text:p>
          </table:table-cell>
          <table:table-cell office:value-type="time" office:time-value="PT14H22M00S">
            <text:p>02:22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4])" office:value-type="float" office:value="8">
            <text:p>8</text:p>
          </table:table-cell>
          <table:table-cell table:formula="of:=YEAR([.C304])" office:value-type="float" office:value="2007">
            <text:p>2007</text:p>
          </table:table-cell>
          <table:table-cell office:value-type="date" office:date-value="2007-08-03">
            <text:p>08/03/07</text:p>
          </table:table-cell>
          <table:table-cell office:value-type="time" office:time-value="PT12H41M53S">
            <text:p>12:41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5])" office:value-type="float" office:value="7">
            <text:p>7</text:p>
          </table:table-cell>
          <table:table-cell table:formula="of:=YEAR([.C305])" office:value-type="float" office:value="2007">
            <text:p>2007</text:p>
          </table:table-cell>
          <table:table-cell office:value-type="date" office:date-value="2007-07-31">
            <text:p>07/31/07</text:p>
          </table:table-cell>
          <table:table-cell office:value-type="time" office:time-value="PT04H12M13S">
            <text:p>04:12:1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6])" office:value-type="float" office:value="7">
            <text:p>7</text:p>
          </table:table-cell>
          <table:table-cell table:formula="of:=YEAR([.C306])" office:value-type="float" office:value="2007">
            <text:p>2007</text:p>
          </table:table-cell>
          <table:table-cell office:value-type="date" office:date-value="2007-07-29">
            <text:p>07/29/07</text:p>
          </table:table-cell>
          <table:table-cell office:value-type="time" office:time-value="PT09H19M52S">
            <text:p>09:19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7])" office:value-type="float" office:value="7">
            <text:p>7</text:p>
          </table:table-cell>
          <table:table-cell table:formula="of:=YEAR([.C307])" office:value-type="float" office:value="2007">
            <text:p>2007</text:p>
          </table:table-cell>
          <table:table-cell office:value-type="date" office:date-value="2007-07-25">
            <text:p>07/25/07</text:p>
          </table:table-cell>
          <table:table-cell office:value-type="time" office:time-value="PT14H55M16S">
            <text:p>02:55:16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8])" office:value-type="float" office:value="7">
            <text:p>7</text:p>
          </table:table-cell>
          <table:table-cell table:formula="of:=YEAR([.C308])" office:value-type="float" office:value="2007">
            <text:p>2007</text:p>
          </table:table-cell>
          <table:table-cell office:value-type="date" office:date-value="2007-07-23">
            <text:p>07/23/07</text:p>
          </table:table-cell>
          <table:table-cell office:value-type="time" office:time-value="PT10H16M26S">
            <text:p>10:16:2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09])" office:value-type="float" office:value="7">
            <text:p>7</text:p>
          </table:table-cell>
          <table:table-cell table:formula="of:=YEAR([.C309])" office:value-type="float" office:value="2007">
            <text:p>2007</text:p>
          </table:table-cell>
          <table:table-cell office:value-type="date" office:date-value="2007-07-22">
            <text:p>07/22/07</text:p>
          </table:table-cell>
          <table:table-cell office:value-type="time" office:time-value="PT07H24M17S">
            <text:p>07:24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0])" office:value-type="float" office:value="7">
            <text:p>7</text:p>
          </table:table-cell>
          <table:table-cell table:formula="of:=YEAR([.C310])" office:value-type="float" office:value="2007">
            <text:p>2007</text:p>
          </table:table-cell>
          <table:table-cell office:value-type="date" office:date-value="2007-07-16">
            <text:p>07/16/07</text:p>
          </table:table-cell>
          <table:table-cell office:value-type="time" office:time-value="PT07H57M00S">
            <text:p>07:57:0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1])" office:value-type="float" office:value="7">
            <text:p>7</text:p>
          </table:table-cell>
          <table:table-cell table:formula="of:=YEAR([.C311])" office:value-type="float" office:value="2007">
            <text:p>2007</text:p>
          </table:table-cell>
          <table:table-cell office:value-type="date" office:date-value="2007-07-04">
            <text:p>07/04/07</text:p>
          </table:table-cell>
          <table:table-cell office:value-type="time" office:time-value="PT09H02M54S">
            <text:p>09:02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2])" office:value-type="float" office:value="7">
            <text:p>7</text:p>
          </table:table-cell>
          <table:table-cell table:formula="of:=YEAR([.C312])" office:value-type="float" office:value="2007">
            <text:p>2007</text:p>
          </table:table-cell>
          <table:table-cell office:value-type="date" office:date-value="2007-07-03">
            <text:p>07/03/07</text:p>
          </table:table-cell>
          <table:table-cell office:value-type="time" office:time-value="PT23H38M11S">
            <text:p>11:38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3])" office:value-type="float" office:value="7">
            <text:p>7</text:p>
          </table:table-cell>
          <table:table-cell table:formula="of:=YEAR([.C313])" office:value-type="float" office:value="2007">
            <text:p>2007</text:p>
          </table:table-cell>
          <table:table-cell office:value-type="date" office:date-value="2007-07-02">
            <text:p>07/02/07</text:p>
          </table:table-cell>
          <table:table-cell office:value-type="time" office:time-value="PT09H51M37S">
            <text:p>09:51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4])" office:value-type="float" office:value="6">
            <text:p>6</text:p>
          </table:table-cell>
          <table:table-cell table:formula="of:=YEAR([.C314])" office:value-type="float" office:value="2007">
            <text:p>2007</text:p>
          </table:table-cell>
          <table:table-cell office:value-type="date" office:date-value="2007-06-27">
            <text:p>06/27/07</text:p>
          </table:table-cell>
          <table:table-cell office:value-type="time" office:time-value="PT11H08M46S">
            <text:p>11:0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5])" office:value-type="float" office:value="6">
            <text:p>6</text:p>
          </table:table-cell>
          <table:table-cell table:formula="of:=YEAR([.C315])" office:value-type="float" office:value="2007">
            <text:p>2007</text:p>
          </table:table-cell>
          <table:table-cell office:value-type="date" office:date-value="2007-06-21">
            <text:p>06/21/07</text:p>
          </table:table-cell>
          <table:table-cell office:value-type="time" office:time-value="PT07H49M39S">
            <text:p>07:49:3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.62">
            <text:p>11.62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6])" office:value-type="float" office:value="6">
            <text:p>6</text:p>
          </table:table-cell>
          <table:table-cell table:formula="of:=YEAR([.C316])" office:value-type="float" office:value="2007">
            <text:p>2007</text:p>
          </table:table-cell>
          <table:table-cell office:value-type="date" office:date-value="2007-06-09">
            <text:p>06/09/07</text:p>
          </table:table-cell>
          <table:table-cell office:value-type="time" office:time-value="PT13H54M04S">
            <text:p>01:54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7])" office:value-type="float" office:value="6">
            <text:p>6</text:p>
          </table:table-cell>
          <table:table-cell table:formula="of:=YEAR([.C317])" office:value-type="float" office:value="2007">
            <text:p>2007</text:p>
          </table:table-cell>
          <table:table-cell office:value-type="date" office:date-value="2007-06-04">
            <text:p>06/04/07</text:p>
          </table:table-cell>
          <table:table-cell office:value-type="time" office:time-value="PT11H36M22S">
            <text:p>11:36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8])" office:value-type="float" office:value="6">
            <text:p>6</text:p>
          </table:table-cell>
          <table:table-cell table:formula="of:=YEAR([.C318])" office:value-type="float" office:value="2007">
            <text:p>2007</text:p>
          </table:table-cell>
          <table:table-cell office:value-type="date" office:date-value="2007-06-01">
            <text:p>06/01/07</text:p>
          </table:table-cell>
          <table:table-cell office:value-type="time" office:time-value="PT08H43M16S">
            <text:p>08:43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19])" office:value-type="float" office:value="5">
            <text:p>5</text:p>
          </table:table-cell>
          <table:table-cell table:formula="of:=YEAR([.C319])" office:value-type="float" office:value="2007">
            <text:p>2007</text:p>
          </table:table-cell>
          <table:table-cell office:value-type="date" office:date-value="2007-05-27">
            <text:p>05/27/07</text:p>
          </table:table-cell>
          <table:table-cell office:value-type="time" office:time-value="PT08H41M29S">
            <text:p>08:41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0])" office:value-type="float" office:value="5">
            <text:p>5</text:p>
          </table:table-cell>
          <table:table-cell table:formula="of:=YEAR([.C320])" office:value-type="float" office:value="2007">
            <text:p>2007</text:p>
          </table:table-cell>
          <table:table-cell office:value-type="date" office:date-value="2007-05-27">
            <text:p>05/27/07</text:p>
          </table:table-cell>
          <table:table-cell office:value-type="time" office:time-value="PT04H05M11S">
            <text:p>04:05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1])" office:value-type="float" office:value="5">
            <text:p>5</text:p>
          </table:table-cell>
          <table:table-cell table:formula="of:=YEAR([.C321])" office:value-type="float" office:value="2007">
            <text:p>2007</text:p>
          </table:table-cell>
          <table:table-cell office:value-type="date" office:date-value="2007-05-26">
            <text:p>05/26/07</text:p>
          </table:table-cell>
          <table:table-cell office:value-type="time" office:time-value="PT20H51M52S">
            <text:p>08:51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74">
            <text:p>-0.74</text:p>
          </table:table-cell>
          <table:table-cell office:value-type="float" office:value="14.26">
            <text:p>14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2])" office:value-type="float" office:value="5">
            <text:p>5</text:p>
          </table:table-cell>
          <table:table-cell table:formula="of:=YEAR([.C322])" office:value-type="float" office:value="2007">
            <text:p>2007</text:p>
          </table:table-cell>
          <table:table-cell office:value-type="date" office:date-value="2007-05-24">
            <text:p>05/24/07</text:p>
          </table:table-cell>
          <table:table-cell office:value-type="time" office:time-value="PT10H42M04S">
            <text:p>10:42:0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3])" office:value-type="float" office:value="5">
            <text:p>5</text:p>
          </table:table-cell>
          <table:table-cell table:formula="of:=YEAR([.C323])" office:value-type="float" office:value="2007">
            <text:p>2007</text:p>
          </table:table-cell>
          <table:table-cell office:value-type="date" office:date-value="2007-05-21">
            <text:p>05/21/07</text:p>
          </table:table-cell>
          <table:table-cell office:value-type="time" office:time-value="PT08H06M43S">
            <text:p>08:06:4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4])" office:value-type="float" office:value="5">
            <text:p>5</text:p>
          </table:table-cell>
          <table:table-cell table:formula="of:=YEAR([.C324])" office:value-type="float" office:value="2007">
            <text:p>2007</text:p>
          </table:table-cell>
          <table:table-cell office:value-type="date" office:date-value="2007-05-18">
            <text:p>05/18/07</text:p>
          </table:table-cell>
          <table:table-cell office:value-type="time" office:time-value="PT07H59M26S">
            <text:p>07:59:2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5])" office:value-type="float" office:value="5">
            <text:p>5</text:p>
          </table:table-cell>
          <table:table-cell table:formula="of:=YEAR([.C325])" office:value-type="float" office:value="2007">
            <text:p>2007</text:p>
          </table:table-cell>
          <table:table-cell office:value-type="date" office:date-value="2007-05-14">
            <text:p>05/14/07</text:p>
          </table:table-cell>
          <table:table-cell office:value-type="time" office:time-value="PT05H09M49S">
            <text:p>05:09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">
            <text:p>24</text:p>
          </table:table-cell>
          <table:table-cell office:value-type="float" office:value="-1.24">
            <text:p>-1.24</text:p>
          </table:table-cell>
          <table:table-cell office:value-type="float" office:value="22.76">
            <text:p>22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6])" office:value-type="float" office:value="5">
            <text:p>5</text:p>
          </table:table-cell>
          <table:table-cell table:formula="of:=YEAR([.C326])" office:value-type="float" office:value="2007">
            <text:p>2007</text:p>
          </table:table-cell>
          <table:table-cell office:value-type="date" office:date-value="2007-05-13">
            <text:p>05/13/07</text:p>
          </table:table-cell>
          <table:table-cell office:value-type="time" office:time-value="PT14H25M23S">
            <text:p>02:25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7])" office:value-type="float" office:value="5">
            <text:p>5</text:p>
          </table:table-cell>
          <table:table-cell table:formula="of:=YEAR([.C327])" office:value-type="float" office:value="2007">
            <text:p>2007</text:p>
          </table:table-cell>
          <table:table-cell office:value-type="date" office:date-value="2007-05-11">
            <text:p>05/11/07</text:p>
          </table:table-cell>
          <table:table-cell office:value-type="time" office:time-value="PT09H25M29S">
            <text:p>09:25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8])" office:value-type="float" office:value="5">
            <text:p>5</text:p>
          </table:table-cell>
          <table:table-cell table:formula="of:=YEAR([.C328])" office:value-type="float" office:value="2007">
            <text:p>2007</text:p>
          </table:table-cell>
          <table:table-cell office:value-type="date" office:date-value="2007-05-08">
            <text:p>05/08/07</text:p>
          </table:table-cell>
          <table:table-cell office:value-type="time" office:time-value="PT12H31M17S">
            <text:p>12:31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29])" office:value-type="float" office:value="5">
            <text:p>5</text:p>
          </table:table-cell>
          <table:table-cell table:formula="of:=YEAR([.C329])" office:value-type="float" office:value="2007">
            <text:p>2007</text:p>
          </table:table-cell>
          <table:table-cell office:value-type="date" office:date-value="2007-05-04">
            <text:p>05/04/07</text:p>
          </table:table-cell>
          <table:table-cell office:value-type="time" office:time-value="PT15H50M42S">
            <text:p>03:50:4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0])" office:value-type="float" office:value="5">
            <text:p>5</text:p>
          </table:table-cell>
          <table:table-cell table:formula="of:=YEAR([.C330])" office:value-type="float" office:value="2007">
            <text:p>2007</text:p>
          </table:table-cell>
          <table:table-cell office:value-type="date" office:date-value="2007-05-02">
            <text:p>05/02/07</text:p>
          </table:table-cell>
          <table:table-cell office:value-type="time" office:time-value="PT08H03M37S">
            <text:p>08:03:3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1])" office:value-type="float" office:value="4">
            <text:p>4</text:p>
          </table:table-cell>
          <table:table-cell table:formula="of:=YEAR([.C331])" office:value-type="float" office:value="2007">
            <text:p>2007</text:p>
          </table:table-cell>
          <table:table-cell office:value-type="date" office:date-value="2007-04-27">
            <text:p>04/27/07</text:p>
          </table:table-cell>
          <table:table-cell office:value-type="time" office:time-value="PT14H57M47S">
            <text:p>02:57:4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2])" office:value-type="float" office:value="4">
            <text:p>4</text:p>
          </table:table-cell>
          <table:table-cell table:formula="of:=YEAR([.C332])" office:value-type="float" office:value="2007">
            <text:p>2007</text:p>
          </table:table-cell>
          <table:table-cell office:value-type="date" office:date-value="2007-04-21">
            <text:p>04/21/07</text:p>
          </table:table-cell>
          <table:table-cell office:value-type="time" office:time-value="PT15H27M51S">
            <text:p>03:27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3])" office:value-type="float" office:value="4">
            <text:p>4</text:p>
          </table:table-cell>
          <table:table-cell table:formula="of:=YEAR([.C333])" office:value-type="float" office:value="2007">
            <text:p>2007</text:p>
          </table:table-cell>
          <table:table-cell office:value-type="date" office:date-value="2007-04-21">
            <text:p>04/21/07</text:p>
          </table:table-cell>
          <table:table-cell office:value-type="time" office:time-value="PT13H03M40S">
            <text:p>01:03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4])" office:value-type="float" office:value="4">
            <text:p>4</text:p>
          </table:table-cell>
          <table:table-cell table:formula="of:=YEAR([.C334])" office:value-type="float" office:value="2007">
            <text:p>2007</text:p>
          </table:table-cell>
          <table:table-cell office:value-type="date" office:date-value="2007-04-09">
            <text:p>04/09/07</text:p>
          </table:table-cell>
          <table:table-cell office:value-type="time" office:time-value="PT11H51M37S">
            <text:p>11:51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5])" office:value-type="float" office:value="4">
            <text:p>4</text:p>
          </table:table-cell>
          <table:table-cell table:formula="of:=YEAR([.C335])" office:value-type="float" office:value="2007">
            <text:p>2007</text:p>
          </table:table-cell>
          <table:table-cell office:value-type="date" office:date-value="2007-04-04">
            <text:p>04/04/07</text:p>
          </table:table-cell>
          <table:table-cell office:value-type="time" office:time-value="PT09H27M05S">
            <text:p>09:27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9">
            <text:p>27.9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6])" office:value-type="float" office:value="4">
            <text:p>4</text:p>
          </table:table-cell>
          <table:table-cell table:formula="of:=YEAR([.C336])" office:value-type="float" office:value="2007">
            <text:p>2007</text:p>
          </table:table-cell>
          <table:table-cell office:value-type="date" office:date-value="2007-04-04">
            <text:p>04/04/07</text:p>
          </table:table-cell>
          <table:table-cell office:value-type="time" office:time-value="PT05H26M14S">
            <text:p>05:26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7])" office:value-type="float" office:value="4">
            <text:p>4</text:p>
          </table:table-cell>
          <table:table-cell table:formula="of:=YEAR([.C337])" office:value-type="float" office:value="2007">
            <text:p>2007</text:p>
          </table:table-cell>
          <table:table-cell office:value-type="date" office:date-value="2007-04-02">
            <text:p>04/02/07</text:p>
          </table:table-cell>
          <table:table-cell office:value-type="time" office:time-value="PT11H41M38S">
            <text:p>11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5">
            <text:p>65</text:p>
          </table:table-cell>
          <table:table-cell office:value-type="float" office:value="-2.84">
            <text:p>-2.84</text:p>
          </table:table-cell>
          <table:table-cell office:value-type="float" office:value="62.16">
            <text:p>62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8])" office:value-type="float" office:value="3">
            <text:p>3</text:p>
          </table:table-cell>
          <table:table-cell table:formula="of:=YEAR([.C338])" office:value-type="float" office:value="2007">
            <text:p>2007</text:p>
          </table:table-cell>
          <table:table-cell office:value-type="date" office:date-value="2007-03-29">
            <text:p>03/29/07</text:p>
          </table:table-cell>
          <table:table-cell office:value-type="time" office:time-value="PT10H00M06S">
            <text:p>10:00:0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39])" office:value-type="float" office:value="3">
            <text:p>3</text:p>
          </table:table-cell>
          <table:table-cell table:formula="of:=YEAR([.C339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13H33M05S">
            <text:p>01:33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0])" office:value-type="float" office:value="3">
            <text:p>3</text:p>
          </table:table-cell>
          <table:table-cell table:formula="of:=YEAR([.C340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13H01M48S">
            <text:p>01:01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.17">
            <text:p>3.17</text:p>
          </table:table-cell>
          <table:table-cell office:value-type="float" office:value="-0.42">
            <text:p>-0.42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1])" office:value-type="float" office:value="3">
            <text:p>3</text:p>
          </table:table-cell>
          <table:table-cell table:formula="of:=YEAR([.C341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07H46M43S">
            <text:p>07:46:4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2])" office:value-type="float" office:value="3">
            <text:p>3</text:p>
          </table:table-cell>
          <table:table-cell table:formula="of:=YEAR([.C342])" office:value-type="float" office:value="2007">
            <text:p>2007</text:p>
          </table:table-cell>
          <table:table-cell office:value-type="date" office:date-value="2007-03-22">
            <text:p>03/22/07</text:p>
          </table:table-cell>
          <table:table-cell office:value-type="time" office:time-value="PT14H16M48S">
            <text:p>02:16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3])" office:value-type="float" office:value="3">
            <text:p>3</text:p>
          </table:table-cell>
          <table:table-cell table:formula="of:=YEAR([.C343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15H26M05S">
            <text:p>03:26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1">
            <text:p>31</text:p>
          </table:table-cell>
          <table:table-cell office:value-type="float" office:value="-1.51">
            <text:p>-1.51</text:p>
          </table:table-cell>
          <table:table-cell office:value-type="float" office:value="29.49">
            <text:p>29.4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4])" office:value-type="float" office:value="3">
            <text:p>3</text:p>
          </table:table-cell>
          <table:table-cell table:formula="of:=YEAR([.C344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09H29M22S">
            <text:p>09:29:2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5])" office:value-type="float" office:value="3">
            <text:p>3</text:p>
          </table:table-cell>
          <table:table-cell table:formula="of:=YEAR([.C345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09H29M18S">
            <text:p>09:29:1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6])" office:value-type="float" office:value="3">
            <text:p>3</text:p>
          </table:table-cell>
          <table:table-cell table:formula="of:=YEAR([.C346])" office:value-type="float" office:value="2007">
            <text:p>2007</text:p>
          </table:table-cell>
          <table:table-cell office:value-type="date" office:date-value="2007-03-13">
            <text:p>03/13/07</text:p>
          </table:table-cell>
          <table:table-cell office:value-type="time" office:time-value="PT08H46M38S">
            <text:p>08:46:3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7])" office:value-type="float" office:value="3">
            <text:p>3</text:p>
          </table:table-cell>
          <table:table-cell table:formula="of:=YEAR([.C347])" office:value-type="float" office:value="2007">
            <text:p>2007</text:p>
          </table:table-cell>
          <table:table-cell office:value-type="date" office:date-value="2007-03-06">
            <text:p>03/06/07</text:p>
          </table:table-cell>
          <table:table-cell office:value-type="time" office:time-value="PT16H33M55S">
            <text:p>04:33:5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8])" office:value-type="float" office:value="3">
            <text:p>3</text:p>
          </table:table-cell>
          <table:table-cell table:formula="of:=YEAR([.C348])" office:value-type="float" office:value="2007">
            <text:p>2007</text:p>
          </table:table-cell>
          <table:table-cell office:value-type="date" office:date-value="2007-03-04">
            <text:p>03/04/07</text:p>
          </table:table-cell>
          <table:table-cell office:value-type="time" office:time-value="PT00H39M38S">
            <text:p>12:39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49])" office:value-type="float" office:value="3">
            <text:p>3</text:p>
          </table:table-cell>
          <table:table-cell table:formula="of:=YEAR([.C349])" office:value-type="float" office:value="2007">
            <text:p>2007</text:p>
          </table:table-cell>
          <table:table-cell office:value-type="date" office:date-value="2007-03-02">
            <text:p>03/02/07</text:p>
          </table:table-cell>
          <table:table-cell office:value-type="time" office:time-value="PT07H58M05S">
            <text:p>07:58:0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0])" office:value-type="float" office:value="2">
            <text:p>2</text:p>
          </table:table-cell>
          <table:table-cell table:formula="of:=YEAR([.C350])" office:value-type="float" office:value="2007">
            <text:p>2007</text:p>
          </table:table-cell>
          <table:table-cell office:value-type="date" office:date-value="2007-02-28">
            <text:p>02/28/07</text:p>
          </table:table-cell>
          <table:table-cell office:value-type="time" office:time-value="PT01H51M20S">
            <text:p>01:51:2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1])" office:value-type="float" office:value="2">
            <text:p>2</text:p>
          </table:table-cell>
          <table:table-cell table:formula="of:=YEAR([.C351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18H20M52S">
            <text:p>06:20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2])" office:value-type="float" office:value="2">
            <text:p>2</text:p>
          </table:table-cell>
          <table:table-cell table:formula="of:=YEAR([.C352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09H54M37S">
            <text:p>09:54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3])" office:value-type="float" office:value="2">
            <text:p>2</text:p>
          </table:table-cell>
          <table:table-cell table:formula="of:=YEAR([.C353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09H10M57S">
            <text:p>09:10:5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4])" office:value-type="float" office:value="2">
            <text:p>2</text:p>
          </table:table-cell>
          <table:table-cell table:formula="of:=YEAR([.C354])" office:value-type="float" office:value="2007">
            <text:p>2007</text:p>
          </table:table-cell>
          <table:table-cell office:value-type="date" office:date-value="2007-02-25">
            <text:p>02/25/07</text:p>
          </table:table-cell>
          <table:table-cell office:value-type="time" office:time-value="PT11H30M25S">
            <text:p>11:30:2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5])" office:value-type="float" office:value="2">
            <text:p>2</text:p>
          </table:table-cell>
          <table:table-cell table:formula="of:=YEAR([.C355])" office:value-type="float" office:value="2007">
            <text:p>2007</text:p>
          </table:table-cell>
          <table:table-cell office:value-type="date" office:date-value="2007-02-25">
            <text:p>02/25/07</text:p>
          </table:table-cell>
          <table:table-cell office:value-type="time" office:time-value="PT04H51M12S">
            <text:p>04:51:1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6])" office:value-type="float" office:value="2">
            <text:p>2</text:p>
          </table:table-cell>
          <table:table-cell table:formula="of:=YEAR([.C356])" office:value-type="float" office:value="2007">
            <text:p>2007</text:p>
          </table:table-cell>
          <table:table-cell office:value-type="date" office:date-value="2007-02-24">
            <text:p>02/24/07</text:p>
          </table:table-cell>
          <table:table-cell office:value-type="time" office:time-value="PT13H48M24S">
            <text:p>01:48:2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7])" office:value-type="float" office:value="2">
            <text:p>2</text:p>
          </table:table-cell>
          <table:table-cell table:formula="of:=YEAR([.C357])" office:value-type="float" office:value="2007">
            <text:p>2007</text:p>
          </table:table-cell>
          <table:table-cell office:value-type="date" office:date-value="2007-02-23">
            <text:p>02/23/07</text:p>
          </table:table-cell>
          <table:table-cell office:value-type="time" office:time-value="PT11H13M03S">
            <text:p>11:13:0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8])" office:value-type="float" office:value="2">
            <text:p>2</text:p>
          </table:table-cell>
          <table:table-cell table:formula="of:=YEAR([.C358])" office:value-type="float" office:value="2007">
            <text:p>2007</text:p>
          </table:table-cell>
          <table:table-cell office:value-type="date" office:date-value="2007-02-22">
            <text:p>02/22/07</text:p>
          </table:table-cell>
          <table:table-cell office:value-type="time" office:time-value="PT07H47M47S">
            <text:p>07:47:4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59])" office:value-type="float" office:value="2">
            <text:p>2</text:p>
          </table:table-cell>
          <table:table-cell table:formula="of:=YEAR([.C359])" office:value-type="float" office:value="2007">
            <text:p>2007</text:p>
          </table:table-cell>
          <table:table-cell office:value-type="date" office:date-value="2007-02-22">
            <text:p>02/22/07</text:p>
          </table:table-cell>
          <table:table-cell office:value-type="time" office:time-value="PT07H47M40S">
            <text:p>07:47:4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0])" office:value-type="float" office:value="2">
            <text:p>2</text:p>
          </table:table-cell>
          <table:table-cell table:formula="of:=YEAR([.C360])" office:value-type="float" office:value="2007">
            <text:p>2007</text:p>
          </table:table-cell>
          <table:table-cell office:value-type="date" office:date-value="2007-02-20">
            <text:p>02/20/07</text:p>
          </table:table-cell>
          <table:table-cell office:value-type="time" office:time-value="PT15H45M24S">
            <text:p>03:45:2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1])" office:value-type="float" office:value="2">
            <text:p>2</text:p>
          </table:table-cell>
          <table:table-cell table:formula="of:=YEAR([.C361])" office:value-type="float" office:value="2007">
            <text:p>2007</text:p>
          </table:table-cell>
          <table:table-cell office:value-type="date" office:date-value="2007-02-17">
            <text:p>02/17/07</text:p>
          </table:table-cell>
          <table:table-cell office:value-type="time" office:time-value="PT02H13M52S">
            <text:p>02:13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2])" office:value-type="float" office:value="2">
            <text:p>2</text:p>
          </table:table-cell>
          <table:table-cell table:formula="of:=YEAR([.C362])" office:value-type="float" office:value="2007">
            <text:p>2007</text:p>
          </table:table-cell>
          <table:table-cell office:value-type="date" office:date-value="2007-02-06">
            <text:p>02/06/07</text:p>
          </table:table-cell>
          <table:table-cell office:value-type="time" office:time-value="PT09H36M10S">
            <text:p>09:36:1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3])" office:value-type="float" office:value="2">
            <text:p>2</text:p>
          </table:table-cell>
          <table:table-cell table:formula="of:=YEAR([.C363])" office:value-type="float" office:value="2007">
            <text:p>2007</text:p>
          </table:table-cell>
          <table:table-cell office:value-type="date" office:date-value="2007-02-05">
            <text:p>02/05/07</text:p>
          </table:table-cell>
          <table:table-cell office:value-type="time" office:time-value="PT09H03M12S">
            <text:p>09:03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4])" office:value-type="float" office:value="2">
            <text:p>2</text:p>
          </table:table-cell>
          <table:table-cell table:formula="of:=YEAR([.C364])" office:value-type="float" office:value="2007">
            <text:p>2007</text:p>
          </table:table-cell>
          <table:table-cell office:value-type="date" office:date-value="2007-02-04">
            <text:p>02/04/07</text:p>
          </table:table-cell>
          <table:table-cell office:value-type="time" office:time-value="PT05H22M26S">
            <text:p>05:22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4.75">
            <text:p>14.75</text:p>
          </table:table-cell>
          <table:table-cell office:value-type="float" office:value="-0.88">
            <text:p>-0.88</text:p>
          </table:table-cell>
          <table:table-cell office:value-type="float" office:value="13.87">
            <text:p>13.8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5])" office:value-type="float" office:value="1">
            <text:p>1</text:p>
          </table:table-cell>
          <table:table-cell table:formula="of:=YEAR([.C365])" office:value-type="float" office:value="2007">
            <text:p>2007</text:p>
          </table:table-cell>
          <table:table-cell office:value-type="date" office:date-value="2007-01-29">
            <text:p>01/29/07</text:p>
          </table:table-cell>
          <table:table-cell office:value-type="time" office:time-value="PT13H26M22S">
            <text:p>01:26:22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6])" office:value-type="float" office:value="1">
            <text:p>1</text:p>
          </table:table-cell>
          <table:table-cell table:formula="of:=YEAR([.C366])" office:value-type="float" office:value="2007">
            <text:p>2007</text:p>
          </table:table-cell>
          <table:table-cell office:value-type="date" office:date-value="2007-01-23">
            <text:p>01/23/07</text:p>
          </table:table-cell>
          <table:table-cell office:value-type="time" office:time-value="PT15H28M40S">
            <text:p>03:28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7])" office:value-type="float" office:value="1">
            <text:p>1</text:p>
          </table:table-cell>
          <table:table-cell table:formula="of:=YEAR([.C367])" office:value-type="float" office:value="2007">
            <text:p>2007</text:p>
          </table:table-cell>
          <table:table-cell office:value-type="date" office:date-value="2007-01-22">
            <text:p>01/22/07</text:p>
          </table:table-cell>
          <table:table-cell office:value-type="time" office:time-value="PT14H33M09S">
            <text:p>02:33:0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8])" office:value-type="float" office:value="1">
            <text:p>1</text:p>
          </table:table-cell>
          <table:table-cell table:formula="of:=YEAR([.C368])" office:value-type="float" office:value="2007">
            <text:p>2007</text:p>
          </table:table-cell>
          <table:table-cell office:value-type="date" office:date-value="2007-01-22">
            <text:p>01/22/07</text:p>
          </table:table-cell>
          <table:table-cell office:value-type="time" office:time-value="PT08H58M12S">
            <text:p>08:58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69])" office:value-type="float" office:value="1">
            <text:p>1</text:p>
          </table:table-cell>
          <table:table-cell table:formula="of:=YEAR([.C369])" office:value-type="float" office:value="2007">
            <text:p>2007</text:p>
          </table:table-cell>
          <table:table-cell office:value-type="date" office:date-value="2007-01-20">
            <text:p>01/20/07</text:p>
          </table:table-cell>
          <table:table-cell office:value-type="time" office:time-value="PT15H26M25S">
            <text:p>03:26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0])" office:value-type="float" office:value="1">
            <text:p>1</text:p>
          </table:table-cell>
          <table:table-cell table:formula="of:=YEAR([.C370])" office:value-type="float" office:value="2007">
            <text:p>2007</text:p>
          </table:table-cell>
          <table:table-cell office:value-type="date" office:date-value="2007-01-19">
            <text:p>01/19/07</text:p>
          </table:table-cell>
          <table:table-cell office:value-type="time" office:time-value="PT05H57M43S">
            <text:p>05:57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1])" office:value-type="float" office:value="1">
            <text:p>1</text:p>
          </table:table-cell>
          <table:table-cell table:formula="of:=YEAR([.C371])" office:value-type="float" office:value="2007">
            <text:p>2007</text:p>
          </table:table-cell>
          <table:table-cell office:value-type="date" office:date-value="2007-01-17">
            <text:p>01/17/07</text:p>
          </table:table-cell>
          <table:table-cell office:value-type="time" office:time-value="PT08H47M23S">
            <text:p>08:47:2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2])" office:value-type="float" office:value="1">
            <text:p>1</text:p>
          </table:table-cell>
          <table:table-cell table:formula="of:=YEAR([.C372])" office:value-type="float" office:value="2007">
            <text:p>2007</text:p>
          </table:table-cell>
          <table:table-cell office:value-type="date" office:date-value="2007-01-12">
            <text:p>01/12/07</text:p>
          </table:table-cell>
          <table:table-cell office:value-type="time" office:time-value="PT08H06M31S">
            <text:p>08:06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3])" office:value-type="float" office:value="1">
            <text:p>1</text:p>
          </table:table-cell>
          <table:table-cell table:formula="of:=YEAR([.C373])" office:value-type="float" office:value="2007">
            <text:p>2007</text:p>
          </table:table-cell>
          <table:table-cell office:value-type="date" office:date-value="2007-01-11">
            <text:p>01/11/07</text:p>
          </table:table-cell>
          <table:table-cell office:value-type="time" office:time-value="PT13H54M45S">
            <text:p>01:54:45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4])" office:value-type="float" office:value="1">
            <text:p>1</text:p>
          </table:table-cell>
          <table:table-cell table:formula="of:=YEAR([.C374])" office:value-type="float" office:value="2007">
            <text:p>2007</text:p>
          </table:table-cell>
          <table:table-cell office:value-type="date" office:date-value="2007-01-10">
            <text:p>01/10/07</text:p>
          </table:table-cell>
          <table:table-cell office:value-type="time" office:time-value="PT09H36M07S">
            <text:p>09:36:0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5])" office:value-type="float" office:value="1">
            <text:p>1</text:p>
          </table:table-cell>
          <table:table-cell table:formula="of:=YEAR([.C375])" office:value-type="float" office:value="2007">
            <text:p>2007</text:p>
          </table:table-cell>
          <table:table-cell office:value-type="date" office:date-value="2007-01-09">
            <text:p>01/09/07</text:p>
          </table:table-cell>
          <table:table-cell office:value-type="time" office:time-value="PT00H16M47S">
            <text:p>12:16:4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6])" office:value-type="float" office:value="1">
            <text:p>1</text:p>
          </table:table-cell>
          <table:table-cell table:formula="of:=YEAR([.C376])" office:value-type="float" office:value="2007">
            <text:p>2007</text:p>
          </table:table-cell>
          <table:table-cell office:value-type="date" office:date-value="2007-01-08">
            <text:p>01/08/07</text:p>
          </table:table-cell>
          <table:table-cell office:value-type="time" office:time-value="PT11H25M16S">
            <text:p>11:25:1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7])" office:value-type="float" office:value="1">
            <text:p>1</text:p>
          </table:table-cell>
          <table:table-cell table:formula="of:=YEAR([.C377])" office:value-type="float" office:value="2007">
            <text:p>2007</text:p>
          </table:table-cell>
          <table:table-cell office:value-type="date" office:date-value="2007-01-04">
            <text:p>01/04/07</text:p>
          </table:table-cell>
          <table:table-cell office:value-type="time" office:time-value="PT19H08M23S">
            <text:p>07:08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8])" office:value-type="float" office:value="1">
            <text:p>1</text:p>
          </table:table-cell>
          <table:table-cell table:formula="of:=YEAR([.C378])" office:value-type="float" office:value="2007">
            <text:p>2007</text:p>
          </table:table-cell>
          <table:table-cell office:value-type="date" office:date-value="2007-01-02">
            <text:p>01/02/07</text:p>
          </table:table-cell>
          <table:table-cell office:value-type="time" office:time-value="PT12H26M19S">
            <text:p>12:26:1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79])" office:value-type="float" office:value="12">
            <text:p>12</text:p>
          </table:table-cell>
          <table:table-cell table:formula="of:=YEAR([.C379])" office:value-type="float" office:value="2006">
            <text:p>2006</text:p>
          </table:table-cell>
          <table:table-cell office:value-type="date" office:date-value="2006-12-29">
            <text:p>12/29/06</text:p>
          </table:table-cell>
          <table:table-cell office:value-type="time" office:time-value="PT12H20M39S">
            <text:p>12:20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0])" office:value-type="float" office:value="12">
            <text:p>12</text:p>
          </table:table-cell>
          <table:table-cell table:formula="of:=YEAR([.C380])" office:value-type="float" office:value="2006">
            <text:p>2006</text:p>
          </table:table-cell>
          <table:table-cell office:value-type="date" office:date-value="2006-12-27">
            <text:p>12/27/06</text:p>
          </table:table-cell>
          <table:table-cell office:value-type="time" office:time-value="PT04H30M26S">
            <text:p>04:30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1])" office:value-type="float" office:value="12">
            <text:p>12</text:p>
          </table:table-cell>
          <table:table-cell table:formula="of:=YEAR([.C381])" office:value-type="float" office:value="2006">
            <text:p>2006</text:p>
          </table:table-cell>
          <table:table-cell office:value-type="date" office:date-value="2006-12-25">
            <text:p>12/25/06</text:p>
          </table:table-cell>
          <table:table-cell office:value-type="time" office:time-value="PT04H47M02S">
            <text:p>04:47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2])" office:value-type="float" office:value="12">
            <text:p>12</text:p>
          </table:table-cell>
          <table:table-cell table:formula="of:=YEAR([.C382])" office:value-type="float" office:value="2006">
            <text:p>2006</text:p>
          </table:table-cell>
          <table:table-cell office:value-type="date" office:date-value="2006-12-23">
            <text:p>12/23/06</text:p>
          </table:table-cell>
          <table:table-cell office:value-type="time" office:time-value="PT07H12M01S">
            <text:p>07:12:0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0">
            <text:p>400</text:p>
          </table:table-cell>
          <table:table-cell office:value-type="float" office:value="-11.9">
            <text:p>-11.9</text:p>
          </table:table-cell>
          <table:table-cell office:value-type="float" office:value="388.1">
            <text:p>388.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3])" office:value-type="float" office:value="12">
            <text:p>12</text:p>
          </table:table-cell>
          <table:table-cell table:formula="of:=YEAR([.C383])" office:value-type="float" office:value="2006">
            <text:p>2006</text:p>
          </table:table-cell>
          <table:table-cell office:value-type="date" office:date-value="2006-12-22">
            <text:p>12/22/06</text:p>
          </table:table-cell>
          <table:table-cell office:value-type="time" office:time-value="PT06H04M48S">
            <text:p>06:04:4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4])" office:value-type="float" office:value="12">
            <text:p>12</text:p>
          </table:table-cell>
          <table:table-cell table:formula="of:=YEAR([.C384])" office:value-type="float" office:value="2006">
            <text:p>2006</text:p>
          </table:table-cell>
          <table:table-cell office:value-type="date" office:date-value="2006-12-19">
            <text:p>12/19/06</text:p>
          </table:table-cell>
          <table:table-cell office:value-type="time" office:time-value="PT15H54M13S">
            <text:p>03:54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5])" office:value-type="float" office:value="12">
            <text:p>12</text:p>
          </table:table-cell>
          <table:table-cell table:formula="of:=YEAR([.C385])" office:value-type="float" office:value="2006">
            <text:p>2006</text:p>
          </table:table-cell>
          <table:table-cell office:value-type="date" office:date-value="2006-12-17">
            <text:p>12/17/06</text:p>
          </table:table-cell>
          <table:table-cell office:value-type="time" office:time-value="PT08H06M41S">
            <text:p>08:06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6])" office:value-type="float" office:value="12">
            <text:p>12</text:p>
          </table:table-cell>
          <table:table-cell table:formula="of:=YEAR([.C386])" office:value-type="float" office:value="2006">
            <text:p>2006</text:p>
          </table:table-cell>
          <table:table-cell office:value-type="date" office:date-value="2006-12-13">
            <text:p>12/13/06</text:p>
          </table:table-cell>
          <table:table-cell office:value-type="time" office:time-value="PT11H09M20S">
            <text:p>11:09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7])" office:value-type="float" office:value="12">
            <text:p>12</text:p>
          </table:table-cell>
          <table:table-cell table:formula="of:=YEAR([.C387])" office:value-type="float" office:value="2006">
            <text:p>2006</text:p>
          </table:table-cell>
          <table:table-cell office:value-type="date" office:date-value="2006-12-12">
            <text:p>12/12/06</text:p>
          </table:table-cell>
          <table:table-cell office:value-type="time" office:time-value="PT15H14M10S">
            <text:p>03:14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8])" office:value-type="float" office:value="12">
            <text:p>12</text:p>
          </table:table-cell>
          <table:table-cell table:formula="of:=YEAR([.C388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13H30M18S">
            <text:p>01:30:18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89])" office:value-type="float" office:value="12">
            <text:p>12</text:p>
          </table:table-cell>
          <table:table-cell table:formula="of:=YEAR([.C389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07H53M01S">
            <text:p>07:53:0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0])" office:value-type="float" office:value="12">
            <text:p>12</text:p>
          </table:table-cell>
          <table:table-cell table:formula="of:=YEAR([.C390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01H17M50S">
            <text:p>01:17:5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1])" office:value-type="float" office:value="12">
            <text:p>12</text:p>
          </table:table-cell>
          <table:table-cell table:formula="of:=YEAR([.C391])" office:value-type="float" office:value="2006">
            <text:p>2006</text:p>
          </table:table-cell>
          <table:table-cell office:value-type="date" office:date-value="2006-12-09">
            <text:p>12/09/06</text:p>
          </table:table-cell>
          <table:table-cell office:value-type="time" office:time-value="PT21H30M45S">
            <text:p>09:30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2])" office:value-type="float" office:value="12">
            <text:p>12</text:p>
          </table:table-cell>
          <table:table-cell table:formula="of:=YEAR([.C392])" office:value-type="float" office:value="2006">
            <text:p>2006</text:p>
          </table:table-cell>
          <table:table-cell office:value-type="date" office:date-value="2006-12-04">
            <text:p>12/04/06</text:p>
          </table:table-cell>
          <table:table-cell office:value-type="time" office:time-value="PT19H52M07S">
            <text:p>07:52:07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NZD</text:p>
          </table:table-cell>
          <table:table-cell office:value-type="float" office:value="800">
            <text:p>800</text:p>
          </table:table-cell>
          <table:table-cell office:value-type="float" office:value="-31.65">
            <text:p>-31.65</text:p>
          </table:table-cell>
          <table:table-cell office:value-type="float" office:value="768.35">
            <text:p>768.3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3])" office:value-type="float" office:value="11">
            <text:p>11</text:p>
          </table:table-cell>
          <table:table-cell table:formula="of:=YEAR([.C393])" office:value-type="float" office:value="2006">
            <text:p>2006</text:p>
          </table:table-cell>
          <table:table-cell office:value-type="date" office:date-value="2006-11-29">
            <text:p>11/29/06</text:p>
          </table:table-cell>
          <table:table-cell office:value-type="time" office:time-value="PT17H53M18S">
            <text:p>05:53:1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4])" office:value-type="float" office:value="11">
            <text:p>11</text:p>
          </table:table-cell>
          <table:table-cell table:formula="of:=YEAR([.C394])" office:value-type="float" office:value="2006">
            <text:p>2006</text:p>
          </table:table-cell>
          <table:table-cell office:value-type="date" office:date-value="2006-11-22">
            <text:p>11/22/06</text:p>
          </table:table-cell>
          <table:table-cell office:value-type="time" office:time-value="PT10H00M38S">
            <text:p>10:00:3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3.25">
            <text:p>23.25</text:p>
          </table:table-cell>
          <table:table-cell office:value-type="float" office:value="0">
            <text:p>0</text:p>
          </table:table-cell>
          <table:table-cell office:value-type="float" office:value="23.25">
            <text:p>23.2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5])" office:value-type="float" office:value="11">
            <text:p>11</text:p>
          </table:table-cell>
          <table:table-cell table:formula="of:=YEAR([.C395])" office:value-type="float" office:value="2006">
            <text:p>2006</text:p>
          </table:table-cell>
          <table:table-cell office:value-type="date" office:date-value="2006-11-20">
            <text:p>11/20/06</text:p>
          </table:table-cell>
          <table:table-cell office:value-type="time" office:time-value="PT09H28M12S">
            <text:p>09:28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6])" office:value-type="float" office:value="11">
            <text:p>11</text:p>
          </table:table-cell>
          <table:table-cell table:formula="of:=YEAR([.C396])" office:value-type="float" office:value="2006">
            <text:p>2006</text:p>
          </table:table-cell>
          <table:table-cell office:value-type="date" office:date-value="2006-11-17">
            <text:p>11/17/06</text:p>
          </table:table-cell>
          <table:table-cell office:value-type="time" office:time-value="PT09H50M05S">
            <text:p>09:50:0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7])" office:value-type="float" office:value="11">
            <text:p>11</text:p>
          </table:table-cell>
          <table:table-cell table:formula="of:=YEAR([.C397])" office:value-type="float" office:value="2006">
            <text:p>2006</text:p>
          </table:table-cell>
          <table:table-cell office:value-type="date" office:date-value="2006-11-13">
            <text:p>11/13/06</text:p>
          </table:table-cell>
          <table:table-cell office:value-type="time" office:time-value="PT10H46M13S">
            <text:p>10:46:1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8])" office:value-type="float" office:value="11">
            <text:p>11</text:p>
          </table:table-cell>
          <table:table-cell table:formula="of:=YEAR([.C398])" office:value-type="float" office:value="2006">
            <text:p>2006</text:p>
          </table:table-cell>
          <table:table-cell office:value-type="date" office:date-value="2006-11-10">
            <text:p>11/10/06</text:p>
          </table:table-cell>
          <table:table-cell office:value-type="time" office:time-value="PT16H14M47S">
            <text:p>04:14:4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399])" office:value-type="float" office:value="11">
            <text:p>11</text:p>
          </table:table-cell>
          <table:table-cell table:formula="of:=YEAR([.C399])" office:value-type="float" office:value="2006">
            <text:p>2006</text:p>
          </table:table-cell>
          <table:table-cell office:value-type="date" office:date-value="2006-11-10">
            <text:p>11/10/06</text:p>
          </table:table-cell>
          <table:table-cell office:value-type="time" office:time-value="PT13H19M26S">
            <text:p>01:19:2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0])" office:value-type="float" office:value="11">
            <text:p>11</text:p>
          </table:table-cell>
          <table:table-cell table:formula="of:=YEAR([.C400])" office:value-type="float" office:value="2006">
            <text:p>2006</text:p>
          </table:table-cell>
          <table:table-cell office:value-type="date" office:date-value="2006-11-04">
            <text:p>11/04/06</text:p>
          </table:table-cell>
          <table:table-cell office:value-type="time" office:time-value="PT03H09M50S">
            <text:p>03:09:5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1])" office:value-type="float" office:value="10">
            <text:p>10</text:p>
          </table:table-cell>
          <table:table-cell table:formula="of:=YEAR([.C401])" office:value-type="float" office:value="2006">
            <text:p>2006</text:p>
          </table:table-cell>
          <table:table-cell office:value-type="date" office:date-value="2006-10-24">
            <text:p>10/24/06</text:p>
          </table:table-cell>
          <table:table-cell office:value-type="time" office:time-value="PT09H57M48S">
            <text:p>09:57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2])" office:value-type="float" office:value="10">
            <text:p>10</text:p>
          </table:table-cell>
          <table:table-cell table:formula="of:=YEAR([.C402])" office:value-type="float" office:value="2006">
            <text:p>2006</text:p>
          </table:table-cell>
          <table:table-cell office:value-type="date" office:date-value="2006-10-23">
            <text:p>10/23/06</text:p>
          </table:table-cell>
          <table:table-cell office:value-type="time" office:time-value="PT14H26M56S">
            <text:p>02:26:56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3])" office:value-type="float" office:value="10">
            <text:p>10</text:p>
          </table:table-cell>
          <table:table-cell table:formula="of:=YEAR([.C403])" office:value-type="float" office:value="2006">
            <text:p>2006</text:p>
          </table:table-cell>
          <table:table-cell office:value-type="date" office:date-value="2006-10-23">
            <text:p>10/23/06</text:p>
          </table:table-cell>
          <table:table-cell office:value-type="time" office:time-value="PT14H26M50S">
            <text:p>02:26:5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53">
            <text:p>2.53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4])" office:value-type="float" office:value="10">
            <text:p>10</text:p>
          </table:table-cell>
          <table:table-cell table:formula="of:=YEAR([.C404])" office:value-type="float" office:value="2006">
            <text:p>2006</text:p>
          </table:table-cell>
          <table:table-cell office:value-type="date" office:date-value="2006-10-22">
            <text:p>10/22/06</text:p>
          </table:table-cell>
          <table:table-cell office:value-type="time" office:time-value="PT01H29M24S">
            <text:p>01:29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5])" office:value-type="float" office:value="10">
            <text:p>10</text:p>
          </table:table-cell>
          <table:table-cell table:formula="of:=YEAR([.C405])" office:value-type="float" office:value="2006">
            <text:p>2006</text:p>
          </table:table-cell>
          <table:table-cell office:value-type="date" office:date-value="2006-10-21">
            <text:p>10/21/06</text:p>
          </table:table-cell>
          <table:table-cell office:value-type="time" office:time-value="PT07H41M02S">
            <text:p>07:41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6])" office:value-type="float" office:value="10">
            <text:p>10</text:p>
          </table:table-cell>
          <table:table-cell table:formula="of:=YEAR([.C406])" office:value-type="float" office:value="2006">
            <text:p>2006</text:p>
          </table:table-cell>
          <table:table-cell office:value-type="date" office:date-value="2006-10-16">
            <text:p>10/16/06</text:p>
          </table:table-cell>
          <table:table-cell office:value-type="time" office:time-value="PT10H09M49S">
            <text:p>10:09:4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7])" office:value-type="float" office:value="10">
            <text:p>10</text:p>
          </table:table-cell>
          <table:table-cell table:formula="of:=YEAR([.C407])" office:value-type="float" office:value="2006">
            <text:p>2006</text:p>
          </table:table-cell>
          <table:table-cell office:value-type="date" office:date-value="2006-10-11">
            <text:p>10/11/06</text:p>
          </table:table-cell>
          <table:table-cell office:value-type="time" office:time-value="PT11H00M36S">
            <text:p>11:00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8])" office:value-type="float" office:value="10">
            <text:p>10</text:p>
          </table:table-cell>
          <table:table-cell table:formula="of:=YEAR([.C408])" office:value-type="float" office:value="2006">
            <text:p>2006</text:p>
          </table:table-cell>
          <table:table-cell office:value-type="date" office:date-value="2006-10-09">
            <text:p>10/09/06</text:p>
          </table:table-cell>
          <table:table-cell office:value-type="time" office:time-value="PT13H48M49S">
            <text:p>01:48:4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09])" office:value-type="float" office:value="10">
            <text:p>10</text:p>
          </table:table-cell>
          <table:table-cell table:formula="of:=YEAR([.C409])" office:value-type="float" office:value="2006">
            <text:p>2006</text:p>
          </table:table-cell>
          <table:table-cell office:value-type="date" office:date-value="2006-10-04">
            <text:p>10/04/06</text:p>
          </table:table-cell>
          <table:table-cell office:value-type="time" office:time-value="PT03H27M45S">
            <text:p>03:27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0])" office:value-type="float" office:value="10">
            <text:p>10</text:p>
          </table:table-cell>
          <table:table-cell table:formula="of:=YEAR([.C410])" office:value-type="float" office:value="2006">
            <text:p>2006</text:p>
          </table:table-cell>
          <table:table-cell office:value-type="date" office:date-value="2006-10-02">
            <text:p>10/02/06</text:p>
          </table:table-cell>
          <table:table-cell office:value-type="time" office:time-value="PT09H44M43S">
            <text:p>09:44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1])" office:value-type="float" office:value="9">
            <text:p>9</text:p>
          </table:table-cell>
          <table:table-cell table:formula="of:=YEAR([.C411])" office:value-type="float" office:value="2006">
            <text:p>2006</text:p>
          </table:table-cell>
          <table:table-cell office:value-type="date" office:date-value="2006-09-29">
            <text:p>09/29/06</text:p>
          </table:table-cell>
          <table:table-cell office:value-type="time" office:time-value="PT04H37M43S">
            <text:p>04:37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2])" office:value-type="float" office:value="9">
            <text:p>9</text:p>
          </table:table-cell>
          <table:table-cell table:formula="of:=YEAR([.C412])" office:value-type="float" office:value="2006">
            <text:p>2006</text:p>
          </table:table-cell>
          <table:table-cell office:value-type="date" office:date-value="2006-09-26">
            <text:p>09/26/06</text:p>
          </table:table-cell>
          <table:table-cell office:value-type="time" office:time-value="PT09H11M16S">
            <text:p>09:11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3])" office:value-type="float" office:value="9">
            <text:p>9</text:p>
          </table:table-cell>
          <table:table-cell table:formula="of:=YEAR([.C413])" office:value-type="float" office:value="2006">
            <text:p>2006</text:p>
          </table:table-cell>
          <table:table-cell office:value-type="date" office:date-value="2006-09-25">
            <text:p>09/25/06</text:p>
          </table:table-cell>
          <table:table-cell office:value-type="time" office:time-value="PT09H22M02S">
            <text:p>09:22:0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4])" office:value-type="float" office:value="9">
            <text:p>9</text:p>
          </table:table-cell>
          <table:table-cell table:formula="of:=YEAR([.C414])" office:value-type="float" office:value="2006">
            <text:p>2006</text:p>
          </table:table-cell>
          <table:table-cell office:value-type="date" office:date-value="2006-09-24">
            <text:p>09/24/06</text:p>
          </table:table-cell>
          <table:table-cell office:value-type="time" office:time-value="PT01H00M13S">
            <text:p>01:00:1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5])" office:value-type="float" office:value="9">
            <text:p>9</text:p>
          </table:table-cell>
          <table:table-cell table:formula="of:=YEAR([.C415])" office:value-type="float" office:value="2006">
            <text:p>2006</text:p>
          </table:table-cell>
          <table:table-cell office:value-type="date" office:date-value="2006-09-21">
            <text:p>09/21/06</text:p>
          </table:table-cell>
          <table:table-cell office:value-type="time" office:time-value="PT15H11M01S">
            <text:p>03:11:0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6])" office:value-type="float" office:value="9">
            <text:p>9</text:p>
          </table:table-cell>
          <table:table-cell table:formula="of:=YEAR([.C416])" office:value-type="float" office:value="2006">
            <text:p>2006</text:p>
          </table:table-cell>
          <table:table-cell office:value-type="date" office:date-value="2006-09-21">
            <text:p>09/21/06</text:p>
          </table:table-cell>
          <table:table-cell office:value-type="time" office:time-value="PT05H41M24S">
            <text:p>05:41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7])" office:value-type="float" office:value="9">
            <text:p>9</text:p>
          </table:table-cell>
          <table:table-cell table:formula="of:=YEAR([.C417])" office:value-type="float" office:value="2006">
            <text:p>2006</text:p>
          </table:table-cell>
          <table:table-cell office:value-type="date" office:date-value="2006-09-14">
            <text:p>09/14/06</text:p>
          </table:table-cell>
          <table:table-cell office:value-type="time" office:time-value="PT18H59M06S">
            <text:p>06:59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8])" office:value-type="float" office:value="9">
            <text:p>9</text:p>
          </table:table-cell>
          <table:table-cell table:formula="of:=YEAR([.C418])" office:value-type="float" office:value="2006">
            <text:p>2006</text:p>
          </table:table-cell>
          <table:table-cell office:value-type="date" office:date-value="2006-09-14">
            <text:p>09/14/06</text:p>
          </table:table-cell>
          <table:table-cell office:value-type="time" office:time-value="PT11H26M04S">
            <text:p>11:26:0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19])" office:value-type="float" office:value="9">
            <text:p>9</text:p>
          </table:table-cell>
          <table:table-cell table:formula="of:=YEAR([.C419])" office:value-type="float" office:value="2006">
            <text:p>2006</text:p>
          </table:table-cell>
          <table:table-cell office:value-type="date" office:date-value="2006-09-11">
            <text:p>09/11/06</text:p>
          </table:table-cell>
          <table:table-cell office:value-type="time" office:time-value="PT15H13M44S">
            <text:p>03:1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0])" office:value-type="float" office:value="9">
            <text:p>9</text:p>
          </table:table-cell>
          <table:table-cell table:formula="of:=YEAR([.C420])" office:value-type="float" office:value="2006">
            <text:p>2006</text:p>
          </table:table-cell>
          <table:table-cell office:value-type="date" office:date-value="2006-09-11">
            <text:p>09/11/06</text:p>
          </table:table-cell>
          <table:table-cell office:value-type="time" office:time-value="PT09H41M24S">
            <text:p>09:41:2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1])" office:value-type="float" office:value="9">
            <text:p>9</text:p>
          </table:table-cell>
          <table:table-cell table:formula="of:=YEAR([.C421])" office:value-type="float" office:value="2006">
            <text:p>2006</text:p>
          </table:table-cell>
          <table:table-cell office:value-type="date" office:date-value="2006-09-07">
            <text:p>09/07/06</text:p>
          </table:table-cell>
          <table:table-cell office:value-type="time" office:time-value="PT06H56M07S">
            <text:p>06:56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2])" office:value-type="float" office:value="9">
            <text:p>9</text:p>
          </table:table-cell>
          <table:table-cell table:formula="of:=YEAR([.C422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8H05M59S">
            <text:p>06:05:5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3])" office:value-type="float" office:value="9">
            <text:p>9</text:p>
          </table:table-cell>
          <table:table-cell table:formula="of:=YEAR([.C423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6H29M58S">
            <text:p>04:29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4])" office:value-type="float" office:value="9">
            <text:p>9</text:p>
          </table:table-cell>
          <table:table-cell table:formula="of:=YEAR([.C424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4H53M02S">
            <text:p>02:5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5])" office:value-type="float" office:value="9">
            <text:p>9</text:p>
          </table:table-cell>
          <table:table-cell table:formula="of:=YEAR([.C425])" office:value-type="float" office:value="2006">
            <text:p>2006</text:p>
          </table:table-cell>
          <table:table-cell office:value-type="date" office:date-value="2006-09-04">
            <text:p>09/04/06</text:p>
          </table:table-cell>
          <table:table-cell office:value-type="time" office:time-value="PT03H41M44S">
            <text:p>03:41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6])" office:value-type="float" office:value="8">
            <text:p>8</text:p>
          </table:table-cell>
          <table:table-cell table:formula="of:=YEAR([.C426])" office:value-type="float" office:value="2006">
            <text:p>2006</text:p>
          </table:table-cell>
          <table:table-cell office:value-type="date" office:date-value="2006-08-28">
            <text:p>08/28/06</text:p>
          </table:table-cell>
          <table:table-cell office:value-type="time" office:time-value="PT13H43M14S">
            <text:p>01:43:14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7])" office:value-type="float" office:value="8">
            <text:p>8</text:p>
          </table:table-cell>
          <table:table-cell table:formula="of:=YEAR([.C427])" office:value-type="float" office:value="2006">
            <text:p>2006</text:p>
          </table:table-cell>
          <table:table-cell office:value-type="date" office:date-value="2006-08-24">
            <text:p>08/24/06</text:p>
          </table:table-cell>
          <table:table-cell office:value-type="time" office:time-value="PT17H53M33S">
            <text:p>05:53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8])" office:value-type="float" office:value="8">
            <text:p>8</text:p>
          </table:table-cell>
          <table:table-cell table:formula="of:=YEAR([.C428])" office:value-type="float" office:value="2006">
            <text:p>2006</text:p>
          </table:table-cell>
          <table:table-cell office:value-type="date" office:date-value="2006-08-24">
            <text:p>08/24/06</text:p>
          </table:table-cell>
          <table:table-cell office:value-type="time" office:time-value="PT16H33M30S">
            <text:p>04:33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29])" office:value-type="float" office:value="8">
            <text:p>8</text:p>
          </table:table-cell>
          <table:table-cell table:formula="of:=YEAR([.C429])" office:value-type="float" office:value="2006">
            <text:p>2006</text:p>
          </table:table-cell>
          <table:table-cell office:value-type="date" office:date-value="2006-08-10">
            <text:p>08/10/06</text:p>
          </table:table-cell>
          <table:table-cell office:value-type="time" office:time-value="PT16H40M33S">
            <text:p>04:40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0])" office:value-type="float" office:value="8">
            <text:p>8</text:p>
          </table:table-cell>
          <table:table-cell table:formula="of:=YEAR([.C430])" office:value-type="float" office:value="2006">
            <text:p>2006</text:p>
          </table:table-cell>
          <table:table-cell office:value-type="date" office:date-value="2006-08-09">
            <text:p>08/09/06</text:p>
          </table:table-cell>
          <table:table-cell office:value-type="time" office:time-value="PT17H22M49S">
            <text:p>05:22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6.1">
            <text:p>-6.1</text:p>
          </table:table-cell>
          <table:table-cell office:value-type="float" office:value="193.9">
            <text:p>19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1])" office:value-type="float" office:value="8">
            <text:p>8</text:p>
          </table:table-cell>
          <table:table-cell table:formula="of:=YEAR([.C431])" office:value-type="float" office:value="2006">
            <text:p>2006</text:p>
          </table:table-cell>
          <table:table-cell office:value-type="date" office:date-value="2006-08-08">
            <text:p>08/08/06</text:p>
          </table:table-cell>
          <table:table-cell office:value-type="time" office:time-value="PT14H56M40S">
            <text:p>02:56:4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2])" office:value-type="float" office:value="8">
            <text:p>8</text:p>
          </table:table-cell>
          <table:table-cell table:formula="of:=YEAR([.C432])" office:value-type="float" office:value="2006">
            <text:p>2006</text:p>
          </table:table-cell>
          <table:table-cell office:value-type="date" office:date-value="2006-08-07">
            <text:p>08/07/06</text:p>
          </table:table-cell>
          <table:table-cell office:value-type="time" office:time-value="PT10H57M03S">
            <text:p>10:57:0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67">
            <text:p>1.67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3])" office:value-type="float" office:value="8">
            <text:p>8</text:p>
          </table:table-cell>
          <table:table-cell table:formula="of:=YEAR([.C433])" office:value-type="float" office:value="2006">
            <text:p>2006</text:p>
          </table:table-cell>
          <table:table-cell office:value-type="date" office:date-value="2006-08-04">
            <text:p>08/04/06</text:p>
          </table:table-cell>
          <table:table-cell office:value-type="time" office:time-value="PT10H28M16S">
            <text:p>10:28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4])" office:value-type="float" office:value="8">
            <text:p>8</text:p>
          </table:table-cell>
          <table:table-cell table:formula="of:=YEAR([.C434])" office:value-type="float" office:value="2006">
            <text:p>2006</text:p>
          </table:table-cell>
          <table:table-cell office:value-type="date" office:date-value="2006-08-04">
            <text:p>08/04/06</text:p>
          </table:table-cell>
          <table:table-cell office:value-type="time" office:time-value="PT03H27M36S">
            <text:p>03:27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5])" office:value-type="float" office:value="8">
            <text:p>8</text:p>
          </table:table-cell>
          <table:table-cell table:formula="of:=YEAR([.C435])" office:value-type="float" office:value="2006">
            <text:p>2006</text:p>
          </table:table-cell>
          <table:table-cell office:value-type="date" office:date-value="2006-08-02">
            <text:p>08/02/06</text:p>
          </table:table-cell>
          <table:table-cell office:value-type="time" office:time-value="PT05H12M33S">
            <text:p>05:12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6])" office:value-type="float" office:value="7">
            <text:p>7</text:p>
          </table:table-cell>
          <table:table-cell table:formula="of:=YEAR([.C436])" office:value-type="float" office:value="2006">
            <text:p>2006</text:p>
          </table:table-cell>
          <table:table-cell office:value-type="date" office:date-value="2006-07-28">
            <text:p>07/28/06</text:p>
          </table:table-cell>
          <table:table-cell office:value-type="time" office:time-value="PT12H20M00S">
            <text:p>12:20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5">
            <text:p>27.5</text:p>
          </table:table-cell>
          <table:table-cell office:value-type="float" office:value="-1.1">
            <text:p>-1.1</text:p>
          </table:table-cell>
          <table:table-cell office:value-type="float" office:value="26.4">
            <text:p>26.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7])" office:value-type="float" office:value="7">
            <text:p>7</text:p>
          </table:table-cell>
          <table:table-cell table:formula="of:=YEAR([.C437])" office:value-type="float" office:value="2006">
            <text:p>2006</text:p>
          </table:table-cell>
          <table:table-cell office:value-type="date" office:date-value="2006-07-25">
            <text:p>07/25/06</text:p>
          </table:table-cell>
          <table:table-cell office:value-type="time" office:time-value="PT18H22M52S">
            <text:p>06:22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8])" office:value-type="float" office:value="7">
            <text:p>7</text:p>
          </table:table-cell>
          <table:table-cell table:formula="of:=YEAR([.C438])" office:value-type="float" office:value="2006">
            <text:p>2006</text:p>
          </table:table-cell>
          <table:table-cell office:value-type="date" office:date-value="2006-07-24">
            <text:p>07/24/06</text:p>
          </table:table-cell>
          <table:table-cell office:value-type="time" office:time-value="PT09H30M48S">
            <text:p>09:30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39])" office:value-type="float" office:value="7">
            <text:p>7</text:p>
          </table:table-cell>
          <table:table-cell table:formula="of:=YEAR([.C439])" office:value-type="float" office:value="2006">
            <text:p>2006</text:p>
          </table:table-cell>
          <table:table-cell office:value-type="date" office:date-value="2006-07-18">
            <text:p>07/18/06</text:p>
          </table:table-cell>
          <table:table-cell office:value-type="time" office:time-value="PT18H44M02S">
            <text:p>06:44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6.1">
            <text:p>-6.1</text:p>
          </table:table-cell>
          <table:table-cell office:value-type="float" office:value="193.9">
            <text:p>19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0])" office:value-type="float" office:value="7">
            <text:p>7</text:p>
          </table:table-cell>
          <table:table-cell table:formula="of:=YEAR([.C440])" office:value-type="float" office:value="2006">
            <text:p>2006</text:p>
          </table:table-cell>
          <table:table-cell office:value-type="date" office:date-value="2006-07-12">
            <text:p>07/12/06</text:p>
          </table:table-cell>
          <table:table-cell office:value-type="time" office:time-value="PT11H14M28S">
            <text:p>11:14:2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1])" office:value-type="float" office:value="7">
            <text:p>7</text:p>
          </table:table-cell>
          <table:table-cell table:formula="of:=YEAR([.C441])" office:value-type="float" office:value="2006">
            <text:p>2006</text:p>
          </table:table-cell>
          <table:table-cell office:value-type="date" office:date-value="2006-07-11">
            <text:p>07/11/06</text:p>
          </table:table-cell>
          <table:table-cell office:value-type="time" office:time-value="PT09H47M29S">
            <text:p>09:47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2])" office:value-type="float" office:value="7">
            <text:p>7</text:p>
          </table:table-cell>
          <table:table-cell table:formula="of:=YEAR([.C442])" office:value-type="float" office:value="2006">
            <text:p>2006</text:p>
          </table:table-cell>
          <table:table-cell office:value-type="date" office:date-value="2006-07-10">
            <text:p>07/10/06</text:p>
          </table:table-cell>
          <table:table-cell office:value-type="time" office:time-value="PT09H25M47S">
            <text:p>09:25:4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3])" office:value-type="float" office:value="7">
            <text:p>7</text:p>
          </table:table-cell>
          <table:table-cell table:formula="of:=YEAR([.C443])" office:value-type="float" office:value="2006">
            <text:p>2006</text:p>
          </table:table-cell>
          <table:table-cell office:value-type="date" office:date-value="2006-07-04">
            <text:p>07/04/06</text:p>
          </table:table-cell>
          <table:table-cell office:value-type="time" office:time-value="PT18H56M48S">
            <text:p>06:56:48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0">
            <text:p>750</text:p>
          </table:table-cell>
          <table:table-cell office:value-type="float" office:value="-29.55">
            <text:p>-29.55</text:p>
          </table:table-cell>
          <table:table-cell office:value-type="float" office:value="720.45">
            <text:p>72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4])" office:value-type="float" office:value="7">
            <text:p>7</text:p>
          </table:table-cell>
          <table:table-cell table:formula="of:=YEAR([.C444])" office:value-type="float" office:value="2006">
            <text:p>2006</text:p>
          </table:table-cell>
          <table:table-cell office:value-type="date" office:date-value="2006-07-04">
            <text:p>07/04/06</text:p>
          </table:table-cell>
          <table:table-cell office:value-type="time" office:time-value="PT02H59M29S">
            <text:p>02:59:2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5])" office:value-type="float" office:value="7">
            <text:p>7</text:p>
          </table:table-cell>
          <table:table-cell table:formula="of:=YEAR([.C445])" office:value-type="float" office:value="2006">
            <text:p>2006</text:p>
          </table:table-cell>
          <table:table-cell office:value-type="date" office:date-value="2006-07-01">
            <text:p>07/01/06</text:p>
          </table:table-cell>
          <table:table-cell office:value-type="time" office:time-value="PT03H01M39S">
            <text:p>03:01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6])" office:value-type="float" office:value="6">
            <text:p>6</text:p>
          </table:table-cell>
          <table:table-cell table:formula="of:=YEAR([.C446])" office:value-type="float" office:value="2006">
            <text:p>2006</text:p>
          </table:table-cell>
          <table:table-cell office:value-type="date" office:date-value="2006-06-30">
            <text:p>06/30/06</text:p>
          </table:table-cell>
          <table:table-cell office:value-type="time" office:time-value="PT09H34M20S">
            <text:p>09:34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7])" office:value-type="float" office:value="6">
            <text:p>6</text:p>
          </table:table-cell>
          <table:table-cell table:formula="of:=YEAR([.C447])" office:value-type="float" office:value="2006">
            <text:p>2006</text:p>
          </table:table-cell>
          <table:table-cell office:value-type="date" office:date-value="2006-06-24">
            <text:p>06/24/06</text:p>
          </table:table-cell>
          <table:table-cell office:value-type="time" office:time-value="PT14H07M11S">
            <text:p>02:07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8])" office:value-type="float" office:value="6">
            <text:p>6</text:p>
          </table:table-cell>
          <table:table-cell table:formula="of:=YEAR([.C448])" office:value-type="float" office:value="2006">
            <text:p>2006</text:p>
          </table:table-cell>
          <table:table-cell office:value-type="date" office:date-value="2006-06-20">
            <text:p>06/20/06</text:p>
          </table:table-cell>
          <table:table-cell office:value-type="time" office:time-value="PT10H49M10S">
            <text:p>10:49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f37-klattim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49])" office:value-type="float" office:value="6">
            <text:p>6</text:p>
          </table:table-cell>
          <table:table-cell table:formula="of:=YEAR([.C449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6H44M00S">
            <text:p>06:44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574-fboor2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0])" office:value-type="float" office:value="6">
            <text:p>6</text:p>
          </table:table-cell>
          <table:table-cell table:formula="of:=YEAR([.C450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4H45M50S">
            <text:p>04:45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5ab-nilsf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1])" office:value-type="float" office:value="6">
            <text:p>6</text:p>
          </table:table-cell>
          <table:table-cell table:formula="of:=YEAR([.C451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4H15M38S">
            <text:p>04:15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5fc-sisqbate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2])" office:value-type="float" office:value="6">
            <text:p>6</text:p>
          </table:table-cell>
          <table:table-cell table:formula="of:=YEAR([.C452])" office:value-type="float" office:value="2006">
            <text:p>2006</text:p>
          </table:table-cell>
          <table:table-cell office:value-type="date" office:date-value="2006-06-17">
            <text:p>06/17/06</text:p>
          </table:table-cell>
          <table:table-cell office:value-type="time" office:time-value="PT11H07M59S">
            <text:p>11:07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d04-jcorriu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3])" office:value-type="float" office:value="6">
            <text:p>6</text:p>
          </table:table-cell>
          <table:table-cell table:formula="of:=YEAR([.C453])" office:value-type="float" office:value="2006">
            <text:p>2006</text:p>
          </table:table-cell>
          <table:table-cell office:value-type="date" office:date-value="2006-06-16">
            <text:p>06/16/06</text:p>
          </table:table-cell>
          <table:table-cell office:value-type="time" office:time-value="PT22H07M25S">
            <text:p>10:07:2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766-silviapfeiff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4])" office:value-type="float" office:value="6">
            <text:p>6</text:p>
          </table:table-cell>
          <table:table-cell table:formula="of:=YEAR([.C454])" office:value-type="float" office:value="2006">
            <text:p>2006</text:p>
          </table:table-cell>
          <table:table-cell office:value-type="date" office:date-value="2006-06-15">
            <text:p>06/15/06</text:p>
          </table:table-cell>
          <table:table-cell office:value-type="time" office:time-value="PT20H21M35S">
            <text:p>08:21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395-afcowi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5])" office:value-type="float" office:value="6">
            <text:p>6</text:p>
          </table:table-cell>
          <table:table-cell table:formula="of:=YEAR([.C455])" office:value-type="float" office:value="2006">
            <text:p>2006</text:p>
          </table:table-cell>
          <table:table-cell office:value-type="date" office:date-value="2006-06-14">
            <text:p>06/14/06</text:p>
          </table:table-cell>
          <table:table-cell office:value-type="time" office:time-value="PT09H21M21S">
            <text:p>09:21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2">
            <text:p>192</text:p>
          </table:table-cell>
          <table:table-cell office:value-type="float" office:value="-7.84">
            <text:p>-7.84</text:p>
          </table:table-cell>
          <table:table-cell office:value-type="float" office:value="184.16">
            <text:p>184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85c-Klaus Pederse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6])" office:value-type="float" office:value="6">
            <text:p>6</text:p>
          </table:table-cell>
          <table:table-cell table:formula="of:=YEAR([.C456])" office:value-type="float" office:value="2006">
            <text:p>2006</text:p>
          </table:table-cell>
          <table:table-cell office:value-type="date" office:date-value="2006-06-13">
            <text:p>06/13/06</text:p>
          </table:table-cell>
          <table:table-cell office:value-type="time" office:time-value="PT15H33M39S">
            <text:p>03:33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2">
            <text:p>192</text:p>
          </table:table-cell>
          <table:table-cell office:value-type="float" office:value="-5.92">
            <text:p>-5.92</text:p>
          </table:table-cell>
          <table:table-cell office:value-type="float" office:value="186.08">
            <text:p>186.0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6a-lefty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7])" office:value-type="float" office:value="6">
            <text:p>6</text:p>
          </table:table-cell>
          <table:table-cell table:formula="of:=YEAR([.C457])" office:value-type="float" office:value="2006">
            <text:p>2006</text:p>
          </table:table-cell>
          <table:table-cell office:value-type="date" office:date-value="2006-06-11">
            <text:p>06/11/06</text:p>
          </table:table-cell>
          <table:table-cell office:value-type="time" office:time-value="PT10H17M45S">
            <text:p>10:17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ebd-TimothyEdwardBaldwi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8])" office:value-type="float" office:value="6">
            <text:p>6</text:p>
          </table:table-cell>
          <table:table-cell table:formula="of:=YEAR([.C458])" office:value-type="float" office:value="2006">
            <text:p>2006</text:p>
          </table:table-cell>
          <table:table-cell office:value-type="date" office:date-value="2006-06-10">
            <text:p>06/10/06</text:p>
          </table:table-cell>
          <table:table-cell office:value-type="time" office:time-value="PT06H50M15S">
            <text:p>06:50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58b-edu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59])" office:value-type="float" office:value="6">
            <text:p>6</text:p>
          </table:table-cell>
          <table:table-cell table:formula="of:=YEAR([.C459])" office:value-type="float" office:value="2006">
            <text:p>2006</text:p>
          </table:table-cell>
          <table:table-cell office:value-type="date" office:date-value="2006-06-09">
            <text:p>06/09/06</text:p>
          </table:table-cell>
          <table:table-cell office:value-type="time" office:time-value="PT08H20M43S">
            <text:p>08:2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1f4-moyogo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0])" office:value-type="float" office:value="6">
            <text:p>6</text:p>
          </table:table-cell>
          <table:table-cell table:formula="of:=YEAR([.C460])" office:value-type="float" office:value="2006">
            <text:p>2006</text:p>
          </table:table-cell>
          <table:table-cell office:value-type="date" office:date-value="2006-06-09">
            <text:p>06/09/06</text:p>
          </table:table-cell>
          <table:table-cell office:value-type="time" office:time-value="PT04H02M25S">
            <text:p>04:02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0">
            <text:p>190</text:p>
          </table:table-cell>
          <table:table-cell office:value-type="float" office:value="-7.76">
            <text:p>-7.76</text:p>
          </table:table-cell>
          <table:table-cell office:value-type="float" office:value="182.24">
            <text:p>182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361-lrg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1])" office:value-type="float" office:value="6">
            <text:p>6</text:p>
          </table:table-cell>
          <table:table-cell table:formula="of:=YEAR([.C461])" office:value-type="float" office:value="2006">
            <text:p>2006</text:p>
          </table:table-cell>
          <table:table-cell office:value-type="date" office:date-value="2006-06-06">
            <text:p>06/06/06</text:p>
          </table:table-cell>
          <table:table-cell office:value-type="time" office:time-value="PT13H36M51S">
            <text:p>01:36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3493-Sílvia Miranda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2])" office:value-type="float" office:value="6">
            <text:p>6</text:p>
          </table:table-cell>
          <table:table-cell table:formula="of:=YEAR([.C462])" office:value-type="float" office:value="2006">
            <text:p>2006</text:p>
          </table:table-cell>
          <table:table-cell office:value-type="date" office:date-value="2006-06-03">
            <text:p>06/03/06</text:p>
          </table:table-cell>
          <table:table-cell office:value-type="time" office:time-value="PT10H28M25S">
            <text:p>10:28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3])" office:value-type="float" office:value="6">
            <text:p>6</text:p>
          </table:table-cell>
          <table:table-cell table:formula="of:=YEAR([.C463])" office:value-type="float" office:value="2006">
            <text:p>2006</text:p>
          </table:table-cell>
          <table:table-cell office:value-type="date" office:date-value="2006-06-02">
            <text:p>06/02/06</text:p>
          </table:table-cell>
          <table:table-cell office:value-type="time" office:time-value="PT09H41M21S">
            <text:p>09:41:2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4])" office:value-type="float" office:value="5">
            <text:p>5</text:p>
          </table:table-cell>
          <table:table-cell table:formula="of:=YEAR([.C464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11H02M53S">
            <text:p>11:02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2">
            <text:p>112</text:p>
          </table:table-cell>
          <table:table-cell office:value-type="float" office:value="-4.72">
            <text:p>-4.72</text:p>
          </table:table-cell>
          <table:table-cell office:value-type="float" office:value="107.28">
            <text:p>107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8ae-alvaroortiz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5])" office:value-type="float" office:value="5">
            <text:p>5</text:p>
          </table:table-cell>
          <table:table-cell table:formula="of:=YEAR([.C465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8H08M46S">
            <text:p>08:0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6])" office:value-type="float" office:value="5">
            <text:p>5</text:p>
          </table:table-cell>
          <table:table-cell table:formula="of:=YEAR([.C466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2H56M16S">
            <text:p>02:56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e38-lloydinho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7])" office:value-type="float" office:value="5">
            <text:p>5</text:p>
          </table:table-cell>
          <table:table-cell table:formula="of:=YEAR([.C467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0H34M52S">
            <text:p>12:34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457-csanz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8])" office:value-type="float" office:value="5">
            <text:p>5</text:p>
          </table:table-cell>
          <table:table-cell table:formula="of:=YEAR([.C468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14H38M11S">
            <text:p>02:38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42">
            <text:p>42</text:p>
          </table:table-cell>
          <table:table-cell office:value-type="float" office:value="-1.99">
            <text:p>-1.99</text:p>
          </table:table-cell>
          <table:table-cell office:value-type="float" office:value="40.01">
            <text:p>40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5f9-n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69])" office:value-type="float" office:value="5">
            <text:p>5</text:p>
          </table:table-cell>
          <table:table-cell table:formula="of:=YEAR([.C469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9H34M05S">
            <text:p>09:34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0])" office:value-type="float" office:value="5">
            <text:p>5</text:p>
          </table:table-cell>
          <table:table-cell table:formula="of:=YEAR([.C470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9H34M05S">
            <text:p>09:34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1])" office:value-type="float" office:value="5">
            <text:p>5</text:p>
          </table:table-cell>
          <table:table-cell table:formula="of:=YEAR([.C471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5H46M52S">
            <text:p>05:46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-3.86">
            <text:p>-3.86</text:p>
          </table:table-cell>
          <table:table-cell office:value-type="float" office:value="86.14">
            <text:p>86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a2f-huat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2])" office:value-type="float" office:value="5">
            <text:p>5</text:p>
          </table:table-cell>
          <table:table-cell table:formula="of:=YEAR([.C472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1H07M16S">
            <text:p>01:07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387-sab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3])" office:value-type="float" office:value="5">
            <text:p>5</text:p>
          </table:table-cell>
          <table:table-cell table:formula="of:=YEAR([.C473])" office:value-type="float" office:value="2006">
            <text:p>2006</text:p>
          </table:table-cell>
          <table:table-cell office:value-type="date" office:date-value="2006-05-26">
            <text:p>05/26/06</text:p>
          </table:table-cell>
          <table:table-cell office:value-type="time" office:time-value="PT10H45M44S">
            <text:p>10:45:4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4])" office:value-type="float" office:value="5">
            <text:p>5</text:p>
          </table:table-cell>
          <table:table-cell table:formula="of:=YEAR([.C474])" office:value-type="float" office:value="2006">
            <text:p>2006</text:p>
          </table:table-cell>
          <table:table-cell office:value-type="date" office:date-value="2006-05-24">
            <text:p>05/24/06</text:p>
          </table:table-cell>
          <table:table-cell office:value-type="time" office:time-value="PT12H29M24S">
            <text:p>12:29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0">
            <text:p>150</text:p>
          </table:table-cell>
          <table:table-cell office:value-type="float" office:value="-4.7">
            <text:p>-4.7</text:p>
          </table:table-cell>
          <table:table-cell office:value-type="float" office:value="145.3">
            <text:p>145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3f3-Joseph Kowalski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5])" office:value-type="float" office:value="5">
            <text:p>5</text:p>
          </table:table-cell>
          <table:table-cell table:formula="of:=YEAR([.C475])" office:value-type="float" office:value="2006">
            <text:p>2006</text:p>
          </table:table-cell>
          <table:table-cell office:value-type="date" office:date-value="2006-05-18">
            <text:p>05/18/06</text:p>
          </table:table-cell>
          <table:table-cell office:value-type="time" office:time-value="PT05H13M05S">
            <text:p>05:13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61e-acacha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6])" office:value-type="float" office:value="5">
            <text:p>5</text:p>
          </table:table-cell>
          <table:table-cell table:formula="of:=YEAR([.C476])" office:value-type="float" office:value="2006">
            <text:p>2006</text:p>
          </table:table-cell>
          <table:table-cell office:value-type="date" office:date-value="2006-05-16">
            <text:p>05/16/06</text:p>
          </table:table-cell>
          <table:table-cell office:value-type="time" office:time-value="PT01H09M42S">
            <text:p>01:09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37">
            <text:p>-1.37</text:p>
          </table:table-cell>
          <table:table-cell office:value-type="float" office:value="33.63">
            <text:p>33.6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98f1-tavo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7])" office:value-type="float" office:value="5">
            <text:p>5</text:p>
          </table:table-cell>
          <table:table-cell table:formula="of:=YEAR([.C477])" office:value-type="float" office:value="2006">
            <text:p>2006</text:p>
          </table:table-cell>
          <table:table-cell office:value-type="date" office:date-value="2006-05-15">
            <text:p>05/15/06</text:p>
          </table:table-cell>
          <table:table-cell office:value-type="time" office:time-value="PT19H17M58S">
            <text:p>07:17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8])" office:value-type="float" office:value="5">
            <text:p>5</text:p>
          </table:table-cell>
          <table:table-cell table:formula="of:=YEAR([.C478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7H40M40S">
            <text:p>05:40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79])" office:value-type="float" office:value="5">
            <text:p>5</text:p>
          </table:table-cell>
          <table:table-cell table:formula="of:=YEAR([.C479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3H57M38S">
            <text:p>01:57:3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72">
            <text:p>-1.72</text:p>
          </table:table-cell>
          <table:table-cell office:value-type="float" office:value="33.28">
            <text:p>33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410-sigurdga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0])" office:value-type="float" office:value="5">
            <text:p>5</text:p>
          </table:table-cell>
          <table:table-cell table:formula="of:=YEAR([.C480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3H01M21S">
            <text:p>01:01:2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3c5-julo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1])" office:value-type="float" office:value="5">
            <text:p>5</text:p>
          </table:table-cell>
          <table:table-cell table:formula="of:=YEAR([.C481])" office:value-type="float" office:value="2006">
            <text:p>2006</text:p>
          </table:table-cell>
          <table:table-cell office:value-type="date" office:date-value="2006-05-11">
            <text:p>05/11/06</text:p>
          </table:table-cell>
          <table:table-cell office:value-type="time" office:time-value="PT10H39M15S">
            <text:p>10:39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050-cwindso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2])" office:value-type="float" office:value="5">
            <text:p>5</text:p>
          </table:table-cell>
          <table:table-cell table:formula="of:=YEAR([.C482])" office:value-type="float" office:value="2006">
            <text:p>2006</text:p>
          </table:table-cell>
          <table:table-cell office:value-type="date" office:date-value="2006-05-09">
            <text:p>05/09/06</text:p>
          </table:table-cell>
          <table:table-cell office:value-type="time" office:time-value="PT18H00M32S">
            <text:p>06:00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04">
            <text:p>-2.04</text:p>
          </table:table-cell>
          <table:table-cell office:value-type="float" office:value="57.96">
            <text:p>57.9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3])" office:value-type="float" office:value="5">
            <text:p>5</text:p>
          </table:table-cell>
          <table:table-cell table:formula="of:=YEAR([.C483])" office:value-type="float" office:value="2006">
            <text:p>2006</text:p>
          </table:table-cell>
          <table:table-cell office:value-type="date" office:date-value="2006-05-08">
            <text:p>05/08/06</text:p>
          </table:table-cell>
          <table:table-cell office:value-type="time" office:time-value="PT04H22M36S">
            <text:p>04:22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4])" office:value-type="float" office:value="5">
            <text:p>5</text:p>
          </table:table-cell>
          <table:table-cell table:formula="of:=YEAR([.C484])" office:value-type="float" office:value="2006">
            <text:p>2006</text:p>
          </table:table-cell>
          <table:table-cell office:value-type="date" office:date-value="2006-05-07">
            <text:p>05/07/06</text:p>
          </table:table-cell>
          <table:table-cell office:value-type="time" office:time-value="PT16H17M55S">
            <text:p>04:17:5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2b3-Christopher Or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5])" office:value-type="float" office:value="5">
            <text:p>5</text:p>
          </table:table-cell>
          <table:table-cell table:formula="of:=YEAR([.C485])" office:value-type="float" office:value="2006">
            <text:p>2006</text:p>
          </table:table-cell>
          <table:table-cell office:value-type="date" office:date-value="2006-05-04">
            <text:p>05/04/06</text:p>
          </table:table-cell>
          <table:table-cell office:value-type="time" office:time-value="PT03H27M59S">
            <text:p>03:27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6])" office:value-type="float" office:value="5">
            <text:p>5</text:p>
          </table:table-cell>
          <table:table-cell table:formula="of:=YEAR([.C486])" office:value-type="float" office:value="2006">
            <text:p>2006</text:p>
          </table:table-cell>
          <table:table-cell office:value-type="date" office:date-value="2006-05-02">
            <text:p>05/02/06</text:p>
          </table:table-cell>
          <table:table-cell office:value-type="time" office:time-value="PT06H38M34S">
            <text:p>06:38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0">
            <text:p>150</text:p>
          </table:table-cell>
          <table:table-cell office:value-type="float" office:value="-4.7">
            <text:p>-4.7</text:p>
          </table:table-cell>
          <table:table-cell office:value-type="float" office:value="145.3">
            <text:p>145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db3-William Jon McCan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7])" office:value-type="float" office:value="5">
            <text:p>5</text:p>
          </table:table-cell>
          <table:table-cell table:formula="of:=YEAR([.C487])" office:value-type="float" office:value="2006">
            <text:p>2006</text:p>
          </table:table-cell>
          <table:table-cell office:value-type="date" office:date-value="2006-05-02">
            <text:p>05/02/06</text:p>
          </table:table-cell>
          <table:table-cell office:value-type="time" office:time-value="PT06H31M01S">
            <text:p>06:31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eed5-pau.dura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8])" office:value-type="float" office:value="5">
            <text:p>5</text:p>
          </table:table-cell>
          <table:table-cell table:formula="of:=YEAR([.C488])" office:value-type="float" office:value="2006">
            <text:p>2006</text:p>
          </table:table-cell>
          <table:table-cell office:value-type="date" office:date-value="2006-05-01">
            <text:p>05/01/06</text:p>
          </table:table-cell>
          <table:table-cell office:value-type="time" office:time-value="PT20H04M36S">
            <text:p>08:04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3.54">
            <text:p>-3.54</text:p>
          </table:table-cell>
          <table:table-cell office:value-type="float" office:value="106.46">
            <text:p>106.4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ccb-thaeg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89])" office:value-type="float" office:value="5">
            <text:p>5</text:p>
          </table:table-cell>
          <table:table-cell table:formula="of:=YEAR([.C489])" office:value-type="float" office:value="2006">
            <text:p>2006</text:p>
          </table:table-cell>
          <table:table-cell office:value-type="date" office:date-value="2006-05-01">
            <text:p>05/01/06</text:p>
          </table:table-cell>
          <table:table-cell office:value-type="time" office:time-value="PT09H30M18S">
            <text:p>09:30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ca8-Muravej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0])" office:value-type="float" office:value="4">
            <text:p>4</text:p>
          </table:table-cell>
          <table:table-cell table:formula="of:=YEAR([.C490])" office:value-type="float" office:value="2006">
            <text:p>2006</text:p>
          </table:table-cell>
          <table:table-cell office:value-type="date" office:date-value="2006-04-30">
            <text:p>04/30/06</text:p>
          </table:table-cell>
          <table:table-cell office:value-type="time" office:time-value="PT14H13M30S">
            <text:p>02:13:3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1])" office:value-type="float" office:value="4">
            <text:p>4</text:p>
          </table:table-cell>
          <table:table-cell table:formula="of:=YEAR([.C491])" office:value-type="float" office:value="2006">
            <text:p>2006</text:p>
          </table:table-cell>
          <table:table-cell office:value-type="date" office:date-value="2006-04-30">
            <text:p>04/30/06</text:p>
          </table:table-cell>
          <table:table-cell office:value-type="time" office:time-value="PT01H50M24S">
            <text:p>01:50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48e-Daniel Clement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2])" office:value-type="float" office:value="4">
            <text:p>4</text:p>
          </table:table-cell>
          <table:table-cell table:formula="of:=YEAR([.C492])" office:value-type="float" office:value="2006">
            <text:p>2006</text:p>
          </table:table-cell>
          <table:table-cell office:value-type="date" office:date-value="2006-04-29">
            <text:p>04/29/06</text:p>
          </table:table-cell>
          <table:table-cell office:value-type="time" office:time-value="PT13H01M05S">
            <text:p>01:01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40">
            <text:p>40</text:p>
          </table:table-cell>
          <table:table-cell office:value-type="float" office:value="-1.91">
            <text:p>-1.91</text:p>
          </table:table-cell>
          <table:table-cell office:value-type="float" office:value="38.09">
            <text:p>38.0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cbe-Nicolas Spaling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3])" office:value-type="float" office:value="4">
            <text:p>4</text:p>
          </table:table-cell>
          <table:table-cell table:formula="of:=YEAR([.C493])" office:value-type="float" office:value="2006">
            <text:p>2006</text:p>
          </table:table-cell>
          <table:table-cell office:value-type="date" office:date-value="2006-04-27">
            <text:p>04/27/06</text:p>
          </table:table-cell>
          <table:table-cell office:value-type="time" office:time-value="PT19H15M04S">
            <text:p>07:15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37">
            <text:p>-1.37</text:p>
          </table:table-cell>
          <table:table-cell office:value-type="float" office:value="33.63">
            <text:p>33.6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bd7-davidz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4])" office:value-type="float" office:value="4">
            <text:p>4</text:p>
          </table:table-cell>
          <table:table-cell table:formula="of:=YEAR([.C494])" office:value-type="float" office:value="2006">
            <text:p>2006</text:p>
          </table:table-cell>
          <table:table-cell office:value-type="date" office:date-value="2006-04-26">
            <text:p>04/26/06</text:p>
          </table:table-cell>
          <table:table-cell office:value-type="time" office:time-value="PT07H29M57S">
            <text:p>07:29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1ae-hades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5])" office:value-type="float" office:value="4">
            <text:p>4</text:p>
          </table:table-cell>
          <table:table-cell table:formula="of:=YEAR([.C495])" office:value-type="float" office:value="2006">
            <text:p>2006</text:p>
          </table:table-cell>
          <table:table-cell office:value-type="date" office:date-value="2006-04-25">
            <text:p>04/25/06</text:p>
          </table:table-cell>
          <table:table-cell office:value-type="time" office:time-value="PT05H02M39S">
            <text:p>05:02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6])" office:value-type="float" office:value="4">
            <text:p>4</text:p>
          </table:table-cell>
          <table:table-cell table:formula="of:=YEAR([.C496])" office:value-type="float" office:value="2006">
            <text:p>2006</text:p>
          </table:table-cell>
          <table:table-cell office:value-type="date" office:date-value="2006-04-24">
            <text:p>04/24/06</text:p>
          </table:table-cell>
          <table:table-cell office:value-type="time" office:time-value="PT22H42M18S">
            <text:p>10:42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74d-pcolij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7])" office:value-type="float" office:value="4">
            <text:p>4</text:p>
          </table:table-cell>
          <table:table-cell table:formula="of:=YEAR([.C497])" office:value-type="float" office:value="2006">
            <text:p>2006</text:p>
          </table:table-cell>
          <table:table-cell office:value-type="date" office:date-value="2006-04-24">
            <text:p>04/24/06</text:p>
          </table:table-cell>
          <table:table-cell office:value-type="time" office:time-value="PT06H20M19S">
            <text:p>06:20:1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83a-fcrozat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8])" office:value-type="float" office:value="4">
            <text:p>4</text:p>
          </table:table-cell>
          <table:table-cell table:formula="of:=YEAR([.C498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23H06M17S">
            <text:p>11:06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8d-hil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499])" office:value-type="float" office:value="4">
            <text:p>4</text:p>
          </table:table-cell>
          <table:table-cell table:formula="of:=YEAR([.C499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7H38M32S">
            <text:p>05:38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5.16">
            <text:p>-5.16</text:p>
          </table:table-cell>
          <table:table-cell office:value-type="float" office:value="160.84">
            <text:p>160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b70-abock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0])" office:value-type="float" office:value="4">
            <text:p>4</text:p>
          </table:table-cell>
          <table:table-cell table:formula="of:=YEAR([.C500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4H24M49S">
            <text:p>02:24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89">
            <text:p>189</text:p>
          </table:table-cell>
          <table:table-cell office:value-type="float" office:value="-7.72">
            <text:p>-7.72</text:p>
          </table:table-cell>
          <table:table-cell office:value-type="float" office:value="181.28">
            <text:p>181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cb-grok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1])" office:value-type="float" office:value="4">
            <text:p>4</text:p>
          </table:table-cell>
          <table:table-cell table:formula="of:=YEAR([.C501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3H49M09S">
            <text:p>01:49:0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f12-cassidy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2])" office:value-type="float" office:value="4">
            <text:p>4</text:p>
          </table:table-cell>
          <table:table-cell table:formula="of:=YEAR([.C502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3H07M28S">
            <text:p>01:07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31">
            <text:p>231</text:p>
          </table:table-cell>
          <table:table-cell office:value-type="float" office:value="-7.05">
            <text:p>-7.05</text:p>
          </table:table-cell>
          <table:table-cell office:value-type="float" office:value="223.95">
            <text:p>223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bf9-BrandonHal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3])" office:value-type="float" office:value="4">
            <text:p>4</text:p>
          </table:table-cell>
          <table:table-cell table:formula="of:=YEAR([.C503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1H41M26S">
            <text:p>11:41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16">
            <text:p>216</text:p>
          </table:table-cell>
          <table:table-cell office:value-type="float" office:value="-8.77">
            <text:p>-8.77</text:p>
          </table:table-cell>
          <table:table-cell office:value-type="float" office:value="207.23">
            <text:p>207.2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16b-fpeter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4])" office:value-type="float" office:value="4">
            <text:p>4</text:p>
          </table:table-cell>
          <table:table-cell table:formula="of:=YEAR([.C504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9H12M56S">
            <text:p>09:12:5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96e-Josh Kres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5])" office:value-type="float" office:value="4">
            <text:p>4</text:p>
          </table:table-cell>
          <table:table-cell table:formula="of:=YEAR([.C505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8H55M17S">
            <text:p>08:55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1">
            <text:p>151</text:p>
          </table:table-cell>
          <table:table-cell office:value-type="float" office:value="-6.24">
            <text:p>-6.24</text:p>
          </table:table-cell>
          <table:table-cell office:value-type="float" office:value="144.76">
            <text:p>144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8c1-Benjamin Ott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6])" office:value-type="float" office:value="4">
            <text:p>4</text:p>
          </table:table-cell>
          <table:table-cell table:formula="of:=YEAR([.C506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8H21M15S">
            <text:p>08:21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5bf-topopardo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7])" office:value-type="float" office:value="4">
            <text:p>4</text:p>
          </table:table-cell>
          <table:table-cell table:formula="of:=YEAR([.C507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6H47M34S">
            <text:p>06:4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633">
            <text:p>633</text:p>
          </table:table-cell>
          <table:table-cell office:value-type="float" office:value="-25.04">
            <text:p>-25.04</text:p>
          </table:table-cell>
          <table:table-cell office:value-type="float" office:value="607.96">
            <text:p>607.9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74-robst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8])" office:value-type="float" office:value="4">
            <text:p>4</text:p>
          </table:table-cell>
          <table:table-cell table:formula="of:=YEAR([.C508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2H47M24S">
            <text:p>02:47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6">
            <text:p>246</text:p>
          </table:table-cell>
          <table:table-cell office:value-type="float" office:value="-9.94">
            <text:p>-9.94</text:p>
          </table:table-cell>
          <table:table-cell office:value-type="float" office:value="236.06">
            <text:p>236.0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7e1-mentho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09])" office:value-type="float" office:value="4">
            <text:p>4</text:p>
          </table:table-cell>
          <table:table-cell table:formula="of:=YEAR([.C509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6H41M50S">
            <text:p>04:41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0])" office:value-type="float" office:value="4">
            <text:p>4</text:p>
          </table:table-cell>
          <table:table-cell table:formula="of:=YEAR([.C510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4H26M21S">
            <text:p>02:26:2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1])" office:value-type="float" office:value="4">
            <text:p>4</text:p>
          </table:table-cell>
          <table:table-cell table:formula="of:=YEAR([.C511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3H38M18S">
            <text:p>01:38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b8e-suka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2])" office:value-type="float" office:value="4">
            <text:p>4</text:p>
          </table:table-cell>
          <table:table-cell table:formula="of:=YEAR([.C512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3H07M31S">
            <text:p>01:07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1">
            <text:p>201</text:p>
          </table:table-cell>
          <table:table-cell office:value-type="float" office:value="-8.19">
            <text:p>-8.19</text:p>
          </table:table-cell>
          <table:table-cell office:value-type="float" office:value="192.81">
            <text:p>192.8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fd5-Karsten Bräckelman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3])" office:value-type="float" office:value="4">
            <text:p>4</text:p>
          </table:table-cell>
          <table:table-cell table:formula="of:=YEAR([.C513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9H06M49S">
            <text:p>09:06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0ef-kr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4])" office:value-type="float" office:value="4">
            <text:p>4</text:p>
          </table:table-cell>
          <table:table-cell table:formula="of:=YEAR([.C514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8H44M28S">
            <text:p>08:44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86a-jeroe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5])" office:value-type="float" office:value="4">
            <text:p>4</text:p>
          </table:table-cell>
          <table:table-cell table:formula="of:=YEAR([.C515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4H29M18S">
            <text:p>04:29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76">
            <text:p>276</text:p>
          </table:table-cell>
          <table:table-cell office:value-type="float" office:value="-11.11">
            <text:p>-11.11</text:p>
          </table:table-cell>
          <table:table-cell office:value-type="float" office:value="264.89">
            <text:p>264.8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f14-jjmarin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6])" office:value-type="float" office:value="4">
            <text:p>4</text:p>
          </table:table-cell>
          <table:table-cell table:formula="of:=YEAR([.C516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2H12M26S">
            <text:p>02:12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44">
            <text:p>544</text:p>
          </table:table-cell>
          <table:table-cell office:value-type="float" office:value="-21.57">
            <text:p>-21.57</text:p>
          </table:table-cell>
          <table:table-cell office:value-type="float" office:value="522.43">
            <text:p>522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0ec-dodji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7])" office:value-type="float" office:value="4">
            <text:p>4</text:p>
          </table:table-cell>
          <table:table-cell table:formula="of:=YEAR([.C517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12H32M26S">
            <text:p>12:32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36">
            <text:p>136</text:p>
          </table:table-cell>
          <table:table-cell office:value-type="float" office:value="-5.65">
            <text:p>-5.65</text:p>
          </table:table-cell>
          <table:table-cell office:value-type="float" office:value="130.35">
            <text:p>130.3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504-crevett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8])" office:value-type="float" office:value="4">
            <text:p>4</text:p>
          </table:table-cell>
          <table:table-cell table:formula="of:=YEAR([.C518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09H29M28S">
            <text:p>09:29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5.16">
            <text:p>-5.16</text:p>
          </table:table-cell>
          <table:table-cell office:value-type="float" office:value="160.84">
            <text:p>160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02f-LuisVilla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19])" office:value-type="float" office:value="4">
            <text:p>4</text:p>
          </table:table-cell>
          <table:table-cell table:formula="of:=YEAR([.C519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09H18M01S">
            <text:p>09:18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95">
            <text:p>95</text:p>
          </table:table-cell>
          <table:table-cell office:value-type="float" office:value="-4.06">
            <text:p>-4.06</text:p>
          </table:table-cell>
          <table:table-cell office:value-type="float" office:value="90.94">
            <text:p>90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385-hughsi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0])" office:value-type="float" office:value="4">
            <text:p>4</text:p>
          </table:table-cell>
          <table:table-cell table:formula="of:=YEAR([.C520])" office:value-type="float" office:value="2006">
            <text:p>2006</text:p>
          </table:table-cell>
          <table:table-cell office:value-type="date" office:date-value="2006-04-20">
            <text:p>04/20/06</text:p>
          </table:table-cell>
          <table:table-cell office:value-type="time" office:time-value="PT07H21M16S">
            <text:p>07:21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5">
            <text:p>75</text:p>
          </table:table-cell>
          <table:table-cell office:value-type="float" office:value="-3.28">
            <text:p>-3.28</text:p>
          </table:table-cell>
          <table:table-cell office:value-type="float" office:value="71.72">
            <text:p>71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1f1-thomas uhl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1])" office:value-type="float" office:value="4">
            <text:p>4</text:p>
          </table:table-cell>
          <table:table-cell table:formula="of:=YEAR([.C521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16H51M45S">
            <text:p>04:51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31">
            <text:p>231</text:p>
          </table:table-cell>
          <table:table-cell office:value-type="float" office:value="-9.36">
            <text:p>-9.36</text:p>
          </table:table-cell>
          <table:table-cell office:value-type="float" office:value="221.64">
            <text:p>221.6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336-liberforc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2])" office:value-type="float" office:value="4">
            <text:p>4</text:p>
          </table:table-cell>
          <table:table-cell table:formula="of:=YEAR([.C522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10H00M33S">
            <text:p>10:00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3])" office:value-type="float" office:value="4">
            <text:p>4</text:p>
          </table:table-cell>
          <table:table-cell table:formula="of:=YEAR([.C523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03H21M11S">
            <text:p>03:21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ff8-davyd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4])" office:value-type="float" office:value="4">
            <text:p>4</text:p>
          </table:table-cell>
          <table:table-cell table:formula="of:=YEAR([.C524])" office:value-type="float" office:value="2006">
            <text:p>2006</text:p>
          </table:table-cell>
          <table:table-cell office:value-type="date" office:date-value="2006-04-18">
            <text:p>04/18/06</text:p>
          </table:table-cell>
          <table:table-cell office:value-type="time" office:time-value="PT15H28M00S">
            <text:p>03:28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71">
            <text:p>271</text:p>
          </table:table-cell>
          <table:table-cell office:value-type="float" office:value="-10.92">
            <text:p>-10.92</text:p>
          </table:table-cell>
          <table:table-cell office:value-type="float" office:value="260.08">
            <text:p>260.0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252-michaldominik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5])" office:value-type="float" office:value="4">
            <text:p>4</text:p>
          </table:table-cell>
          <table:table-cell table:formula="of:=YEAR([.C525])" office:value-type="float" office:value="2006">
            <text:p>2006</text:p>
          </table:table-cell>
          <table:table-cell office:value-type="date" office:date-value="2006-04-17">
            <text:p>04/17/06</text:p>
          </table:table-cell>
          <table:table-cell office:value-type="time" office:time-value="PT14H26M59S">
            <text:p>02:26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371b-olea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6])" office:value-type="float" office:value="4">
            <text:p>4</text:p>
          </table:table-cell>
          <table:table-cell table:formula="of:=YEAR([.C526])" office:value-type="float" office:value="2006">
            <text:p>2006</text:p>
          </table:table-cell>
          <table:table-cell office:value-type="date" office:date-value="2006-04-17">
            <text:p>04/17/06</text:p>
          </table:table-cell>
          <table:table-cell office:value-type="time" office:time-value="PT12H46M18S">
            <text:p>12:46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.95">
            <text:p>11.95</text:p>
          </table:table-cell>
          <table:table-cell office:value-type="float" office:value="-0.77">
            <text:p>-0.77</text:p>
          </table:table-cell>
          <table:table-cell office:value-type="float" office:value="11.18">
            <text:p>11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7])" office:value-type="float" office:value="4">
            <text:p>4</text:p>
          </table:table-cell>
          <table:table-cell table:formula="of:=YEAR([.C527])" office:value-type="float" office:value="2006">
            <text:p>2006</text:p>
          </table:table-cell>
          <table:table-cell office:value-type="date" office:date-value="2006-04-16">
            <text:p>04/16/06</text:p>
          </table:table-cell>
          <table:table-cell office:value-type="time" office:time-value="PT10H01M41S">
            <text:p>10:01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">
            <text:p>2</text:p>
          </table:table-cell>
          <table:table-cell office:value-type="float" office:value="-0.38">
            <text:p>-0.38</text:p>
          </table:table-cell>
          <table:table-cell office:value-type="float" office:value="1.62">
            <text:p>1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8])" office:value-type="float" office:value="4">
            <text:p>4</text:p>
          </table:table-cell>
          <table:table-cell table:formula="of:=YEAR([.C528])" office:value-type="float" office:value="2006">
            <text:p>2006</text:p>
          </table:table-cell>
          <table:table-cell office:value-type="date" office:date-value="2006-04-13">
            <text:p>04/13/06</text:p>
          </table:table-cell>
          <table:table-cell office:value-type="time" office:time-value="PT10H31M42S">
            <text:p>10:31:4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29])" office:value-type="float" office:value="4">
            <text:p>4</text:p>
          </table:table-cell>
          <table:table-cell table:formula="of:=YEAR([.C529])" office:value-type="float" office:value="2006">
            <text:p>2006</text:p>
          </table:table-cell>
          <table:table-cell office:value-type="date" office:date-value="2006-04-13">
            <text:p>04/13/06</text:p>
          </table:table-cell>
          <table:table-cell office:value-type="time" office:time-value="PT04H58M41S">
            <text:p>04:58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f2b-malerba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0])" office:value-type="float" office:value="4">
            <text:p>4</text:p>
          </table:table-cell>
          <table:table-cell table:formula="of:=YEAR([.C530])" office:value-type="float" office:value="2006">
            <text:p>2006</text:p>
          </table:table-cell>
          <table:table-cell office:value-type="date" office:date-value="2006-04-12">
            <text:p>04/12/06</text:p>
          </table:table-cell>
          <table:table-cell office:value-type="time" office:time-value="PT15H26M13S">
            <text:p>03:26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6">
            <text:p>196</text:p>
          </table:table-cell>
          <table:table-cell office:value-type="float" office:value="-7.99">
            <text:p>-7.99</text:p>
          </table:table-cell>
          <table:table-cell office:value-type="float" office:value="188.01">
            <text:p>188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e6-Scollk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1])" office:value-type="float" office:value="4">
            <text:p>4</text:p>
          </table:table-cell>
          <table:table-cell table:formula="of:=YEAR([.C531])" office:value-type="float" office:value="2006">
            <text:p>2006</text:p>
          </table:table-cell>
          <table:table-cell office:value-type="date" office:date-value="2006-04-12">
            <text:p>04/12/06</text:p>
          </table:table-cell>
          <table:table-cell office:value-type="time" office:time-value="PT15H23M44S">
            <text:p>03:2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6">
            <text:p>196</text:p>
          </table:table-cell>
          <table:table-cell office:value-type="float" office:value="-7.99">
            <text:p>-7.99</text:p>
          </table:table-cell>
          <table:table-cell office:value-type="float" office:value="188.01">
            <text:p>188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8ba-Daniel Drake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2])" office:value-type="float" office:value="4">
            <text:p>4</text:p>
          </table:table-cell>
          <table:table-cell table:formula="of:=YEAR([.C532])" office:value-type="float" office:value="2006">
            <text:p>2006</text:p>
          </table:table-cell>
          <table:table-cell office:value-type="date" office:date-value="2006-04-11">
            <text:p>04/11/06</text:p>
          </table:table-cell>
          <table:table-cell office:value-type="time" office:time-value="PT10H22M40S">
            <text:p>10:22:4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3])" office:value-type="float" office:value="4">
            <text:p>4</text:p>
          </table:table-cell>
          <table:table-cell table:formula="of:=YEAR([.C533])" office:value-type="float" office:value="2006">
            <text:p>2006</text:p>
          </table:table-cell>
          <table:table-cell office:value-type="date" office:date-value="2006-04-10">
            <text:p>04/10/06</text:p>
          </table:table-cell>
          <table:table-cell office:value-type="time" office:time-value="PT21H47M04S">
            <text:p>09:47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39.3">
            <text:p>-39.3</text:p>
          </table:table-cell>
          <table:table-cell office:value-type="float" office:value="960.7">
            <text:p>96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Patron level donation ($1000.00 - $4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4])" office:value-type="float" office:value="4">
            <text:p>4</text:p>
          </table:table-cell>
          <table:table-cell table:formula="of:=YEAR([.C534])" office:value-type="float" office:value="2006">
            <text:p>2006</text:p>
          </table:table-cell>
          <table:table-cell office:value-type="date" office:date-value="2006-04-05">
            <text:p>04/05/06</text:p>
          </table:table-cell>
          <table:table-cell office:value-type="time" office:time-value="PT13H56M49S">
            <text:p>01:56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5])" office:value-type="float" office:value="4">
            <text:p>4</text:p>
          </table:table-cell>
          <table:table-cell table:formula="of:=YEAR([.C535])" office:value-type="float" office:value="2006">
            <text:p>2006</text:p>
          </table:table-cell>
          <table:table-cell office:value-type="date" office:date-value="2006-04-05">
            <text:p>04/05/06</text:p>
          </table:table-cell>
          <table:table-cell office:value-type="time" office:time-value="PT10H32M16S">
            <text:p>10:32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6])" office:value-type="float" office:value="4">
            <text:p>4</text:p>
          </table:table-cell>
          <table:table-cell table:formula="of:=YEAR([.C536])" office:value-type="float" office:value="2006">
            <text:p>2006</text:p>
          </table:table-cell>
          <table:table-cell office:value-type="date" office:date-value="2006-04-02">
            <text:p>04/02/06</text:p>
          </table:table-cell>
          <table:table-cell office:value-type="time" office:time-value="PT01H35M23S">
            <text:p>01:35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0">
            <text:p>270</text:p>
          </table:table-cell>
          <table:table-cell office:value-type="float" office:value="-10.83">
            <text:p>-10.83</text:p>
          </table:table-cell>
          <table:table-cell office:value-type="float" office:value="259.17">
            <text:p>259.1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7])" office:value-type="float" office:value="3">
            <text:p>3</text:p>
          </table:table-cell>
          <table:table-cell table:formula="of:=YEAR([.C537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12H28M52S">
            <text:p>12:28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6">
            <text:p>156</text:p>
          </table:table-cell>
          <table:table-cell office:value-type="float" office:value="-6.43">
            <text:p>-6.43</text:p>
          </table:table-cell>
          <table:table-cell office:value-type="float" office:value="149.57">
            <text:p>149.5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c49-gicmo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8])" office:value-type="float" office:value="3">
            <text:p>3</text:p>
          </table:table-cell>
          <table:table-cell table:formula="of:=YEAR([.C538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12H07M06S">
            <text:p>12:07:0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1">
            <text:p>191</text:p>
          </table:table-cell>
          <table:table-cell office:value-type="float" office:value="-5.89">
            <text:p>-5.89</text:p>
          </table:table-cell>
          <table:table-cell office:value-type="float" office:value="185.11">
            <text:p>185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66-treitt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39])" office:value-type="float" office:value="3">
            <text:p>3</text:p>
          </table:table-cell>
          <table:table-cell table:formula="of:=YEAR([.C539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09H26M09S">
            <text:p>09:26:09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0])" office:value-type="float" office:value="3">
            <text:p>3</text:p>
          </table:table-cell>
          <table:table-cell table:formula="of:=YEAR([.C540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16H31M10S">
            <text:p>04:31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e00d-lluis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1])" office:value-type="float" office:value="3">
            <text:p>3</text:p>
          </table:table-cell>
          <table:table-cell table:formula="of:=YEAR([.C541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16H18M53S">
            <text:p>04:18:5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0">
            <text:p>10</text:p>
          </table:table-cell>
          <table:table-cell office:value-type="float" office:value="-0.74">
            <text:p>-0.74</text:p>
          </table:table-cell>
          <table:table-cell office:value-type="float" office:value="9.26">
            <text:p>9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4ca-qgil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2])" office:value-type="float" office:value="3">
            <text:p>3</text:p>
          </table:table-cell>
          <table:table-cell table:formula="of:=YEAR([.C542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09H07M28S">
            <text:p>09:07:2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3])" office:value-type="float" office:value="3">
            <text:p>3</text:p>
          </table:table-cell>
          <table:table-cell table:formula="of:=YEAR([.C543])" office:value-type="float" office:value="2006">
            <text:p>2006</text:p>
          </table:table-cell>
          <table:table-cell office:value-type="date" office:date-value="2006-03-27">
            <text:p>03/27/06</text:p>
          </table:table-cell>
          <table:table-cell office:value-type="time" office:time-value="PT09H51M08S">
            <text:p>09:51:0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1">
            <text:p>51</text:p>
          </table:table-cell>
          <table:table-cell office:value-type="float" office:value="-2.29">
            <text:p>-2.29</text:p>
          </table:table-cell>
          <table:table-cell office:value-type="float" office:value="48.71">
            <text:p>48.7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4])" office:value-type="float" office:value="3">
            <text:p>3</text:p>
          </table:table-cell>
          <table:table-cell table:formula="of:=YEAR([.C544])" office:value-type="float" office:value="2006">
            <text:p>2006</text:p>
          </table:table-cell>
          <table:table-cell office:value-type="date" office:date-value="2006-03-23">
            <text:p>03/23/06</text:p>
          </table:table-cell>
          <table:table-cell office:value-type="time" office:time-value="PT16H19M59S">
            <text:p>04:19:5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5])" office:value-type="float" office:value="3">
            <text:p>3</text:p>
          </table:table-cell>
          <table:table-cell table:formula="of:=YEAR([.C545])" office:value-type="float" office:value="2006">
            <text:p>2006</text:p>
          </table:table-cell>
          <table:table-cell office:value-type="date" office:date-value="2006-03-23">
            <text:p>03/23/06</text:p>
          </table:table-cell>
          <table:table-cell office:value-type="time" office:time-value="PT13H50M29S">
            <text:p>01:50:2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6])" office:value-type="float" office:value="3">
            <text:p>3</text:p>
          </table:table-cell>
          <table:table-cell table:formula="of:=YEAR([.C546])" office:value-type="float" office:value="2006">
            <text:p>2006</text:p>
          </table:table-cell>
          <table:table-cell office:value-type="date" office:date-value="2006-03-13">
            <text:p>03/13/06</text:p>
          </table:table-cell>
          <table:table-cell office:value-type="time" office:time-value="PT15H11M12S">
            <text:p>03:11:1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7])" office:value-type="float" office:value="3">
            <text:p>3</text:p>
          </table:table-cell>
          <table:table-cell table:formula="of:=YEAR([.C547])" office:value-type="float" office:value="2006">
            <text:p>2006</text:p>
          </table:table-cell>
          <table:table-cell office:value-type="date" office:date-value="2006-03-11">
            <text:p>03/11/06</text:p>
          </table:table-cell>
          <table:table-cell office:value-type="time" office:time-value="PT03H45M13S">
            <text:p>03:45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8])" office:value-type="float" office:value="3">
            <text:p>3</text:p>
          </table:table-cell>
          <table:table-cell table:formula="of:=YEAR([.C548])" office:value-type="float" office:value="2006">
            <text:p>2006</text:p>
          </table:table-cell>
          <table:table-cell office:value-type="date" office:date-value="2006-03-03">
            <text:p>03/03/06</text:p>
          </table:table-cell>
          <table:table-cell office:value-type="time" office:time-value="PT00H33M19S">
            <text:p>12:33:1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49])" office:value-type="float" office:value="2">
            <text:p>2</text:p>
          </table:table-cell>
          <table:table-cell table:formula="of:=YEAR([.C549])" office:value-type="float" office:value="2006">
            <text:p>2006</text:p>
          </table:table-cell>
          <table:table-cell office:value-type="date" office:date-value="2006-02-27">
            <text:p>02/27/06</text:p>
          </table:table-cell>
          <table:table-cell office:value-type="time" office:time-value="PT09H22M07S">
            <text:p>09:22:0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0])" office:value-type="float" office:value="2">
            <text:p>2</text:p>
          </table:table-cell>
          <table:table-cell table:formula="of:=YEAR([.C550])" office:value-type="float" office:value="2006">
            <text:p>2006</text:p>
          </table:table-cell>
          <table:table-cell office:value-type="date" office:date-value="2006-02-27">
            <text:p>02/27/06</text:p>
          </table:table-cell>
          <table:table-cell office:value-type="time" office:time-value="PT09H22M06S">
            <text:p>09:22:0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1])" office:value-type="float" office:value="2">
            <text:p>2</text:p>
          </table:table-cell>
          <table:table-cell table:formula="of:=YEAR([.C551])" office:value-type="float" office:value="2006">
            <text:p>2006</text:p>
          </table:table-cell>
          <table:table-cell office:value-type="date" office:date-value="2006-02-26">
            <text:p>02/26/06</text:p>
          </table:table-cell>
          <table:table-cell office:value-type="time" office:time-value="PT00H34M13S">
            <text:p>12:34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2])" office:value-type="float" office:value="2">
            <text:p>2</text:p>
          </table:table-cell>
          <table:table-cell table:formula="of:=YEAR([.C552])" office:value-type="float" office:value="2006">
            <text:p>2006</text:p>
          </table:table-cell>
          <table:table-cell office:value-type="date" office:date-value="2006-02-22">
            <text:p>02/22/06</text:p>
          </table:table-cell>
          <table:table-cell office:value-type="time" office:time-value="PT09H23M59S">
            <text:p>09:23:59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3])" office:value-type="float" office:value="2">
            <text:p>2</text:p>
          </table:table-cell>
          <table:table-cell table:formula="of:=YEAR([.C553])" office:value-type="float" office:value="2006">
            <text:p>2006</text:p>
          </table:table-cell>
          <table:table-cell office:value-type="date" office:date-value="2006-02-19">
            <text:p>02/19/06</text:p>
          </table:table-cell>
          <table:table-cell office:value-type="time" office:time-value="PT09H36M43S">
            <text:p>09:36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4])" office:value-type="float" office:value="2">
            <text:p>2</text:p>
          </table:table-cell>
          <table:table-cell table:formula="of:=YEAR([.C554])" office:value-type="float" office:value="2006">
            <text:p>2006</text:p>
          </table:table-cell>
          <table:table-cell office:value-type="date" office:date-value="2006-02-15">
            <text:p>02/15/06</text:p>
          </table:table-cell>
          <table:table-cell office:value-type="time" office:time-value="PT14H18M46S">
            <text:p>02:18:4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10.05">
            <text:p>-10.05</text:p>
          </table:table-cell>
          <table:table-cell office:value-type="float" office:value="239.95">
            <text:p>239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5])" office:value-type="float" office:value="2">
            <text:p>2</text:p>
          </table:table-cell>
          <table:table-cell table:formula="of:=YEAR([.C555])" office:value-type="float" office:value="2006">
            <text:p>2006</text:p>
          </table:table-cell>
          <table:table-cell office:value-type="date" office:date-value="2006-02-07">
            <text:p>02/07/06</text:p>
          </table:table-cell>
          <table:table-cell office:value-type="time" office:time-value="PT19H13M26S">
            <text:p>07:13:2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6])" office:value-type="float" office:value="2">
            <text:p>2</text:p>
          </table:table-cell>
          <table:table-cell table:formula="of:=YEAR([.C556])" office:value-type="float" office:value="2006">
            <text:p>2006</text:p>
          </table:table-cell>
          <table:table-cell office:value-type="date" office:date-value="2006-02-07">
            <text:p>02/07/06</text:p>
          </table:table-cell>
          <table:table-cell office:value-type="time" office:time-value="PT05H57M22S">
            <text:p>05:57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0">
            <text:p>120</text:p>
          </table:table-cell>
          <table:table-cell office:value-type="float" office:value="-4.98">
            <text:p>-4.98</text:p>
          </table:table-cell>
          <table:table-cell office:value-type="float" office:value="115.02">
            <text:p>115.0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7])" office:value-type="float" office:value="2">
            <text:p>2</text:p>
          </table:table-cell>
          <table:table-cell table:formula="of:=YEAR([.C557])" office:value-type="float" office:value="2006">
            <text:p>2006</text:p>
          </table:table-cell>
          <table:table-cell office:value-type="date" office:date-value="2006-02-04">
            <text:p>02/04/06</text:p>
          </table:table-cell>
          <table:table-cell office:value-type="time" office:time-value="PT17H55M25S">
            <text:p>05:55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8])" office:value-type="float" office:value="2">
            <text:p>2</text:p>
          </table:table-cell>
          <table:table-cell table:formula="of:=YEAR([.C558])" office:value-type="float" office:value="2006">
            <text:p>2006</text:p>
          </table:table-cell>
          <table:table-cell office:value-type="date" office:date-value="2006-02-01">
            <text:p>02/01/06</text:p>
          </table:table-cell>
          <table:table-cell office:value-type="time" office:time-value="PT17H36M59S">
            <text:p>05:36:5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59])" office:value-type="float" office:value="1">
            <text:p>1</text:p>
          </table:table-cell>
          <table:table-cell table:formula="of:=YEAR([.C559])" office:value-type="float" office:value="2006">
            <text:p>2006</text:p>
          </table:table-cell>
          <table:table-cell office:value-type="date" office:date-value="2006-01-28">
            <text:p>01/28/06</text:p>
          </table:table-cell>
          <table:table-cell office:value-type="time" office:time-value="PT02H32M50S">
            <text:p>02:32:5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0])" office:value-type="float" office:value="1">
            <text:p>1</text:p>
          </table:table-cell>
          <table:table-cell table:formula="of:=YEAR([.C560])" office:value-type="float" office:value="2006">
            <text:p>2006</text:p>
          </table:table-cell>
          <table:table-cell office:value-type="date" office:date-value="2006-01-26">
            <text:p>01/26/06</text:p>
          </table:table-cell>
          <table:table-cell office:value-type="time" office:time-value="PT14H44M20S">
            <text:p>02:44:2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1])" office:value-type="float" office:value="1">
            <text:p>1</text:p>
          </table:table-cell>
          <table:table-cell table:formula="of:=YEAR([.C561])" office:value-type="float" office:value="2006">
            <text:p>2006</text:p>
          </table:table-cell>
          <table:table-cell office:value-type="date" office:date-value="2006-01-26">
            <text:p>01/26/06</text:p>
          </table:table-cell>
          <table:table-cell office:value-type="time" office:time-value="PT13H15M57S">
            <text:p>01:15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2])" office:value-type="float" office:value="1">
            <text:p>1</text:p>
          </table:table-cell>
          <table:table-cell table:formula="of:=YEAR([.C562])" office:value-type="float" office:value="2006">
            <text:p>2006</text:p>
          </table:table-cell>
          <table:table-cell office:value-type="date" office:date-value="2006-01-25">
            <text:p>01/25/06</text:p>
          </table:table-cell>
          <table:table-cell office:value-type="time" office:time-value="PT09H16M57S">
            <text:p>09:16:5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3])" office:value-type="float" office:value="1">
            <text:p>1</text:p>
          </table:table-cell>
          <table:table-cell table:formula="of:=YEAR([.C563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14H00M23S">
            <text:p>02:00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4])" office:value-type="float" office:value="1">
            <text:p>1</text:p>
          </table:table-cell>
          <table:table-cell table:formula="of:=YEAR([.C564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08H30M06S">
            <text:p>08:30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5])" office:value-type="float" office:value="1">
            <text:p>1</text:p>
          </table:table-cell>
          <table:table-cell table:formula="of:=YEAR([.C565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08H20M11S">
            <text:p>08:20:1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.99">
            <text:p>49.99</text:p>
          </table:table-cell>
          <table:table-cell office:value-type="float" office:value="-1.75">
            <text:p>-1.75</text:p>
          </table:table-cell>
          <table:table-cell office:value-type="float" office:value="48.24">
            <text:p>48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6])" office:value-type="float" office:value="1">
            <text:p>1</text:p>
          </table:table-cell>
          <table:table-cell table:formula="of:=YEAR([.C566])" office:value-type="float" office:value="2006">
            <text:p>2006</text:p>
          </table:table-cell>
          <table:table-cell office:value-type="date" office:date-value="2006-01-11">
            <text:p>01/11/06</text:p>
          </table:table-cell>
          <table:table-cell office:value-type="time" office:time-value="PT19H03M18S">
            <text:p>07:03:1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7])" office:value-type="float" office:value="1">
            <text:p>1</text:p>
          </table:table-cell>
          <table:table-cell table:formula="of:=YEAR([.C567])" office:value-type="float" office:value="2006">
            <text:p>2006</text:p>
          </table:table-cell>
          <table:table-cell office:value-type="date" office:date-value="2006-01-08">
            <text:p>01/08/06</text:p>
          </table:table-cell>
          <table:table-cell office:value-type="time" office:time-value="PT09H28M22S">
            <text:p>09:28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8])" office:value-type="float" office:value="1">
            <text:p>1</text:p>
          </table:table-cell>
          <table:table-cell table:formula="of:=YEAR([.C568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21H51M40S">
            <text:p>09:51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4">
            <text:p>74</text:p>
          </table:table-cell>
          <table:table-cell office:value-type="float" office:value="-3.19">
            <text:p>-3.19</text:p>
          </table:table-cell>
          <table:table-cell office:value-type="float" office:value="70.81">
            <text:p>70.8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69])" office:value-type="float" office:value="1">
            <text:p>1</text:p>
          </table:table-cell>
          <table:table-cell table:formula="of:=YEAR([.C569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13H34M32S">
            <text:p>01:34:3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99">
            <text:p>99</text:p>
          </table:table-cell>
          <table:table-cell office:value-type="float" office:value="-4.16">
            <text:p>-4.16</text:p>
          </table:table-cell>
          <table:table-cell office:value-type="float" office:value="94.84">
            <text:p>94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0])" office:value-type="float" office:value="1">
            <text:p>1</text:p>
          </table:table-cell>
          <table:table-cell table:formula="of:=YEAR([.C570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09H51M52S">
            <text:p>09:51:5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1])" office:value-type="float" office:value="1">
            <text:p>1</text:p>
          </table:table-cell>
          <table:table-cell table:formula="of:=YEAR([.C571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09H51M51S">
            <text:p>09:51:5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2])" office:value-type="float" office:value="3">
            <text:p>3</text:p>
          </table:table-cell>
          <table:table-cell table:formula="of:=YEAR([.C572])" office:value-type="float" office:value="2009">
            <text:p>2009</text:p>
          </table:table-cell>
          <table:table-cell office:value-type="date" office:date-value="2009-03-31">
            <text:p>03/31/09</text:p>
          </table:table-cell>
          <table:table-cell office:value-type="time" office:time-value="PT08H47M29S">
            <text:p>08:47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3])" office:value-type="float" office:value="3">
            <text:p>3</text:p>
          </table:table-cell>
          <table:table-cell table:formula="of:=YEAR([.C573])" office:value-type="float" office:value="2009">
            <text:p>2009</text:p>
          </table:table-cell>
          <table:table-cell office:value-type="date" office:date-value="2009-03-30">
            <text:p>03/30/09</text:p>
          </table:table-cell>
          <table:table-cell office:value-type="time" office:time-value="PT14H20M40S">
            <text:p>02:20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9.45">
            <text:p>29.45</text:p>
          </table:table-cell>
          <table:table-cell office:value-type="float" office:value="-1.15">
            <text:p>-1.15</text:p>
          </table:table-cell>
          <table:table-cell office:value-type="float" office:value="28.3">
            <text:p>28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4])" office:value-type="float" office:value="3">
            <text:p>3</text:p>
          </table:table-cell>
          <table:table-cell table:formula="of:=YEAR([.C574])" office:value-type="float" office:value="2009">
            <text:p>2009</text:p>
          </table:table-cell>
          <table:table-cell office:value-type="date" office:date-value="2009-03-30">
            <text:p>03/30/09</text:p>
          </table:table-cell>
          <table:table-cell office:value-type="time" office:time-value="PT07H51M15S">
            <text:p>07:51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5])" office:value-type="float" office:value="3">
            <text:p>3</text:p>
          </table:table-cell>
          <table:table-cell table:formula="of:=YEAR([.C575])" office:value-type="float" office:value="2009">
            <text:p>2009</text:p>
          </table:table-cell>
          <table:table-cell office:value-type="date" office:date-value="2009-03-29">
            <text:p>03/29/09</text:p>
          </table:table-cell>
          <table:table-cell office:value-type="time" office:time-value="PT09H51M08S">
            <text:p>09:51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6])" office:value-type="float" office:value="3">
            <text:p>3</text:p>
          </table:table-cell>
          <table:table-cell table:formula="of:=YEAR([.C576])" office:value-type="float" office:value="2009">
            <text:p>2009</text:p>
          </table:table-cell>
          <table:table-cell office:value-type="date" office:date-value="2009-03-28">
            <text:p>03/28/09</text:p>
          </table:table-cell>
          <table:table-cell office:value-type="time" office:time-value="PT02H18M54S">
            <text:p>02:18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7])" office:value-type="float" office:value="3">
            <text:p>3</text:p>
          </table:table-cell>
          <table:table-cell table:formula="of:=YEAR([.C577])" office:value-type="float" office:value="2009">
            <text:p>2009</text:p>
          </table:table-cell>
          <table:table-cell office:value-type="date" office:date-value="2009-03-27">
            <text:p>03/27/09</text:p>
          </table:table-cell>
          <table:table-cell office:value-type="time" office:time-value="PT20H06M36S">
            <text:p>08:06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8])" office:value-type="float" office:value="3">
            <text:p>3</text:p>
          </table:table-cell>
          <table:table-cell table:formula="of:=YEAR([.C578])" office:value-type="float" office:value="2009">
            <text:p>2009</text:p>
          </table:table-cell>
          <table:table-cell office:value-type="date" office:date-value="2009-03-26">
            <text:p>03/26/09</text:p>
          </table:table-cell>
          <table:table-cell office:value-type="time" office:time-value="PT01H32M00S">
            <text:p>01:32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79])" office:value-type="float" office:value="3">
            <text:p>3</text:p>
          </table:table-cell>
          <table:table-cell table:formula="of:=YEAR([.C579])" office:value-type="float" office:value="2009">
            <text:p>2009</text:p>
          </table:table-cell>
          <table:table-cell office:value-type="date" office:date-value="2009-03-24">
            <text:p>03/24/09</text:p>
          </table:table-cell>
          <table:table-cell office:value-type="time" office:time-value="PT05H01M09S">
            <text:p>05:01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0])" office:value-type="float" office:value="3">
            <text:p>3</text:p>
          </table:table-cell>
          <table:table-cell table:formula="of:=YEAR([.C580])" office:value-type="float" office:value="2009">
            <text:p>2009</text:p>
          </table:table-cell>
          <table:table-cell office:value-type="date" office:date-value="2009-03-23">
            <text:p>03/23/09</text:p>
          </table:table-cell>
          <table:table-cell office:value-type="time" office:time-value="PT11H42M51S">
            <text:p>11:42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1])" office:value-type="float" office:value="3">
            <text:p>3</text:p>
          </table:table-cell>
          <table:table-cell table:formula="of:=YEAR([.C581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16H44M49S">
            <text:p>04:44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2])" office:value-type="float" office:value="3">
            <text:p>3</text:p>
          </table:table-cell>
          <table:table-cell table:formula="of:=YEAR([.C582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11H55M27S">
            <text:p>11:55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9.8">
            <text:p>-19.8</text:p>
          </table:table-cell>
          <table:table-cell office:value-type="float" office:value="480.2">
            <text:p>480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3])" office:value-type="float" office:value="3">
            <text:p>3</text:p>
          </table:table-cell>
          <table:table-cell table:formula="of:=YEAR([.C583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05H48M23S">
            <text:p>05:48:2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4])" office:value-type="float" office:value="3">
            <text:p>3</text:p>
          </table:table-cell>
          <table:table-cell table:formula="of:=YEAR([.C584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02H40M18S">
            <text:p>02:40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5])" office:value-type="float" office:value="3">
            <text:p>3</text:p>
          </table:table-cell>
          <table:table-cell table:formula="of:=YEAR([.C585])" office:value-type="float" office:value="2009">
            <text:p>2009</text:p>
          </table:table-cell>
          <table:table-cell office:value-type="date" office:date-value="2009-03-21">
            <text:p>03/21/09</text:p>
          </table:table-cell>
          <table:table-cell office:value-type="time" office:time-value="PT06H18M52S">
            <text:p>06:18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6])" office:value-type="float" office:value="3">
            <text:p>3</text:p>
          </table:table-cell>
          <table:table-cell table:formula="of:=YEAR([.C586])" office:value-type="float" office:value="2009">
            <text:p>2009</text:p>
          </table:table-cell>
          <table:table-cell office:value-type="date" office:date-value="2009-03-20">
            <text:p>03/20/09</text:p>
          </table:table-cell>
          <table:table-cell office:value-type="time" office:time-value="PT02H58M27S">
            <text:p>02:58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7])" office:value-type="float" office:value="3">
            <text:p>3</text:p>
          </table:table-cell>
          <table:table-cell table:formula="of:=YEAR([.C587])" office:value-type="float" office:value="2009">
            <text:p>2009</text:p>
          </table:table-cell>
          <table:table-cell office:value-type="date" office:date-value="2009-03-20">
            <text:p>03/20/09</text:p>
          </table:table-cell>
          <table:table-cell office:value-type="time" office:time-value="PT02H25M56S">
            <text:p>02:25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8])" office:value-type="float" office:value="3">
            <text:p>3</text:p>
          </table:table-cell>
          <table:table-cell table:formula="of:=YEAR([.C588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9H36M23S">
            <text:p>07:36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89])" office:value-type="float" office:value="3">
            <text:p>3</text:p>
          </table:table-cell>
          <table:table-cell table:formula="of:=YEAR([.C589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4H01M17S">
            <text:p>02:01:1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0])" office:value-type="float" office:value="3">
            <text:p>3</text:p>
          </table:table-cell>
          <table:table-cell table:formula="of:=YEAR([.C590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3H43M02S">
            <text:p>01:4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1])" office:value-type="float" office:value="3">
            <text:p>3</text:p>
          </table:table-cell>
          <table:table-cell table:formula="of:=YEAR([.C591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0H56M46S">
            <text:p>10:56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2])" office:value-type="float" office:value="3">
            <text:p>3</text:p>
          </table:table-cell>
          <table:table-cell table:formula="of:=YEAR([.C592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0H46M37S">
            <text:p>10:46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3])" office:value-type="float" office:value="3">
            <text:p>3</text:p>
          </table:table-cell>
          <table:table-cell table:formula="of:=YEAR([.C593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8H49M56S">
            <text:p>08:49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4])" office:value-type="float" office:value="3">
            <text:p>3</text:p>
          </table:table-cell>
          <table:table-cell table:formula="of:=YEAR([.C594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7H20M12S">
            <text:p>07:20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5])" office:value-type="float" office:value="3">
            <text:p>3</text:p>
          </table:table-cell>
          <table:table-cell table:formula="of:=YEAR([.C595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5H34M20S">
            <text:p>05:34:2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6])" office:value-type="float" office:value="3">
            <text:p>3</text:p>
          </table:table-cell>
          <table:table-cell table:formula="of:=YEAR([.C596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4H39M17S">
            <text:p>04:39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7])" office:value-type="float" office:value="3">
            <text:p>3</text:p>
          </table:table-cell>
          <table:table-cell table:formula="of:=YEAR([.C597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2H28M00S">
            <text:p>02:28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0">
            <text:p>150</text:p>
          </table:table-cell>
          <table:table-cell office:value-type="float" office:value="-4.65">
            <text:p>-4.65</text:p>
          </table:table-cell>
          <table:table-cell office:value-type="float" office:value="145.35">
            <text:p>145.3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8])" office:value-type="float" office:value="3">
            <text:p>3</text:p>
          </table:table-cell>
          <table:table-cell table:formula="of:=YEAR([.C598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1H12M33S">
            <text:p>01:12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599])" office:value-type="float" office:value="3">
            <text:p>3</text:p>
          </table:table-cell>
          <table:table-cell table:formula="of:=YEAR([.C599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15H51M41S">
            <text:p>03:51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0])" office:value-type="float" office:value="3">
            <text:p>3</text:p>
          </table:table-cell>
          <table:table-cell table:formula="of:=YEAR([.C600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03H16M11S">
            <text:p>03:16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1])" office:value-type="float" office:value="3">
            <text:p>3</text:p>
          </table:table-cell>
          <table:table-cell table:formula="of:=YEAR([.C601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02H25M38S">
            <text:p>02:25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2])" office:value-type="float" office:value="3">
            <text:p>3</text:p>
          </table:table-cell>
          <table:table-cell table:formula="of:=YEAR([.C602])" office:value-type="float" office:value="2009">
            <text:p>2009</text:p>
          </table:table-cell>
          <table:table-cell office:value-type="date" office:date-value="2009-03-17">
            <text:p>03/17/09</text:p>
          </table:table-cell>
          <table:table-cell office:value-type="time" office:time-value="PT08H19M29S">
            <text:p>08:19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3])" office:value-type="float" office:value="3">
            <text:p>3</text:p>
          </table:table-cell>
          <table:table-cell table:formula="of:=YEAR([.C603])" office:value-type="float" office:value="2009">
            <text:p>2009</text:p>
          </table:table-cell>
          <table:table-cell office:value-type="date" office:date-value="2009-03-17">
            <text:p>03/17/09</text:p>
          </table:table-cell>
          <table:table-cell office:value-type="time" office:time-value="PT06H33M51S">
            <text:p>06:33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4])" office:value-type="float" office:value="3">
            <text:p>3</text:p>
          </table:table-cell>
          <table:table-cell table:formula="of:=YEAR([.C604])" office:value-type="float" office:value="2009">
            <text:p>2009</text:p>
          </table:table-cell>
          <table:table-cell office:value-type="date" office:date-value="2009-03-15">
            <text:p>03/15/09</text:p>
          </table:table-cell>
          <table:table-cell office:value-type="time" office:time-value="PT02H48M42S">
            <text:p>02:4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5])" office:value-type="float" office:value="3">
            <text:p>3</text:p>
          </table:table-cell>
          <table:table-cell table:formula="of:=YEAR([.C605])" office:value-type="float" office:value="2009">
            <text:p>2009</text:p>
          </table:table-cell>
          <table:table-cell office:value-type="date" office:date-value="2009-03-14">
            <text:p>03/14/09</text:p>
          </table:table-cell>
          <table:table-cell office:value-type="time" office:time-value="PT06H56M11S">
            <text:p>06:56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6])" office:value-type="float" office:value="3">
            <text:p>3</text:p>
          </table:table-cell>
          <table:table-cell table:formula="of:=YEAR([.C606])" office:value-type="float" office:value="2009">
            <text:p>2009</text:p>
          </table:table-cell>
          <table:table-cell office:value-type="date" office:date-value="2009-03-11">
            <text:p>03/11/09</text:p>
          </table:table-cell>
          <table:table-cell office:value-type="time" office:time-value="PT12H52M28S">
            <text:p>12:52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7])" office:value-type="float" office:value="3">
            <text:p>3</text:p>
          </table:table-cell>
          <table:table-cell table:formula="of:=YEAR([.C607])" office:value-type="float" office:value="2009">
            <text:p>2009</text:p>
          </table:table-cell>
          <table:table-cell office:value-type="date" office:date-value="2009-03-11">
            <text:p>03/11/09</text:p>
          </table:table-cell>
          <table:table-cell office:value-type="time" office:time-value="PT03H09M45S">
            <text:p>03:09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8])" office:value-type="float" office:value="3">
            <text:p>3</text:p>
          </table:table-cell>
          <table:table-cell table:formula="of:=YEAR([.C608])" office:value-type="float" office:value="2009">
            <text:p>2009</text:p>
          </table:table-cell>
          <table:table-cell office:value-type="date" office:date-value="2009-03-10">
            <text:p>03/10/09</text:p>
          </table:table-cell>
          <table:table-cell office:value-type="time" office:time-value="PT16H54M18S">
            <text:p>04:54:1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09])" office:value-type="float" office:value="3">
            <text:p>3</text:p>
          </table:table-cell>
          <table:table-cell table:formula="of:=YEAR([.C609])" office:value-type="float" office:value="2009">
            <text:p>2009</text:p>
          </table:table-cell>
          <table:table-cell office:value-type="date" office:date-value="2009-03-08">
            <text:p>03/08/09</text:p>
          </table:table-cell>
          <table:table-cell office:value-type="time" office:time-value="PT09H14M01S">
            <text:p>09:14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0])" office:value-type="float" office:value="3">
            <text:p>3</text:p>
          </table:table-cell>
          <table:table-cell table:formula="of:=YEAR([.C610])" office:value-type="float" office:value="2009">
            <text:p>2009</text:p>
          </table:table-cell>
          <table:table-cell office:value-type="date" office:date-value="2009-03-08">
            <text:p>03/08/09</text:p>
          </table:table-cell>
          <table:table-cell office:value-type="time" office:time-value="PT01H41M12S">
            <text:p>01:41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1])" office:value-type="float" office:value="3">
            <text:p>3</text:p>
          </table:table-cell>
          <table:table-cell table:formula="of:=YEAR([.C611])" office:value-type="float" office:value="2009">
            <text:p>2009</text:p>
          </table:table-cell>
          <table:table-cell office:value-type="date" office:date-value="2009-03-07">
            <text:p>03/07/09</text:p>
          </table:table-cell>
          <table:table-cell office:value-type="time" office:time-value="PT05H24M21S">
            <text:p>05:24:2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2])" office:value-type="float" office:value="3">
            <text:p>3</text:p>
          </table:table-cell>
          <table:table-cell table:formula="of:=YEAR([.C612])" office:value-type="float" office:value="2009">
            <text:p>2009</text:p>
          </table:table-cell>
          <table:table-cell office:value-type="date" office:date-value="2009-03-06">
            <text:p>03/06/09</text:p>
          </table:table-cell>
          <table:table-cell office:value-type="time" office:time-value="PT16H16M48S">
            <text:p>04:16:4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3])" office:value-type="float" office:value="3">
            <text:p>3</text:p>
          </table:table-cell>
          <table:table-cell table:formula="of:=YEAR([.C613])" office:value-type="float" office:value="2009">
            <text:p>2009</text:p>
          </table:table-cell>
          <table:table-cell office:value-type="date" office:date-value="2009-03-05">
            <text:p>03/05/09</text:p>
          </table:table-cell>
          <table:table-cell office:value-type="time" office:time-value="PT00H12M24S">
            <text:p>12:12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4])" office:value-type="float" office:value="3">
            <text:p>3</text:p>
          </table:table-cell>
          <table:table-cell table:formula="of:=YEAR([.C614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5H53M52S">
            <text:p>05:53:5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5])" office:value-type="float" office:value="3">
            <text:p>3</text:p>
          </table:table-cell>
          <table:table-cell table:formula="of:=YEAR([.C615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4H05M04S">
            <text:p>04:05:0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6])" office:value-type="float" office:value="3">
            <text:p>3</text:p>
          </table:table-cell>
          <table:table-cell table:formula="of:=YEAR([.C616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1H48M10S">
            <text:p>01:48:1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80">
            <text:p>80</text:p>
          </table:table-cell>
          <table:table-cell office:value-type="float" office:value="-3.42">
            <text:p>-3.42</text:p>
          </table:table-cell>
          <table:table-cell office:value-type="float" office:value="76.58">
            <text:p>76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7])" office:value-type="float" office:value="3">
            <text:p>3</text:p>
          </table:table-cell>
          <table:table-cell table:formula="of:=YEAR([.C617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4H01M04S">
            <text:p>04:01:0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8])" office:value-type="float" office:value="3">
            <text:p>3</text:p>
          </table:table-cell>
          <table:table-cell table:formula="of:=YEAR([.C618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2H49M30S">
            <text:p>02:49:3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19])" office:value-type="float" office:value="3">
            <text:p>3</text:p>
          </table:table-cell>
          <table:table-cell table:formula="of:=YEAR([.C619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2H28M45S">
            <text:p>02:28:4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0])" office:value-type="float" office:value="3">
            <text:p>3</text:p>
          </table:table-cell>
          <table:table-cell table:formula="of:=YEAR([.C620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5H36M34S">
            <text:p>05:36:3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1])" office:value-type="float" office:value="3">
            <text:p>3</text:p>
          </table:table-cell>
          <table:table-cell table:formula="of:=YEAR([.C621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54M12S">
            <text:p>03:54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2])" office:value-type="float" office:value="3">
            <text:p>3</text:p>
          </table:table-cell>
          <table:table-cell table:formula="of:=YEAR([.C622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39M51S">
            <text:p>03:39:5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3])" office:value-type="float" office:value="3">
            <text:p>3</text:p>
          </table:table-cell>
          <table:table-cell table:formula="of:=YEAR([.C623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34M44S">
            <text:p>03:34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4])" office:value-type="float" office:value="3">
            <text:p>3</text:p>
          </table:table-cell>
          <table:table-cell table:formula="of:=YEAR([.C624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55M17S">
            <text:p>02:55:1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5])" office:value-type="float" office:value="3">
            <text:p>3</text:p>
          </table:table-cell>
          <table:table-cell table:formula="of:=YEAR([.C625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44M14S">
            <text:p>02:44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6])" office:value-type="float" office:value="3">
            <text:p>3</text:p>
          </table:table-cell>
          <table:table-cell table:formula="of:=YEAR([.C626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43M52S">
            <text:p>02:43:5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7])" office:value-type="float" office:value="3">
            <text:p>3</text:p>
          </table:table-cell>
          <table:table-cell table:formula="of:=YEAR([.C627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26M44S">
            <text:p>02:26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8])" office:value-type="float" office:value="3">
            <text:p>3</text:p>
          </table:table-cell>
          <table:table-cell table:formula="of:=YEAR([.C628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5H12M14S">
            <text:p>05:12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29])" office:value-type="float" office:value="3">
            <text:p>3</text:p>
          </table:table-cell>
          <table:table-cell table:formula="of:=YEAR([.C629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3H32M10S">
            <text:p>03:32:1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0])" office:value-type="float" office:value="3">
            <text:p>3</text:p>
          </table:table-cell>
          <table:table-cell table:formula="of:=YEAR([.C630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2H41M37S">
            <text:p>02:41:3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1])" office:value-type="float" office:value="4">
            <text:p>4</text:p>
          </table:table-cell>
          <table:table-cell table:formula="of:=YEAR([.C63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3H59M35S">
            <text:p>11:59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2])" office:value-type="float" office:value="4">
            <text:p>4</text:p>
          </table:table-cell>
          <table:table-cell table:formula="of:=YEAR([.C63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1H51M19S">
            <text:p>09:51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3])" office:value-type="float" office:value="4">
            <text:p>4</text:p>
          </table:table-cell>
          <table:table-cell table:formula="of:=YEAR([.C63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0H26M37S">
            <text:p>08:26:3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4])" office:value-type="float" office:value="4">
            <text:p>4</text:p>
          </table:table-cell>
          <table:table-cell table:formula="of:=YEAR([.C63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0H23M24S">
            <text:p>08:23:2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5])" office:value-type="float" office:value="4">
            <text:p>4</text:p>
          </table:table-cell>
          <table:table-cell table:formula="of:=YEAR([.C63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9H43M27S">
            <text:p>07:43:2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6])" office:value-type="float" office:value="4">
            <text:p>4</text:p>
          </table:table-cell>
          <table:table-cell table:formula="of:=YEAR([.C63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8H49M12S">
            <text:p>06:49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7])" office:value-type="float" office:value="4">
            <text:p>4</text:p>
          </table:table-cell>
          <table:table-cell table:formula="of:=YEAR([.C63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7H59M35S">
            <text:p>05:59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8])" office:value-type="float" office:value="4">
            <text:p>4</text:p>
          </table:table-cell>
          <table:table-cell table:formula="of:=YEAR([.C63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59M32S">
            <text:p>04:59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8.1">
            <text:p>-8.1</text:p>
          </table:table-cell>
          <table:table-cell office:value-type="float" office:value="191.9">
            <text:p>191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39])" office:value-type="float" office:value="4">
            <text:p>4</text:p>
          </table:table-cell>
          <table:table-cell table:formula="of:=YEAR([.C63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54M22S">
            <text:p>04:54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0])" office:value-type="float" office:value="4">
            <text:p>4</text:p>
          </table:table-cell>
          <table:table-cell table:formula="of:=YEAR([.C64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04M31S">
            <text:p>04:04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1])" office:value-type="float" office:value="4">
            <text:p>4</text:p>
          </table:table-cell>
          <table:table-cell table:formula="of:=YEAR([.C64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55M24S">
            <text:p>03:55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2])" office:value-type="float" office:value="4">
            <text:p>4</text:p>
          </table:table-cell>
          <table:table-cell table:formula="of:=YEAR([.C64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43M51S">
            <text:p>03:43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8.1">
            <text:p>-8.1</text:p>
          </table:table-cell>
          <table:table-cell office:value-type="float" office:value="191.9">
            <text:p>191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3])" office:value-type="float" office:value="4">
            <text:p>4</text:p>
          </table:table-cell>
          <table:table-cell table:formula="of:=YEAR([.C64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25M49S">
            <text:p>03:25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4])" office:value-type="float" office:value="4">
            <text:p>4</text:p>
          </table:table-cell>
          <table:table-cell table:formula="of:=YEAR([.C64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3M31S">
            <text:p>02:53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5])" office:value-type="float" office:value="4">
            <text:p>4</text:p>
          </table:table-cell>
          <table:table-cell table:formula="of:=YEAR([.C64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3M13S">
            <text:p>02:53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6])" office:value-type="float" office:value="4">
            <text:p>4</text:p>
          </table:table-cell>
          <table:table-cell table:formula="of:=YEAR([.C64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0M34S">
            <text:p>02:50:3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7])" office:value-type="float" office:value="4">
            <text:p>4</text:p>
          </table:table-cell>
          <table:table-cell table:formula="of:=YEAR([.C64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16M48S">
            <text:p>02:16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8])" office:value-type="float" office:value="4">
            <text:p>4</text:p>
          </table:table-cell>
          <table:table-cell table:formula="of:=YEAR([.C64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14M37S">
            <text:p>02:14:3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49])" office:value-type="float" office:value="4">
            <text:p>4</text:p>
          </table:table-cell>
          <table:table-cell table:formula="of:=YEAR([.C64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08M33S">
            <text:p>02:08:3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0])" office:value-type="float" office:value="4">
            <text:p>4</text:p>
          </table:table-cell>
          <table:table-cell table:formula="of:=YEAR([.C65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00M09S">
            <text:p>02:00:0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1])" office:value-type="float" office:value="4">
            <text:p>4</text:p>
          </table:table-cell>
          <table:table-cell table:formula="of:=YEAR([.C65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49M43S">
            <text:p>01:49:4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2])" office:value-type="float" office:value="4">
            <text:p>4</text:p>
          </table:table-cell>
          <table:table-cell table:formula="of:=YEAR([.C65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45M02S">
            <text:p>01:45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3])" office:value-type="float" office:value="4">
            <text:p>4</text:p>
          </table:table-cell>
          <table:table-cell table:formula="of:=YEAR([.C65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39M57S">
            <text:p>01:39:5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4])" office:value-type="float" office:value="4">
            <text:p>4</text:p>
          </table:table-cell>
          <table:table-cell table:formula="of:=YEAR([.C65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6M59S">
            <text:p>01:26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5])" office:value-type="float" office:value="4">
            <text:p>4</text:p>
          </table:table-cell>
          <table:table-cell table:formula="of:=YEAR([.C65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4M42S">
            <text:p>01:24:4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6])" office:value-type="float" office:value="4">
            <text:p>4</text:p>
          </table:table-cell>
          <table:table-cell table:formula="of:=YEAR([.C65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4M22S">
            <text:p>01:24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7])" office:value-type="float" office:value="4">
            <text:p>4</text:p>
          </table:table-cell>
          <table:table-cell table:formula="of:=YEAR([.C65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17M31S">
            <text:p>01:17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8])" office:value-type="float" office:value="4">
            <text:p>4</text:p>
          </table:table-cell>
          <table:table-cell table:formula="of:=YEAR([.C65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08M52S">
            <text:p>01:08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59])" office:value-type="float" office:value="4">
            <text:p>4</text:p>
          </table:table-cell>
          <table:table-cell table:formula="of:=YEAR([.C65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03M02S">
            <text:p>01:0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0])" office:value-type="float" office:value="4">
            <text:p>4</text:p>
          </table:table-cell>
          <table:table-cell table:formula="of:=YEAR([.C66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50M38S">
            <text:p>12:50:3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1])" office:value-type="float" office:value="4">
            <text:p>4</text:p>
          </table:table-cell>
          <table:table-cell table:formula="of:=YEAR([.C66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7M07S">
            <text:p>12:27:0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2])" office:value-type="float" office:value="4">
            <text:p>4</text:p>
          </table:table-cell>
          <table:table-cell table:formula="of:=YEAR([.C66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6M19S">
            <text:p>12:26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3])" office:value-type="float" office:value="4">
            <text:p>4</text:p>
          </table:table-cell>
          <table:table-cell table:formula="of:=YEAR([.C66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0M46S">
            <text:p>12:20:4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4])" office:value-type="float" office:value="4">
            <text:p>4</text:p>
          </table:table-cell>
          <table:table-cell table:formula="of:=YEAR([.C66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15M10S">
            <text:p>12:15:1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5])" office:value-type="float" office:value="4">
            <text:p>4</text:p>
          </table:table-cell>
          <table:table-cell table:formula="of:=YEAR([.C66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09M23S">
            <text:p>12:09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6])" office:value-type="float" office:value="4">
            <text:p>4</text:p>
          </table:table-cell>
          <table:table-cell table:formula="of:=YEAR([.C66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01M33S">
            <text:p>12:01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7])" office:value-type="float" office:value="4">
            <text:p>4</text:p>
          </table:table-cell>
          <table:table-cell table:formula="of:=YEAR([.C66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1H40M16S">
            <text:p>11:40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8])" office:value-type="float" office:value="4">
            <text:p>4</text:p>
          </table:table-cell>
          <table:table-cell table:formula="of:=YEAR([.C66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1H34M10S">
            <text:p>11:34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69])" office:value-type="float" office:value="4">
            <text:p>4</text:p>
          </table:table-cell>
          <table:table-cell table:formula="of:=YEAR([.C66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06H25M56S">
            <text:p>06:25:5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0])" office:value-type="float" office:value="4">
            <text:p>4</text:p>
          </table:table-cell>
          <table:table-cell table:formula="of:=YEAR([.C670])" office:value-type="float" office:value="2009">
            <text:p>2009</text:p>
          </table:table-cell>
          <table:table-cell office:value-type="date" office:date-value="2009-04-29">
            <text:p>04/29/09</text:p>
          </table:table-cell>
          <table:table-cell office:value-type="time" office:time-value="PT21H17M54S">
            <text:p>09:17:5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1])" office:value-type="float" office:value="4">
            <text:p>4</text:p>
          </table:table-cell>
          <table:table-cell table:formula="of:=YEAR([.C671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15H02M48S">
            <text:p>03:02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2])" office:value-type="float" office:value="4">
            <text:p>4</text:p>
          </table:table-cell>
          <table:table-cell table:formula="of:=YEAR([.C672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13H34M08S">
            <text:p>01:34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10.05">
            <text:p>-10.05</text:p>
          </table:table-cell>
          <table:table-cell office:value-type="float" office:value="239.95">
            <text:p>239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3])" office:value-type="float" office:value="4">
            <text:p>4</text:p>
          </table:table-cell>
          <table:table-cell table:formula="of:=YEAR([.C673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02H38M20S">
            <text:p>02:38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4])" office:value-type="float" office:value="4">
            <text:p>4</text:p>
          </table:table-cell>
          <table:table-cell table:formula="of:=YEAR([.C674])" office:value-type="float" office:value="2009">
            <text:p>2009</text:p>
          </table:table-cell>
          <table:table-cell office:value-type="date" office:date-value="2009-04-26">
            <text:p>04/26/09</text:p>
          </table:table-cell>
          <table:table-cell office:value-type="time" office:time-value="PT04H10M35S">
            <text:p>04:10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5">
            <text:p>125</text:p>
          </table:table-cell>
          <table:table-cell office:value-type="float" office:value="-5.18">
            <text:p>-5.18</text:p>
          </table:table-cell>
          <table:table-cell office:value-type="float" office:value="119.82">
            <text:p>119.8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5])" office:value-type="float" office:value="4">
            <text:p>4</text:p>
          </table:table-cell>
          <table:table-cell table:formula="of:=YEAR([.C675])" office:value-type="float" office:value="2009">
            <text:p>2009</text:p>
          </table:table-cell>
          <table:table-cell office:value-type="date" office:date-value="2009-04-25">
            <text:p>04/25/09</text:p>
          </table:table-cell>
          <table:table-cell office:value-type="time" office:time-value="PT09H12M05S">
            <text:p>09:12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6])" office:value-type="float" office:value="4">
            <text:p>4</text:p>
          </table:table-cell>
          <table:table-cell table:formula="of:=YEAR([.C676])" office:value-type="float" office:value="2009">
            <text:p>2009</text:p>
          </table:table-cell>
          <table:table-cell office:value-type="date" office:date-value="2009-04-24">
            <text:p>04/24/09</text:p>
          </table:table-cell>
          <table:table-cell office:value-type="time" office:time-value="PT02H53M25S">
            <text:p>02:53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7])" office:value-type="float" office:value="4">
            <text:p>4</text:p>
          </table:table-cell>
          <table:table-cell table:formula="of:=YEAR([.C677])" office:value-type="float" office:value="2009">
            <text:p>2009</text:p>
          </table:table-cell>
          <table:table-cell office:value-type="date" office:date-value="2009-04-23">
            <text:p>04/23/09</text:p>
          </table:table-cell>
          <table:table-cell office:value-type="time" office:time-value="PT06H12M21S">
            <text:p>06:12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8])" office:value-type="float" office:value="4">
            <text:p>4</text:p>
          </table:table-cell>
          <table:table-cell table:formula="of:=YEAR([.C678])" office:value-type="float" office:value="2009">
            <text:p>2009</text:p>
          </table:table-cell>
          <table:table-cell office:value-type="date" office:date-value="2009-04-23">
            <text:p>04/23/09</text:p>
          </table:table-cell>
          <table:table-cell office:value-type="time" office:time-value="PT02H25M18S">
            <text:p>02:25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79])" office:value-type="float" office:value="4">
            <text:p>4</text:p>
          </table:table-cell>
          <table:table-cell table:formula="of:=YEAR([.C679])" office:value-type="float" office:value="2009">
            <text:p>2009</text:p>
          </table:table-cell>
          <table:table-cell office:value-type="date" office:date-value="2009-04-21">
            <text:p>04/21/09</text:p>
          </table:table-cell>
          <table:table-cell office:value-type="time" office:time-value="PT08H39M07S">
            <text:p>08:39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0])" office:value-type="float" office:value="4">
            <text:p>4</text:p>
          </table:table-cell>
          <table:table-cell table:formula="of:=YEAR([.C680])" office:value-type="float" office:value="2009">
            <text:p>2009</text:p>
          </table:table-cell>
          <table:table-cell office:value-type="date" office:date-value="2009-04-20">
            <text:p>04/20/09</text:p>
          </table:table-cell>
          <table:table-cell office:value-type="time" office:time-value="PT04H56M54S">
            <text:p>04:56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1])" office:value-type="float" office:value="4">
            <text:p>4</text:p>
          </table:table-cell>
          <table:table-cell table:formula="of:=YEAR([.C681])" office:value-type="float" office:value="2009">
            <text:p>2009</text:p>
          </table:table-cell>
          <table:table-cell office:value-type="date" office:date-value="2009-04-20">
            <text:p>04/20/09</text:p>
          </table:table-cell>
          <table:table-cell office:value-type="time" office:time-value="PT02H52M25S">
            <text:p>02:52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2])" office:value-type="float" office:value="4">
            <text:p>4</text:p>
          </table:table-cell>
          <table:table-cell table:formula="of:=YEAR([.C682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23H42M46S">
            <text:p>11:42:4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3])" office:value-type="float" office:value="4">
            <text:p>4</text:p>
          </table:table-cell>
          <table:table-cell table:formula="of:=YEAR([.C683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14H20M06S">
            <text:p>02:20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4])" office:value-type="float" office:value="4">
            <text:p>4</text:p>
          </table:table-cell>
          <table:table-cell table:formula="of:=YEAR([.C684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40M36S">
            <text:p>04:40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style-name="ce16"/>
          <table:table-cell table:number-columns-repeated="2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5])" office:value-type="float" office:value="4">
            <text:p>4</text:p>
          </table:table-cell>
          <table:table-cell table:formula="of:=YEAR([.C685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25M59S">
            <text:p>04:25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6])" office:value-type="float" office:value="4">
            <text:p>4</text:p>
          </table:table-cell>
          <table:table-cell table:formula="of:=YEAR([.C686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23M02S">
            <text:p>04:23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7])" office:value-type="float" office:value="4">
            <text:p>4</text:p>
          </table:table-cell>
          <table:table-cell table:formula="of:=YEAR([.C687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3H52M38S">
            <text:p>03:52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8])" office:value-type="float" office:value="4">
            <text:p>4</text:p>
          </table:table-cell>
          <table:table-cell table:formula="of:=YEAR([.C688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3H44M11S">
            <text:p>03:44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89])" office:value-type="float" office:value="4">
            <text:p>4</text:p>
          </table:table-cell>
          <table:table-cell table:formula="of:=YEAR([.C689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2H21M36S">
            <text:p>02:21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0])" office:value-type="float" office:value="4">
            <text:p>4</text:p>
          </table:table-cell>
          <table:table-cell table:formula="of:=YEAR([.C690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13H30M47S">
            <text:p>01:30:4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1])" office:value-type="float" office:value="4">
            <text:p>4</text:p>
          </table:table-cell>
          <table:table-cell table:formula="of:=YEAR([.C691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8H56M18S">
            <text:p>08:5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2])" office:value-type="float" office:value="4">
            <text:p>4</text:p>
          </table:table-cell>
          <table:table-cell table:formula="of:=YEAR([.C692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2H45M02S">
            <text:p>02:45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3])" office:value-type="float" office:value="4">
            <text:p>4</text:p>
          </table:table-cell>
          <table:table-cell table:formula="of:=YEAR([.C693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2H39M35S">
            <text:p>02:39:3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4])" office:value-type="float" office:value="4">
            <text:p>4</text:p>
          </table:table-cell>
          <table:table-cell table:formula="of:=YEAR([.C694])" office:value-type="float" office:value="2009">
            <text:p>2009</text:p>
          </table:table-cell>
          <table:table-cell office:value-type="date" office:date-value="2009-04-17">
            <text:p>04/17/09</text:p>
          </table:table-cell>
          <table:table-cell office:value-type="time" office:time-value="PT12H47M36S">
            <text:p>12:47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5])" office:value-type="float" office:value="4">
            <text:p>4</text:p>
          </table:table-cell>
          <table:table-cell table:formula="of:=YEAR([.C695])" office:value-type="float" office:value="2009">
            <text:p>2009</text:p>
          </table:table-cell>
          <table:table-cell office:value-type="date" office:date-value="2009-04-16">
            <text:p>04/16/09</text:p>
          </table:table-cell>
          <table:table-cell office:value-type="time" office:time-value="PT21H20M48S">
            <text:p>09:20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6])" office:value-type="float" office:value="4">
            <text:p>4</text:p>
          </table:table-cell>
          <table:table-cell table:formula="of:=YEAR([.C696])" office:value-type="float" office:value="2009">
            <text:p>2009</text:p>
          </table:table-cell>
          <table:table-cell office:value-type="date" office:date-value="2009-04-15">
            <text:p>04/15/09</text:p>
          </table:table-cell>
          <table:table-cell office:value-type="time" office:time-value="PT07H14M57S">
            <text:p>07:14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7])" office:value-type="float" office:value="4">
            <text:p>4</text:p>
          </table:table-cell>
          <table:table-cell table:formula="of:=YEAR([.C697])" office:value-type="float" office:value="2009">
            <text:p>2009</text:p>
          </table:table-cell>
          <table:table-cell office:value-type="date" office:date-value="2009-04-15">
            <text:p>04/15/09</text:p>
          </table:table-cell>
          <table:table-cell office:value-type="time" office:time-value="PT03H07M25S">
            <text:p>03:07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8])" office:value-type="float" office:value="4">
            <text:p>4</text:p>
          </table:table-cell>
          <table:table-cell table:formula="of:=YEAR([.C698])" office:value-type="float" office:value="2009">
            <text:p>2009</text:p>
          </table:table-cell>
          <table:table-cell office:value-type="date" office:date-value="2009-04-14">
            <text:p>04/14/09</text:p>
          </table:table-cell>
          <table:table-cell office:value-type="time" office:time-value="PT07H30M59S">
            <text:p>07:30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699])" office:value-type="float" office:value="4">
            <text:p>4</text:p>
          </table:table-cell>
          <table:table-cell table:formula="of:=YEAR([.C699])" office:value-type="float" office:value="2009">
            <text:p>2009</text:p>
          </table:table-cell>
          <table:table-cell office:value-type="date" office:date-value="2009-04-14">
            <text:p>04/14/09</text:p>
          </table:table-cell>
          <table:table-cell office:value-type="time" office:time-value="PT03H10M40S">
            <text:p>03:10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0])" office:value-type="float" office:value="4">
            <text:p>4</text:p>
          </table:table-cell>
          <table:table-cell table:formula="of:=YEAR([.C700])" office:value-type="float" office:value="2009">
            <text:p>2009</text:p>
          </table:table-cell>
          <table:table-cell office:value-type="date" office:date-value="2009-04-13">
            <text:p>04/13/09</text:p>
          </table:table-cell>
          <table:table-cell office:value-type="time" office:time-value="PT23H27M53S">
            <text:p>11:27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1])" office:value-type="float" office:value="4">
            <text:p>4</text:p>
          </table:table-cell>
          <table:table-cell table:formula="of:=YEAR([.C701])" office:value-type="float" office:value="2009">
            <text:p>2009</text:p>
          </table:table-cell>
          <table:table-cell office:value-type="date" office:date-value="2009-04-13">
            <text:p>04/13/09</text:p>
          </table:table-cell>
          <table:table-cell office:value-type="time" office:time-value="PT03H21M39S">
            <text:p>03:21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2])" office:value-type="float" office:value="4">
            <text:p>4</text:p>
          </table:table-cell>
          <table:table-cell table:formula="of:=YEAR([.C702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5H23M05S">
            <text:p>05:23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3])" office:value-type="float" office:value="4">
            <text:p>4</text:p>
          </table:table-cell>
          <table:table-cell table:formula="of:=YEAR([.C703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2H58M52S">
            <text:p>02:58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4])" office:value-type="float" office:value="4">
            <text:p>4</text:p>
          </table:table-cell>
          <table:table-cell table:formula="of:=YEAR([.C704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2H41M21S">
            <text:p>02:41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5])" office:value-type="float" office:value="4">
            <text:p>4</text:p>
          </table:table-cell>
          <table:table-cell table:formula="of:=YEAR([.C705])" office:value-type="float" office:value="2009">
            <text:p>2009</text:p>
          </table:table-cell>
          <table:table-cell office:value-type="date" office:date-value="2009-04-10">
            <text:p>04/10/09</text:p>
          </table:table-cell>
          <table:table-cell office:value-type="time" office:time-value="PT09H07M51S">
            <text:p>09:07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6])" office:value-type="float" office:value="4">
            <text:p>4</text:p>
          </table:table-cell>
          <table:table-cell table:formula="of:=YEAR([.C706])" office:value-type="float" office:value="2009">
            <text:p>2009</text:p>
          </table:table-cell>
          <table:table-cell office:value-type="date" office:date-value="2009-04-10">
            <text:p>04/10/09</text:p>
          </table:table-cell>
          <table:table-cell office:value-type="time" office:time-value="PT02H51M09S">
            <text:p>02:51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7])" office:value-type="float" office:value="4">
            <text:p>4</text:p>
          </table:table-cell>
          <table:table-cell table:formula="of:=YEAR([.C707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9H27M42S">
            <text:p>09:27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8])" office:value-type="float" office:value="4">
            <text:p>4</text:p>
          </table:table-cell>
          <table:table-cell table:formula="of:=YEAR([.C708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7H09M11S">
            <text:p>07:09:1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09])" office:value-type="float" office:value="4">
            <text:p>4</text:p>
          </table:table-cell>
          <table:table-cell table:formula="of:=YEAR([.C709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3H22M48S">
            <text:p>03:22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0])" office:value-type="float" office:value="4">
            <text:p>4</text:p>
          </table:table-cell>
          <table:table-cell table:formula="of:=YEAR([.C710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1H40M07S">
            <text:p>01:40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1])" office:value-type="float" office:value="4">
            <text:p>4</text:p>
          </table:table-cell>
          <table:table-cell table:formula="of:=YEAR([.C711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22H19M56S">
            <text:p>10:19:5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2])" office:value-type="float" office:value="4">
            <text:p>4</text:p>
          </table:table-cell>
          <table:table-cell table:formula="of:=YEAR([.C712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22H06M50S">
            <text:p>10:06:5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3])" office:value-type="float" office:value="4">
            <text:p>4</text:p>
          </table:table-cell>
          <table:table-cell table:formula="of:=YEAR([.C713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07H24M22S">
            <text:p>07:24:2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4])" office:value-type="float" office:value="4">
            <text:p>4</text:p>
          </table:table-cell>
          <table:table-cell table:formula="of:=YEAR([.C714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01H45M14S">
            <text:p>01:45:1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5])" office:value-type="float" office:value="4">
            <text:p>4</text:p>
          </table:table-cell>
          <table:table-cell table:formula="of:=YEAR([.C715])" office:value-type="float" office:value="2009">
            <text:p>2009</text:p>
          </table:table-cell>
          <table:table-cell office:value-type="date" office:date-value="2009-04-07">
            <text:p>04/07/09</text:p>
          </table:table-cell>
          <table:table-cell office:value-type="time" office:time-value="PT09H59M11S">
            <text:p>09:59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6])" office:value-type="float" office:value="4">
            <text:p>4</text:p>
          </table:table-cell>
          <table:table-cell table:formula="of:=YEAR([.C716])" office:value-type="float" office:value="2009">
            <text:p>2009</text:p>
          </table:table-cell>
          <table:table-cell office:value-type="date" office:date-value="2009-04-07">
            <text:p>04/07/09</text:p>
          </table:table-cell>
          <table:table-cell office:value-type="time" office:time-value="PT02H11M55S">
            <text:p>02:11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ancel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7])" office:value-type="float" office:value="4">
            <text:p>4</text:p>
          </table:table-cell>
          <table:table-cell table:formula="of:=YEAR([.C717])" office:value-type="float" office:value="2009">
            <text:p>2009</text:p>
          </table:table-cell>
          <table:table-cell office:value-type="date" office:date-value="2009-04-05">
            <text:p>04/05/09</text:p>
          </table:table-cell>
          <table:table-cell office:value-type="time" office:time-value="PT10H02M17S">
            <text:p>10:02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8])" office:value-type="float" office:value="4">
            <text:p>4</text:p>
          </table:table-cell>
          <table:table-cell table:formula="of:=YEAR([.C718])" office:value-type="float" office:value="2009">
            <text:p>2009</text:p>
          </table:table-cell>
          <table:table-cell office:value-type="date" office:date-value="2009-04-04">
            <text:p>04/04/09</text:p>
          </table:table-cell>
          <table:table-cell office:value-type="time" office:time-value="PT02H53M13S">
            <text:p>02:53:1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19])" office:value-type="float" office:value="4">
            <text:p>4</text:p>
          </table:table-cell>
          <table:table-cell table:formula="of:=YEAR([.C719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10H22M18S">
            <text:p>10:22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0])" office:value-type="float" office:value="4">
            <text:p>4</text:p>
          </table:table-cell>
          <table:table-cell table:formula="of:=YEAR([.C720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6H36M43S">
            <text:p>06:36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1])" office:value-type="float" office:value="4">
            <text:p>4</text:p>
          </table:table-cell>
          <table:table-cell table:formula="of:=YEAR([.C721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4H45M56S">
            <text:p>04:45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2])" office:value-type="float" office:value="4">
            <text:p>4</text:p>
          </table:table-cell>
          <table:table-cell table:formula="of:=YEAR([.C722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3H01M46S">
            <text:p>03:01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3])" office:value-type="float" office:value="4">
            <text:p>4</text:p>
          </table:table-cell>
          <table:table-cell table:formula="of:=YEAR([.C723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2H40M46S">
            <text:p>02:40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4])" office:value-type="float" office:value="4">
            <text:p>4</text:p>
          </table:table-cell>
          <table:table-cell table:formula="of:=YEAR([.C724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4H29M22S">
            <text:p>04:2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5])" office:value-type="float" office:value="4">
            <text:p>4</text:p>
          </table:table-cell>
          <table:table-cell table:formula="of:=YEAR([.C725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4H23M11S">
            <text:p>04:23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6])" office:value-type="float" office:value="4">
            <text:p>4</text:p>
          </table:table-cell>
          <table:table-cell table:formula="of:=YEAR([.C726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3H35M42S">
            <text:p>03:35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7])" office:value-type="float" office:value="4">
            <text:p>4</text:p>
          </table:table-cell>
          <table:table-cell table:formula="of:=YEAR([.C727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3H33M34S">
            <text:p>03:33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8])" office:value-type="float" office:value="4">
            <text:p>4</text:p>
          </table:table-cell>
          <table:table-cell table:formula="of:=YEAR([.C728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50M57S">
            <text:p>02:50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29])" office:value-type="float" office:value="4">
            <text:p>4</text:p>
          </table:table-cell>
          <table:table-cell table:formula="of:=YEAR([.C729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24M52S">
            <text:p>02:24:5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0])" office:value-type="float" office:value="4">
            <text:p>4</text:p>
          </table:table-cell>
          <table:table-cell table:formula="of:=YEAR([.C730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11M48S">
            <text:p>02:11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1])" office:value-type="float" office:value="4">
            <text:p>4</text:p>
          </table:table-cell>
          <table:table-cell table:formula="of:=YEAR([.C731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08M18S">
            <text:p>02:08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2])" office:value-type="float" office:value="4">
            <text:p>4</text:p>
          </table:table-cell>
          <table:table-cell table:formula="of:=YEAR([.C732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41M02S">
            <text:p>08:41:0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3])" office:value-type="float" office:value="4">
            <text:p>4</text:p>
          </table:table-cell>
          <table:table-cell table:formula="of:=YEAR([.C733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02M56S">
            <text:p>08:02:5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4])" office:value-type="float" office:value="4">
            <text:p>4</text:p>
          </table:table-cell>
          <table:table-cell table:formula="of:=YEAR([.C734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00M33S">
            <text:p>08:00:3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5])" office:value-type="float" office:value="4">
            <text:p>4</text:p>
          </table:table-cell>
          <table:table-cell table:formula="of:=YEAR([.C735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16H05M40S">
            <text:p>04:05:4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6])" office:value-type="float" office:value="4">
            <text:p>4</text:p>
          </table:table-cell>
          <table:table-cell table:formula="of:=YEAR([.C736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12H35M53S">
            <text:p>12:35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7])" office:value-type="float" office:value="4">
            <text:p>4</text:p>
          </table:table-cell>
          <table:table-cell table:formula="of:=YEAR([.C737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4H51M51S">
            <text:p>04:51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8])" office:value-type="float" office:value="4">
            <text:p>4</text:p>
          </table:table-cell>
          <table:table-cell table:formula="of:=YEAR([.C738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4H13M53S">
            <text:p>04:13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39])" office:value-type="float" office:value="4">
            <text:p>4</text:p>
          </table:table-cell>
          <table:table-cell table:formula="of:=YEAR([.C739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2H58M23S">
            <text:p>02:58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0])" office:value-type="float" office:value="4">
            <text:p>4</text:p>
          </table:table-cell>
          <table:table-cell table:formula="of:=YEAR([.C740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2H10M10S">
            <text:p>02:10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1])" office:value-type="float" office:value="5">
            <text:p>5</text:p>
          </table:table-cell>
          <table:table-cell table:formula="of:=YEAR([.C741])" office:value-type="float" office:value="2009">
            <text:p>2009</text:p>
          </table:table-cell>
          <table:table-cell office:value-type="date" office:date-value="2009-05-31">
            <text:p>05/31/09</text:p>
          </table:table-cell>
          <table:table-cell office:value-type="time" office:time-value="PT10H45M08S">
            <text:p>10:45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2])" office:value-type="float" office:value="5">
            <text:p>5</text:p>
          </table:table-cell>
          <table:table-cell table:formula="of:=YEAR([.C742])" office:value-type="float" office:value="2009">
            <text:p>2009</text:p>
          </table:table-cell>
          <table:table-cell office:value-type="date" office:date-value="2009-05-31">
            <text:p>05/31/09</text:p>
          </table:table-cell>
          <table:table-cell office:value-type="time" office:time-value="PT07H06M00S">
            <text:p>07:06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3])" office:value-type="float" office:value="5">
            <text:p>5</text:p>
          </table:table-cell>
          <table:table-cell table:formula="of:=YEAR([.C743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16H19M18S">
            <text:p>04:19:1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4])" office:value-type="float" office:value="5">
            <text:p>5</text:p>
          </table:table-cell>
          <table:table-cell table:formula="of:=YEAR([.C744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22M45S">
            <text:p>04:22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5])" office:value-type="float" office:value="5">
            <text:p>5</text:p>
          </table:table-cell>
          <table:table-cell table:formula="of:=YEAR([.C745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22M09S">
            <text:p>04:22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6])" office:value-type="float" office:value="5">
            <text:p>5</text:p>
          </table:table-cell>
          <table:table-cell table:formula="of:=YEAR([.C746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7M51S">
            <text:p>04:17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7])" office:value-type="float" office:value="5">
            <text:p>5</text:p>
          </table:table-cell>
          <table:table-cell table:formula="of:=YEAR([.C747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6M03S">
            <text:p>04:16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8])" office:value-type="float" office:value="5">
            <text:p>5</text:p>
          </table:table-cell>
          <table:table-cell table:formula="of:=YEAR([.C748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2M13S">
            <text:p>04:12:1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49])" office:value-type="float" office:value="5">
            <text:p>5</text:p>
          </table:table-cell>
          <table:table-cell table:formula="of:=YEAR([.C749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0M15S">
            <text:p>04:10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0])" office:value-type="float" office:value="5">
            <text:p>5</text:p>
          </table:table-cell>
          <table:table-cell table:formula="of:=YEAR([.C750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9M18S">
            <text:p>04:0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1])" office:value-type="float" office:value="5">
            <text:p>5</text:p>
          </table:table-cell>
          <table:table-cell table:formula="of:=YEAR([.C751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5M53S">
            <text:p>04:05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2])" office:value-type="float" office:value="5">
            <text:p>5</text:p>
          </table:table-cell>
          <table:table-cell table:formula="of:=YEAR([.C752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5M33S">
            <text:p>04:05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3])" office:value-type="float" office:value="5">
            <text:p>5</text:p>
          </table:table-cell>
          <table:table-cell table:formula="of:=YEAR([.C753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1M43S">
            <text:p>04:01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4])" office:value-type="float" office:value="5">
            <text:p>5</text:p>
          </table:table-cell>
          <table:table-cell table:formula="of:=YEAR([.C754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3H37M58S">
            <text:p>03:37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5])" office:value-type="float" office:value="5">
            <text:p>5</text:p>
          </table:table-cell>
          <table:table-cell table:formula="of:=YEAR([.C755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3H32M33S">
            <text:p>03:32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6])" office:value-type="float" office:value="5">
            <text:p>5</text:p>
          </table:table-cell>
          <table:table-cell table:formula="of:=YEAR([.C756])" office:value-type="float" office:value="2009">
            <text:p>2009</text:p>
          </table:table-cell>
          <table:table-cell office:value-type="date" office:date-value="2009-05-29">
            <text:p>05/29/09</text:p>
          </table:table-cell>
          <table:table-cell office:value-type="time" office:time-value="PT04H03M10S">
            <text:p>04:03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7])" office:value-type="float" office:value="5">
            <text:p>5</text:p>
          </table:table-cell>
          <table:table-cell table:formula="of:=YEAR([.C757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23H17M20S">
            <text:p>11:17:2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">
            <text:p>1</text:p>
          </table:table-cell>
          <table:table-cell office:value-type="float" office:value="-0.34">
            <text:p>-0.34</text:p>
          </table:table-cell>
          <table:table-cell office:value-type="float" office:value="0.66">
            <text:p>0.6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8])" office:value-type="float" office:value="5">
            <text:p>5</text:p>
          </table:table-cell>
          <table:table-cell table:formula="of:=YEAR([.C758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21H05M43S">
            <text:p>09:05:4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59])" office:value-type="float" office:value="5">
            <text:p>5</text:p>
          </table:table-cell>
          <table:table-cell table:formula="of:=YEAR([.C759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16H12M12S">
            <text:p>04:12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0])" office:value-type="float" office:value="5">
            <text:p>5</text:p>
          </table:table-cell>
          <table:table-cell table:formula="of:=YEAR([.C760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05H08M17S">
            <text:p>05:08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1])" office:value-type="float" office:value="5">
            <text:p>5</text:p>
          </table:table-cell>
          <table:table-cell table:formula="of:=YEAR([.C761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02H52M56S">
            <text:p>02:52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2])" office:value-type="float" office:value="5">
            <text:p>5</text:p>
          </table:table-cell>
          <table:table-cell table:formula="of:=YEAR([.C762])" office:value-type="float" office:value="2009">
            <text:p>2009</text:p>
          </table:table-cell>
          <table:table-cell office:value-type="date" office:date-value="2009-05-26">
            <text:p>05/26/09</text:p>
          </table:table-cell>
          <table:table-cell office:value-type="time" office:time-value="PT13H35M10S">
            <text:p>01:35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3])" office:value-type="float" office:value="5">
            <text:p>5</text:p>
          </table:table-cell>
          <table:table-cell table:formula="of:=YEAR([.C763])" office:value-type="float" office:value="2009">
            <text:p>2009</text:p>
          </table:table-cell>
          <table:table-cell office:value-type="date" office:date-value="2009-05-26">
            <text:p>05/26/09</text:p>
          </table:table-cell>
          <table:table-cell office:value-type="time" office:time-value="PT00H11M11S">
            <text:p>12:11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4])" office:value-type="float" office:value="5">
            <text:p>5</text:p>
          </table:table-cell>
          <table:table-cell table:formula="of:=YEAR([.C764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14H48M22S">
            <text:p>02:48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32">
            <text:p>-1.32</text:p>
          </table:table-cell>
          <table:table-cell office:value-type="float" office:value="33.68">
            <text:p>33.6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5])" office:value-type="float" office:value="5">
            <text:p>5</text:p>
          </table:table-cell>
          <table:table-cell table:formula="of:=YEAR([.C765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12H28M10S">
            <text:p>12:28:1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6])" office:value-type="float" office:value="5">
            <text:p>5</text:p>
          </table:table-cell>
          <table:table-cell table:formula="of:=YEAR([.C766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09H05M28S">
            <text:p>09:05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7])" office:value-type="float" office:value="5">
            <text:p>5</text:p>
          </table:table-cell>
          <table:table-cell table:formula="of:=YEAR([.C767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04H10M31S">
            <text:p>04:10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8])" office:value-type="float" office:value="5">
            <text:p>5</text:p>
          </table:table-cell>
          <table:table-cell table:formula="of:=YEAR([.C768])" office:value-type="float" office:value="2009">
            <text:p>2009</text:p>
          </table:table-cell>
          <table:table-cell office:value-type="date" office:date-value="2009-05-24">
            <text:p>05/24/09</text:p>
          </table:table-cell>
          <table:table-cell office:value-type="time" office:time-value="PT05H54M40S">
            <text:p>05:54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69])" office:value-type="float" office:value="5">
            <text:p>5</text:p>
          </table:table-cell>
          <table:table-cell table:formula="of:=YEAR([.C769])" office:value-type="float" office:value="2009">
            <text:p>2009</text:p>
          </table:table-cell>
          <table:table-cell office:value-type="date" office:date-value="2009-05-24">
            <text:p>05/24/09</text:p>
          </table:table-cell>
          <table:table-cell office:value-type="time" office:time-value="PT02H12M43S">
            <text:p>02:12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0])" office:value-type="float" office:value="5">
            <text:p>5</text:p>
          </table:table-cell>
          <table:table-cell table:formula="of:=YEAR([.C770])" office:value-type="float" office:value="2009">
            <text:p>2009</text:p>
          </table:table-cell>
          <table:table-cell office:value-type="date" office:date-value="2009-05-23">
            <text:p>05/23/09</text:p>
          </table:table-cell>
          <table:table-cell office:value-type="time" office:time-value="PT02H23M28S">
            <text:p>02:23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1])" office:value-type="float" office:value="5">
            <text:p>5</text:p>
          </table:table-cell>
          <table:table-cell table:formula="of:=YEAR([.C771])" office:value-type="float" office:value="2009">
            <text:p>2009</text:p>
          </table:table-cell>
          <table:table-cell office:value-type="date" office:date-value="2009-05-21">
            <text:p>05/21/09</text:p>
          </table:table-cell>
          <table:table-cell office:value-type="time" office:time-value="PT20H17M08S">
            <text:p>08:17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2])" office:value-type="float" office:value="5">
            <text:p>5</text:p>
          </table:table-cell>
          <table:table-cell table:formula="of:=YEAR([.C772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14H54M53S">
            <text:p>02:54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3])" office:value-type="float" office:value="5">
            <text:p>5</text:p>
          </table:table-cell>
          <table:table-cell table:formula="of:=YEAR([.C773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04H12M48S">
            <text:p>04:12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4])" office:value-type="float" office:value="5">
            <text:p>5</text:p>
          </table:table-cell>
          <table:table-cell table:formula="of:=YEAR([.C774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03H01M48S">
            <text:p>03:01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5])" office:value-type="float" office:value="5">
            <text:p>5</text:p>
          </table:table-cell>
          <table:table-cell table:formula="of:=YEAR([.C775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20H09M52S">
            <text:p>08:09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6])" office:value-type="float" office:value="5">
            <text:p>5</text:p>
          </table:table-cell>
          <table:table-cell table:formula="of:=YEAR([.C776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8H24M37S">
            <text:p>08:24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7])" office:value-type="float" office:value="5">
            <text:p>5</text:p>
          </table:table-cell>
          <table:table-cell table:formula="of:=YEAR([.C777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5H01M56S">
            <text:p>05:01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8])" office:value-type="float" office:value="5">
            <text:p>5</text:p>
          </table:table-cell>
          <table:table-cell table:formula="of:=YEAR([.C778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4H41M49S">
            <text:p>04:41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79])" office:value-type="float" office:value="5">
            <text:p>5</text:p>
          </table:table-cell>
          <table:table-cell table:formula="of:=YEAR([.C779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4H40M01S">
            <text:p>04:40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0])" office:value-type="float" office:value="5">
            <text:p>5</text:p>
          </table:table-cell>
          <table:table-cell table:formula="of:=YEAR([.C780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59M18S">
            <text:p>03:5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1])" office:value-type="float" office:value="5">
            <text:p>5</text:p>
          </table:table-cell>
          <table:table-cell table:formula="of:=YEAR([.C781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58M42S">
            <text:p>03:5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2])" office:value-type="float" office:value="5">
            <text:p>5</text:p>
          </table:table-cell>
          <table:table-cell table:formula="of:=YEAR([.C782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42M31S">
            <text:p>03:42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3])" office:value-type="float" office:value="5">
            <text:p>5</text:p>
          </table:table-cell>
          <table:table-cell table:formula="of:=YEAR([.C783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2H00M59S">
            <text:p>02:00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4])" office:value-type="float" office:value="5">
            <text:p>5</text:p>
          </table:table-cell>
          <table:table-cell table:formula="of:=YEAR([.C784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20H38M24S">
            <text:p>08:38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5])" office:value-type="float" office:value="5">
            <text:p>5</text:p>
          </table:table-cell>
          <table:table-cell table:formula="of:=YEAR([.C785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14H45M00S">
            <text:p>02:45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6])" office:value-type="float" office:value="5">
            <text:p>5</text:p>
          </table:table-cell>
          <table:table-cell table:formula="of:=YEAR([.C786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5H04M21S">
            <text:p>05:04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7])" office:value-type="float" office:value="5">
            <text:p>5</text:p>
          </table:table-cell>
          <table:table-cell table:formula="of:=YEAR([.C787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2H41M10S">
            <text:p>02:41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8])" office:value-type="float" office:value="5">
            <text:p>5</text:p>
          </table:table-cell>
          <table:table-cell table:formula="of:=YEAR([.C788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2H40M23S">
            <text:p>02:40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89])" office:value-type="float" office:value="5">
            <text:p>5</text:p>
          </table:table-cell>
          <table:table-cell table:formula="of:=YEAR([.C789])" office:value-type="float" office:value="2009">
            <text:p>2009</text:p>
          </table:table-cell>
          <table:table-cell office:value-type="date" office:date-value="2009-05-17">
            <text:p>05/17/09</text:p>
          </table:table-cell>
          <table:table-cell office:value-type="time" office:time-value="PT04H11M52S">
            <text:p>04:11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0])" office:value-type="float" office:value="5">
            <text:p>5</text:p>
          </table:table-cell>
          <table:table-cell table:formula="of:=YEAR([.C790])" office:value-type="float" office:value="2009">
            <text:p>2009</text:p>
          </table:table-cell>
          <table:table-cell office:value-type="date" office:date-value="2009-05-16">
            <text:p>05/16/09</text:p>
          </table:table-cell>
          <table:table-cell office:value-type="time" office:time-value="PT12H57M24S">
            <text:p>12:57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1])" office:value-type="float" office:value="5">
            <text:p>5</text:p>
          </table:table-cell>
          <table:table-cell table:formula="of:=YEAR([.C791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15H29M39S">
            <text:p>03:29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2])" office:value-type="float" office:value="5">
            <text:p>5</text:p>
          </table:table-cell>
          <table:table-cell table:formula="of:=YEAR([.C792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03H42M51S">
            <text:p>03:42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3])" office:value-type="float" office:value="5">
            <text:p>5</text:p>
          </table:table-cell>
          <table:table-cell table:formula="of:=YEAR([.C793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02H43M39S">
            <text:p>02:43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4])" office:value-type="float" office:value="5">
            <text:p>5</text:p>
          </table:table-cell>
          <table:table-cell table:formula="of:=YEAR([.C794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22H22M48S">
            <text:p>10:22:4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5])" office:value-type="float" office:value="5">
            <text:p>5</text:p>
          </table:table-cell>
          <table:table-cell table:formula="of:=YEAR([.C795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03H06M26S">
            <text:p>03:06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6])" office:value-type="float" office:value="5">
            <text:p>5</text:p>
          </table:table-cell>
          <table:table-cell table:formula="of:=YEAR([.C796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00H30M10S">
            <text:p>12:30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7])" office:value-type="float" office:value="5">
            <text:p>5</text:p>
          </table:table-cell>
          <table:table-cell table:formula="of:=YEAR([.C797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16H43M18S">
            <text:p>04:43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8])" office:value-type="float" office:value="5">
            <text:p>5</text:p>
          </table:table-cell>
          <table:table-cell table:formula="of:=YEAR([.C798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13H58M48S">
            <text:p>01:58:4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799])" office:value-type="float" office:value="5">
            <text:p>5</text:p>
          </table:table-cell>
          <table:table-cell table:formula="of:=YEAR([.C799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03H28M42S">
            <text:p>03:2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0])" office:value-type="float" office:value="5">
            <text:p>5</text:p>
          </table:table-cell>
          <table:table-cell table:formula="of:=YEAR([.C800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00H11M59S">
            <text:p>12:11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1])" office:value-type="float" office:value="5">
            <text:p>5</text:p>
          </table:table-cell>
          <table:table-cell table:formula="of:=YEAR([.C801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3H06M40S">
            <text:p>11:06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74">
            <text:p>-0.74</text:p>
          </table:table-cell>
          <table:table-cell office:value-type="float" office:value="14.26">
            <text:p>14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2])" office:value-type="float" office:value="5">
            <text:p>5</text:p>
          </table:table-cell>
          <table:table-cell table:formula="of:=YEAR([.C802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2H45M15S">
            <text:p>10:45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3])" office:value-type="float" office:value="5">
            <text:p>5</text:p>
          </table:table-cell>
          <table:table-cell table:formula="of:=YEAR([.C803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2H25M28S">
            <text:p>10:25:2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4])" office:value-type="float" office:value="5">
            <text:p>5</text:p>
          </table:table-cell>
          <table:table-cell table:formula="of:=YEAR([.C804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8H06M49S">
            <text:p>06:06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5])" office:value-type="float" office:value="5">
            <text:p>5</text:p>
          </table:table-cell>
          <table:table-cell table:formula="of:=YEAR([.C805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7H17M56S">
            <text:p>05:17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6])" office:value-type="float" office:value="5">
            <text:p>5</text:p>
          </table:table-cell>
          <table:table-cell table:formula="of:=YEAR([.C806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5H47M50S">
            <text:p>03:47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7])" office:value-type="float" office:value="5">
            <text:p>5</text:p>
          </table:table-cell>
          <table:table-cell table:formula="of:=YEAR([.C807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4H57M31S">
            <text:p>02:57:3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8])" office:value-type="float" office:value="5">
            <text:p>5</text:p>
          </table:table-cell>
          <table:table-cell table:formula="of:=YEAR([.C808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2H01M53S">
            <text:p>12:01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09])" office:value-type="float" office:value="5">
            <text:p>5</text:p>
          </table:table-cell>
          <table:table-cell table:formula="of:=YEAR([.C809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0H59M55S">
            <text:p>10:59:5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0])" office:value-type="float" office:value="5">
            <text:p>5</text:p>
          </table:table-cell>
          <table:table-cell table:formula="of:=YEAR([.C810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0H00M43S">
            <text:p>10:0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1])" office:value-type="float" office:value="5">
            <text:p>5</text:p>
          </table:table-cell>
          <table:table-cell table:formula="of:=YEAR([.C811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9H42M57S">
            <text:p>09:42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2])" office:value-type="float" office:value="5">
            <text:p>5</text:p>
          </table:table-cell>
          <table:table-cell table:formula="of:=YEAR([.C812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8H28M47S">
            <text:p>08:28:4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3])" office:value-type="float" office:value="5">
            <text:p>5</text:p>
          </table:table-cell>
          <table:table-cell table:formula="of:=YEAR([.C813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5H59M46S">
            <text:p>05:59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4])" office:value-type="float" office:value="5">
            <text:p>5</text:p>
          </table:table-cell>
          <table:table-cell table:formula="of:=YEAR([.C814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20H04M19S">
            <text:p>08:04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5])" office:value-type="float" office:value="5">
            <text:p>5</text:p>
          </table:table-cell>
          <table:table-cell table:formula="of:=YEAR([.C815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7H23M26S">
            <text:p>05:23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6])" office:value-type="float" office:value="5">
            <text:p>5</text:p>
          </table:table-cell>
          <table:table-cell table:formula="of:=YEAR([.C816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1H26M40S">
            <text:p>11:26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7])" office:value-type="float" office:value="5">
            <text:p>5</text:p>
          </table:table-cell>
          <table:table-cell table:formula="of:=YEAR([.C817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0H54M38S">
            <text:p>10:54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8])" office:value-type="float" office:value="5">
            <text:p>5</text:p>
          </table:table-cell>
          <table:table-cell table:formula="of:=YEAR([.C818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04H49M30S">
            <text:p>04:49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19])" office:value-type="float" office:value="5">
            <text:p>5</text:p>
          </table:table-cell>
          <table:table-cell table:formula="of:=YEAR([.C819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02H17M11S">
            <text:p>02:17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0])" office:value-type="float" office:value="5">
            <text:p>5</text:p>
          </table:table-cell>
          <table:table-cell table:formula="of:=YEAR([.C820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14H53M44S">
            <text:p>02:5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1])" office:value-type="float" office:value="5">
            <text:p>5</text:p>
          </table:table-cell>
          <table:table-cell table:formula="of:=YEAR([.C821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3H04M06S">
            <text:p>03:04:0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2])" office:value-type="float" office:value="5">
            <text:p>5</text:p>
          </table:table-cell>
          <table:table-cell table:formula="of:=YEAR([.C822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2H42M45S">
            <text:p>02:42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3])" office:value-type="float" office:value="5">
            <text:p>5</text:p>
          </table:table-cell>
          <table:table-cell table:formula="of:=YEAR([.C823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1H06M00S">
            <text:p>01:06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4])" office:value-type="float" office:value="5">
            <text:p>5</text:p>
          </table:table-cell>
          <table:table-cell table:formula="of:=YEAR([.C824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12H05M22S">
            <text:p>12:05:2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5])" office:value-type="float" office:value="5">
            <text:p>5</text:p>
          </table:table-cell>
          <table:table-cell table:formula="of:=YEAR([.C825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6H57M08S">
            <text:p>06:57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6])" office:value-type="float" office:value="5">
            <text:p>5</text:p>
          </table:table-cell>
          <table:table-cell table:formula="of:=YEAR([.C826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6H19M48S">
            <text:p>06:19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7])" office:value-type="float" office:value="5">
            <text:p>5</text:p>
          </table:table-cell>
          <table:table-cell table:formula="of:=YEAR([.C827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5H15M26S">
            <text:p>05:15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8])" office:value-type="float" office:value="5">
            <text:p>5</text:p>
          </table:table-cell>
          <table:table-cell table:formula="of:=YEAR([.C828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3H51M51S">
            <text:p>03:51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29])" office:value-type="float" office:value="5">
            <text:p>5</text:p>
          </table:table-cell>
          <table:table-cell table:formula="of:=YEAR([.C829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2H44M53S">
            <text:p>02:44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0])" office:value-type="float" office:value="5">
            <text:p>5</text:p>
          </table:table-cell>
          <table:table-cell table:formula="of:=YEAR([.C830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6H09M08S">
            <text:p>04:09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1])" office:value-type="float" office:value="5">
            <text:p>5</text:p>
          </table:table-cell>
          <table:table-cell table:formula="of:=YEAR([.C831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5H50M19S">
            <text:p>03:50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2])" office:value-type="float" office:value="5">
            <text:p>5</text:p>
          </table:table-cell>
          <table:table-cell table:formula="of:=YEAR([.C832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5H47M39S">
            <text:p>03:47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3])" office:value-type="float" office:value="5">
            <text:p>5</text:p>
          </table:table-cell>
          <table:table-cell table:formula="of:=YEAR([.C833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3H22M10S">
            <text:p>01:2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4])" office:value-type="float" office:value="5">
            <text:p>5</text:p>
          </table:table-cell>
          <table:table-cell table:formula="of:=YEAR([.C834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2H31M26S">
            <text:p>12:31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5])" office:value-type="float" office:value="5">
            <text:p>5</text:p>
          </table:table-cell>
          <table:table-cell table:formula="of:=YEAR([.C835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7H11M29S">
            <text:p>07:11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6])" office:value-type="float" office:value="5">
            <text:p>5</text:p>
          </table:table-cell>
          <table:table-cell table:formula="of:=YEAR([.C836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3H21M12S">
            <text:p>03:21:1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7])" office:value-type="float" office:value="5">
            <text:p>5</text:p>
          </table:table-cell>
          <table:table-cell table:formula="of:=YEAR([.C837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1H09M22S">
            <text:p>01:0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8])" office:value-type="float" office:value="5">
            <text:p>5</text:p>
          </table:table-cell>
          <table:table-cell table:formula="of:=YEAR([.C838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9H35M39S">
            <text:p>07:35:3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39])" office:value-type="float" office:value="5">
            <text:p>5</text:p>
          </table:table-cell>
          <table:table-cell table:formula="of:=YEAR([.C839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4H03M30S">
            <text:p>02:03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0])" office:value-type="float" office:value="5">
            <text:p>5</text:p>
          </table:table-cell>
          <table:table-cell table:formula="of:=YEAR([.C840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1H31M20S">
            <text:p>11:31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1])" office:value-type="float" office:value="5">
            <text:p>5</text:p>
          </table:table-cell>
          <table:table-cell table:formula="of:=YEAR([.C841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04H44M44S">
            <text:p>04:44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2])" office:value-type="float" office:value="5">
            <text:p>5</text:p>
          </table:table-cell>
          <table:table-cell table:formula="of:=YEAR([.C842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01H06M45S">
            <text:p>01:06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3])" office:value-type="float" office:value="5">
            <text:p>5</text:p>
          </table:table-cell>
          <table:table-cell table:formula="of:=YEAR([.C843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21H32M10S">
            <text:p>09:3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4])" office:value-type="float" office:value="5">
            <text:p>5</text:p>
          </table:table-cell>
          <table:table-cell table:formula="of:=YEAR([.C844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9H39M46S">
            <text:p>07:39:4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5])" office:value-type="float" office:value="5">
            <text:p>5</text:p>
          </table:table-cell>
          <table:table-cell table:formula="of:=YEAR([.C845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29M59S">
            <text:p>05:29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6])" office:value-type="float" office:value="5">
            <text:p>5</text:p>
          </table:table-cell>
          <table:table-cell table:formula="of:=YEAR([.C846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15M11S">
            <text:p>05:15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style-name="ce16"/>
          <table:table-cell table:number-columns-repeated="2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7])" office:value-type="float" office:value="5">
            <text:p>5</text:p>
          </table:table-cell>
          <table:table-cell table:formula="of:=YEAR([.C847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05M59S">
            <text:p>05:05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8])" office:value-type="float" office:value="5">
            <text:p>5</text:p>
          </table:table-cell>
          <table:table-cell table:formula="of:=YEAR([.C848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4H39M22S">
            <text:p>02:39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49])" office:value-type="float" office:value="5">
            <text:p>5</text:p>
          </table:table-cell>
          <table:table-cell table:formula="of:=YEAR([.C849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4H33M41S">
            <text:p>02:33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0])" office:value-type="float" office:value="5">
            <text:p>5</text:p>
          </table:table-cell>
          <table:table-cell table:formula="of:=YEAR([.C850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2H32M13S">
            <text:p>12:32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1])" office:value-type="float" office:value="5">
            <text:p>5</text:p>
          </table:table-cell>
          <table:table-cell table:formula="of:=YEAR([.C851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0H34M35S">
            <text:p>10:34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2])" office:value-type="float" office:value="5">
            <text:p>5</text:p>
          </table:table-cell>
          <table:table-cell table:formula="of:=YEAR([.C852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9H19M26S">
            <text:p>09:19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3])" office:value-type="float" office:value="5">
            <text:p>5</text:p>
          </table:table-cell>
          <table:table-cell table:formula="of:=YEAR([.C853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39M57S">
            <text:p>08:39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4])" office:value-type="float" office:value="5">
            <text:p>5</text:p>
          </table:table-cell>
          <table:table-cell table:formula="of:=YEAR([.C854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34M32S">
            <text:p>08:34:3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5])" office:value-type="float" office:value="5">
            <text:p>5</text:p>
          </table:table-cell>
          <table:table-cell table:formula="of:=YEAR([.C855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20M20S">
            <text:p>08:20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6])" office:value-type="float" office:value="5">
            <text:p>5</text:p>
          </table:table-cell>
          <table:table-cell table:formula="of:=YEAR([.C856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7H34M36S">
            <text:p>07:34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7])" office:value-type="float" office:value="5">
            <text:p>5</text:p>
          </table:table-cell>
          <table:table-cell table:formula="of:=YEAR([.C857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3H28M34S">
            <text:p>03:28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8])" office:value-type="float" office:value="5">
            <text:p>5</text:p>
          </table:table-cell>
          <table:table-cell table:formula="of:=YEAR([.C858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2H35M15S">
            <text:p>02:35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59])" office:value-type="float" office:value="5">
            <text:p>5</text:p>
          </table:table-cell>
          <table:table-cell table:formula="of:=YEAR([.C859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2H01M58S">
            <text:p>02:01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0])" office:value-type="float" office:value="5">
            <text:p>5</text:p>
          </table:table-cell>
          <table:table-cell table:formula="of:=YEAR([.C860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1H07M10S">
            <text:p>01:07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1])" office:value-type="float" office:value="5">
            <text:p>5</text:p>
          </table:table-cell>
          <table:table-cell table:formula="of:=YEAR([.C861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0H46M24S">
            <text:p>12:46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2])" office:value-type="float" office:value="5">
            <text:p>5</text:p>
          </table:table-cell>
          <table:table-cell table:formula="of:=YEAR([.C862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0H04M31S">
            <text:p>12:04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3])" office:value-type="float" office:value="5">
            <text:p>5</text:p>
          </table:table-cell>
          <table:table-cell table:formula="of:=YEAR([.C863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22H28M16S">
            <text:p>10:28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4])" office:value-type="float" office:value="5">
            <text:p>5</text:p>
          </table:table-cell>
          <table:table-cell table:formula="of:=YEAR([.C864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3H18M28S">
            <text:p>01:18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5])" office:value-type="float" office:value="5">
            <text:p>5</text:p>
          </table:table-cell>
          <table:table-cell table:formula="of:=YEAR([.C865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2H27M45S">
            <text:p>12:27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6])" office:value-type="float" office:value="5">
            <text:p>5</text:p>
          </table:table-cell>
          <table:table-cell table:formula="of:=YEAR([.C866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59M34S">
            <text:p>11:59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7])" office:value-type="float" office:value="5">
            <text:p>5</text:p>
          </table:table-cell>
          <table:table-cell table:formula="of:=YEAR([.C867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20M38S">
            <text:p>11:20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8])" office:value-type="float" office:value="5">
            <text:p>5</text:p>
          </table:table-cell>
          <table:table-cell table:formula="of:=YEAR([.C868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17M54S">
            <text:p>11:17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69])" office:value-type="float" office:value="5">
            <text:p>5</text:p>
          </table:table-cell>
          <table:table-cell table:formula="of:=YEAR([.C869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0H21M28S">
            <text:p>10:21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0])" office:value-type="float" office:value="5">
            <text:p>5</text:p>
          </table:table-cell>
          <table:table-cell table:formula="of:=YEAR([.C870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9H39M36S">
            <text:p>09:39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0">
            <text:p>70</text:p>
          </table:table-cell>
          <table:table-cell office:value-type="float" office:value="-3.03">
            <text:p>-3.03</text:p>
          </table:table-cell>
          <table:table-cell office:value-type="float" office:value="66.97">
            <text:p>66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1])" office:value-type="float" office:value="5">
            <text:p>5</text:p>
          </table:table-cell>
          <table:table-cell table:formula="of:=YEAR([.C871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7H45M30S">
            <text:p>07:45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2])" office:value-type="float" office:value="5">
            <text:p>5</text:p>
          </table:table-cell>
          <table:table-cell table:formula="of:=YEAR([.C872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6H46M18S">
            <text:p>06:4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3])" office:value-type="float" office:value="5">
            <text:p>5</text:p>
          </table:table-cell>
          <table:table-cell table:formula="of:=YEAR([.C873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6H11M47S">
            <text:p>06:11:4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4])" office:value-type="float" office:value="5">
            <text:p>5</text:p>
          </table:table-cell>
          <table:table-cell table:formula="of:=YEAR([.C874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5H26M14S">
            <text:p>05:26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5])" office:value-type="float" office:value="5">
            <text:p>5</text:p>
          </table:table-cell>
          <table:table-cell table:formula="of:=YEAR([.C875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5H10M26S">
            <text:p>05:10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6])" office:value-type="float" office:value="5">
            <text:p>5</text:p>
          </table:table-cell>
          <table:table-cell table:formula="of:=YEAR([.C876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2H22M42S">
            <text:p>02:22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7])" office:value-type="float" office:value="5">
            <text:p>5</text:p>
          </table:table-cell>
          <table:table-cell table:formula="of:=YEAR([.C877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47M26S">
            <text:p>12:4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8])" office:value-type="float" office:value="5">
            <text:p>5</text:p>
          </table:table-cell>
          <table:table-cell table:formula="of:=YEAR([.C878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46M22S">
            <text:p>12:46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79])" office:value-type="float" office:value="5">
            <text:p>5</text:p>
          </table:table-cell>
          <table:table-cell table:formula="of:=YEAR([.C879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02M40S">
            <text:p>12:02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0])" office:value-type="float" office:value="5">
            <text:p>5</text:p>
          </table:table-cell>
          <table:table-cell table:formula="of:=YEAR([.C88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23H32M25S">
            <text:p>11:32:2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1])" office:value-type="float" office:value="5">
            <text:p>5</text:p>
          </table:table-cell>
          <table:table-cell table:formula="of:=YEAR([.C88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7H17M26S">
            <text:p>05:17:2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2])" office:value-type="float" office:value="5">
            <text:p>5</text:p>
          </table:table-cell>
          <table:table-cell table:formula="of:=YEAR([.C88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5H22M55S">
            <text:p>03:22:5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3])" office:value-type="float" office:value="5">
            <text:p>5</text:p>
          </table:table-cell>
          <table:table-cell table:formula="of:=YEAR([.C88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32M20S">
            <text:p>02:32:2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4])" office:value-type="float" office:value="5">
            <text:p>5</text:p>
          </table:table-cell>
          <table:table-cell table:formula="of:=YEAR([.C88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25M19S">
            <text:p>02:25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5])" office:value-type="float" office:value="5">
            <text:p>5</text:p>
          </table:table-cell>
          <table:table-cell table:formula="of:=YEAR([.C885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05M42S">
            <text:p>02:05:4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6])" office:value-type="float" office:value="5">
            <text:p>5</text:p>
          </table:table-cell>
          <table:table-cell table:formula="of:=YEAR([.C886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19M53S">
            <text:p>01:19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7])" office:value-type="float" office:value="5">
            <text:p>5</text:p>
          </table:table-cell>
          <table:table-cell table:formula="of:=YEAR([.C887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16M32S">
            <text:p>01:16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8])" office:value-type="float" office:value="5">
            <text:p>5</text:p>
          </table:table-cell>
          <table:table-cell table:formula="of:=YEAR([.C888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09M53S">
            <text:p>01:09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89])" office:value-type="float" office:value="5">
            <text:p>5</text:p>
          </table:table-cell>
          <table:table-cell table:formula="of:=YEAR([.C889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08M37S">
            <text:p>01:08:3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0])" office:value-type="float" office:value="5">
            <text:p>5</text:p>
          </table:table-cell>
          <table:table-cell table:formula="of:=YEAR([.C89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9H27M09S">
            <text:p>09:27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1])" office:value-type="float" office:value="5">
            <text:p>5</text:p>
          </table:table-cell>
          <table:table-cell table:formula="of:=YEAR([.C89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9H05M42S">
            <text:p>09:05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2])" office:value-type="float" office:value="5">
            <text:p>5</text:p>
          </table:table-cell>
          <table:table-cell table:formula="of:=YEAR([.C89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8H37M03S">
            <text:p>08:37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3])" office:value-type="float" office:value="5">
            <text:p>5</text:p>
          </table:table-cell>
          <table:table-cell table:formula="of:=YEAR([.C89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8H29M15S">
            <text:p>08:29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4])" office:value-type="float" office:value="5">
            <text:p>5</text:p>
          </table:table-cell>
          <table:table-cell table:formula="of:=YEAR([.C89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7H39M54S">
            <text:p>07:39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5])" office:value-type="float" office:value="5">
            <text:p>5</text:p>
          </table:table-cell>
          <table:table-cell table:formula="of:=YEAR([.C895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7H33M34S">
            <text:p>07:33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6])" office:value-type="float" office:value="5">
            <text:p>5</text:p>
          </table:table-cell>
          <table:table-cell table:formula="of:=YEAR([.C896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55M14S">
            <text:p>06:55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7])" office:value-type="float" office:value="5">
            <text:p>5</text:p>
          </table:table-cell>
          <table:table-cell table:formula="of:=YEAR([.C897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18M17S">
            <text:p>06:18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8])" office:value-type="float" office:value="5">
            <text:p>5</text:p>
          </table:table-cell>
          <table:table-cell table:formula="of:=YEAR([.C898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11M25S">
            <text:p>06:11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899])" office:value-type="float" office:value="5">
            <text:p>5</text:p>
          </table:table-cell>
          <table:table-cell table:formula="of:=YEAR([.C899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5H35M59S">
            <text:p>05:35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0])" office:value-type="float" office:value="5">
            <text:p>5</text:p>
          </table:table-cell>
          <table:table-cell table:formula="of:=YEAR([.C90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4H47M24S">
            <text:p>04:47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1])" office:value-type="float" office:value="5">
            <text:p>5</text:p>
          </table:table-cell>
          <table:table-cell table:formula="of:=YEAR([.C90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3H26M23S">
            <text:p>03:26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2])" office:value-type="float" office:value="5">
            <text:p>5</text:p>
          </table:table-cell>
          <table:table-cell table:formula="of:=YEAR([.C90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54M26S">
            <text:p>01:54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3])" office:value-type="float" office:value="5">
            <text:p>5</text:p>
          </table:table-cell>
          <table:table-cell table:formula="of:=YEAR([.C90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37M02S">
            <text:p>01:37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4])" office:value-type="float" office:value="5">
            <text:p>5</text:p>
          </table:table-cell>
          <table:table-cell table:formula="of:=YEAR([.C90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29M45S">
            <text:p>01:29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5])" office:value-type="float" office:value="5">
            <text:p>5</text:p>
          </table:table-cell>
          <table:table-cell table:formula="of:=YEAR([.C90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22H40M13S">
            <text:p>10:40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6])" office:value-type="float" office:value="5">
            <text:p>5</text:p>
          </table:table-cell>
          <table:table-cell table:formula="of:=YEAR([.C90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20H53M59S">
            <text:p>08:53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7])" office:value-type="float" office:value="5">
            <text:p>5</text:p>
          </table:table-cell>
          <table:table-cell table:formula="of:=YEAR([.C90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9H18M00S">
            <text:p>07:18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8])" office:value-type="float" office:value="5">
            <text:p>5</text:p>
          </table:table-cell>
          <table:table-cell table:formula="of:=YEAR([.C908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7H40M01S">
            <text:p>05:40:0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09])" office:value-type="float" office:value="5">
            <text:p>5</text:p>
          </table:table-cell>
          <table:table-cell table:formula="of:=YEAR([.C909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5H30M29S">
            <text:p>03:30:2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0])" office:value-type="float" office:value="5">
            <text:p>5</text:p>
          </table:table-cell>
          <table:table-cell table:formula="of:=YEAR([.C910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4H55M02S">
            <text:p>02:55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1])" office:value-type="float" office:value="5">
            <text:p>5</text:p>
          </table:table-cell>
          <table:table-cell table:formula="of:=YEAR([.C911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2H55M04S">
            <text:p>12:55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2])" office:value-type="float" office:value="5">
            <text:p>5</text:p>
          </table:table-cell>
          <table:table-cell table:formula="of:=YEAR([.C912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9H39M02S">
            <text:p>09:39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3])" office:value-type="float" office:value="5">
            <text:p>5</text:p>
          </table:table-cell>
          <table:table-cell table:formula="of:=YEAR([.C913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9H15M45S">
            <text:p>09:15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4])" office:value-type="float" office:value="5">
            <text:p>5</text:p>
          </table:table-cell>
          <table:table-cell table:formula="of:=YEAR([.C914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8H49M31S">
            <text:p>08:49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5])" office:value-type="float" office:value="5">
            <text:p>5</text:p>
          </table:table-cell>
          <table:table-cell table:formula="of:=YEAR([.C91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6H04M09S">
            <text:p>06:04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6])" office:value-type="float" office:value="5">
            <text:p>5</text:p>
          </table:table-cell>
          <table:table-cell table:formula="of:=YEAR([.C91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5H58M50S">
            <text:p>05:58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7])" office:value-type="float" office:value="5">
            <text:p>5</text:p>
          </table:table-cell>
          <table:table-cell table:formula="of:=YEAR([.C91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5H44M50S">
            <text:p>05:44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8])" office:value-type="float" office:value="5">
            <text:p>5</text:p>
          </table:table-cell>
          <table:table-cell table:formula="of:=YEAR([.C918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41M03S">
            <text:p>04:41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19])" office:value-type="float" office:value="5">
            <text:p>5</text:p>
          </table:table-cell>
          <table:table-cell table:formula="of:=YEAR([.C919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32M55S">
            <text:p>04:32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0])" office:value-type="float" office:value="5">
            <text:p>5</text:p>
          </table:table-cell>
          <table:table-cell table:formula="of:=YEAR([.C920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13M30S">
            <text:p>04:13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1])" office:value-type="float" office:value="5">
            <text:p>5</text:p>
          </table:table-cell>
          <table:table-cell table:formula="of:=YEAR([.C921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3H34M15S">
            <text:p>03:34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2])" office:value-type="float" office:value="5">
            <text:p>5</text:p>
          </table:table-cell>
          <table:table-cell table:formula="of:=YEAR([.C922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3H16M32S">
            <text:p>03:16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3])" office:value-type="float" office:value="5">
            <text:p>5</text:p>
          </table:table-cell>
          <table:table-cell table:formula="of:=YEAR([.C923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57M43S">
            <text:p>02:57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32">
            <text:p>-1.32</text:p>
          </table:table-cell>
          <table:table-cell office:value-type="float" office:value="33.68">
            <text:p>33.6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4])" office:value-type="float" office:value="5">
            <text:p>5</text:p>
          </table:table-cell>
          <table:table-cell table:formula="of:=YEAR([.C924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43M38S">
            <text:p>02:43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5])" office:value-type="float" office:value="5">
            <text:p>5</text:p>
          </table:table-cell>
          <table:table-cell table:formula="of:=YEAR([.C92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23M49S">
            <text:p>02:23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6])" office:value-type="float" office:value="5">
            <text:p>5</text:p>
          </table:table-cell>
          <table:table-cell table:formula="of:=YEAR([.C92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17M32S">
            <text:p>02:17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7])" office:value-type="float" office:value="5">
            <text:p>5</text:p>
          </table:table-cell>
          <table:table-cell table:formula="of:=YEAR([.C92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04M38S">
            <text:p>02:04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8])" office:value-type="float" office:value="5">
            <text:p>5</text:p>
          </table:table-cell>
          <table:table-cell table:formula="of:=YEAR([.C92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22H20M23S">
            <text:p>10:20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29.3">
            <text:p>-29.3</text:p>
          </table:table-cell>
          <table:table-cell office:value-type="float" office:value="970.7">
            <text:p>97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29])" office:value-type="float" office:value="5">
            <text:p>5</text:p>
          </table:table-cell>
          <table:table-cell table:formula="of:=YEAR([.C92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58M12S">
            <text:p>04:58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0])" office:value-type="float" office:value="5">
            <text:p>5</text:p>
          </table:table-cell>
          <table:table-cell table:formula="of:=YEAR([.C93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27M01S">
            <text:p>04:27:0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1])" office:value-type="float" office:value="5">
            <text:p>5</text:p>
          </table:table-cell>
          <table:table-cell table:formula="of:=YEAR([.C93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18M24S">
            <text:p>04:18:2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2])" office:value-type="float" office:value="5">
            <text:p>5</text:p>
          </table:table-cell>
          <table:table-cell table:formula="of:=YEAR([.C93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5H06M15S">
            <text:p>03:06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3])" office:value-type="float" office:value="5">
            <text:p>5</text:p>
          </table:table-cell>
          <table:table-cell table:formula="of:=YEAR([.C93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3H22M45S">
            <text:p>01:22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4])" office:value-type="float" office:value="5">
            <text:p>5</text:p>
          </table:table-cell>
          <table:table-cell table:formula="of:=YEAR([.C93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1H36M34S">
            <text:p>11:36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5])" office:value-type="float" office:value="5">
            <text:p>5</text:p>
          </table:table-cell>
          <table:table-cell table:formula="of:=YEAR([.C93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1H05M18S">
            <text:p>11:05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6])" office:value-type="float" office:value="5">
            <text:p>5</text:p>
          </table:table-cell>
          <table:table-cell table:formula="of:=YEAR([.C93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56M18S">
            <text:p>10:5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7])" office:value-type="float" office:value="5">
            <text:p>5</text:p>
          </table:table-cell>
          <table:table-cell table:formula="of:=YEAR([.C93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29M51S">
            <text:p>10:29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8])" office:value-type="float" office:value="5">
            <text:p>5</text:p>
          </table:table-cell>
          <table:table-cell table:formula="of:=YEAR([.C93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22M51S">
            <text:p>10:22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39])" office:value-type="float" office:value="5">
            <text:p>5</text:p>
          </table:table-cell>
          <table:table-cell table:formula="of:=YEAR([.C93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02M55S">
            <text:p>10:02:5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0])" office:value-type="float" office:value="5">
            <text:p>5</text:p>
          </table:table-cell>
          <table:table-cell table:formula="of:=YEAR([.C94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9H32M09S">
            <text:p>09:32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1])" office:value-type="float" office:value="5">
            <text:p>5</text:p>
          </table:table-cell>
          <table:table-cell table:formula="of:=YEAR([.C94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8M12S">
            <text:p>08:28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2])" office:value-type="float" office:value="5">
            <text:p>5</text:p>
          </table:table-cell>
          <table:table-cell table:formula="of:=YEAR([.C94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5M09S">
            <text:p>08:25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3])" office:value-type="float" office:value="5">
            <text:p>5</text:p>
          </table:table-cell>
          <table:table-cell table:formula="of:=YEAR([.C94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0M27S">
            <text:p>08:20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4])" office:value-type="float" office:value="5">
            <text:p>5</text:p>
          </table:table-cell>
          <table:table-cell table:formula="of:=YEAR([.C94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17M25S">
            <text:p>08:17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5])" office:value-type="float" office:value="5">
            <text:p>5</text:p>
          </table:table-cell>
          <table:table-cell table:formula="of:=YEAR([.C94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7H53M04S">
            <text:p>07:53:0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6])" office:value-type="float" office:value="5">
            <text:p>5</text:p>
          </table:table-cell>
          <table:table-cell table:formula="of:=YEAR([.C94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31M58S">
            <text:p>06:31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7])" office:value-type="float" office:value="5">
            <text:p>5</text:p>
          </table:table-cell>
          <table:table-cell table:formula="of:=YEAR([.C94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06M27S">
            <text:p>06:06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8])" office:value-type="float" office:value="5">
            <text:p>5</text:p>
          </table:table-cell>
          <table:table-cell table:formula="of:=YEAR([.C94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03M18S">
            <text:p>06:03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49])" office:value-type="float" office:value="5">
            <text:p>5</text:p>
          </table:table-cell>
          <table:table-cell table:formula="of:=YEAR([.C94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58M50S">
            <text:p>05:58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0])" office:value-type="float" office:value="5">
            <text:p>5</text:p>
          </table:table-cell>
          <table:table-cell table:formula="of:=YEAR([.C95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52M52S">
            <text:p>05:52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1])" office:value-type="float" office:value="5">
            <text:p>5</text:p>
          </table:table-cell>
          <table:table-cell table:formula="of:=YEAR([.C95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22M58S">
            <text:p>05:22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2])" office:value-type="float" office:value="5">
            <text:p>5</text:p>
          </table:table-cell>
          <table:table-cell table:formula="of:=YEAR([.C95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18M31S">
            <text:p>05:18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3])" office:value-type="float" office:value="5">
            <text:p>5</text:p>
          </table:table-cell>
          <table:table-cell table:formula="of:=YEAR([.C95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12M35S">
            <text:p>05:12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4])" office:value-type="float" office:value="5">
            <text:p>5</text:p>
          </table:table-cell>
          <table:table-cell table:formula="of:=YEAR([.C95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52M39S">
            <text:p>04:52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5])" office:value-type="float" office:value="5">
            <text:p>5</text:p>
          </table:table-cell>
          <table:table-cell table:formula="of:=YEAR([.C95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52M22S">
            <text:p>04:52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6])" office:value-type="float" office:value="5">
            <text:p>5</text:p>
          </table:table-cell>
          <table:table-cell table:formula="of:=YEAR([.C95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17M31S">
            <text:p>04:17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7])" office:value-type="float" office:value="5">
            <text:p>5</text:p>
          </table:table-cell>
          <table:table-cell table:formula="of:=YEAR([.C95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10M54S">
            <text:p>04:10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8])" office:value-type="float" office:value="5">
            <text:p>5</text:p>
          </table:table-cell>
          <table:table-cell table:formula="of:=YEAR([.C95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58M19S">
            <text:p>03:58:1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59])" office:value-type="float" office:value="5">
            <text:p>5</text:p>
          </table:table-cell>
          <table:table-cell table:formula="of:=YEAR([.C95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29M21S">
            <text:p>03:29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0])" office:value-type="float" office:value="5">
            <text:p>5</text:p>
          </table:table-cell>
          <table:table-cell table:formula="of:=YEAR([.C96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27M04S">
            <text:p>03:27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1])" office:value-type="float" office:value="5">
            <text:p>5</text:p>
          </table:table-cell>
          <table:table-cell table:formula="of:=YEAR([.C96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16M53S">
            <text:p>03:16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2])" office:value-type="float" office:value="5">
            <text:p>5</text:p>
          </table:table-cell>
          <table:table-cell table:formula="of:=YEAR([.C96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56M51S">
            <text:p>02:56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3])" office:value-type="float" office:value="5">
            <text:p>5</text:p>
          </table:table-cell>
          <table:table-cell table:formula="of:=YEAR([.C96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55M37S">
            <text:p>02:55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4])" office:value-type="float" office:value="5">
            <text:p>5</text:p>
          </table:table-cell>
          <table:table-cell table:formula="of:=YEAR([.C96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47M08S">
            <text:p>02:47:0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5])" office:value-type="float" office:value="5">
            <text:p>5</text:p>
          </table:table-cell>
          <table:table-cell table:formula="of:=YEAR([.C96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31M10S">
            <text:p>02:31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6])" office:value-type="float" office:value="5">
            <text:p>5</text:p>
          </table:table-cell>
          <table:table-cell table:formula="of:=YEAR([.C96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14M54S">
            <text:p>02:14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7])" office:value-type="float" office:value="5">
            <text:p>5</text:p>
          </table:table-cell>
          <table:table-cell table:formula="of:=YEAR([.C96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1H38M45S">
            <text:p>01:38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8])" office:value-type="float" office:value="5">
            <text:p>5</text:p>
          </table:table-cell>
          <table:table-cell table:formula="of:=YEAR([.C96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21H47M43S">
            <text:p>09:47:4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69])" office:value-type="float" office:value="5">
            <text:p>5</text:p>
          </table:table-cell>
          <table:table-cell table:formula="of:=YEAR([.C96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9H39M34S">
            <text:p>07:39:3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0])" office:value-type="float" office:value="5">
            <text:p>5</text:p>
          </table:table-cell>
          <table:table-cell table:formula="of:=YEAR([.C97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38M51S">
            <text:p>03:38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1])" office:value-type="float" office:value="5">
            <text:p>5</text:p>
          </table:table-cell>
          <table:table-cell table:formula="of:=YEAR([.C97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24M44S">
            <text:p>03:24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2])" office:value-type="float" office:value="5">
            <text:p>5</text:p>
          </table:table-cell>
          <table:table-cell table:formula="of:=YEAR([.C97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09M36S">
            <text:p>03:09:3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3])" office:value-type="float" office:value="5">
            <text:p>5</text:p>
          </table:table-cell>
          <table:table-cell table:formula="of:=YEAR([.C97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4H30M16S">
            <text:p>02:30:1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4])" office:value-type="float" office:value="5">
            <text:p>5</text:p>
          </table:table-cell>
          <table:table-cell table:formula="of:=YEAR([.C97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47M08S">
            <text:p>01:47:0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5])" office:value-type="float" office:value="5">
            <text:p>5</text:p>
          </table:table-cell>
          <table:table-cell table:formula="of:=YEAR([.C97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41M03S">
            <text:p>01:41:0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6])" office:value-type="float" office:value="5">
            <text:p>5</text:p>
          </table:table-cell>
          <table:table-cell table:formula="of:=YEAR([.C97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35M50S">
            <text:p>01:35:5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7])" office:value-type="float" office:value="5">
            <text:p>5</text:p>
          </table:table-cell>
          <table:table-cell table:formula="of:=YEAR([.C97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2H04M06S">
            <text:p>12:04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8])" office:value-type="float" office:value="5">
            <text:p>5</text:p>
          </table:table-cell>
          <table:table-cell table:formula="of:=YEAR([.C97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1H59M23S">
            <text:p>11:59:2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79])" office:value-type="float" office:value="5">
            <text:p>5</text:p>
          </table:table-cell>
          <table:table-cell table:formula="of:=YEAR([.C97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9H08M58S">
            <text:p>09:08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0])" office:value-type="float" office:value="5">
            <text:p>5</text:p>
          </table:table-cell>
          <table:table-cell table:formula="of:=YEAR([.C98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9H06M21S">
            <text:p>09:06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1])" office:value-type="float" office:value="5">
            <text:p>5</text:p>
          </table:table-cell>
          <table:table-cell table:formula="of:=YEAR([.C98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7H40M11S">
            <text:p>07:40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2])" office:value-type="float" office:value="5">
            <text:p>5</text:p>
          </table:table-cell>
          <table:table-cell table:formula="of:=YEAR([.C98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7H19M28S">
            <text:p>07:19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3])" office:value-type="float" office:value="5">
            <text:p>5</text:p>
          </table:table-cell>
          <table:table-cell table:formula="of:=YEAR([.C98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49M25S">
            <text:p>06:49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4])" office:value-type="float" office:value="5">
            <text:p>5</text:p>
          </table:table-cell>
          <table:table-cell table:formula="of:=YEAR([.C98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47M02S">
            <text:p>06:47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5])" office:value-type="float" office:value="5">
            <text:p>5</text:p>
          </table:table-cell>
          <table:table-cell table:formula="of:=YEAR([.C98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27M55S">
            <text:p>06:27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6])" office:value-type="float" office:value="5">
            <text:p>5</text:p>
          </table:table-cell>
          <table:table-cell table:formula="of:=YEAR([.C98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26M09S">
            <text:p>06:26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7])" office:value-type="float" office:value="5">
            <text:p>5</text:p>
          </table:table-cell>
          <table:table-cell table:formula="of:=YEAR([.C98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5H54M27S">
            <text:p>05:54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8])" office:value-type="float" office:value="5">
            <text:p>5</text:p>
          </table:table-cell>
          <table:table-cell table:formula="of:=YEAR([.C98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5H35M48S">
            <text:p>05:35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89])" office:value-type="float" office:value="5">
            <text:p>5</text:p>
          </table:table-cell>
          <table:table-cell table:formula="of:=YEAR([.C98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3H36M24S">
            <text:p>03:36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0])" office:value-type="float" office:value="5">
            <text:p>5</text:p>
          </table:table-cell>
          <table:table-cell table:formula="of:=YEAR([.C99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3H06M42S">
            <text:p>03:06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1])" office:value-type="float" office:value="5">
            <text:p>5</text:p>
          </table:table-cell>
          <table:table-cell table:formula="of:=YEAR([.C99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50M49S">
            <text:p>02:50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2])" office:value-type="float" office:value="5">
            <text:p>5</text:p>
          </table:table-cell>
          <table:table-cell table:formula="of:=YEAR([.C99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39M32S">
            <text:p>02:39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3])" office:value-type="float" office:value="5">
            <text:p>5</text:p>
          </table:table-cell>
          <table:table-cell table:formula="of:=YEAR([.C99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38M47S">
            <text:p>02:38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4])" office:value-type="float" office:value="5">
            <text:p>5</text:p>
          </table:table-cell>
          <table:table-cell table:formula="of:=YEAR([.C99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20M03S">
            <text:p>02:20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5])" office:value-type="float" office:value="5">
            <text:p>5</text:p>
          </table:table-cell>
          <table:table-cell table:formula="of:=YEAR([.C99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00M28S">
            <text:p>02:00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6])" office:value-type="float" office:value="5">
            <text:p>5</text:p>
          </table:table-cell>
          <table:table-cell table:formula="of:=YEAR([.C99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1H38M40S">
            <text:p>01:38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7])" office:value-type="float" office:value="5">
            <text:p>5</text:p>
          </table:table-cell>
          <table:table-cell table:formula="of:=YEAR([.C99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0H41M38S">
            <text:p>12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8])" office:value-type="float" office:value="5">
            <text:p>5</text:p>
          </table:table-cell>
          <table:table-cell table:formula="of:=YEAR([.C99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0H17M51S">
            <text:p>12:17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999])" office:value-type="float" office:value="6">
            <text:p>6</text:p>
          </table:table-cell>
          <table:table-cell table:formula="of:=YEAR([.C999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13M08S">
            <text:p>04:13:0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0])" office:value-type="float" office:value="6">
            <text:p>6</text:p>
          </table:table-cell>
          <table:table-cell table:formula="of:=YEAR([.C1000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11M17S">
            <text:p>04:11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1])" office:value-type="float" office:value="6">
            <text:p>6</text:p>
          </table:table-cell>
          <table:table-cell table:formula="of:=YEAR([.C1001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10M01S">
            <text:p>04:10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2])" office:value-type="float" office:value="6">
            <text:p>6</text:p>
          </table:table-cell>
          <table:table-cell table:formula="of:=YEAR([.C1002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07M48S">
            <text:p>04:07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3])" office:value-type="float" office:value="6">
            <text:p>6</text:p>
          </table:table-cell>
          <table:table-cell table:formula="of:=YEAR([.C1003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04M45S">
            <text:p>04:04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4])" office:value-type="float" office:value="6">
            <text:p>6</text:p>
          </table:table-cell>
          <table:table-cell table:formula="of:=YEAR([.C1004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03M24S">
            <text:p>04:03:2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5])" office:value-type="float" office:value="6">
            <text:p>6</text:p>
          </table:table-cell>
          <table:table-cell table:formula="of:=YEAR([.C1005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4H02M40S">
            <text:p>04:02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6])" office:value-type="float" office:value="6">
            <text:p>6</text:p>
          </table:table-cell>
          <table:table-cell table:formula="of:=YEAR([.C1006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55M23S">
            <text:p>03:55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7])" office:value-type="float" office:value="6">
            <text:p>6</text:p>
          </table:table-cell>
          <table:table-cell table:formula="of:=YEAR([.C1007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43M38S">
            <text:p>03:43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8])" office:value-type="float" office:value="6">
            <text:p>6</text:p>
          </table:table-cell>
          <table:table-cell table:formula="of:=YEAR([.C1008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42M38S">
            <text:p>03:42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09])" office:value-type="float" office:value="6">
            <text:p>6</text:p>
          </table:table-cell>
          <table:table-cell table:formula="of:=YEAR([.C1009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33M48S">
            <text:p>03:33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0])" office:value-type="float" office:value="6">
            <text:p>6</text:p>
          </table:table-cell>
          <table:table-cell table:formula="of:=YEAR([.C1010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27M01S">
            <text:p>03:27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1])" office:value-type="float" office:value="6">
            <text:p>6</text:p>
          </table:table-cell>
          <table:table-cell table:formula="of:=YEAR([.C1011])" office:value-type="float" office:value="2009">
            <text:p>2009</text:p>
          </table:table-cell>
          <table:table-cell office:value-type="date" office:date-value="2009-06-30">
            <text:p>06/30/09</text:p>
          </table:table-cell>
          <table:table-cell office:value-type="time" office:time-value="PT03H04M02S">
            <text:p>03:04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2])" office:value-type="float" office:value="6">
            <text:p>6</text:p>
          </table:table-cell>
          <table:table-cell table:formula="of:=YEAR([.C1012])" office:value-type="float" office:value="2009">
            <text:p>2009</text:p>
          </table:table-cell>
          <table:table-cell office:value-type="date" office:date-value="2009-06-29">
            <text:p>06/29/09</text:p>
          </table:table-cell>
          <table:table-cell office:value-type="time" office:time-value="PT06H54M49S">
            <text:p>06:54:4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3])" office:value-type="float" office:value="6">
            <text:p>6</text:p>
          </table:table-cell>
          <table:table-cell table:formula="of:=YEAR([.C1013])" office:value-type="float" office:value="2009">
            <text:p>2009</text:p>
          </table:table-cell>
          <table:table-cell office:value-type="date" office:date-value="2009-06-29">
            <text:p>06/29/09</text:p>
          </table:table-cell>
          <table:table-cell office:value-type="time" office:time-value="PT03H25M37S">
            <text:p>03:25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4])" office:value-type="float" office:value="6">
            <text:p>6</text:p>
          </table:table-cell>
          <table:table-cell table:formula="of:=YEAR([.C1014])" office:value-type="float" office:value="2009">
            <text:p>2009</text:p>
          </table:table-cell>
          <table:table-cell office:value-type="date" office:date-value="2009-06-28">
            <text:p>06/28/09</text:p>
          </table:table-cell>
          <table:table-cell office:value-type="time" office:time-value="PT05H24M33S">
            <text:p>05:24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5])" office:value-type="float" office:value="6">
            <text:p>6</text:p>
          </table:table-cell>
          <table:table-cell table:formula="of:=YEAR([.C1015])" office:value-type="float" office:value="2009">
            <text:p>2009</text:p>
          </table:table-cell>
          <table:table-cell office:value-type="date" office:date-value="2009-06-28">
            <text:p>06/28/09</text:p>
          </table:table-cell>
          <table:table-cell office:value-type="time" office:time-value="PT02H29M11S">
            <text:p>02:29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6])" office:value-type="float" office:value="6">
            <text:p>6</text:p>
          </table:table-cell>
          <table:table-cell table:formula="of:=YEAR([.C1016])" office:value-type="float" office:value="2009">
            <text:p>2009</text:p>
          </table:table-cell>
          <table:table-cell office:value-type="date" office:date-value="2009-06-27">
            <text:p>06/27/09</text:p>
          </table:table-cell>
          <table:table-cell office:value-type="time" office:time-value="PT15H05M36S">
            <text:p>03:05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7])" office:value-type="float" office:value="6">
            <text:p>6</text:p>
          </table:table-cell>
          <table:table-cell table:formula="of:=YEAR([.C1017])" office:value-type="float" office:value="2009">
            <text:p>2009</text:p>
          </table:table-cell>
          <table:table-cell office:value-type="date" office:date-value="2009-06-25">
            <text:p>06/25/09</text:p>
          </table:table-cell>
          <table:table-cell office:value-type="time" office:time-value="PT12H59M43S">
            <text:p>12:59:4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8])" office:value-type="float" office:value="6">
            <text:p>6</text:p>
          </table:table-cell>
          <table:table-cell table:formula="of:=YEAR([.C1018])" office:value-type="float" office:value="2009">
            <text:p>2009</text:p>
          </table:table-cell>
          <table:table-cell office:value-type="date" office:date-value="2009-06-25">
            <text:p>06/25/09</text:p>
          </table:table-cell>
          <table:table-cell office:value-type="time" office:time-value="PT10H42M23S">
            <text:p>10:42:2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19])" office:value-type="float" office:value="6">
            <text:p>6</text:p>
          </table:table-cell>
          <table:table-cell table:formula="of:=YEAR([.C1019])" office:value-type="float" office:value="2009">
            <text:p>2009</text:p>
          </table:table-cell>
          <table:table-cell office:value-type="date" office:date-value="2009-06-25">
            <text:p>06/25/09</text:p>
          </table:table-cell>
          <table:table-cell office:value-type="time" office:time-value="PT04H24M20S">
            <text:p>04:24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0])" office:value-type="float" office:value="6">
            <text:p>6</text:p>
          </table:table-cell>
          <table:table-cell table:formula="of:=YEAR([.C1020])" office:value-type="float" office:value="2009">
            <text:p>2009</text:p>
          </table:table-cell>
          <table:table-cell office:value-type="date" office:date-value="2009-06-25">
            <text:p>06/25/09</text:p>
          </table:table-cell>
          <table:table-cell office:value-type="time" office:time-value="PT03H38M55S">
            <text:p>03:38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1])" office:value-type="float" office:value="6">
            <text:p>6</text:p>
          </table:table-cell>
          <table:table-cell table:formula="of:=YEAR([.C1021])" office:value-type="float" office:value="2009">
            <text:p>2009</text:p>
          </table:table-cell>
          <table:table-cell office:value-type="date" office:date-value="2009-06-24">
            <text:p>06/24/09</text:p>
          </table:table-cell>
          <table:table-cell office:value-type="time" office:time-value="PT02H54M20S">
            <text:p>02:54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2])" office:value-type="float" office:value="6">
            <text:p>6</text:p>
          </table:table-cell>
          <table:table-cell table:formula="of:=YEAR([.C1022])" office:value-type="float" office:value="2009">
            <text:p>2009</text:p>
          </table:table-cell>
          <table:table-cell office:value-type="date" office:date-value="2009-06-23">
            <text:p>06/23/09</text:p>
          </table:table-cell>
          <table:table-cell office:value-type="time" office:time-value="PT02H42M28S">
            <text:p>02:42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3])" office:value-type="float" office:value="6">
            <text:p>6</text:p>
          </table:table-cell>
          <table:table-cell table:formula="of:=YEAR([.C1023])" office:value-type="float" office:value="2009">
            <text:p>2009</text:p>
          </table:table-cell>
          <table:table-cell office:value-type="date" office:date-value="2009-06-23">
            <text:p>06/23/09</text:p>
          </table:table-cell>
          <table:table-cell office:value-type="time" office:time-value="PT02H36M09S">
            <text:p>02:36:09 AM</text:p>
          </table:table-cell>
          <table:table-cell office:value-type="string">
            <text:p>PDT</text:p>
          </table:table-cell>
          <table:table-cell/>
          <table:table-cell office:value-type="string">
            <text:p>Update to eCheck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 table:number-columns-repeated="6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4])" office:value-type="float" office:value="6">
            <text:p>6</text:p>
          </table:table-cell>
          <table:table-cell table:formula="of:=YEAR([.C1024])" office:value-type="float" office:value="2009">
            <text:p>2009</text:p>
          </table:table-cell>
          <table:table-cell office:value-type="date" office:date-value="2009-06-20">
            <text:p>06/20/09</text:p>
          </table:table-cell>
          <table:table-cell office:value-type="time" office:time-value="PT10H38M50S">
            <text:p>10:38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5])" office:value-type="float" office:value="6">
            <text:p>6</text:p>
          </table:table-cell>
          <table:table-cell table:formula="of:=YEAR([.C1025])" office:value-type="float" office:value="2009">
            <text:p>2009</text:p>
          </table:table-cell>
          <table:table-cell office:value-type="date" office:date-value="2009-06-20">
            <text:p>06/20/09</text:p>
          </table:table-cell>
          <table:table-cell office:value-type="time" office:time-value="PT04H39M39S">
            <text:p>04:39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6])" office:value-type="float" office:value="6">
            <text:p>6</text:p>
          </table:table-cell>
          <table:table-cell table:formula="of:=YEAR([.C1026])" office:value-type="float" office:value="2009">
            <text:p>2009</text:p>
          </table:table-cell>
          <table:table-cell office:value-type="date" office:date-value="2009-06-20">
            <text:p>06/20/09</text:p>
          </table:table-cell>
          <table:table-cell office:value-type="time" office:time-value="PT02H40M54S">
            <text:p>02:40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7])" office:value-type="float" office:value="6">
            <text:p>6</text:p>
          </table:table-cell>
          <table:table-cell table:formula="of:=YEAR([.C1027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57M23S">
            <text:p>04:57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8])" office:value-type="float" office:value="6">
            <text:p>6</text:p>
          </table:table-cell>
          <table:table-cell table:formula="of:=YEAR([.C1028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53M33S">
            <text:p>04:53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29])" office:value-type="float" office:value="6">
            <text:p>6</text:p>
          </table:table-cell>
          <table:table-cell table:formula="of:=YEAR([.C1029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24M36S">
            <text:p>04:24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0])" office:value-type="float" office:value="6">
            <text:p>6</text:p>
          </table:table-cell>
          <table:table-cell table:formula="of:=YEAR([.C1030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21M58S">
            <text:p>04:21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1])" office:value-type="float" office:value="6">
            <text:p>6</text:p>
          </table:table-cell>
          <table:table-cell table:formula="of:=YEAR([.C1031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4H07M21S">
            <text:p>04:07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2])" office:value-type="float" office:value="6">
            <text:p>6</text:p>
          </table:table-cell>
          <table:table-cell table:formula="of:=YEAR([.C1032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3H14M04S">
            <text:p>03:14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3])" office:value-type="float" office:value="6">
            <text:p>6</text:p>
          </table:table-cell>
          <table:table-cell table:formula="of:=YEAR([.C1033])" office:value-type="float" office:value="2009">
            <text:p>2009</text:p>
          </table:table-cell>
          <table:table-cell office:value-type="date" office:date-value="2009-06-19">
            <text:p>06/19/09</text:p>
          </table:table-cell>
          <table:table-cell office:value-type="time" office:time-value="PT02H11M31S">
            <text:p>02:11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4])" office:value-type="float" office:value="6">
            <text:p>6</text:p>
          </table:table-cell>
          <table:table-cell table:formula="of:=YEAR([.C1034])" office:value-type="float" office:value="2009">
            <text:p>2009</text:p>
          </table:table-cell>
          <table:table-cell office:value-type="date" office:date-value="2009-06-18">
            <text:p>06/18/09</text:p>
          </table:table-cell>
          <table:table-cell office:value-type="time" office:time-value="PT04H07M26S">
            <text:p>04:0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5])" office:value-type="float" office:value="6">
            <text:p>6</text:p>
          </table:table-cell>
          <table:table-cell table:formula="of:=YEAR([.C1035])" office:value-type="float" office:value="2009">
            <text:p>2009</text:p>
          </table:table-cell>
          <table:table-cell office:value-type="date" office:date-value="2009-06-18">
            <text:p>06/18/09</text:p>
          </table:table-cell>
          <table:table-cell office:value-type="time" office:time-value="PT02H20M44S">
            <text:p>02:20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6])" office:value-type="float" office:value="6">
            <text:p>6</text:p>
          </table:table-cell>
          <table:table-cell table:formula="of:=YEAR([.C1036])" office:value-type="float" office:value="2009">
            <text:p>2009</text:p>
          </table:table-cell>
          <table:table-cell office:value-type="date" office:date-value="2009-06-18">
            <text:p>06/18/09</text:p>
          </table:table-cell>
          <table:table-cell office:value-type="time" office:time-value="PT02H10M00S">
            <text:p>02:10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7])" office:value-type="float" office:value="6">
            <text:p>6</text:p>
          </table:table-cell>
          <table:table-cell table:formula="of:=YEAR([.C1037])" office:value-type="float" office:value="2009">
            <text:p>2009</text:p>
          </table:table-cell>
          <table:table-cell office:value-type="date" office:date-value="2009-06-17">
            <text:p>06/17/09</text:p>
          </table:table-cell>
          <table:table-cell office:value-type="time" office:time-value="PT16H26M32S">
            <text:p>04:26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8.1">
            <text:p>-8.1</text:p>
          </table:table-cell>
          <table:table-cell office:value-type="float" office:value="191.9">
            <text:p>191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8])" office:value-type="float" office:value="6">
            <text:p>6</text:p>
          </table:table-cell>
          <table:table-cell table:formula="of:=YEAR([.C1038])" office:value-type="float" office:value="2009">
            <text:p>2009</text:p>
          </table:table-cell>
          <table:table-cell office:value-type="date" office:date-value="2009-06-16">
            <text:p>06/16/09</text:p>
          </table:table-cell>
          <table:table-cell office:value-type="time" office:time-value="PT05H54M00S">
            <text:p>05:54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39])" office:value-type="float" office:value="6">
            <text:p>6</text:p>
          </table:table-cell>
          <table:table-cell table:formula="of:=YEAR([.C1039])" office:value-type="float" office:value="2009">
            <text:p>2009</text:p>
          </table:table-cell>
          <table:table-cell office:value-type="date" office:date-value="2009-06-15">
            <text:p>06/15/09</text:p>
          </table:table-cell>
          <table:table-cell office:value-type="time" office:time-value="PT04H05M31S">
            <text:p>04:05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0])" office:value-type="float" office:value="6">
            <text:p>6</text:p>
          </table:table-cell>
          <table:table-cell table:formula="of:=YEAR([.C1040])" office:value-type="float" office:value="2009">
            <text:p>2009</text:p>
          </table:table-cell>
          <table:table-cell office:value-type="date" office:date-value="2009-06-15">
            <text:p>06/15/09</text:p>
          </table:table-cell>
          <table:table-cell office:value-type="time" office:time-value="PT02H37M34S">
            <text:p>02:37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1])" office:value-type="float" office:value="6">
            <text:p>6</text:p>
          </table:table-cell>
          <table:table-cell table:formula="of:=YEAR([.C1041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18H23M36S">
            <text:p>06:23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32">
            <text:p>-1.32</text:p>
          </table:table-cell>
          <table:table-cell office:value-type="float" office:value="33.68">
            <text:p>33.6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2])" office:value-type="float" office:value="6">
            <text:p>6</text:p>
          </table:table-cell>
          <table:table-cell table:formula="of:=YEAR([.C1042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05H54M59S">
            <text:p>05:54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3])" office:value-type="float" office:value="6">
            <text:p>6</text:p>
          </table:table-cell>
          <table:table-cell table:formula="of:=YEAR([.C1043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05H46M27S">
            <text:p>05:46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4])" office:value-type="float" office:value="6">
            <text:p>6</text:p>
          </table:table-cell>
          <table:table-cell table:formula="of:=YEAR([.C1044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02H26M53S">
            <text:p>02:26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5])" office:value-type="float" office:value="6">
            <text:p>6</text:p>
          </table:table-cell>
          <table:table-cell table:formula="of:=YEAR([.C1045])" office:value-type="float" office:value="2009">
            <text:p>2009</text:p>
          </table:table-cell>
          <table:table-cell office:value-type="date" office:date-value="2009-06-14">
            <text:p>06/14/09</text:p>
          </table:table-cell>
          <table:table-cell office:value-type="time" office:time-value="PT01H18M17S">
            <text:p>01:18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6])" office:value-type="float" office:value="6">
            <text:p>6</text:p>
          </table:table-cell>
          <table:table-cell table:formula="of:=YEAR([.C1046])" office:value-type="float" office:value="2009">
            <text:p>2009</text:p>
          </table:table-cell>
          <table:table-cell office:value-type="date" office:date-value="2009-06-13">
            <text:p>06/13/09</text:p>
          </table:table-cell>
          <table:table-cell office:value-type="time" office:time-value="PT04H19M45S">
            <text:p>04:19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7])" office:value-type="float" office:value="6">
            <text:p>6</text:p>
          </table:table-cell>
          <table:table-cell table:formula="of:=YEAR([.C1047])" office:value-type="float" office:value="2009">
            <text:p>2009</text:p>
          </table:table-cell>
          <table:table-cell office:value-type="date" office:date-value="2009-06-13">
            <text:p>06/13/09</text:p>
          </table:table-cell>
          <table:table-cell office:value-type="time" office:time-value="PT04H12M00S">
            <text:p>04:12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8])" office:value-type="float" office:value="6">
            <text:p>6</text:p>
          </table:table-cell>
          <table:table-cell table:formula="of:=YEAR([.C1048])" office:value-type="float" office:value="2009">
            <text:p>2009</text:p>
          </table:table-cell>
          <table:table-cell office:value-type="date" office:date-value="2009-06-12">
            <text:p>06/12/09</text:p>
          </table:table-cell>
          <table:table-cell office:value-type="time" office:time-value="PT05H17M26S">
            <text:p>05:1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49])" office:value-type="float" office:value="6">
            <text:p>6</text:p>
          </table:table-cell>
          <table:table-cell table:formula="of:=YEAR([.C1049])" office:value-type="float" office:value="2009">
            <text:p>2009</text:p>
          </table:table-cell>
          <table:table-cell office:value-type="date" office:date-value="2009-06-12">
            <text:p>06/12/09</text:p>
          </table:table-cell>
          <table:table-cell office:value-type="time" office:time-value="PT03H22M34S">
            <text:p>03:22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0])" office:value-type="float" office:value="6">
            <text:p>6</text:p>
          </table:table-cell>
          <table:table-cell table:formula="of:=YEAR([.C1050])" office:value-type="float" office:value="2009">
            <text:p>2009</text:p>
          </table:table-cell>
          <table:table-cell office:value-type="date" office:date-value="2009-06-12">
            <text:p>06/12/09</text:p>
          </table:table-cell>
          <table:table-cell office:value-type="time" office:time-value="PT03H15M38S">
            <text:p>03:15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1])" office:value-type="float" office:value="6">
            <text:p>6</text:p>
          </table:table-cell>
          <table:table-cell table:formula="of:=YEAR([.C1051])" office:value-type="float" office:value="2009">
            <text:p>2009</text:p>
          </table:table-cell>
          <table:table-cell office:value-type="date" office:date-value="2009-06-11">
            <text:p>06/11/09</text:p>
          </table:table-cell>
          <table:table-cell office:value-type="time" office:time-value="PT16H55M05S">
            <text:p>04:55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2])" office:value-type="float" office:value="6">
            <text:p>6</text:p>
          </table:table-cell>
          <table:table-cell table:formula="of:=YEAR([.C1052])" office:value-type="float" office:value="2009">
            <text:p>2009</text:p>
          </table:table-cell>
          <table:table-cell office:value-type="date" office:date-value="2009-06-11">
            <text:p>06/11/09</text:p>
          </table:table-cell>
          <table:table-cell office:value-type="time" office:time-value="PT02H45M07S">
            <text:p>02:45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3])" office:value-type="float" office:value="6">
            <text:p>6</text:p>
          </table:table-cell>
          <table:table-cell table:formula="of:=YEAR([.C1053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23H22M03S">
            <text:p>11:22:0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4])" office:value-type="float" office:value="6">
            <text:p>6</text:p>
          </table:table-cell>
          <table:table-cell table:formula="of:=YEAR([.C1054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08H59M04S">
            <text:p>08:59:0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5])" office:value-type="float" office:value="6">
            <text:p>6</text:p>
          </table:table-cell>
          <table:table-cell table:formula="of:=YEAR([.C1055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04H58M33S">
            <text:p>04:58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6])" office:value-type="float" office:value="6">
            <text:p>6</text:p>
          </table:table-cell>
          <table:table-cell table:formula="of:=YEAR([.C1056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04H44M58S">
            <text:p>04:44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7])" office:value-type="float" office:value="6">
            <text:p>6</text:p>
          </table:table-cell>
          <table:table-cell table:formula="of:=YEAR([.C1057])" office:value-type="float" office:value="2009">
            <text:p>2009</text:p>
          </table:table-cell>
          <table:table-cell office:value-type="date" office:date-value="2009-06-10">
            <text:p>06/10/09</text:p>
          </table:table-cell>
          <table:table-cell office:value-type="time" office:time-value="PT02H24M30S">
            <text:p>02:24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8])" office:value-type="float" office:value="6">
            <text:p>6</text:p>
          </table:table-cell>
          <table:table-cell table:formula="of:=YEAR([.C1058])" office:value-type="float" office:value="2009">
            <text:p>2009</text:p>
          </table:table-cell>
          <table:table-cell office:value-type="date" office:date-value="2009-06-09">
            <text:p>06/09/09</text:p>
          </table:table-cell>
          <table:table-cell office:value-type="time" office:time-value="PT13H35M40S">
            <text:p>01:35:4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59])" office:value-type="float" office:value="6">
            <text:p>6</text:p>
          </table:table-cell>
          <table:table-cell table:formula="of:=YEAR([.C1059])" office:value-type="float" office:value="2009">
            <text:p>2009</text:p>
          </table:table-cell>
          <table:table-cell office:value-type="date" office:date-value="2009-06-09">
            <text:p>06/09/09</text:p>
          </table:table-cell>
          <table:table-cell office:value-type="time" office:time-value="PT04H11M07S">
            <text:p>04:11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0])" office:value-type="float" office:value="6">
            <text:p>6</text:p>
          </table:table-cell>
          <table:table-cell table:formula="of:=YEAR([.C1060])" office:value-type="float" office:value="2009">
            <text:p>2009</text:p>
          </table:table-cell>
          <table:table-cell office:value-type="date" office:date-value="2009-06-09">
            <text:p>06/09/09</text:p>
          </table:table-cell>
          <table:table-cell office:value-type="time" office:time-value="PT04H10M00S">
            <text:p>04:10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1])" office:value-type="float" office:value="6">
            <text:p>6</text:p>
          </table:table-cell>
          <table:table-cell table:formula="of:=YEAR([.C1061])" office:value-type="float" office:value="2009">
            <text:p>2009</text:p>
          </table:table-cell>
          <table:table-cell office:value-type="date" office:date-value="2009-06-08">
            <text:p>06/08/09</text:p>
          </table:table-cell>
          <table:table-cell office:value-type="time" office:time-value="PT17H09M05S">
            <text:p>05:09:05 PM</text:p>
          </table:table-cell>
          <table:table-cell office:value-type="string">
            <text:p>PDT</text:p>
          </table:table-cell>
          <table:table-cell/>
          <table:table-cell office:value-type="string">
            <text:p>Update to eCheck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 table:number-columns-repeated="6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2])" office:value-type="float" office:value="6">
            <text:p>6</text:p>
          </table:table-cell>
          <table:table-cell table:formula="of:=YEAR([.C1062])" office:value-type="float" office:value="2009">
            <text:p>2009</text:p>
          </table:table-cell>
          <table:table-cell office:value-type="date" office:date-value="2009-06-08">
            <text:p>06/08/09</text:p>
          </table:table-cell>
          <table:table-cell office:value-type="time" office:time-value="PT14H29M47S">
            <text:p>02:29:4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3])" office:value-type="float" office:value="6">
            <text:p>6</text:p>
          </table:table-cell>
          <table:table-cell table:formula="of:=YEAR([.C1063])" office:value-type="float" office:value="2009">
            <text:p>2009</text:p>
          </table:table-cell>
          <table:table-cell office:value-type="date" office:date-value="2009-06-08">
            <text:p>06/08/09</text:p>
          </table:table-cell>
          <table:table-cell office:value-type="time" office:time-value="PT01H01M36S">
            <text:p>01:01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4])" office:value-type="float" office:value="6">
            <text:p>6</text:p>
          </table:table-cell>
          <table:table-cell table:formula="of:=YEAR([.C1064])" office:value-type="float" office:value="2009">
            <text:p>2009</text:p>
          </table:table-cell>
          <table:table-cell office:value-type="date" office:date-value="2009-06-07">
            <text:p>06/07/09</text:p>
          </table:table-cell>
          <table:table-cell office:value-type="time" office:time-value="PT16H27M53S">
            <text:p>04:27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5])" office:value-type="float" office:value="6">
            <text:p>6</text:p>
          </table:table-cell>
          <table:table-cell table:formula="of:=YEAR([.C1065])" office:value-type="float" office:value="2009">
            <text:p>2009</text:p>
          </table:table-cell>
          <table:table-cell office:value-type="date" office:date-value="2009-06-07">
            <text:p>06/07/09</text:p>
          </table:table-cell>
          <table:table-cell office:value-type="time" office:time-value="PT05H17M36S">
            <text:p>05:17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6])" office:value-type="float" office:value="6">
            <text:p>6</text:p>
          </table:table-cell>
          <table:table-cell table:formula="of:=YEAR([.C1066])" office:value-type="float" office:value="2009">
            <text:p>2009</text:p>
          </table:table-cell>
          <table:table-cell office:value-type="date" office:date-value="2009-06-07">
            <text:p>06/07/09</text:p>
          </table:table-cell>
          <table:table-cell office:value-type="time" office:time-value="PT04H10M02S">
            <text:p>04:10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7])" office:value-type="float" office:value="6">
            <text:p>6</text:p>
          </table:table-cell>
          <table:table-cell table:formula="of:=YEAR([.C1067])" office:value-type="float" office:value="2009">
            <text:p>2009</text:p>
          </table:table-cell>
          <table:table-cell office:value-type="date" office:date-value="2009-06-07">
            <text:p>06/07/09</text:p>
          </table:table-cell>
          <table:table-cell office:value-type="time" office:time-value="PT03H58M30S">
            <text:p>03:58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8])" office:value-type="float" office:value="6">
            <text:p>6</text:p>
          </table:table-cell>
          <table:table-cell table:formula="of:=YEAR([.C1068])" office:value-type="float" office:value="2009">
            <text:p>2009</text:p>
          </table:table-cell>
          <table:table-cell office:value-type="date" office:date-value="2009-06-06">
            <text:p>06/06/09</text:p>
          </table:table-cell>
          <table:table-cell office:value-type="time" office:time-value="PT05H00M54S">
            <text:p>05:00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69])" office:value-type="float" office:value="6">
            <text:p>6</text:p>
          </table:table-cell>
          <table:table-cell table:formula="of:=YEAR([.C1069])" office:value-type="float" office:value="2009">
            <text:p>2009</text:p>
          </table:table-cell>
          <table:table-cell office:value-type="date" office:date-value="2009-06-06">
            <text:p>06/06/09</text:p>
          </table:table-cell>
          <table:table-cell office:value-type="time" office:time-value="PT02H30M53S">
            <text:p>02:30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0])" office:value-type="float" office:value="6">
            <text:p>6</text:p>
          </table:table-cell>
          <table:table-cell table:formula="of:=YEAR([.C1070])" office:value-type="float" office:value="2009">
            <text:p>2009</text:p>
          </table:table-cell>
          <table:table-cell office:value-type="date" office:date-value="2009-06-05">
            <text:p>06/05/09</text:p>
          </table:table-cell>
          <table:table-cell office:value-type="time" office:time-value="PT15H05M16S">
            <text:p>03:05:1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1])" office:value-type="float" office:value="6">
            <text:p>6</text:p>
          </table:table-cell>
          <table:table-cell table:formula="of:=YEAR([.C1071])" office:value-type="float" office:value="2009">
            <text:p>2009</text:p>
          </table:table-cell>
          <table:table-cell office:value-type="date" office:date-value="2009-06-05">
            <text:p>06/05/09</text:p>
          </table:table-cell>
          <table:table-cell office:value-type="time" office:time-value="PT05H12M31S">
            <text:p>05:12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2])" office:value-type="float" office:value="6">
            <text:p>6</text:p>
          </table:table-cell>
          <table:table-cell table:formula="of:=YEAR([.C1072])" office:value-type="float" office:value="2009">
            <text:p>2009</text:p>
          </table:table-cell>
          <table:table-cell office:value-type="date" office:date-value="2009-06-05">
            <text:p>06/05/09</text:p>
          </table:table-cell>
          <table:table-cell office:value-type="time" office:time-value="PT04H43M22S">
            <text:p>04:43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3])" office:value-type="float" office:value="6">
            <text:p>6</text:p>
          </table:table-cell>
          <table:table-cell table:formula="of:=YEAR([.C1073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5H39M51S">
            <text:p>05:39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4])" office:value-type="float" office:value="6">
            <text:p>6</text:p>
          </table:table-cell>
          <table:table-cell table:formula="of:=YEAR([.C1074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55M06S">
            <text:p>04:55:0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5])" office:value-type="float" office:value="6">
            <text:p>6</text:p>
          </table:table-cell>
          <table:table-cell table:formula="of:=YEAR([.C1075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53M57S">
            <text:p>04:53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6])" office:value-type="float" office:value="6">
            <text:p>6</text:p>
          </table:table-cell>
          <table:table-cell table:formula="of:=YEAR([.C1076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40M57S">
            <text:p>04:40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7])" office:value-type="float" office:value="6">
            <text:p>6</text:p>
          </table:table-cell>
          <table:table-cell table:formula="of:=YEAR([.C1077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39M30S">
            <text:p>04:39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8])" office:value-type="float" office:value="6">
            <text:p>6</text:p>
          </table:table-cell>
          <table:table-cell table:formula="of:=YEAR([.C1078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4H34M11S">
            <text:p>04:34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79])" office:value-type="float" office:value="6">
            <text:p>6</text:p>
          </table:table-cell>
          <table:table-cell table:formula="of:=YEAR([.C1079])" office:value-type="float" office:value="2009">
            <text:p>2009</text:p>
          </table:table-cell>
          <table:table-cell office:value-type="date" office:date-value="2009-06-04">
            <text:p>06/04/09</text:p>
          </table:table-cell>
          <table:table-cell office:value-type="time" office:time-value="PT02H05M39S">
            <text:p>02:05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0])" office:value-type="float" office:value="6">
            <text:p>6</text:p>
          </table:table-cell>
          <table:table-cell table:formula="of:=YEAR([.C1080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15H11M03S">
            <text:p>03:11:0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1])" office:value-type="float" office:value="6">
            <text:p>6</text:p>
          </table:table-cell>
          <table:table-cell table:formula="of:=YEAR([.C1081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6H19M24S">
            <text:p>06:19:2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2])" office:value-type="float" office:value="6">
            <text:p>6</text:p>
          </table:table-cell>
          <table:table-cell table:formula="of:=YEAR([.C1082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5H38M32S">
            <text:p>05:38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3])" office:value-type="float" office:value="6">
            <text:p>6</text:p>
          </table:table-cell>
          <table:table-cell table:formula="of:=YEAR([.C1083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5H30M32S">
            <text:p>05:30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4])" office:value-type="float" office:value="6">
            <text:p>6</text:p>
          </table:table-cell>
          <table:table-cell table:formula="of:=YEAR([.C1084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4H42M00S">
            <text:p>04:42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5])" office:value-type="float" office:value="6">
            <text:p>6</text:p>
          </table:table-cell>
          <table:table-cell table:formula="of:=YEAR([.C1085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4H41M14S">
            <text:p>04:41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6])" office:value-type="float" office:value="6">
            <text:p>6</text:p>
          </table:table-cell>
          <table:table-cell table:formula="of:=YEAR([.C1086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4H24M22S">
            <text:p>04:24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7])" office:value-type="float" office:value="6">
            <text:p>6</text:p>
          </table:table-cell>
          <table:table-cell table:formula="of:=YEAR([.C1087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4H21M19S">
            <text:p>04:21:1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8])" office:value-type="float" office:value="6">
            <text:p>6</text:p>
          </table:table-cell>
          <table:table-cell table:formula="of:=YEAR([.C1088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3H55M00S">
            <text:p>03:55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89])" office:value-type="float" office:value="6">
            <text:p>6</text:p>
          </table:table-cell>
          <table:table-cell table:formula="of:=YEAR([.C1089])" office:value-type="float" office:value="2009">
            <text:p>2009</text:p>
          </table:table-cell>
          <table:table-cell office:value-type="date" office:date-value="2009-06-03">
            <text:p>06/03/09</text:p>
          </table:table-cell>
          <table:table-cell office:value-type="time" office:time-value="PT02H14M30S">
            <text:p>02:14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0])" office:value-type="float" office:value="6">
            <text:p>6</text:p>
          </table:table-cell>
          <table:table-cell table:formula="of:=YEAR([.C1090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16H08M55S">
            <text:p>04:08:55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1])" office:value-type="float" office:value="6">
            <text:p>6</text:p>
          </table:table-cell>
          <table:table-cell table:formula="of:=YEAR([.C1091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15H25M23S">
            <text:p>03:25:2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2])" office:value-type="float" office:value="6">
            <text:p>6</text:p>
          </table:table-cell>
          <table:table-cell table:formula="of:=YEAR([.C1092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11H49M25S">
            <text:p>11:49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3])" office:value-type="float" office:value="6">
            <text:p>6</text:p>
          </table:table-cell>
          <table:table-cell table:formula="of:=YEAR([.C1093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11H35M05S">
            <text:p>11:35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4])" office:value-type="float" office:value="6">
            <text:p>6</text:p>
          </table:table-cell>
          <table:table-cell table:formula="of:=YEAR([.C1094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8H52M17S">
            <text:p>08:52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5])" office:value-type="float" office:value="6">
            <text:p>6</text:p>
          </table:table-cell>
          <table:table-cell table:formula="of:=YEAR([.C1095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5H35M38S">
            <text:p>05:35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6])" office:value-type="float" office:value="6">
            <text:p>6</text:p>
          </table:table-cell>
          <table:table-cell table:formula="of:=YEAR([.C1096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5H13M11S">
            <text:p>05:13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7])" office:value-type="float" office:value="6">
            <text:p>6</text:p>
          </table:table-cell>
          <table:table-cell table:formula="of:=YEAR([.C1097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4H37M26S">
            <text:p>04:3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8])" office:value-type="float" office:value="6">
            <text:p>6</text:p>
          </table:table-cell>
          <table:table-cell table:formula="of:=YEAR([.C1098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4H31M49S">
            <text:p>04:31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099])" office:value-type="float" office:value="6">
            <text:p>6</text:p>
          </table:table-cell>
          <table:table-cell table:formula="of:=YEAR([.C1099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3H23M30S">
            <text:p>03:23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0])" office:value-type="float" office:value="6">
            <text:p>6</text:p>
          </table:table-cell>
          <table:table-cell table:formula="of:=YEAR([.C1100])" office:value-type="float" office:value="2009">
            <text:p>2009</text:p>
          </table:table-cell>
          <table:table-cell office:value-type="date" office:date-value="2009-06-02">
            <text:p>06/02/09</text:p>
          </table:table-cell>
          <table:table-cell office:value-type="time" office:time-value="PT03H11M22S">
            <text:p>03:11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1])" office:value-type="float" office:value="6">
            <text:p>6</text:p>
          </table:table-cell>
          <table:table-cell table:formula="of:=YEAR([.C1101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18H30M28S">
            <text:p>06:30:2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2])" office:value-type="float" office:value="6">
            <text:p>6</text:p>
          </table:table-cell>
          <table:table-cell table:formula="of:=YEAR([.C1102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14H07M59S">
            <text:p>02:07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3])" office:value-type="float" office:value="6">
            <text:p>6</text:p>
          </table:table-cell>
          <table:table-cell table:formula="of:=YEAR([.C1103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7H10M30S">
            <text:p>07:10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4])" office:value-type="float" office:value="6">
            <text:p>6</text:p>
          </table:table-cell>
          <table:table-cell table:formula="of:=YEAR([.C1104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6H39M22S">
            <text:p>06:3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5])" office:value-type="float" office:value="6">
            <text:p>6</text:p>
          </table:table-cell>
          <table:table-cell table:formula="of:=YEAR([.C1105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5H42M42S">
            <text:p>05:42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6])" office:value-type="float" office:value="6">
            <text:p>6</text:p>
          </table:table-cell>
          <table:table-cell table:formula="of:=YEAR([.C1106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5H16M36S">
            <text:p>05:16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7])" office:value-type="float" office:value="6">
            <text:p>6</text:p>
          </table:table-cell>
          <table:table-cell table:formula="of:=YEAR([.C1107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57M04S">
            <text:p>04:57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8])" office:value-type="float" office:value="6">
            <text:p>6</text:p>
          </table:table-cell>
          <table:table-cell table:formula="of:=YEAR([.C1108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56M56S">
            <text:p>04:56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09])" office:value-type="float" office:value="6">
            <text:p>6</text:p>
          </table:table-cell>
          <table:table-cell table:formula="of:=YEAR([.C1109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50M49S">
            <text:p>04:50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10])" office:value-type="float" office:value="6">
            <text:p>6</text:p>
          </table:table-cell>
          <table:table-cell table:formula="of:=YEAR([.C1110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28M53S">
            <text:p>04:28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11])" office:value-type="float" office:value="6">
            <text:p>6</text:p>
          </table:table-cell>
          <table:table-cell table:formula="of:=YEAR([.C1111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4H19M43S">
            <text:p>04:19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12])" office:value-type="float" office:value="6">
            <text:p>6</text:p>
          </table:table-cell>
          <table:table-cell table:formula="of:=YEAR([.C1112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3H39M27S">
            <text:p>03:39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13])" office:value-type="float" office:value="6">
            <text:p>6</text:p>
          </table:table-cell>
          <table:table-cell table:formula="of:=YEAR([.C1113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3H25M44S">
            <text:p>03:25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14])" office:value-type="float" office:value="6">
            <text:p>6</text:p>
          </table:table-cell>
          <table:table-cell table:formula="of:=YEAR([.C1114])" office:value-type="float" office:value="2009">
            <text:p>2009</text:p>
          </table:table-cell>
          <table:table-cell office:value-type="date" office:date-value="2009-06-01">
            <text:p>06/01/09</text:p>
          </table:table-cell>
          <table:table-cell office:value-type="time" office:time-value="PT02H07M37S">
            <text:p>02:07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115])" office:value-type="float" office:value="7">
            <text:p>7</text:p>
          </table:table-cell>
          <table:table-cell table:formula="of:=YEAR([.C1115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7H46M04S">
            <text:p>07:46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4">
            <text:p>-1.4</text:p>
          </table:table-cell>
          <table:table-cell office:value-type="float" office:value="48.6">
            <text:p>48.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$50/month</text:p>
          </table:table-cell>
          <table:table-cell office:value-type="float" office:value="997">
            <text:p>997</text:p>
          </table:table-cell>
          <table:table-cell table:number-columns-repeated="15"/>
        </table:table-row>
        <table:table-row table:style-name="ro1">
          <table:table-cell table:formula="of:=MONTH([.C1116])" office:value-type="float" office:value="7">
            <text:p>7</text:p>
          </table:table-cell>
          <table:table-cell table:formula="of:=YEAR([.C1116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5H09M45S">
            <text:p>05:09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17])" office:value-type="float" office:value="7">
            <text:p>7</text:p>
          </table:table-cell>
          <table:table-cell table:formula="of:=YEAR([.C1117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37M39S">
            <text:p>04:37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18])" office:value-type="float" office:value="7">
            <text:p>7</text:p>
          </table:table-cell>
          <table:table-cell table:formula="of:=YEAR([.C1118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35M00S">
            <text:p>04:35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19])" office:value-type="float" office:value="7">
            <text:p>7</text:p>
          </table:table-cell>
          <table:table-cell table:formula="of:=YEAR([.C1119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29M03S">
            <text:p>04:29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0])" office:value-type="float" office:value="7">
            <text:p>7</text:p>
          </table:table-cell>
          <table:table-cell table:formula="of:=YEAR([.C1120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28M33S">
            <text:p>04:28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1])" office:value-type="float" office:value="7">
            <text:p>7</text:p>
          </table:table-cell>
          <table:table-cell table:formula="of:=YEAR([.C1121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19M23S">
            <text:p>04:19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2])" office:value-type="float" office:value="7">
            <text:p>7</text:p>
          </table:table-cell>
          <table:table-cell table:formula="of:=YEAR([.C1122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13M53S">
            <text:p>04:13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3])" office:value-type="float" office:value="7">
            <text:p>7</text:p>
          </table:table-cell>
          <table:table-cell table:formula="of:=YEAR([.C1123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4H05M30S">
            <text:p>04:05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4])" office:value-type="float" office:value="7">
            <text:p>7</text:p>
          </table:table-cell>
          <table:table-cell table:formula="of:=YEAR([.C1124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54M43S">
            <text:p>03:54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5])" office:value-type="float" office:value="7">
            <text:p>7</text:p>
          </table:table-cell>
          <table:table-cell table:formula="of:=YEAR([.C1125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49M27S">
            <text:p>03:49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6])" office:value-type="float" office:value="7">
            <text:p>7</text:p>
          </table:table-cell>
          <table:table-cell table:formula="of:=YEAR([.C1126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37M14S">
            <text:p>03:37:1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7])" office:value-type="float" office:value="7">
            <text:p>7</text:p>
          </table:table-cell>
          <table:table-cell table:formula="of:=YEAR([.C1127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33M27S">
            <text:p>03:33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8])" office:value-type="float" office:value="7">
            <text:p>7</text:p>
          </table:table-cell>
          <table:table-cell table:formula="of:=YEAR([.C1128])" office:value-type="float" office:value="2009">
            <text:p>2009</text:p>
          </table:table-cell>
          <table:table-cell office:value-type="date" office:date-value="2009-07-30">
            <text:p>07/30/09</text:p>
          </table:table-cell>
          <table:table-cell office:value-type="time" office:time-value="PT03H23M39S">
            <text:p>03:23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29])" office:value-type="float" office:value="7">
            <text:p>7</text:p>
          </table:table-cell>
          <table:table-cell table:formula="of:=YEAR([.C1129])" office:value-type="float" office:value="2009">
            <text:p>2009</text:p>
          </table:table-cell>
          <table:table-cell office:value-type="date" office:date-value="2009-07-29">
            <text:p>07/29/09</text:p>
          </table:table-cell>
          <table:table-cell office:value-type="time" office:time-value="PT11H24M45S">
            <text:p>11:24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1">
            <text:p>-1.1</text:p>
          </table:table-cell>
          <table:table-cell office:value-type="float" office:value="23.9">
            <text:p>2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30])" office:value-type="float" office:value="7">
            <text:p>7</text:p>
          </table:table-cell>
          <table:table-cell table:formula="of:=YEAR([.C1130])" office:value-type="float" office:value="2009">
            <text:p>2009</text:p>
          </table:table-cell>
          <table:table-cell office:value-type="date" office:date-value="2009-07-29">
            <text:p>07/29/09</text:p>
          </table:table-cell>
          <table:table-cell office:value-type="time" office:time-value="PT04H06M04S">
            <text:p>04:06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31])" office:value-type="float" office:value="7">
            <text:p>7</text:p>
          </table:table-cell>
          <table:table-cell table:formula="of:=YEAR([.C1131])" office:value-type="float" office:value="2009">
            <text:p>2009</text:p>
          </table:table-cell>
          <table:table-cell office:value-type="date" office:date-value="2009-07-28">
            <text:p>07/28/09</text:p>
          </table:table-cell>
          <table:table-cell office:value-type="time" office:time-value="PT02H33M15S">
            <text:p>02:33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32])" office:value-type="float" office:value="7">
            <text:p>7</text:p>
          </table:table-cell>
          <table:table-cell table:formula="of:=YEAR([.C1132])" office:value-type="float" office:value="2009">
            <text:p>2009</text:p>
          </table:table-cell>
          <table:table-cell office:value-type="date" office:date-value="2009-07-25">
            <text:p>07/25/09</text:p>
          </table:table-cell>
          <table:table-cell office:value-type="time" office:time-value="PT04H24M41S">
            <text:p>04:24:4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33])" office:value-type="float" office:value="7">
            <text:p>7</text:p>
          </table:table-cell>
          <table:table-cell table:formula="of:=YEAR([.C1133])" office:value-type="float" office:value="2009">
            <text:p>2009</text:p>
          </table:table-cell>
          <table:table-cell office:value-type="date" office:date-value="2009-07-25">
            <text:p>07/25/09</text:p>
          </table:table-cell>
          <table:table-cell office:value-type="time" office:time-value="PT04H03M53S">
            <text:p>04:03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34])" office:value-type="float" office:value="7">
            <text:p>7</text:p>
          </table:table-cell>
          <table:table-cell table:formula="of:=YEAR([.C1134])" office:value-type="float" office:value="2009">
            <text:p>2009</text:p>
          </table:table-cell>
          <table:table-cell office:value-type="date" office:date-value="2009-07-25">
            <text:p>07/25/09</text:p>
          </table:table-cell>
          <table:table-cell office:value-type="time" office:time-value="PT03H31M48S">
            <text:p>03:31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135])" office:value-type="float" office:value="7">
            <text:p>7</text:p>
          </table:table-cell>
          <table:table-cell table:formula="of:=YEAR([.C1135])" office:value-type="float" office:value="2009">
            <text:p>2009</text:p>
          </table:table-cell>
          <table:table-cell office:value-type="date" office:date-value="2009-07-24">
            <text:p>07/24/09</text:p>
          </table:table-cell>
          <table:table-cell office:value-type="time" office:time-value="PT02H19M08S">
            <text:p>02:19:0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36])" office:value-type="float" office:value="7">
            <text:p>7</text:p>
          </table:table-cell>
          <table:table-cell table:formula="of:=YEAR([.C1136])" office:value-type="float" office:value="2009">
            <text:p>2009</text:p>
          </table:table-cell>
          <table:table-cell office:value-type="date" office:date-value="2009-07-23">
            <text:p>07/23/09</text:p>
          </table:table-cell>
          <table:table-cell office:value-type="time" office:time-value="PT07H29M55S">
            <text:p>07:29:5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137])" office:value-type="float" office:value="7">
            <text:p>7</text:p>
          </table:table-cell>
          <table:table-cell table:formula="of:=YEAR([.C1137])" office:value-type="float" office:value="2009">
            <text:p>2009</text:p>
          </table:table-cell>
          <table:table-cell office:value-type="date" office:date-value="2009-07-23">
            <text:p>07/23/09</text:p>
          </table:table-cell>
          <table:table-cell office:value-type="time" office:time-value="PT02H14M50S">
            <text:p>02:14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38])" office:value-type="float" office:value="7">
            <text:p>7</text:p>
          </table:table-cell>
          <table:table-cell table:formula="of:=YEAR([.C1138])" office:value-type="float" office:value="2009">
            <text:p>2009</text:p>
          </table:table-cell>
          <table:table-cell office:value-type="date" office:date-value="2009-07-22">
            <text:p>07/22/09</text:p>
          </table:table-cell>
          <table:table-cell office:value-type="time" office:time-value="PT11H00M05S">
            <text:p>11:00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39])" office:value-type="float" office:value="7">
            <text:p>7</text:p>
          </table:table-cell>
          <table:table-cell table:formula="of:=YEAR([.C1139])" office:value-type="float" office:value="2009">
            <text:p>2009</text:p>
          </table:table-cell>
          <table:table-cell office:value-type="date" office:date-value="2009-07-22">
            <text:p>07/22/09</text:p>
          </table:table-cell>
          <table:table-cell office:value-type="time" office:time-value="PT05H38M21S">
            <text:p>05:38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40])" office:value-type="float" office:value="7">
            <text:p>7</text:p>
          </table:table-cell>
          <table:table-cell table:formula="of:=YEAR([.C1140])" office:value-type="float" office:value="2009">
            <text:p>2009</text:p>
          </table:table-cell>
          <table:table-cell office:value-type="date" office:date-value="2009-07-22">
            <text:p>07/22/09</text:p>
          </table:table-cell>
          <table:table-cell office:value-type="time" office:time-value="PT02H52M41S">
            <text:p>02:52:4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41])" office:value-type="float" office:value="7">
            <text:p>7</text:p>
          </table:table-cell>
          <table:table-cell table:formula="of:=YEAR([.C1141])" office:value-type="float" office:value="2009">
            <text:p>2009</text:p>
          </table:table-cell>
          <table:table-cell office:value-type="date" office:date-value="2009-07-21">
            <text:p>07/21/09</text:p>
          </table:table-cell>
          <table:table-cell office:value-type="time" office:time-value="PT15H43M09S">
            <text:p>03:43:0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42])" office:value-type="float" office:value="7">
            <text:p>7</text:p>
          </table:table-cell>
          <table:table-cell table:formula="of:=YEAR([.C1142])" office:value-type="float" office:value="2009">
            <text:p>2009</text:p>
          </table:table-cell>
          <table:table-cell office:value-type="date" office:date-value="2009-07-21">
            <text:p>07/21/09</text:p>
          </table:table-cell>
          <table:table-cell office:value-type="time" office:time-value="PT11H52M03S">
            <text:p>11:52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43])" office:value-type="float" office:value="7">
            <text:p>7</text:p>
          </table:table-cell>
          <table:table-cell table:formula="of:=YEAR([.C1143])" office:value-type="float" office:value="2009">
            <text:p>2009</text:p>
          </table:table-cell>
          <table:table-cell office:value-type="date" office:date-value="2009-07-21">
            <text:p>07/21/09</text:p>
          </table:table-cell>
          <table:table-cell office:value-type="time" office:time-value="PT11H48M59S">
            <text:p>11:48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44])" office:value-type="float" office:value="7">
            <text:p>7</text:p>
          </table:table-cell>
          <table:table-cell table:formula="of:=YEAR([.C1144])" office:value-type="float" office:value="2009">
            <text:p>2009</text:p>
          </table:table-cell>
          <table:table-cell office:value-type="date" office:date-value="2009-07-20">
            <text:p>07/20/09</text:p>
          </table:table-cell>
          <table:table-cell office:value-type="time" office:time-value="PT03H29M18S">
            <text:p>03:2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45])" office:value-type="float" office:value="7">
            <text:p>7</text:p>
          </table:table-cell>
          <table:table-cell table:formula="of:=YEAR([.C1145])" office:value-type="float" office:value="2009">
            <text:p>2009</text:p>
          </table:table-cell>
          <table:table-cell office:value-type="date" office:date-value="2009-07-20">
            <text:p>07/20/09</text:p>
          </table:table-cell>
          <table:table-cell office:value-type="time" office:time-value="PT03H21M52S">
            <text:p>03:21:5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46])" office:value-type="float" office:value="7">
            <text:p>7</text:p>
          </table:table-cell>
          <table:table-cell table:formula="of:=YEAR([.C1146])" office:value-type="float" office:value="2009">
            <text:p>2009</text:p>
          </table:table-cell>
          <table:table-cell office:value-type="date" office:date-value="2009-07-20">
            <text:p>07/20/09</text:p>
          </table:table-cell>
          <table:table-cell office:value-type="time" office:time-value="PT02H07M47S">
            <text:p>02:07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47])" office:value-type="float" office:value="7">
            <text:p>7</text:p>
          </table:table-cell>
          <table:table-cell table:formula="of:=YEAR([.C1147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4H35M45S">
            <text:p>04:35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48])" office:value-type="float" office:value="7">
            <text:p>7</text:p>
          </table:table-cell>
          <table:table-cell table:formula="of:=YEAR([.C1148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54M45S">
            <text:p>03:54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49])" office:value-type="float" office:value="7">
            <text:p>7</text:p>
          </table:table-cell>
          <table:table-cell table:formula="of:=YEAR([.C1149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43M14S">
            <text:p>03:43:1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50])" office:value-type="float" office:value="7">
            <text:p>7</text:p>
          </table:table-cell>
          <table:table-cell table:formula="of:=YEAR([.C1150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16M31S">
            <text:p>03:16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51])" office:value-type="float" office:value="7">
            <text:p>7</text:p>
          </table:table-cell>
          <table:table-cell table:formula="of:=YEAR([.C1151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06M55S">
            <text:p>03:06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52])" office:value-type="float" office:value="7">
            <text:p>7</text:p>
          </table:table-cell>
          <table:table-cell table:formula="of:=YEAR([.C1152])" office:value-type="float" office:value="2009">
            <text:p>2009</text:p>
          </table:table-cell>
          <table:table-cell office:value-type="date" office:date-value="2009-07-19">
            <text:p>07/19/09</text:p>
          </table:table-cell>
          <table:table-cell office:value-type="time" office:time-value="PT03H06M18S">
            <text:p>03:06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53])" office:value-type="float" office:value="7">
            <text:p>7</text:p>
          </table:table-cell>
          <table:table-cell table:formula="of:=YEAR([.C1153])" office:value-type="float" office:value="2009">
            <text:p>2009</text:p>
          </table:table-cell>
          <table:table-cell office:value-type="date" office:date-value="2009-07-18">
            <text:p>07/18/09</text:p>
          </table:table-cell>
          <table:table-cell office:value-type="time" office:time-value="PT03H27M28S">
            <text:p>03:27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54])" office:value-type="float" office:value="7">
            <text:p>7</text:p>
          </table:table-cell>
          <table:table-cell table:formula="of:=YEAR([.C1154])" office:value-type="float" office:value="2009">
            <text:p>2009</text:p>
          </table:table-cell>
          <table:table-cell office:value-type="date" office:date-value="2009-07-18">
            <text:p>07/18/09</text:p>
          </table:table-cell>
          <table:table-cell office:value-type="time" office:time-value="PT02H20M17S">
            <text:p>02:20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55])" office:value-type="float" office:value="7">
            <text:p>7</text:p>
          </table:table-cell>
          <table:table-cell table:formula="of:=YEAR([.C1155])" office:value-type="float" office:value="2009">
            <text:p>2009</text:p>
          </table:table-cell>
          <table:table-cell office:value-type="date" office:date-value="2009-07-18">
            <text:p>07/18/09</text:p>
          </table:table-cell>
          <table:table-cell office:value-type="time" office:time-value="PT02H19M30S">
            <text:p>02:19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56])" office:value-type="float" office:value="7">
            <text:p>7</text:p>
          </table:table-cell>
          <table:table-cell table:formula="of:=YEAR([.C1156])" office:value-type="float" office:value="2009">
            <text:p>2009</text:p>
          </table:table-cell>
          <table:table-cell office:value-type="date" office:date-value="2009-07-17">
            <text:p>07/17/09</text:p>
          </table:table-cell>
          <table:table-cell office:value-type="time" office:time-value="PT14H04M57S">
            <text:p>02:04:5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96">
            <text:p>196</text:p>
          </table:table-cell>
          <table:table-cell office:value-type="float" office:value="-7.94">
            <text:p>-7.94</text:p>
          </table:table-cell>
          <table:table-cell office:value-type="float" office:value="188.06">
            <text:p>188.0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57])" office:value-type="float" office:value="7">
            <text:p>7</text:p>
          </table:table-cell>
          <table:table-cell table:formula="of:=YEAR([.C1157])" office:value-type="float" office:value="2009">
            <text:p>2009</text:p>
          </table:table-cell>
          <table:table-cell office:value-type="date" office:date-value="2009-07-16">
            <text:p>07/16/09</text:p>
          </table:table-cell>
          <table:table-cell office:value-type="time" office:time-value="PT20H12M51S">
            <text:p>08:12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58])" office:value-type="float" office:value="7">
            <text:p>7</text:p>
          </table:table-cell>
          <table:table-cell table:formula="of:=YEAR([.C1158])" office:value-type="float" office:value="2009">
            <text:p>2009</text:p>
          </table:table-cell>
          <table:table-cell office:value-type="date" office:date-value="2009-07-15">
            <text:p>07/15/09</text:p>
          </table:table-cell>
          <table:table-cell office:value-type="time" office:time-value="PT04H02M49S">
            <text:p>04:02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59])" office:value-type="float" office:value="7">
            <text:p>7</text:p>
          </table:table-cell>
          <table:table-cell table:formula="of:=YEAR([.C1159])" office:value-type="float" office:value="2009">
            <text:p>2009</text:p>
          </table:table-cell>
          <table:table-cell office:value-type="date" office:date-value="2009-07-15">
            <text:p>07/15/09</text:p>
          </table:table-cell>
          <table:table-cell office:value-type="time" office:time-value="PT02H13M06S">
            <text:p>02:13:0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0])" office:value-type="float" office:value="7">
            <text:p>7</text:p>
          </table:table-cell>
          <table:table-cell table:formula="of:=YEAR([.C1160])" office:value-type="float" office:value="2009">
            <text:p>2009</text:p>
          </table:table-cell>
          <table:table-cell office:value-type="date" office:date-value="2009-07-14">
            <text:p>07/14/09</text:p>
          </table:table-cell>
          <table:table-cell office:value-type="time" office:time-value="PT02H45M15S">
            <text:p>02:45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1])" office:value-type="float" office:value="7">
            <text:p>7</text:p>
          </table:table-cell>
          <table:table-cell table:formula="of:=YEAR([.C1161])" office:value-type="float" office:value="2009">
            <text:p>2009</text:p>
          </table:table-cell>
          <table:table-cell office:value-type="date" office:date-value="2009-07-13">
            <text:p>07/13/09</text:p>
          </table:table-cell>
          <table:table-cell office:value-type="time" office:time-value="PT05H08M55S">
            <text:p>05:08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2])" office:value-type="float" office:value="7">
            <text:p>7</text:p>
          </table:table-cell>
          <table:table-cell table:formula="of:=YEAR([.C1162])" office:value-type="float" office:value="2009">
            <text:p>2009</text:p>
          </table:table-cell>
          <table:table-cell office:value-type="date" office:date-value="2009-07-13">
            <text:p>07/13/09</text:p>
          </table:table-cell>
          <table:table-cell office:value-type="time" office:time-value="PT04H12M32S">
            <text:p>04:12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3])" office:value-type="float" office:value="7">
            <text:p>7</text:p>
          </table:table-cell>
          <table:table-cell table:formula="of:=YEAR([.C1163])" office:value-type="float" office:value="2009">
            <text:p>2009</text:p>
          </table:table-cell>
          <table:table-cell office:value-type="date" office:date-value="2009-07-13">
            <text:p>07/13/09</text:p>
          </table:table-cell>
          <table:table-cell office:value-type="time" office:time-value="PT03H46M36S">
            <text:p>03:46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4])" office:value-type="float" office:value="7">
            <text:p>7</text:p>
          </table:table-cell>
          <table:table-cell table:formula="of:=YEAR([.C1164])" office:value-type="float" office:value="2009">
            <text:p>2009</text:p>
          </table:table-cell>
          <table:table-cell office:value-type="date" office:date-value="2009-07-12">
            <text:p>07/12/09</text:p>
          </table:table-cell>
          <table:table-cell office:value-type="time" office:time-value="PT13H52M43S">
            <text:p>01:52:4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5])" office:value-type="float" office:value="7">
            <text:p>7</text:p>
          </table:table-cell>
          <table:table-cell table:formula="of:=YEAR([.C1165])" office:value-type="float" office:value="2009">
            <text:p>2009</text:p>
          </table:table-cell>
          <table:table-cell office:value-type="date" office:date-value="2009-07-12">
            <text:p>07/12/09</text:p>
          </table:table-cell>
          <table:table-cell office:value-type="time" office:time-value="PT04H09M39S">
            <text:p>04:09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6])" office:value-type="float" office:value="7">
            <text:p>7</text:p>
          </table:table-cell>
          <table:table-cell table:formula="of:=YEAR([.C1166])" office:value-type="float" office:value="2009">
            <text:p>2009</text:p>
          </table:table-cell>
          <table:table-cell office:value-type="date" office:date-value="2009-07-12">
            <text:p>07/12/09</text:p>
          </table:table-cell>
          <table:table-cell office:value-type="time" office:time-value="PT03H08M44S">
            <text:p>03:08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7])" office:value-type="float" office:value="7">
            <text:p>7</text:p>
          </table:table-cell>
          <table:table-cell table:formula="of:=YEAR([.C1167])" office:value-type="float" office:value="2009">
            <text:p>2009</text:p>
          </table:table-cell>
          <table:table-cell office:value-type="date" office:date-value="2009-07-12">
            <text:p>07/12/09</text:p>
          </table:table-cell>
          <table:table-cell office:value-type="time" office:time-value="PT03H04M35S">
            <text:p>03:04:3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68])" office:value-type="float" office:value="7">
            <text:p>7</text:p>
          </table:table-cell>
          <table:table-cell table:formula="of:=YEAR([.C1168])" office:value-type="float" office:value="2009">
            <text:p>2009</text:p>
          </table:table-cell>
          <table:table-cell office:value-type="date" office:date-value="2009-07-11">
            <text:p>07/11/09</text:p>
          </table:table-cell>
          <table:table-cell office:value-type="time" office:time-value="PT10H24M37S">
            <text:p>10:24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69])" office:value-type="float" office:value="7">
            <text:p>7</text:p>
          </table:table-cell>
          <table:table-cell table:formula="of:=YEAR([.C1169])" office:value-type="float" office:value="2009">
            <text:p>2009</text:p>
          </table:table-cell>
          <table:table-cell office:value-type="date" office:date-value="2009-07-11">
            <text:p>07/11/09</text:p>
          </table:table-cell>
          <table:table-cell office:value-type="time" office:time-value="PT02H42M25S">
            <text:p>02:42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70])" office:value-type="float" office:value="7">
            <text:p>7</text:p>
          </table:table-cell>
          <table:table-cell table:formula="of:=YEAR([.C1170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12H56M24S">
            <text:p>12:56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71])" office:value-type="float" office:value="7">
            <text:p>7</text:p>
          </table:table-cell>
          <table:table-cell table:formula="of:=YEAR([.C1171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6H10M40S">
            <text:p>06:10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72])" office:value-type="float" office:value="7">
            <text:p>7</text:p>
          </table:table-cell>
          <table:table-cell table:formula="of:=YEAR([.C1172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4H30M16S">
            <text:p>04:30:1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73])" office:value-type="float" office:value="7">
            <text:p>7</text:p>
          </table:table-cell>
          <table:table-cell table:formula="of:=YEAR([.C1173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3H46M10S">
            <text:p>03:46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74])" office:value-type="float" office:value="7">
            <text:p>7</text:p>
          </table:table-cell>
          <table:table-cell table:formula="of:=YEAR([.C1174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3H08M47S">
            <text:p>03:08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75])" office:value-type="float" office:value="7">
            <text:p>7</text:p>
          </table:table-cell>
          <table:table-cell table:formula="of:=YEAR([.C1175])" office:value-type="float" office:value="2009">
            <text:p>2009</text:p>
          </table:table-cell>
          <table:table-cell office:value-type="date" office:date-value="2009-07-10">
            <text:p>07/10/09</text:p>
          </table:table-cell>
          <table:table-cell office:value-type="time" office:time-value="PT02H39M05S">
            <text:p>02:39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76])" office:value-type="float" office:value="7">
            <text:p>7</text:p>
          </table:table-cell>
          <table:table-cell table:formula="of:=YEAR([.C1176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15H59M28S">
            <text:p>03:59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77])" office:value-type="float" office:value="7">
            <text:p>7</text:p>
          </table:table-cell>
          <table:table-cell table:formula="of:=YEAR([.C1177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11H22M43S">
            <text:p>11:22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78])" office:value-type="float" office:value="7">
            <text:p>7</text:p>
          </table:table-cell>
          <table:table-cell table:formula="of:=YEAR([.C1178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10H46M59S">
            <text:p>10:46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79])" office:value-type="float" office:value="7">
            <text:p>7</text:p>
          </table:table-cell>
          <table:table-cell table:formula="of:=YEAR([.C1179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5H59M20S">
            <text:p>05:59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0])" office:value-type="float" office:value="7">
            <text:p>7</text:p>
          </table:table-cell>
          <table:table-cell table:formula="of:=YEAR([.C1180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5H56M49S">
            <text:p>05:56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1])" office:value-type="float" office:value="7">
            <text:p>7</text:p>
          </table:table-cell>
          <table:table-cell table:formula="of:=YEAR([.C1181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4H43M58S">
            <text:p>04:43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2])" office:value-type="float" office:value="7">
            <text:p>7</text:p>
          </table:table-cell>
          <table:table-cell table:formula="of:=YEAR([.C1182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4H17M39S">
            <text:p>04:17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3])" office:value-type="float" office:value="7">
            <text:p>7</text:p>
          </table:table-cell>
          <table:table-cell table:formula="of:=YEAR([.C1183])" office:value-type="float" office:value="2009">
            <text:p>2009</text:p>
          </table:table-cell>
          <table:table-cell office:value-type="date" office:date-value="2009-07-09">
            <text:p>07/09/09</text:p>
          </table:table-cell>
          <table:table-cell office:value-type="time" office:time-value="PT03H01M47S">
            <text:p>03:01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4])" office:value-type="float" office:value="7">
            <text:p>7</text:p>
          </table:table-cell>
          <table:table-cell table:formula="of:=YEAR([.C1184])" office:value-type="float" office:value="2009">
            <text:p>2009</text:p>
          </table:table-cell>
          <table:table-cell office:value-type="date" office:date-value="2009-07-08">
            <text:p>07/08/09</text:p>
          </table:table-cell>
          <table:table-cell office:value-type="time" office:time-value="PT08H34M36S">
            <text:p>08:34:36 AM</text:p>
          </table:table-cell>
          <table:table-cell office:value-type="string">
            <text:p>PDT</text:p>
          </table:table-cell>
          <table:table-cell/>
          <table:table-cell office:value-type="string">
            <text:p>Update to eCheck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 table:number-columns-repeated="22"/>
        </table:table-row>
        <table:table-row table:style-name="ro1">
          <table:table-cell table:formula="of:=MONTH([.C1185])" office:value-type="float" office:value="7">
            <text:p>7</text:p>
          </table:table-cell>
          <table:table-cell table:formula="of:=YEAR([.C1185])" office:value-type="float" office:value="2009">
            <text:p>2009</text:p>
          </table:table-cell>
          <table:table-cell office:value-type="date" office:date-value="2009-07-08">
            <text:p>07/08/09</text:p>
          </table:table-cell>
          <table:table-cell office:value-type="time" office:time-value="PT01H17M26S">
            <text:p>01:1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6])" office:value-type="float" office:value="7">
            <text:p>7</text:p>
          </table:table-cell>
          <table:table-cell table:formula="of:=YEAR([.C1186])" office:value-type="float" office:value="2009">
            <text:p>2009</text:p>
          </table:table-cell>
          <table:table-cell office:value-type="date" office:date-value="2009-07-07">
            <text:p>07/07/09</text:p>
          </table:table-cell>
          <table:table-cell office:value-type="time" office:time-value="PT04H44M26S">
            <text:p>04:44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7])" office:value-type="float" office:value="7">
            <text:p>7</text:p>
          </table:table-cell>
          <table:table-cell table:formula="of:=YEAR([.C1187])" office:value-type="float" office:value="2009">
            <text:p>2009</text:p>
          </table:table-cell>
          <table:table-cell office:value-type="date" office:date-value="2009-07-07">
            <text:p>07/07/09</text:p>
          </table:table-cell>
          <table:table-cell office:value-type="time" office:time-value="PT04H35M02S">
            <text:p>04:35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8])" office:value-type="float" office:value="7">
            <text:p>7</text:p>
          </table:table-cell>
          <table:table-cell table:formula="of:=YEAR([.C1188])" office:value-type="float" office:value="2009">
            <text:p>2009</text:p>
          </table:table-cell>
          <table:table-cell office:value-type="date" office:date-value="2009-07-07">
            <text:p>07/07/09</text:p>
          </table:table-cell>
          <table:table-cell office:value-type="time" office:time-value="PT03H49M15S">
            <text:p>03:49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89])" office:value-type="float" office:value="7">
            <text:p>7</text:p>
          </table:table-cell>
          <table:table-cell table:formula="of:=YEAR([.C1189])" office:value-type="float" office:value="2009">
            <text:p>2009</text:p>
          </table:table-cell>
          <table:table-cell office:value-type="date" office:date-value="2009-07-06">
            <text:p>07/06/09</text:p>
          </table:table-cell>
          <table:table-cell office:value-type="time" office:time-value="PT05H47M18S">
            <text:p>05:47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90])" office:value-type="float" office:value="7">
            <text:p>7</text:p>
          </table:table-cell>
          <table:table-cell table:formula="of:=YEAR([.C1190])" office:value-type="float" office:value="2009">
            <text:p>2009</text:p>
          </table:table-cell>
          <table:table-cell office:value-type="date" office:date-value="2009-07-06">
            <text:p>07/06/09</text:p>
          </table:table-cell>
          <table:table-cell office:value-type="time" office:time-value="PT02H58M07S">
            <text:p>02:58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91])" office:value-type="float" office:value="7">
            <text:p>7</text:p>
          </table:table-cell>
          <table:table-cell table:formula="of:=YEAR([.C1191])" office:value-type="float" office:value="2009">
            <text:p>2009</text:p>
          </table:table-cell>
          <table:table-cell office:value-type="date" office:date-value="2009-07-06">
            <text:p>07/06/09</text:p>
          </table:table-cell>
          <table:table-cell office:value-type="time" office:time-value="PT02H04M22S">
            <text:p>02:04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192])" office:value-type="float" office:value="7">
            <text:p>7</text:p>
          </table:table-cell>
          <table:table-cell table:formula="of:=YEAR([.C1192])" office:value-type="float" office:value="2009">
            <text:p>2009</text:p>
          </table:table-cell>
          <table:table-cell office:value-type="date" office:date-value="2009-07-05">
            <text:p>07/05/09</text:p>
          </table:table-cell>
          <table:table-cell office:value-type="time" office:time-value="PT04H57M22S">
            <text:p>04:57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93])" office:value-type="float" office:value="7">
            <text:p>7</text:p>
          </table:table-cell>
          <table:table-cell table:formula="of:=YEAR([.C1193])" office:value-type="float" office:value="2009">
            <text:p>2009</text:p>
          </table:table-cell>
          <table:table-cell office:value-type="date" office:date-value="2009-07-05">
            <text:p>07/05/09</text:p>
          </table:table-cell>
          <table:table-cell office:value-type="time" office:time-value="PT04H44M31S">
            <text:p>04:44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94])" office:value-type="float" office:value="7">
            <text:p>7</text:p>
          </table:table-cell>
          <table:table-cell table:formula="of:=YEAR([.C1194])" office:value-type="float" office:value="2009">
            <text:p>2009</text:p>
          </table:table-cell>
          <table:table-cell office:value-type="date" office:date-value="2009-07-05">
            <text:p>07/05/09</text:p>
          </table:table-cell>
          <table:table-cell office:value-type="time" office:time-value="PT04H07M46S">
            <text:p>04:07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95])" office:value-type="float" office:value="7">
            <text:p>7</text:p>
          </table:table-cell>
          <table:table-cell table:formula="of:=YEAR([.C1195])" office:value-type="float" office:value="2009">
            <text:p>2009</text:p>
          </table:table-cell>
          <table:table-cell office:value-type="date" office:date-value="2009-07-05">
            <text:p>07/05/09</text:p>
          </table:table-cell>
          <table:table-cell office:value-type="time" office:time-value="PT03H12M06S">
            <text:p>03:12:0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196])" office:value-type="float" office:value="7">
            <text:p>7</text:p>
          </table:table-cell>
          <table:table-cell table:formula="of:=YEAR([.C1196])" office:value-type="float" office:value="2009">
            <text:p>2009</text:p>
          </table:table-cell>
          <table:table-cell office:value-type="date" office:date-value="2009-07-04">
            <text:p>07/04/09</text:p>
          </table:table-cell>
          <table:table-cell office:value-type="time" office:time-value="PT04H23M37S">
            <text:p>04:23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97])" office:value-type="float" office:value="7">
            <text:p>7</text:p>
          </table:table-cell>
          <table:table-cell table:formula="of:=YEAR([.C1197])" office:value-type="float" office:value="2009">
            <text:p>2009</text:p>
          </table:table-cell>
          <table:table-cell office:value-type="date" office:date-value="2009-07-04">
            <text:p>07/04/09</text:p>
          </table:table-cell>
          <table:table-cell office:value-type="time" office:time-value="PT04H08M02S">
            <text:p>04:08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98])" office:value-type="float" office:value="7">
            <text:p>7</text:p>
          </table:table-cell>
          <table:table-cell table:formula="of:=YEAR([.C1198])" office:value-type="float" office:value="2009">
            <text:p>2009</text:p>
          </table:table-cell>
          <table:table-cell office:value-type="date" office:date-value="2009-07-04">
            <text:p>07/04/09</text:p>
          </table:table-cell>
          <table:table-cell office:value-type="time" office:time-value="PT03H45M25S">
            <text:p>03:45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199])" office:value-type="float" office:value="7">
            <text:p>7</text:p>
          </table:table-cell>
          <table:table-cell table:formula="of:=YEAR([.C1199])" office:value-type="float" office:value="2009">
            <text:p>2009</text:p>
          </table:table-cell>
          <table:table-cell office:value-type="date" office:date-value="2009-07-04">
            <text:p>07/04/09</text:p>
          </table:table-cell>
          <table:table-cell office:value-type="time" office:time-value="PT02H33M12S">
            <text:p>02:33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00])" office:value-type="float" office:value="7">
            <text:p>7</text:p>
          </table:table-cell>
          <table:table-cell table:formula="of:=YEAR([.C1200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6H29M22S">
            <text:p>06:2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01])" office:value-type="float" office:value="7">
            <text:p>7</text:p>
          </table:table-cell>
          <table:table-cell table:formula="of:=YEAR([.C1201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5H33M09S">
            <text:p>05:33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02])" office:value-type="float" office:value="7">
            <text:p>7</text:p>
          </table:table-cell>
          <table:table-cell table:formula="of:=YEAR([.C1202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5H22M42S">
            <text:p>05:22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03])" office:value-type="float" office:value="7">
            <text:p>7</text:p>
          </table:table-cell>
          <table:table-cell table:formula="of:=YEAR([.C1203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5H03M20S">
            <text:p>05:03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04])" office:value-type="float" office:value="7">
            <text:p>7</text:p>
          </table:table-cell>
          <table:table-cell table:formula="of:=YEAR([.C1204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4H23M50S">
            <text:p>04:23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05])" office:value-type="float" office:value="7">
            <text:p>7</text:p>
          </table:table-cell>
          <table:table-cell table:formula="of:=YEAR([.C1205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4H15M00S">
            <text:p>04:15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06])" office:value-type="float" office:value="7">
            <text:p>7</text:p>
          </table:table-cell>
          <table:table-cell table:formula="of:=YEAR([.C1206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2H58M48S">
            <text:p>02:58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07])" office:value-type="float" office:value="7">
            <text:p>7</text:p>
          </table:table-cell>
          <table:table-cell table:formula="of:=YEAR([.C1207])" office:value-type="float" office:value="2009">
            <text:p>2009</text:p>
          </table:table-cell>
          <table:table-cell office:value-type="date" office:date-value="2009-07-03">
            <text:p>07/03/09</text:p>
          </table:table-cell>
          <table:table-cell office:value-type="time" office:time-value="PT02H06M01S">
            <text:p>02:06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08])" office:value-type="float" office:value="7">
            <text:p>7</text:p>
          </table:table-cell>
          <table:table-cell table:formula="of:=YEAR([.C1208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4H50M52S">
            <text:p>04:50:5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09])" office:value-type="float" office:value="7">
            <text:p>7</text:p>
          </table:table-cell>
          <table:table-cell table:formula="of:=YEAR([.C1209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4H50M05S">
            <text:p>04:50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10])" office:value-type="float" office:value="7">
            <text:p>7</text:p>
          </table:table-cell>
          <table:table-cell table:formula="of:=YEAR([.C1210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4H43M02S">
            <text:p>04:43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11])" office:value-type="float" office:value="7">
            <text:p>7</text:p>
          </table:table-cell>
          <table:table-cell table:formula="of:=YEAR([.C1211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4H35M39S">
            <text:p>04:35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12])" office:value-type="float" office:value="7">
            <text:p>7</text:p>
          </table:table-cell>
          <table:table-cell table:formula="of:=YEAR([.C1212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3H25M01S">
            <text:p>03:25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13])" office:value-type="float" office:value="7">
            <text:p>7</text:p>
          </table:table-cell>
          <table:table-cell table:formula="of:=YEAR([.C1213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2H53M18S">
            <text:p>02:53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14])" office:value-type="float" office:value="7">
            <text:p>7</text:p>
          </table:table-cell>
          <table:table-cell table:formula="of:=YEAR([.C1214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2H40M30S">
            <text:p>02:40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15])" office:value-type="float" office:value="7">
            <text:p>7</text:p>
          </table:table-cell>
          <table:table-cell table:formula="of:=YEAR([.C1215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2H37M48S">
            <text:p>02:37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16])" office:value-type="float" office:value="7">
            <text:p>7</text:p>
          </table:table-cell>
          <table:table-cell table:formula="of:=YEAR([.C1216])" office:value-type="float" office:value="2009">
            <text:p>2009</text:p>
          </table:table-cell>
          <table:table-cell office:value-type="date" office:date-value="2009-07-02">
            <text:p>07/02/09</text:p>
          </table:table-cell>
          <table:table-cell office:value-type="time" office:time-value="PT02H24M56S">
            <text:p>02:24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17])" office:value-type="float" office:value="7">
            <text:p>7</text:p>
          </table:table-cell>
          <table:table-cell table:formula="of:=YEAR([.C1217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12H33M49S">
            <text:p>12:33:4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18])" office:value-type="float" office:value="7">
            <text:p>7</text:p>
          </table:table-cell>
          <table:table-cell table:formula="of:=YEAR([.C1218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12H11M32S">
            <text:p>12:11:3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19])" office:value-type="float" office:value="7">
            <text:p>7</text:p>
          </table:table-cell>
          <table:table-cell table:formula="of:=YEAR([.C1219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11H56M10S">
            <text:p>11:56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20])" office:value-type="float" office:value="7">
            <text:p>7</text:p>
          </table:table-cell>
          <table:table-cell table:formula="of:=YEAR([.C1220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11H18M15S">
            <text:p>11:18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21])" office:value-type="float" office:value="7">
            <text:p>7</text:p>
          </table:table-cell>
          <table:table-cell table:formula="of:=YEAR([.C1221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9H43M15S">
            <text:p>09:43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22])" office:value-type="float" office:value="7">
            <text:p>7</text:p>
          </table:table-cell>
          <table:table-cell table:formula="of:=YEAR([.C1222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8H41M44S">
            <text:p>08:41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23])" office:value-type="float" office:value="7">
            <text:p>7</text:p>
          </table:table-cell>
          <table:table-cell table:formula="of:=YEAR([.C1223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7H16M17S">
            <text:p>07:16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24])" office:value-type="float" office:value="7">
            <text:p>7</text:p>
          </table:table-cell>
          <table:table-cell table:formula="of:=YEAR([.C1224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6H43M25S">
            <text:p>06:43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25])" office:value-type="float" office:value="7">
            <text:p>7</text:p>
          </table:table-cell>
          <table:table-cell table:formula="of:=YEAR([.C1225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6H19M21S">
            <text:p>06:19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26])" office:value-type="float" office:value="7">
            <text:p>7</text:p>
          </table:table-cell>
          <table:table-cell table:formula="of:=YEAR([.C1226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5H31M10S">
            <text:p>05:31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27])" office:value-type="float" office:value="7">
            <text:p>7</text:p>
          </table:table-cell>
          <table:table-cell table:formula="of:=YEAR([.C1227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5H16M01S">
            <text:p>05:16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28])" office:value-type="float" office:value="7">
            <text:p>7</text:p>
          </table:table-cell>
          <table:table-cell table:formula="of:=YEAR([.C1228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3H48M38S">
            <text:p>03:48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29])" office:value-type="float" office:value="7">
            <text:p>7</text:p>
          </table:table-cell>
          <table:table-cell table:formula="of:=YEAR([.C1229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3H25M31S">
            <text:p>03:25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30])" office:value-type="float" office:value="7">
            <text:p>7</text:p>
          </table:table-cell>
          <table:table-cell table:formula="of:=YEAR([.C1230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3H24M15S">
            <text:p>03:24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31])" office:value-type="float" office:value="7">
            <text:p>7</text:p>
          </table:table-cell>
          <table:table-cell table:formula="of:=YEAR([.C1231])" office:value-type="float" office:value="2009">
            <text:p>2009</text:p>
          </table:table-cell>
          <table:table-cell office:value-type="date" office:date-value="2009-07-01">
            <text:p>07/01/09</text:p>
          </table:table-cell>
          <table:table-cell office:value-type="time" office:time-value="PT02H50M58S">
            <text:p>02:50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32])" office:value-type="float" office:value="8">
            <text:p>8</text:p>
          </table:table-cell>
          <table:table-cell table:formula="of:=YEAR([.C1232])" office:value-type="float" office:value="2009">
            <text:p>2009</text:p>
          </table:table-cell>
          <table:table-cell office:value-type="date" office:date-value="2009-08-31">
            <text:p>08/31/09</text:p>
          </table:table-cell>
          <table:table-cell office:value-type="time" office:time-value="PT06H37M21S">
            <text:p>06:37:2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233])" office:value-type="float" office:value="8">
            <text:p>8</text:p>
          </table:table-cell>
          <table:table-cell table:formula="of:=YEAR([.C1233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11H39M14S">
            <text:p>11:39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1">
            <text:p>-1.1</text:p>
          </table:table-cell>
          <table:table-cell office:value-type="float" office:value="23.9">
            <text:p>2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34])" office:value-type="float" office:value="8">
            <text:p>8</text:p>
          </table:table-cell>
          <table:table-cell table:formula="of:=YEAR([.C1234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4H41M32S">
            <text:p>04:41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35])" office:value-type="float" office:value="8">
            <text:p>8</text:p>
          </table:table-cell>
          <table:table-cell table:formula="of:=YEAR([.C1235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4H27M21S">
            <text:p>04:27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36])" office:value-type="float" office:value="8">
            <text:p>8</text:p>
          </table:table-cell>
          <table:table-cell table:formula="of:=YEAR([.C1236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4H25M42S">
            <text:p>04:25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37])" office:value-type="float" office:value="8">
            <text:p>8</text:p>
          </table:table-cell>
          <table:table-cell table:formula="of:=YEAR([.C1237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4H24M59S">
            <text:p>04:24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38])" office:value-type="float" office:value="8">
            <text:p>8</text:p>
          </table:table-cell>
          <table:table-cell table:formula="of:=YEAR([.C1238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4H08M28S">
            <text:p>04:08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39])" office:value-type="float" office:value="8">
            <text:p>8</text:p>
          </table:table-cell>
          <table:table-cell table:formula="of:=YEAR([.C1239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3H48M57S">
            <text:p>03:48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40])" office:value-type="float" office:value="8">
            <text:p>8</text:p>
          </table:table-cell>
          <table:table-cell table:formula="of:=YEAR([.C1240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3H34M36S">
            <text:p>03:34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41])" office:value-type="float" office:value="8">
            <text:p>8</text:p>
          </table:table-cell>
          <table:table-cell table:formula="of:=YEAR([.C1241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3H27M45S">
            <text:p>03:27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42])" office:value-type="float" office:value="8">
            <text:p>8</text:p>
          </table:table-cell>
          <table:table-cell table:formula="of:=YEAR([.C1242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3H21M26S">
            <text:p>03:21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43])" office:value-type="float" office:value="8">
            <text:p>8</text:p>
          </table:table-cell>
          <table:table-cell table:formula="of:=YEAR([.C1243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3H21M19S">
            <text:p>03:21:1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4">
            <text:p>-1.4</text:p>
          </table:table-cell>
          <table:table-cell office:value-type="float" office:value="48.6">
            <text:p>48.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$50/month</text:p>
          </table:table-cell>
          <table:table-cell office:value-type="float" office:value="997">
            <text:p>997</text:p>
          </table:table-cell>
          <table:table-cell table:number-columns-repeated="15"/>
        </table:table-row>
        <table:table-row table:style-name="ro1">
          <table:table-cell table:formula="of:=MONTH([.C1244])" office:value-type="float" office:value="8">
            <text:p>8</text:p>
          </table:table-cell>
          <table:table-cell table:formula="of:=YEAR([.C1244])" office:value-type="float" office:value="2009">
            <text:p>2009</text:p>
          </table:table-cell>
          <table:table-cell office:value-type="date" office:date-value="2009-08-30">
            <text:p>08/30/09</text:p>
          </table:table-cell>
          <table:table-cell office:value-type="time" office:time-value="PT03H13M11S">
            <text:p>03:13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45])" office:value-type="float" office:value="8">
            <text:p>8</text:p>
          </table:table-cell>
          <table:table-cell table:formula="of:=YEAR([.C1245])" office:value-type="float" office:value="2009">
            <text:p>2009</text:p>
          </table:table-cell>
          <table:table-cell office:value-type="date" office:date-value="2009-08-29">
            <text:p>08/29/09</text:p>
          </table:table-cell>
          <table:table-cell office:value-type="time" office:time-value="PT03H41M17S">
            <text:p>03:41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46])" office:value-type="float" office:value="8">
            <text:p>8</text:p>
          </table:table-cell>
          <table:table-cell table:formula="of:=YEAR([.C1246])" office:value-type="float" office:value="2009">
            <text:p>2009</text:p>
          </table:table-cell>
          <table:table-cell office:value-type="date" office:date-value="2009-08-28">
            <text:p>08/28/09</text:p>
          </table:table-cell>
          <table:table-cell office:value-type="time" office:time-value="PT02H04M43S">
            <text:p>02:04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47])" office:value-type="float" office:value="8">
            <text:p>8</text:p>
          </table:table-cell>
          <table:table-cell table:formula="of:=YEAR([.C1247])" office:value-type="float" office:value="2009">
            <text:p>2009</text:p>
          </table:table-cell>
          <table:table-cell office:value-type="date" office:date-value="2009-08-25">
            <text:p>08/25/09</text:p>
          </table:table-cell>
          <table:table-cell office:value-type="time" office:time-value="PT09H34M44S">
            <text:p>09:34:4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1">
            <text:p>-1.1</text:p>
          </table:table-cell>
          <table:table-cell office:value-type="float" office:value="23.9">
            <text:p>2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48])" office:value-type="float" office:value="8">
            <text:p>8</text:p>
          </table:table-cell>
          <table:table-cell table:formula="of:=YEAR([.C1248])" office:value-type="float" office:value="2009">
            <text:p>2009</text:p>
          </table:table-cell>
          <table:table-cell office:value-type="date" office:date-value="2009-08-25">
            <text:p>08/25/09</text:p>
          </table:table-cell>
          <table:table-cell office:value-type="time" office:time-value="PT04H50M49S">
            <text:p>04:50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49])" office:value-type="float" office:value="8">
            <text:p>8</text:p>
          </table:table-cell>
          <table:table-cell table:formula="of:=YEAR([.C1249])" office:value-type="float" office:value="2009">
            <text:p>2009</text:p>
          </table:table-cell>
          <table:table-cell office:value-type="date" office:date-value="2009-08-25">
            <text:p>08/25/09</text:p>
          </table:table-cell>
          <table:table-cell office:value-type="time" office:time-value="PT04H03M12S">
            <text:p>04:03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50])" office:value-type="float" office:value="8">
            <text:p>8</text:p>
          </table:table-cell>
          <table:table-cell table:formula="of:=YEAR([.C1250])" office:value-type="float" office:value="2009">
            <text:p>2009</text:p>
          </table:table-cell>
          <table:table-cell office:value-type="date" office:date-value="2009-08-25">
            <text:p>08/25/09</text:p>
          </table:table-cell>
          <table:table-cell office:value-type="time" office:time-value="PT03H16M53S">
            <text:p>03:16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251])" office:value-type="float" office:value="8">
            <text:p>8</text:p>
          </table:table-cell>
          <table:table-cell table:formula="of:=YEAR([.C1251])" office:value-type="float" office:value="2009">
            <text:p>2009</text:p>
          </table:table-cell>
          <table:table-cell office:value-type="date" office:date-value="2009-08-24">
            <text:p>08/24/09</text:p>
          </table:table-cell>
          <table:table-cell office:value-type="time" office:time-value="PT07H15M46S">
            <text:p>07:15:4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252])" office:value-type="float" office:value="8">
            <text:p>8</text:p>
          </table:table-cell>
          <table:table-cell table:formula="of:=YEAR([.C1252])" office:value-type="float" office:value="2009">
            <text:p>2009</text:p>
          </table:table-cell>
          <table:table-cell office:value-type="date" office:date-value="2009-08-24">
            <text:p>08/24/09</text:p>
          </table:table-cell>
          <table:table-cell office:value-type="time" office:time-value="PT07H06M29S">
            <text:p>07:06:2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53])" office:value-type="float" office:value="8">
            <text:p>8</text:p>
          </table:table-cell>
          <table:table-cell table:formula="of:=YEAR([.C1253])" office:value-type="float" office:value="2009">
            <text:p>2009</text:p>
          </table:table-cell>
          <table:table-cell office:value-type="date" office:date-value="2009-08-24">
            <text:p>08/24/09</text:p>
          </table:table-cell>
          <table:table-cell office:value-type="time" office:time-value="PT02H10M11S">
            <text:p>02:10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54])" office:value-type="float" office:value="8">
            <text:p>8</text:p>
          </table:table-cell>
          <table:table-cell table:formula="of:=YEAR([.C1254])" office:value-type="float" office:value="2009">
            <text:p>2009</text:p>
          </table:table-cell>
          <table:table-cell office:value-type="date" office:date-value="2009-08-23">
            <text:p>08/23/09</text:p>
          </table:table-cell>
          <table:table-cell office:value-type="time" office:time-value="PT02H41M07S">
            <text:p>02:41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55])" office:value-type="float" office:value="8">
            <text:p>8</text:p>
          </table:table-cell>
          <table:table-cell table:formula="of:=YEAR([.C1255])" office:value-type="float" office:value="2009">
            <text:p>2009</text:p>
          </table:table-cell>
          <table:table-cell office:value-type="date" office:date-value="2009-08-22">
            <text:p>08/22/09</text:p>
          </table:table-cell>
          <table:table-cell office:value-type="time" office:time-value="PT06H06M36S">
            <text:p>06:06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56])" office:value-type="float" office:value="8">
            <text:p>8</text:p>
          </table:table-cell>
          <table:table-cell table:formula="of:=YEAR([.C1256])" office:value-type="float" office:value="2009">
            <text:p>2009</text:p>
          </table:table-cell>
          <table:table-cell office:value-type="date" office:date-value="2009-08-22">
            <text:p>08/22/09</text:p>
          </table:table-cell>
          <table:table-cell office:value-type="time" office:time-value="PT03H15M40S">
            <text:p>03:15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57])" office:value-type="float" office:value="8">
            <text:p>8</text:p>
          </table:table-cell>
          <table:table-cell table:formula="of:=YEAR([.C1257])" office:value-type="float" office:value="2009">
            <text:p>2009</text:p>
          </table:table-cell>
          <table:table-cell office:value-type="date" office:date-value="2009-08-21">
            <text:p>08/21/09</text:p>
          </table:table-cell>
          <table:table-cell office:value-type="time" office:time-value="PT16H00M42S">
            <text:p>04:00:4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1">
            <text:p>-1.1</text:p>
          </table:table-cell>
          <table:table-cell office:value-type="float" office:value="23.9">
            <text:p>2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58])" office:value-type="float" office:value="8">
            <text:p>8</text:p>
          </table:table-cell>
          <table:table-cell table:formula="of:=YEAR([.C1258])" office:value-type="float" office:value="2009">
            <text:p>2009</text:p>
          </table:table-cell>
          <table:table-cell office:value-type="date" office:date-value="2009-08-21">
            <text:p>08/21/09</text:p>
          </table:table-cell>
          <table:table-cell office:value-type="time" office:time-value="PT06H27M48S">
            <text:p>06:27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59])" office:value-type="float" office:value="8">
            <text:p>8</text:p>
          </table:table-cell>
          <table:table-cell table:formula="of:=YEAR([.C1259])" office:value-type="float" office:value="2009">
            <text:p>2009</text:p>
          </table:table-cell>
          <table:table-cell office:value-type="date" office:date-value="2009-08-21">
            <text:p>08/21/09</text:p>
          </table:table-cell>
          <table:table-cell office:value-type="time" office:time-value="PT04H46M38S">
            <text:p>04:46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0])" office:value-type="float" office:value="8">
            <text:p>8</text:p>
          </table:table-cell>
          <table:table-cell table:formula="of:=YEAR([.C1260])" office:value-type="float" office:value="2009">
            <text:p>2009</text:p>
          </table:table-cell>
          <table:table-cell office:value-type="date" office:date-value="2009-08-20">
            <text:p>08/20/09</text:p>
          </table:table-cell>
          <table:table-cell office:value-type="time" office:time-value="PT04H38M02S">
            <text:p>04:38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1])" office:value-type="float" office:value="8">
            <text:p>8</text:p>
          </table:table-cell>
          <table:table-cell table:formula="of:=YEAR([.C1261])" office:value-type="float" office:value="2009">
            <text:p>2009</text:p>
          </table:table-cell>
          <table:table-cell office:value-type="date" office:date-value="2009-08-20">
            <text:p>08/20/09</text:p>
          </table:table-cell>
          <table:table-cell office:value-type="time" office:time-value="PT04H33M43S">
            <text:p>04:33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2])" office:value-type="float" office:value="8">
            <text:p>8</text:p>
          </table:table-cell>
          <table:table-cell table:formula="of:=YEAR([.C1262])" office:value-type="float" office:value="2009">
            <text:p>2009</text:p>
          </table:table-cell>
          <table:table-cell office:value-type="date" office:date-value="2009-08-20">
            <text:p>08/20/09</text:p>
          </table:table-cell>
          <table:table-cell office:value-type="time" office:time-value="PT02H39M43S">
            <text:p>02:39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3])" office:value-type="float" office:value="8">
            <text:p>8</text:p>
          </table:table-cell>
          <table:table-cell table:formula="of:=YEAR([.C1263])" office:value-type="float" office:value="2009">
            <text:p>2009</text:p>
          </table:table-cell>
          <table:table-cell office:value-type="date" office:date-value="2009-08-20">
            <text:p>08/20/09</text:p>
          </table:table-cell>
          <table:table-cell office:value-type="time" office:time-value="PT01H03M37S">
            <text:p>01:03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4])" office:value-type="float" office:value="8">
            <text:p>8</text:p>
          </table:table-cell>
          <table:table-cell table:formula="of:=YEAR([.C1264])" office:value-type="float" office:value="2009">
            <text:p>2009</text:p>
          </table:table-cell>
          <table:table-cell office:value-type="date" office:date-value="2009-08-19">
            <text:p>08/19/09</text:p>
          </table:table-cell>
          <table:table-cell office:value-type="time" office:time-value="PT05H00M10S">
            <text:p>05:00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5])" office:value-type="float" office:value="8">
            <text:p>8</text:p>
          </table:table-cell>
          <table:table-cell table:formula="of:=YEAR([.C1265])" office:value-type="float" office:value="2009">
            <text:p>2009</text:p>
          </table:table-cell>
          <table:table-cell office:value-type="date" office:date-value="2009-08-19">
            <text:p>08/19/09</text:p>
          </table:table-cell>
          <table:table-cell office:value-type="time" office:time-value="PT04H58M00S">
            <text:p>04:58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6])" office:value-type="float" office:value="8">
            <text:p>8</text:p>
          </table:table-cell>
          <table:table-cell table:formula="of:=YEAR([.C1266])" office:value-type="float" office:value="2009">
            <text:p>2009</text:p>
          </table:table-cell>
          <table:table-cell office:value-type="date" office:date-value="2009-08-19">
            <text:p>08/19/09</text:p>
          </table:table-cell>
          <table:table-cell office:value-type="time" office:time-value="PT04H43M52S">
            <text:p>04:43:5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7])" office:value-type="float" office:value="8">
            <text:p>8</text:p>
          </table:table-cell>
          <table:table-cell table:formula="of:=YEAR([.C1267])" office:value-type="float" office:value="2009">
            <text:p>2009</text:p>
          </table:table-cell>
          <table:table-cell office:value-type="date" office:date-value="2009-08-19">
            <text:p>08/19/09</text:p>
          </table:table-cell>
          <table:table-cell office:value-type="time" office:time-value="PT04H42M37S">
            <text:p>04:42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8])" office:value-type="float" office:value="8">
            <text:p>8</text:p>
          </table:table-cell>
          <table:table-cell table:formula="of:=YEAR([.C1268])" office:value-type="float" office:value="2009">
            <text:p>2009</text:p>
          </table:table-cell>
          <table:table-cell office:value-type="date" office:date-value="2009-08-19">
            <text:p>08/19/09</text:p>
          </table:table-cell>
          <table:table-cell office:value-type="time" office:time-value="PT03H31M31S">
            <text:p>03:31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69])" office:value-type="float" office:value="8">
            <text:p>8</text:p>
          </table:table-cell>
          <table:table-cell table:formula="of:=YEAR([.C1269])" office:value-type="float" office:value="2009">
            <text:p>2009</text:p>
          </table:table-cell>
          <table:table-cell office:value-type="date" office:date-value="2009-08-19">
            <text:p>08/19/09</text:p>
          </table:table-cell>
          <table:table-cell office:value-type="time" office:time-value="PT02H50M10S">
            <text:p>02:50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70])" office:value-type="float" office:value="8">
            <text:p>8</text:p>
          </table:table-cell>
          <table:table-cell table:formula="of:=YEAR([.C1270])" office:value-type="float" office:value="2009">
            <text:p>2009</text:p>
          </table:table-cell>
          <table:table-cell office:value-type="date" office:date-value="2009-08-18">
            <text:p>08/18/09</text:p>
          </table:table-cell>
          <table:table-cell office:value-type="time" office:time-value="PT04H13M12S">
            <text:p>04:13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71])" office:value-type="float" office:value="8">
            <text:p>8</text:p>
          </table:table-cell>
          <table:table-cell table:formula="of:=YEAR([.C1271])" office:value-type="float" office:value="2009">
            <text:p>2009</text:p>
          </table:table-cell>
          <table:table-cell office:value-type="date" office:date-value="2009-08-18">
            <text:p>08/18/09</text:p>
          </table:table-cell>
          <table:table-cell office:value-type="time" office:time-value="PT02H26M25S">
            <text:p>02:26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72])" office:value-type="float" office:value="8">
            <text:p>8</text:p>
          </table:table-cell>
          <table:table-cell table:formula="of:=YEAR([.C1272])" office:value-type="float" office:value="2009">
            <text:p>2009</text:p>
          </table:table-cell>
          <table:table-cell office:value-type="date" office:date-value="2009-08-18">
            <text:p>08/18/09</text:p>
          </table:table-cell>
          <table:table-cell office:value-type="time" office:time-value="PT02H23M07S">
            <text:p>02:23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73])" office:value-type="float" office:value="8">
            <text:p>8</text:p>
          </table:table-cell>
          <table:table-cell table:formula="of:=YEAR([.C1273])" office:value-type="float" office:value="2009">
            <text:p>2009</text:p>
          </table:table-cell>
          <table:table-cell office:value-type="date" office:date-value="2009-08-17">
            <text:p>08/17/09</text:p>
          </table:table-cell>
          <table:table-cell office:value-type="time" office:time-value="PT06H48M36S">
            <text:p>06:48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1">
            <text:p>-1.1</text:p>
          </table:table-cell>
          <table:table-cell office:value-type="float" office:value="23.9">
            <text:p>2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74])" office:value-type="float" office:value="8">
            <text:p>8</text:p>
          </table:table-cell>
          <table:table-cell table:formula="of:=YEAR([.C1274])" office:value-type="float" office:value="2009">
            <text:p>2009</text:p>
          </table:table-cell>
          <table:table-cell office:value-type="date" office:date-value="2009-08-15">
            <text:p>08/15/09</text:p>
          </table:table-cell>
          <table:table-cell office:value-type="time" office:time-value="PT02H38M14S">
            <text:p>02:38:1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75])" office:value-type="float" office:value="8">
            <text:p>8</text:p>
          </table:table-cell>
          <table:table-cell table:formula="of:=YEAR([.C1275])" office:value-type="float" office:value="2009">
            <text:p>2009</text:p>
          </table:table-cell>
          <table:table-cell office:value-type="date" office:date-value="2009-08-14">
            <text:p>08/14/09</text:p>
          </table:table-cell>
          <table:table-cell office:value-type="time" office:time-value="PT15H43M55S">
            <text:p>03:43:5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26">
            <text:p>-1.26</text:p>
          </table:table-cell>
          <table:table-cell office:value-type="float" office:value="28.74">
            <text:p>28.7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76])" office:value-type="float" office:value="8">
            <text:p>8</text:p>
          </table:table-cell>
          <table:table-cell table:formula="of:=YEAR([.C1276])" office:value-type="float" office:value="2009">
            <text:p>2009</text:p>
          </table:table-cell>
          <table:table-cell office:value-type="date" office:date-value="2009-08-14">
            <text:p>08/14/09</text:p>
          </table:table-cell>
          <table:table-cell office:value-type="time" office:time-value="PT15H32M51S">
            <text:p>03:32:5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77])" office:value-type="float" office:value="8">
            <text:p>8</text:p>
          </table:table-cell>
          <table:table-cell table:formula="of:=YEAR([.C1277])" office:value-type="float" office:value="2009">
            <text:p>2009</text:p>
          </table:table-cell>
          <table:table-cell office:value-type="date" office:date-value="2009-08-14">
            <text:p>08/14/09</text:p>
          </table:table-cell>
          <table:table-cell office:value-type="time" office:time-value="PT02H31M26S">
            <text:p>02:31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78])" office:value-type="float" office:value="8">
            <text:p>8</text:p>
          </table:table-cell>
          <table:table-cell table:formula="of:=YEAR([.C1278])" office:value-type="float" office:value="2009">
            <text:p>2009</text:p>
          </table:table-cell>
          <table:table-cell office:value-type="date" office:date-value="2009-08-13">
            <text:p>08/13/09</text:p>
          </table:table-cell>
          <table:table-cell office:value-type="time" office:time-value="PT05H58M43S">
            <text:p>05:58:43 AM</text:p>
          </table:table-cell>
          <table:table-cell office:value-type="string">
            <text:p>PDT</text:p>
          </table:table-cell>
          <table:table-cell/>
          <table:table-cell office:value-type="string">
            <text:p>Update to eCheck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74">
            <text:p>-0.74</text:p>
          </table:table-cell>
          <table:table-cell office:value-type="float" office:value="19.26">
            <text:p>19.26</text:p>
          </table:table-cell>
          <table:table-cell table:number-columns-repeated="22"/>
        </table:table-row>
        <table:table-row table:style-name="ro1">
          <table:table-cell table:formula="of:=MONTH([.C1279])" office:value-type="float" office:value="8">
            <text:p>8</text:p>
          </table:table-cell>
          <table:table-cell table:formula="of:=YEAR([.C1279])" office:value-type="float" office:value="2009">
            <text:p>2009</text:p>
          </table:table-cell>
          <table:table-cell office:value-type="date" office:date-value="2009-08-13">
            <text:p>08/13/09</text:p>
          </table:table-cell>
          <table:table-cell office:value-type="time" office:time-value="PT04H52M32S">
            <text:p>04:52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0])" office:value-type="float" office:value="8">
            <text:p>8</text:p>
          </table:table-cell>
          <table:table-cell table:formula="of:=YEAR([.C1280])" office:value-type="float" office:value="2009">
            <text:p>2009</text:p>
          </table:table-cell>
          <table:table-cell office:value-type="date" office:date-value="2009-08-13">
            <text:p>08/13/09</text:p>
          </table:table-cell>
          <table:table-cell office:value-type="time" office:time-value="PT03H39M18S">
            <text:p>03:3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1])" office:value-type="float" office:value="8">
            <text:p>8</text:p>
          </table:table-cell>
          <table:table-cell table:formula="of:=YEAR([.C1281])" office:value-type="float" office:value="2009">
            <text:p>2009</text:p>
          </table:table-cell>
          <table:table-cell office:value-type="date" office:date-value="2009-08-12">
            <text:p>08/12/09</text:p>
          </table:table-cell>
          <table:table-cell office:value-type="time" office:time-value="PT08H05M46S">
            <text:p>08:05:46 AM</text:p>
          </table:table-cell>
          <table:table-cell office:value-type="string">
            <text:p>PDT</text:p>
          </table:table-cell>
          <table:table-cell/>
          <table:table-cell office:value-type="string">
            <text:p>Update to eCheck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 table:number-columns-repeated="22"/>
        </table:table-row>
        <table:table-row table:style-name="ro1">
          <table:table-cell table:formula="of:=MONTH([.C1282])" office:value-type="float" office:value="8">
            <text:p>8</text:p>
          </table:table-cell>
          <table:table-cell table:formula="of:=YEAR([.C1282])" office:value-type="float" office:value="2009">
            <text:p>2009</text:p>
          </table:table-cell>
          <table:table-cell office:value-type="date" office:date-value="2009-08-12">
            <text:p>08/12/09</text:p>
          </table:table-cell>
          <table:table-cell office:value-type="time" office:time-value="PT05H08M16S">
            <text:p>05:08:1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3])" office:value-type="float" office:value="8">
            <text:p>8</text:p>
          </table:table-cell>
          <table:table-cell table:formula="of:=YEAR([.C1283])" office:value-type="float" office:value="2009">
            <text:p>2009</text:p>
          </table:table-cell>
          <table:table-cell office:value-type="date" office:date-value="2009-08-12">
            <text:p>08/12/09</text:p>
          </table:table-cell>
          <table:table-cell office:value-type="time" office:time-value="PT04H25M47S">
            <text:p>04:25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4])" office:value-type="float" office:value="8">
            <text:p>8</text:p>
          </table:table-cell>
          <table:table-cell table:formula="of:=YEAR([.C1284])" office:value-type="float" office:value="2009">
            <text:p>2009</text:p>
          </table:table-cell>
          <table:table-cell office:value-type="date" office:date-value="2009-08-12">
            <text:p>08/12/09</text:p>
          </table:table-cell>
          <table:table-cell office:value-type="time" office:time-value="PT03H59M58S">
            <text:p>03:59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5])" office:value-type="float" office:value="8">
            <text:p>8</text:p>
          </table:table-cell>
          <table:table-cell table:formula="of:=YEAR([.C1285])" office:value-type="float" office:value="2009">
            <text:p>2009</text:p>
          </table:table-cell>
          <table:table-cell office:value-type="date" office:date-value="2009-08-12">
            <text:p>08/12/09</text:p>
          </table:table-cell>
          <table:table-cell office:value-type="time" office:time-value="PT03H26M58S">
            <text:p>03:26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6])" office:value-type="float" office:value="8">
            <text:p>8</text:p>
          </table:table-cell>
          <table:table-cell table:formula="of:=YEAR([.C1286])" office:value-type="float" office:value="2009">
            <text:p>2009</text:p>
          </table:table-cell>
          <table:table-cell office:value-type="date" office:date-value="2009-08-11">
            <text:p>08/11/09</text:p>
          </table:table-cell>
          <table:table-cell office:value-type="time" office:time-value="PT02H06M05S">
            <text:p>02:06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7])" office:value-type="float" office:value="8">
            <text:p>8</text:p>
          </table:table-cell>
          <table:table-cell table:formula="of:=YEAR([.C1287])" office:value-type="float" office:value="2009">
            <text:p>2009</text:p>
          </table:table-cell>
          <table:table-cell office:value-type="date" office:date-value="2009-08-10">
            <text:p>08/10/09</text:p>
          </table:table-cell>
          <table:table-cell office:value-type="time" office:time-value="PT04H59M10S">
            <text:p>04:59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8])" office:value-type="float" office:value="8">
            <text:p>8</text:p>
          </table:table-cell>
          <table:table-cell table:formula="of:=YEAR([.C1288])" office:value-type="float" office:value="2009">
            <text:p>2009</text:p>
          </table:table-cell>
          <table:table-cell office:value-type="date" office:date-value="2009-08-10">
            <text:p>08/10/09</text:p>
          </table:table-cell>
          <table:table-cell office:value-type="time" office:time-value="PT03H19M40S">
            <text:p>03:19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89])" office:value-type="float" office:value="8">
            <text:p>8</text:p>
          </table:table-cell>
          <table:table-cell table:formula="of:=YEAR([.C1289])" office:value-type="float" office:value="2009">
            <text:p>2009</text:p>
          </table:table-cell>
          <table:table-cell office:value-type="date" office:date-value="2009-08-10">
            <text:p>08/10/09</text:p>
          </table:table-cell>
          <table:table-cell office:value-type="time" office:time-value="PT02H02M41S">
            <text:p>02:02:4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0])" office:value-type="float" office:value="8">
            <text:p>8</text:p>
          </table:table-cell>
          <table:table-cell table:formula="of:=YEAR([.C1290])" office:value-type="float" office:value="2009">
            <text:p>2009</text:p>
          </table:table-cell>
          <table:table-cell office:value-type="date" office:date-value="2009-08-09">
            <text:p>08/09/09</text:p>
          </table:table-cell>
          <table:table-cell office:value-type="time" office:time-value="PT11H37M50S">
            <text:p>11:37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1])" office:value-type="float" office:value="8">
            <text:p>8</text:p>
          </table:table-cell>
          <table:table-cell table:formula="of:=YEAR([.C1291])" office:value-type="float" office:value="2009">
            <text:p>2009</text:p>
          </table:table-cell>
          <table:table-cell office:value-type="date" office:date-value="2009-08-09">
            <text:p>08/09/09</text:p>
          </table:table-cell>
          <table:table-cell office:value-type="time" office:time-value="PT06H16M29S">
            <text:p>06:16:2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2])" office:value-type="float" office:value="8">
            <text:p>8</text:p>
          </table:table-cell>
          <table:table-cell table:formula="of:=YEAR([.C1292])" office:value-type="float" office:value="2009">
            <text:p>2009</text:p>
          </table:table-cell>
          <table:table-cell office:value-type="date" office:date-value="2009-08-09">
            <text:p>08/09/09</text:p>
          </table:table-cell>
          <table:table-cell office:value-type="time" office:time-value="PT05H02M38S">
            <text:p>05:02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3])" office:value-type="float" office:value="8">
            <text:p>8</text:p>
          </table:table-cell>
          <table:table-cell table:formula="of:=YEAR([.C1293])" office:value-type="float" office:value="2009">
            <text:p>2009</text:p>
          </table:table-cell>
          <table:table-cell office:value-type="date" office:date-value="2009-08-09">
            <text:p>08/09/09</text:p>
          </table:table-cell>
          <table:table-cell office:value-type="time" office:time-value="PT04H47M28S">
            <text:p>04:47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4])" office:value-type="float" office:value="8">
            <text:p>8</text:p>
          </table:table-cell>
          <table:table-cell table:formula="of:=YEAR([.C1294])" office:value-type="float" office:value="2009">
            <text:p>2009</text:p>
          </table:table-cell>
          <table:table-cell office:value-type="date" office:date-value="2009-08-09">
            <text:p>08/09/09</text:p>
          </table:table-cell>
          <table:table-cell office:value-type="time" office:time-value="PT03H51M01S">
            <text:p>03:51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5])" office:value-type="float" office:value="8">
            <text:p>8</text:p>
          </table:table-cell>
          <table:table-cell table:formula="of:=YEAR([.C1295])" office:value-type="float" office:value="2009">
            <text:p>2009</text:p>
          </table:table-cell>
          <table:table-cell office:value-type="date" office:date-value="2009-08-09">
            <text:p>08/09/09</text:p>
          </table:table-cell>
          <table:table-cell office:value-type="time" office:time-value="PT03H40M38S">
            <text:p>03:40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6])" office:value-type="float" office:value="8">
            <text:p>8</text:p>
          </table:table-cell>
          <table:table-cell table:formula="of:=YEAR([.C1296])" office:value-type="float" office:value="2009">
            <text:p>2009</text:p>
          </table:table-cell>
          <table:table-cell office:value-type="date" office:date-value="2009-08-09">
            <text:p>08/09/09</text:p>
          </table:table-cell>
          <table:table-cell office:value-type="time" office:time-value="PT03H13M02S">
            <text:p>03:13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7])" office:value-type="float" office:value="8">
            <text:p>8</text:p>
          </table:table-cell>
          <table:table-cell table:formula="of:=YEAR([.C1297])" office:value-type="float" office:value="2009">
            <text:p>2009</text:p>
          </table:table-cell>
          <table:table-cell office:value-type="date" office:date-value="2009-08-08">
            <text:p>08/08/09</text:p>
          </table:table-cell>
          <table:table-cell office:value-type="time" office:time-value="PT13H44M00S">
            <text:p>01:44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1">
            <text:p>-1.1</text:p>
          </table:table-cell>
          <table:table-cell office:value-type="float" office:value="23.9">
            <text:p>2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98])" office:value-type="float" office:value="8">
            <text:p>8</text:p>
          </table:table-cell>
          <table:table-cell table:formula="of:=YEAR([.C1298])" office:value-type="float" office:value="2009">
            <text:p>2009</text:p>
          </table:table-cell>
          <table:table-cell office:value-type="date" office:date-value="2009-08-08">
            <text:p>08/08/09</text:p>
          </table:table-cell>
          <table:table-cell office:value-type="time" office:time-value="PT01H19M54S">
            <text:p>01:19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299])" office:value-type="float" office:value="8">
            <text:p>8</text:p>
          </table:table-cell>
          <table:table-cell table:formula="of:=YEAR([.C1299])" office:value-type="float" office:value="2009">
            <text:p>2009</text:p>
          </table:table-cell>
          <table:table-cell office:value-type="date" office:date-value="2009-08-07">
            <text:p>08/07/09</text:p>
          </table:table-cell>
          <table:table-cell office:value-type="time" office:time-value="PT06H53M32S">
            <text:p>06:53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0])" office:value-type="float" office:value="8">
            <text:p>8</text:p>
          </table:table-cell>
          <table:table-cell table:formula="of:=YEAR([.C1300])" office:value-type="float" office:value="2009">
            <text:p>2009</text:p>
          </table:table-cell>
          <table:table-cell office:value-type="date" office:date-value="2009-08-07">
            <text:p>08/07/09</text:p>
          </table:table-cell>
          <table:table-cell office:value-type="time" office:time-value="PT05H32M36S">
            <text:p>05:32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1])" office:value-type="float" office:value="8">
            <text:p>8</text:p>
          </table:table-cell>
          <table:table-cell table:formula="of:=YEAR([.C1301])" office:value-type="float" office:value="2009">
            <text:p>2009</text:p>
          </table:table-cell>
          <table:table-cell office:value-type="date" office:date-value="2009-08-07">
            <text:p>08/07/09</text:p>
          </table:table-cell>
          <table:table-cell office:value-type="time" office:time-value="PT04H06M38S">
            <text:p>04:06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2])" office:value-type="float" office:value="8">
            <text:p>8</text:p>
          </table:table-cell>
          <table:table-cell table:formula="of:=YEAR([.C1302])" office:value-type="float" office:value="2009">
            <text:p>2009</text:p>
          </table:table-cell>
          <table:table-cell office:value-type="date" office:date-value="2009-08-07">
            <text:p>08/07/09</text:p>
          </table:table-cell>
          <table:table-cell office:value-type="time" office:time-value="PT03H57M17S">
            <text:p>03:57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3])" office:value-type="float" office:value="8">
            <text:p>8</text:p>
          </table:table-cell>
          <table:table-cell table:formula="of:=YEAR([.C1303])" office:value-type="float" office:value="2009">
            <text:p>2009</text:p>
          </table:table-cell>
          <table:table-cell office:value-type="date" office:date-value="2009-08-06">
            <text:p>08/06/09</text:p>
          </table:table-cell>
          <table:table-cell office:value-type="time" office:time-value="PT06H18M51S">
            <text:p>06:18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4])" office:value-type="float" office:value="8">
            <text:p>8</text:p>
          </table:table-cell>
          <table:table-cell table:formula="of:=YEAR([.C1304])" office:value-type="float" office:value="2009">
            <text:p>2009</text:p>
          </table:table-cell>
          <table:table-cell office:value-type="date" office:date-value="2009-08-06">
            <text:p>08/06/09</text:p>
          </table:table-cell>
          <table:table-cell office:value-type="time" office:time-value="PT02H06M21S">
            <text:p>02:06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05])" office:value-type="float" office:value="8">
            <text:p>8</text:p>
          </table:table-cell>
          <table:table-cell table:formula="of:=YEAR([.C1305])" office:value-type="float" office:value="2009">
            <text:p>2009</text:p>
          </table:table-cell>
          <table:table-cell office:value-type="date" office:date-value="2009-08-06">
            <text:p>08/06/09</text:p>
          </table:table-cell>
          <table:table-cell office:value-type="time" office:time-value="PT02H03M15S">
            <text:p>02:03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6])" office:value-type="float" office:value="8">
            <text:p>8</text:p>
          </table:table-cell>
          <table:table-cell table:formula="of:=YEAR([.C1306])" office:value-type="float" office:value="2009">
            <text:p>2009</text:p>
          </table:table-cell>
          <table:table-cell office:value-type="date" office:date-value="2009-08-05">
            <text:p>08/05/09</text:p>
          </table:table-cell>
          <table:table-cell office:value-type="time" office:time-value="PT05H26M08S">
            <text:p>05:26:0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7])" office:value-type="float" office:value="8">
            <text:p>8</text:p>
          </table:table-cell>
          <table:table-cell table:formula="of:=YEAR([.C1307])" office:value-type="float" office:value="2009">
            <text:p>2009</text:p>
          </table:table-cell>
          <table:table-cell office:value-type="date" office:date-value="2009-08-05">
            <text:p>08/05/09</text:p>
          </table:table-cell>
          <table:table-cell office:value-type="time" office:time-value="PT04H10M35S">
            <text:p>04:10:3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8])" office:value-type="float" office:value="8">
            <text:p>8</text:p>
          </table:table-cell>
          <table:table-cell table:formula="of:=YEAR([.C1308])" office:value-type="float" office:value="2009">
            <text:p>2009</text:p>
          </table:table-cell>
          <table:table-cell office:value-type="date" office:date-value="2009-08-05">
            <text:p>08/05/09</text:p>
          </table:table-cell>
          <table:table-cell office:value-type="time" office:time-value="PT03H52M19S">
            <text:p>03:52:1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09])" office:value-type="float" office:value="8">
            <text:p>8</text:p>
          </table:table-cell>
          <table:table-cell table:formula="of:=YEAR([.C1309])" office:value-type="float" office:value="2009">
            <text:p>2009</text:p>
          </table:table-cell>
          <table:table-cell office:value-type="date" office:date-value="2009-08-04">
            <text:p>08/04/09</text:p>
          </table:table-cell>
          <table:table-cell office:value-type="time" office:time-value="PT07H38M13S">
            <text:p>07:38:1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310])" office:value-type="float" office:value="8">
            <text:p>8</text:p>
          </table:table-cell>
          <table:table-cell table:formula="of:=YEAR([.C1310])" office:value-type="float" office:value="2009">
            <text:p>2009</text:p>
          </table:table-cell>
          <table:table-cell office:value-type="date" office:date-value="2009-08-04">
            <text:p>08/04/09</text:p>
          </table:table-cell>
          <table:table-cell office:value-type="time" office:time-value="PT04H57M04S">
            <text:p>04:57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11])" office:value-type="float" office:value="8">
            <text:p>8</text:p>
          </table:table-cell>
          <table:table-cell table:formula="of:=YEAR([.C1311])" office:value-type="float" office:value="2009">
            <text:p>2009</text:p>
          </table:table-cell>
          <table:table-cell office:value-type="date" office:date-value="2009-08-04">
            <text:p>08/04/09</text:p>
          </table:table-cell>
          <table:table-cell office:value-type="time" office:time-value="PT04H49M07S">
            <text:p>04:49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12])" office:value-type="float" office:value="8">
            <text:p>8</text:p>
          </table:table-cell>
          <table:table-cell table:formula="of:=YEAR([.C1312])" office:value-type="float" office:value="2009">
            <text:p>2009</text:p>
          </table:table-cell>
          <table:table-cell office:value-type="date" office:date-value="2009-08-04">
            <text:p>08/04/09</text:p>
          </table:table-cell>
          <table:table-cell office:value-type="time" office:time-value="PT04H04M46S">
            <text:p>04:04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13])" office:value-type="float" office:value="8">
            <text:p>8</text:p>
          </table:table-cell>
          <table:table-cell table:formula="of:=YEAR([.C1313])" office:value-type="float" office:value="2009">
            <text:p>2009</text:p>
          </table:table-cell>
          <table:table-cell office:value-type="date" office:date-value="2009-08-04">
            <text:p>08/04/09</text:p>
          </table:table-cell>
          <table:table-cell office:value-type="time" office:time-value="PT02H24M33S">
            <text:p>02:24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14])" office:value-type="float" office:value="8">
            <text:p>8</text:p>
          </table:table-cell>
          <table:table-cell table:formula="of:=YEAR([.C1314])" office:value-type="float" office:value="2009">
            <text:p>2009</text:p>
          </table:table-cell>
          <table:table-cell office:value-type="date" office:date-value="2009-08-03">
            <text:p>08/03/09</text:p>
          </table:table-cell>
          <table:table-cell office:value-type="time" office:time-value="PT06H26M31S">
            <text:p>06:26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15])" office:value-type="float" office:value="8">
            <text:p>8</text:p>
          </table:table-cell>
          <table:table-cell table:formula="of:=YEAR([.C1315])" office:value-type="float" office:value="2009">
            <text:p>2009</text:p>
          </table:table-cell>
          <table:table-cell office:value-type="date" office:date-value="2009-08-03">
            <text:p>08/03/09</text:p>
          </table:table-cell>
          <table:table-cell office:value-type="time" office:time-value="PT05H35M40S">
            <text:p>05:35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16])" office:value-type="float" office:value="8">
            <text:p>8</text:p>
          </table:table-cell>
          <table:table-cell table:formula="of:=YEAR([.C1316])" office:value-type="float" office:value="2009">
            <text:p>2009</text:p>
          </table:table-cell>
          <table:table-cell office:value-type="date" office:date-value="2009-08-03">
            <text:p>08/03/09</text:p>
          </table:table-cell>
          <table:table-cell office:value-type="time" office:time-value="PT05H02M35S">
            <text:p>05:02:3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17])" office:value-type="float" office:value="8">
            <text:p>8</text:p>
          </table:table-cell>
          <table:table-cell table:formula="of:=YEAR([.C1317])" office:value-type="float" office:value="2009">
            <text:p>2009</text:p>
          </table:table-cell>
          <table:table-cell office:value-type="date" office:date-value="2009-08-03">
            <text:p>08/03/09</text:p>
          </table:table-cell>
          <table:table-cell office:value-type="time" office:time-value="PT04H52M06S">
            <text:p>04:52:0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18])" office:value-type="float" office:value="8">
            <text:p>8</text:p>
          </table:table-cell>
          <table:table-cell table:formula="of:=YEAR([.C1318])" office:value-type="float" office:value="2009">
            <text:p>2009</text:p>
          </table:table-cell>
          <table:table-cell office:value-type="date" office:date-value="2009-08-03">
            <text:p>08/03/09</text:p>
          </table:table-cell>
          <table:table-cell office:value-type="time" office:time-value="PT04H24M05S">
            <text:p>04:24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19])" office:value-type="float" office:value="8">
            <text:p>8</text:p>
          </table:table-cell>
          <table:table-cell table:formula="of:=YEAR([.C1319])" office:value-type="float" office:value="2009">
            <text:p>2009</text:p>
          </table:table-cell>
          <table:table-cell office:value-type="date" office:date-value="2009-08-03">
            <text:p>08/03/09</text:p>
          </table:table-cell>
          <table:table-cell office:value-type="time" office:time-value="PT04H07M41S">
            <text:p>04:07:4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20])" office:value-type="float" office:value="8">
            <text:p>8</text:p>
          </table:table-cell>
          <table:table-cell table:formula="of:=YEAR([.C1320])" office:value-type="float" office:value="2009">
            <text:p>2009</text:p>
          </table:table-cell>
          <table:table-cell office:value-type="date" office:date-value="2009-08-03">
            <text:p>08/03/09</text:p>
          </table:table-cell>
          <table:table-cell office:value-type="time" office:time-value="PT03H46M01S">
            <text:p>03:46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21])" office:value-type="float" office:value="8">
            <text:p>8</text:p>
          </table:table-cell>
          <table:table-cell table:formula="of:=YEAR([.C1321])" office:value-type="float" office:value="2009">
            <text:p>2009</text:p>
          </table:table-cell>
          <table:table-cell office:value-type="date" office:date-value="2009-08-03">
            <text:p>08/03/09</text:p>
          </table:table-cell>
          <table:table-cell office:value-type="time" office:time-value="PT03H12M30S">
            <text:p>03:12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22])" office:value-type="float" office:value="8">
            <text:p>8</text:p>
          </table:table-cell>
          <table:table-cell table:formula="of:=YEAR([.C1322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6H31M07S">
            <text:p>06:31:0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23])" office:value-type="float" office:value="8">
            <text:p>8</text:p>
          </table:table-cell>
          <table:table-cell table:formula="of:=YEAR([.C1323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5H48M36S">
            <text:p>05:48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24])" office:value-type="float" office:value="8">
            <text:p>8</text:p>
          </table:table-cell>
          <table:table-cell table:formula="of:=YEAR([.C1324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5H33M22S">
            <text:p>05:33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25])" office:value-type="float" office:value="8">
            <text:p>8</text:p>
          </table:table-cell>
          <table:table-cell table:formula="of:=YEAR([.C1325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5H02M43S">
            <text:p>05:02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26])" office:value-type="float" office:value="8">
            <text:p>8</text:p>
          </table:table-cell>
          <table:table-cell table:formula="of:=YEAR([.C1326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3H23M39S">
            <text:p>03:23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27])" office:value-type="float" office:value="8">
            <text:p>8</text:p>
          </table:table-cell>
          <table:table-cell table:formula="of:=YEAR([.C1327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3H15M56S">
            <text:p>03:15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28])" office:value-type="float" office:value="8">
            <text:p>8</text:p>
          </table:table-cell>
          <table:table-cell table:formula="of:=YEAR([.C1328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3H05M33S">
            <text:p>03:05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29])" office:value-type="float" office:value="8">
            <text:p>8</text:p>
          </table:table-cell>
          <table:table-cell table:formula="of:=YEAR([.C1329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3H01M39S">
            <text:p>03:01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30])" office:value-type="float" office:value="8">
            <text:p>8</text:p>
          </table:table-cell>
          <table:table-cell table:formula="of:=YEAR([.C1330])" office:value-type="float" office:value="2009">
            <text:p>2009</text:p>
          </table:table-cell>
          <table:table-cell office:value-type="date" office:date-value="2009-08-02">
            <text:p>08/02/09</text:p>
          </table:table-cell>
          <table:table-cell office:value-type="time" office:time-value="PT02H45M33S">
            <text:p>02:45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31])" office:value-type="float" office:value="8">
            <text:p>8</text:p>
          </table:table-cell>
          <table:table-cell table:formula="of:=YEAR([.C1331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15H29M46S">
            <text:p>03:29:4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1">
            <text:p>-1.1</text:p>
          </table:table-cell>
          <table:table-cell office:value-type="float" office:value="23.9">
            <text:p>2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332])" office:value-type="float" office:value="8">
            <text:p>8</text:p>
          </table:table-cell>
          <table:table-cell table:formula="of:=YEAR([.C1332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10H33M03S">
            <text:p>10:33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33])" office:value-type="float" office:value="8">
            <text:p>8</text:p>
          </table:table-cell>
          <table:table-cell table:formula="of:=YEAR([.C1333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6H12M44S">
            <text:p>06:12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34])" office:value-type="float" office:value="8">
            <text:p>8</text:p>
          </table:table-cell>
          <table:table-cell table:formula="of:=YEAR([.C1334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6H09M24S">
            <text:p>06:09:2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35])" office:value-type="float" office:value="8">
            <text:p>8</text:p>
          </table:table-cell>
          <table:table-cell table:formula="of:=YEAR([.C1335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6H04M12S">
            <text:p>06:04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36])" office:value-type="float" office:value="8">
            <text:p>8</text:p>
          </table:table-cell>
          <table:table-cell table:formula="of:=YEAR([.C1336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5H54M39S">
            <text:p>05:54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37])" office:value-type="float" office:value="8">
            <text:p>8</text:p>
          </table:table-cell>
          <table:table-cell table:formula="of:=YEAR([.C1337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5H27M10S">
            <text:p>05:27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38])" office:value-type="float" office:value="8">
            <text:p>8</text:p>
          </table:table-cell>
          <table:table-cell table:formula="of:=YEAR([.C1338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4H18M42S">
            <text:p>04:1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39])" office:value-type="float" office:value="8">
            <text:p>8</text:p>
          </table:table-cell>
          <table:table-cell table:formula="of:=YEAR([.C1339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4H14M50S">
            <text:p>04:14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40])" office:value-type="float" office:value="8">
            <text:p>8</text:p>
          </table:table-cell>
          <table:table-cell table:formula="of:=YEAR([.C1340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4H08M29S">
            <text:p>04:08:2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41])" office:value-type="float" office:value="8">
            <text:p>8</text:p>
          </table:table-cell>
          <table:table-cell table:formula="of:=YEAR([.C1341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4H03M22S">
            <text:p>04:03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42])" office:value-type="float" office:value="8">
            <text:p>8</text:p>
          </table:table-cell>
          <table:table-cell table:formula="of:=YEAR([.C1342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3H55M30S">
            <text:p>03:55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43])" office:value-type="float" office:value="8">
            <text:p>8</text:p>
          </table:table-cell>
          <table:table-cell table:formula="of:=YEAR([.C1343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3H11M27S">
            <text:p>03:11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44])" office:value-type="float" office:value="8">
            <text:p>8</text:p>
          </table:table-cell>
          <table:table-cell table:formula="of:=YEAR([.C1344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2H58M30S">
            <text:p>02:58:3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45])" office:value-type="float" office:value="8">
            <text:p>8</text:p>
          </table:table-cell>
          <table:table-cell table:formula="of:=YEAR([.C1345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2H12M01S">
            <text:p>02:12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2">
            <text:p>-0.62</text:p>
          </table:table-cell>
          <table:table-cell office:value-type="float" office:value="9.38">
            <text:p>9.3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office:value-type="float" office:value="998">
            <text:p>998</text:p>
          </table:table-cell>
          <table:table-cell table:number-columns-repeated="15"/>
        </table:table-row>
        <table:table-row table:style-name="ro1">
          <table:table-cell table:formula="of:=MONTH([.C1346])" office:value-type="float" office:value="8">
            <text:p>8</text:p>
          </table:table-cell>
          <table:table-cell table:formula="of:=YEAR([.C1346])" office:value-type="float" office:value="2009">
            <text:p>2009</text:p>
          </table:table-cell>
          <table:table-cell office:value-type="date" office:date-value="2009-08-01">
            <text:p>08/01/09</text:p>
          </table:table-cell>
          <table:table-cell office:value-type="time" office:time-value="PT02H07M02S">
            <text:p>02:07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2">
            <text:p>-0.52</text:p>
          </table:table-cell>
          <table:table-cell office:value-type="float" office:value="9.48">
            <text:p>9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office:value-type="float" office:value="999">
            <text:p>999</text:p>
          </table:table-cell>
          <table:table-cell table:number-columns-repeated="15"/>
        </table:table-row>
        <table:table-row table:style-name="ro1">
          <table:table-cell table:formula="of:=MONTH([.C1347])" office:value-type="float" office:value="12">
            <text:p>12</text:p>
          </table:table-cell>
          <table:table-cell table:formula="of:=YEAR([.C1347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48])" office:value-type="float" office:value="12">
            <text:p>12</text:p>
          </table:table-cell>
          <table:table-cell table:formula="of:=YEAR([.C1348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49])" office:value-type="float" office:value="12">
            <text:p>12</text:p>
          </table:table-cell>
          <table:table-cell table:formula="of:=YEAR([.C1349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0])" office:value-type="float" office:value="12">
            <text:p>12</text:p>
          </table:table-cell>
          <table:table-cell table:formula="of:=YEAR([.C1350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1])" office:value-type="float" office:value="12">
            <text:p>12</text:p>
          </table:table-cell>
          <table:table-cell table:formula="of:=YEAR([.C1351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2])" office:value-type="float" office:value="12">
            <text:p>12</text:p>
          </table:table-cell>
          <table:table-cell table:formula="of:=YEAR([.C1352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3])" office:value-type="float" office:value="12">
            <text:p>12</text:p>
          </table:table-cell>
          <table:table-cell table:formula="of:=YEAR([.C1353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4])" office:value-type="float" office:value="12">
            <text:p>12</text:p>
          </table:table-cell>
          <table:table-cell table:formula="of:=YEAR([.C1354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5])" office:value-type="float" office:value="12">
            <text:p>12</text:p>
          </table:table-cell>
          <table:table-cell table:formula="of:=YEAR([.C1355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6])" office:value-type="float" office:value="12">
            <text:p>12</text:p>
          </table:table-cell>
          <table:table-cell table:formula="of:=YEAR([.C1356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7])" office:value-type="float" office:value="12">
            <text:p>12</text:p>
          </table:table-cell>
          <table:table-cell table:formula="of:=YEAR([.C1357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8])" office:value-type="float" office:value="12">
            <text:p>12</text:p>
          </table:table-cell>
          <table:table-cell table:formula="of:=YEAR([.C1358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59])" office:value-type="float" office:value="12">
            <text:p>12</text:p>
          </table:table-cell>
          <table:table-cell table:formula="of:=YEAR([.C1359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0])" office:value-type="float" office:value="12">
            <text:p>12</text:p>
          </table:table-cell>
          <table:table-cell table:formula="of:=YEAR([.C1360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1])" office:value-type="float" office:value="12">
            <text:p>12</text:p>
          </table:table-cell>
          <table:table-cell table:formula="of:=YEAR([.C1361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2])" office:value-type="float" office:value="12">
            <text:p>12</text:p>
          </table:table-cell>
          <table:table-cell table:formula="of:=YEAR([.C1362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3])" office:value-type="float" office:value="12">
            <text:p>12</text:p>
          </table:table-cell>
          <table:table-cell table:formula="of:=YEAR([.C1363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4])" office:value-type="float" office:value="12">
            <text:p>12</text:p>
          </table:table-cell>
          <table:table-cell table:formula="of:=YEAR([.C1364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5])" office:value-type="float" office:value="12">
            <text:p>12</text:p>
          </table:table-cell>
          <table:table-cell table:formula="of:=YEAR([.C1365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6])" office:value-type="float" office:value="12">
            <text:p>12</text:p>
          </table:table-cell>
          <table:table-cell table:formula="of:=YEAR([.C1366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7])" office:value-type="float" office:value="12">
            <text:p>12</text:p>
          </table:table-cell>
          <table:table-cell table:formula="of:=YEAR([.C1367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8])" office:value-type="float" office:value="12">
            <text:p>12</text:p>
          </table:table-cell>
          <table:table-cell table:formula="of:=YEAR([.C1368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69])" office:value-type="float" office:value="12">
            <text:p>12</text:p>
          </table:table-cell>
          <table:table-cell table:formula="of:=YEAR([.C1369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0])" office:value-type="float" office:value="12">
            <text:p>12</text:p>
          </table:table-cell>
          <table:table-cell table:formula="of:=YEAR([.C1370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1])" office:value-type="float" office:value="12">
            <text:p>12</text:p>
          </table:table-cell>
          <table:table-cell table:formula="of:=YEAR([.C1371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2])" office:value-type="float" office:value="12">
            <text:p>12</text:p>
          </table:table-cell>
          <table:table-cell table:formula="of:=YEAR([.C1372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3])" office:value-type="float" office:value="12">
            <text:p>12</text:p>
          </table:table-cell>
          <table:table-cell table:formula="of:=YEAR([.C1373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4])" office:value-type="float" office:value="12">
            <text:p>12</text:p>
          </table:table-cell>
          <table:table-cell table:formula="of:=YEAR([.C1374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5])" office:value-type="float" office:value="12">
            <text:p>12</text:p>
          </table:table-cell>
          <table:table-cell table:formula="of:=YEAR([.C1375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6])" office:value-type="float" office:value="12">
            <text:p>12</text:p>
          </table:table-cell>
          <table:table-cell table:formula="of:=YEAR([.C1376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7])" office:value-type="float" office:value="12">
            <text:p>12</text:p>
          </table:table-cell>
          <table:table-cell table:formula="of:=YEAR([.C1377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8])" office:value-type="float" office:value="12">
            <text:p>12</text:p>
          </table:table-cell>
          <table:table-cell table:formula="of:=YEAR([.C1378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79])" office:value-type="float" office:value="12">
            <text:p>12</text:p>
          </table:table-cell>
          <table:table-cell table:formula="of:=YEAR([.C1379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0])" office:value-type="float" office:value="12">
            <text:p>12</text:p>
          </table:table-cell>
          <table:table-cell table:formula="of:=YEAR([.C1380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1])" office:value-type="float" office:value="12">
            <text:p>12</text:p>
          </table:table-cell>
          <table:table-cell table:formula="of:=YEAR([.C1381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2])" office:value-type="float" office:value="12">
            <text:p>12</text:p>
          </table:table-cell>
          <table:table-cell table:formula="of:=YEAR([.C1382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3])" office:value-type="float" office:value="12">
            <text:p>12</text:p>
          </table:table-cell>
          <table:table-cell table:formula="of:=YEAR([.C1383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4])" office:value-type="float" office:value="12">
            <text:p>12</text:p>
          </table:table-cell>
          <table:table-cell table:formula="of:=YEAR([.C1384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5])" office:value-type="float" office:value="12">
            <text:p>12</text:p>
          </table:table-cell>
          <table:table-cell table:formula="of:=YEAR([.C1385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6])" office:value-type="float" office:value="12">
            <text:p>12</text:p>
          </table:table-cell>
          <table:table-cell table:formula="of:=YEAR([.C1386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7])" office:value-type="float" office:value="12">
            <text:p>12</text:p>
          </table:table-cell>
          <table:table-cell table:formula="of:=YEAR([.C1387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8])" office:value-type="float" office:value="12">
            <text:p>12</text:p>
          </table:table-cell>
          <table:table-cell table:formula="of:=YEAR([.C1388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89])" office:value-type="float" office:value="12">
            <text:p>12</text:p>
          </table:table-cell>
          <table:table-cell table:formula="of:=YEAR([.C1389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0])" office:value-type="float" office:value="12">
            <text:p>12</text:p>
          </table:table-cell>
          <table:table-cell table:formula="of:=YEAR([.C1390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1])" office:value-type="float" office:value="12">
            <text:p>12</text:p>
          </table:table-cell>
          <table:table-cell table:formula="of:=YEAR([.C1391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2])" office:value-type="float" office:value="12">
            <text:p>12</text:p>
          </table:table-cell>
          <table:table-cell table:formula="of:=YEAR([.C1392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3])" office:value-type="float" office:value="12">
            <text:p>12</text:p>
          </table:table-cell>
          <table:table-cell table:formula="of:=YEAR([.C1393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4])" office:value-type="float" office:value="12">
            <text:p>12</text:p>
          </table:table-cell>
          <table:table-cell table:formula="of:=YEAR([.C1394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5])" office:value-type="float" office:value="12">
            <text:p>12</text:p>
          </table:table-cell>
          <table:table-cell table:formula="of:=YEAR([.C1395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6])" office:value-type="float" office:value="12">
            <text:p>12</text:p>
          </table:table-cell>
          <table:table-cell table:formula="of:=YEAR([.C1396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7])" office:value-type="float" office:value="12">
            <text:p>12</text:p>
          </table:table-cell>
          <table:table-cell table:formula="of:=YEAR([.C1397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8])" office:value-type="float" office:value="12">
            <text:p>12</text:p>
          </table:table-cell>
          <table:table-cell table:formula="of:=YEAR([.C1398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399])" office:value-type="float" office:value="12">
            <text:p>12</text:p>
          </table:table-cell>
          <table:table-cell table:formula="of:=YEAR([.C1399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0])" office:value-type="float" office:value="12">
            <text:p>12</text:p>
          </table:table-cell>
          <table:table-cell table:formula="of:=YEAR([.C1400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1])" office:value-type="float" office:value="12">
            <text:p>12</text:p>
          </table:table-cell>
          <table:table-cell table:formula="of:=YEAR([.C1401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2])" office:value-type="float" office:value="12">
            <text:p>12</text:p>
          </table:table-cell>
          <table:table-cell table:formula="of:=YEAR([.C1402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3])" office:value-type="float" office:value="12">
            <text:p>12</text:p>
          </table:table-cell>
          <table:table-cell table:formula="of:=YEAR([.C1403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4])" office:value-type="float" office:value="12">
            <text:p>12</text:p>
          </table:table-cell>
          <table:table-cell table:formula="of:=YEAR([.C1404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5])" office:value-type="float" office:value="12">
            <text:p>12</text:p>
          </table:table-cell>
          <table:table-cell table:formula="of:=YEAR([.C1405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6])" office:value-type="float" office:value="12">
            <text:p>12</text:p>
          </table:table-cell>
          <table:table-cell table:formula="of:=YEAR([.C1406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7])" office:value-type="float" office:value="12">
            <text:p>12</text:p>
          </table:table-cell>
          <table:table-cell table:formula="of:=YEAR([.C1407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8])" office:value-type="float" office:value="12">
            <text:p>12</text:p>
          </table:table-cell>
          <table:table-cell table:formula="of:=YEAR([.C1408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09])" office:value-type="float" office:value="12">
            <text:p>12</text:p>
          </table:table-cell>
          <table:table-cell table:formula="of:=YEAR([.C1409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0])" office:value-type="float" office:value="12">
            <text:p>12</text:p>
          </table:table-cell>
          <table:table-cell table:formula="of:=YEAR([.C1410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1])" office:value-type="float" office:value="12">
            <text:p>12</text:p>
          </table:table-cell>
          <table:table-cell table:formula="of:=YEAR([.C1411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2])" office:value-type="float" office:value="12">
            <text:p>12</text:p>
          </table:table-cell>
          <table:table-cell table:formula="of:=YEAR([.C1412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3])" office:value-type="float" office:value="12">
            <text:p>12</text:p>
          </table:table-cell>
          <table:table-cell table:formula="of:=YEAR([.C1413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4])" office:value-type="float" office:value="12">
            <text:p>12</text:p>
          </table:table-cell>
          <table:table-cell table:formula="of:=YEAR([.C1414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5])" office:value-type="float" office:value="12">
            <text:p>12</text:p>
          </table:table-cell>
          <table:table-cell table:formula="of:=YEAR([.C1415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6])" office:value-type="float" office:value="12">
            <text:p>12</text:p>
          </table:table-cell>
          <table:table-cell table:formula="of:=YEAR([.C1416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7])" office:value-type="float" office:value="12">
            <text:p>12</text:p>
          </table:table-cell>
          <table:table-cell table:formula="of:=YEAR([.C1417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8])" office:value-type="float" office:value="12">
            <text:p>12</text:p>
          </table:table-cell>
          <table:table-cell table:formula="of:=YEAR([.C1418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19])" office:value-type="float" office:value="12">
            <text:p>12</text:p>
          </table:table-cell>
          <table:table-cell table:formula="of:=YEAR([.C1419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formula="of:=MONTH([.C1420])" office:value-type="float" office:value="12">
            <text:p>12</text:p>
          </table:table-cell>
          <table:table-cell table:formula="of:=YEAR([.C1420])" office:value-type="float" office:value="1899">
            <text:p>1899</text:p>
          </table:table-cell>
          <table:table-cell table:style-name="Default"/>
          <table:table-cell table:style-name="Default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1" office:value-type="float" office:value="1">
            <text:p>1</text:p>
          </table:table-cell>
          <table:table-cell table:number-columns-repeated="15"/>
        </table:table-row>
      </table:table>
      <table:named-expressions>
        <table:named-range table:name="jan06" table:base-cell-address="$graphs.$J$3" table:cell-range-address="$'Data by month'.$O$3:.$P$4"/>
        <table:named-range table:name="feb06" table:base-cell-address="$graphs.$J$5" table:cell-range-address="$'Data by month'.$O$5:.$P$6"/>
      </table:named-expressions>
      <table:database-ranges>
        <table:database-range table:target-range-address="'Donations Data'.A1:'Donations Data'.AM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9/03/2009</text:date>, <text:time>10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editing-duration>PT06H40M10S</meta:editing-duration>
    <meta:editing-cycles>21</meta:editing-cycles>
    <meta:creation-date>2009-06-02T21:28:12.21</meta:creation-date>
    <meta:initial-creator>Jaap Haitsma</meta:initial-creator>
    <dc:date>2009-09-03T10:38:32</dc:date>
    <meta:document-statistic meta:table-count="3" meta:cell-count="20741" meta:object-count="7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72cm" chart:class="chart:bar" chart:style-name="ch1">
        <chart:plot-area chart:style-name="ch2" table:cell-range-address="'Data by month'.O31:'Data by month'.P35" chart:data-source-has-labels="both" svg:x="0.16cm" svg:y="0.138cm" svg:width="7.679cm" svg:height="6.692cm">
          <chart:axis chart:dimension="x" chart:name="primary-x" chart:style-name="ch3">
            <chart:categories table:cell-range-address="'Data by month'.O32:'Data by month'.O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P32:'Data by month'.P35" chart:label-cell-address="'Data by month'.P31:'Data by month'.P3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P31:'Data by month'.P31">Total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O32:'Data by month'.O35">2006</text:p>
              </table:table-cell>
              <table:table-cell office:value-type="float" office:value="15184.34">
                <text:p text:id="'Data by month'.P32:'Data by month'.P35">15184.3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20.75">
                <text:p>4020.7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423.65">
                <text:p>6423.6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1694.8">
                <text:p>21694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2.2cm" svg:height="8.571cm" chart:class="chart:line" chart:style-name="ch1">
        <chart:legend chart:legend-position="end" svg:x="29.741cm" svg:y="3.942cm" chart:style-name="ch2"/>
        <chart:plot-area chart:style-name="ch3" table:cell-range-address="$'Data by month'.$A$3:$A$46;$'Data by month'.$K$3:$K$46" chart:data-source-has-labels="both" svg:x="0.644cm" svg:y="0.171cm" svg:width="28.454cm" svg:height="8.057cm">
          <chart:axis chart:dimension="x" chart:name="primary-x" chart:style-name="ch4">
            <chart:categories table:cell-range-address="'Data by month'.A4:'Data by month'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by month'.K4:'Data by month'.K46" chart:label-cell-address="'Data by month'.K3:'Data by month'.K3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K3:'Data by month'.K3">$614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A4:'Data by month'.A46">Feb 2006</text:p>
              </table:table-cell>
              <table:table-cell office:value-type="float" office:value="480.38">
                <text:p text:id="'Data by month'.K4:'Data by month'.K46">480.38</text:p>
              </table:table-cell>
            </table:table-row>
            <table:table-row>
              <table:table-cell office:value-type="string">
                <text:p>Mar 2006</text:p>
              </table:table-cell>
              <table:table-cell office:value-type="float" office:value="667.22">
                <text:p>667.22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7715.57">
                <text:p>7715.57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1203.37">
                <text:p>1203.37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1050.02">
                <text:p>1050.02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1027.68">
                <text:p>1027.68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301.24">
                <text:p>301.24</text:p>
              </table:table-cell>
            </table:table-row>
            <table:table-row>
              <table:table-cell office:value-type="string">
                <text:p>Sep 2006</text:p>
              </table:table-cell>
              <table:table-cell office:value-type="float" office:value="298.63">
                <text:p>298.63</text:p>
              </table:table-cell>
            </table:table-row>
            <table:table-row>
              <table:table-cell office:value-type="string">
                <text:p>Oct 2006</text:p>
              </table:table-cell>
              <table:table-cell office:value-type="float" office:value="140.25">
                <text:p>140.25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20.66">
                <text:p>120.66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565.56">
                <text:p>1565.56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236.23">
                <text:p>236.23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340.24">
                <text:p>340.24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207.16">
                <text:p>207.16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238.26">
                <text:p>238.26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179.13">
                <text:p>179.13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339.78">
                <text:p>1339.78</text:p>
              </table:table-cell>
            </table:table-row>
            <table:table-row>
              <table:table-cell office:value-type="string">
                <text:p>Oct 2007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Nov 200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777.21">
                <text:p>777.21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278.06">
                <text:p>278.06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194.37">
                <text:p>194.37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358.8">
                <text:p>358.8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885.33">
                <text:p>885.33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488.92">
                <text:p>488.92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750.65">
                <text:p>750.65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847.69">
                <text:p>847.69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126.76">
                <text:p>126.76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1038.99">
                <text:p>1038.99</text:p>
              </table:table-cell>
            </table:table-row>
            <table:table-row>
              <table:table-cell office:value-type="string">
                <text:p>Oct 2008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Nov 2008</text:p>
              </table:table-cell>
              <table:table-cell office:value-type="float" office:value="212.08">
                <text:p>212.08</text:p>
              </table:table-cell>
            </table:table-row>
            <table:table-row>
              <table:table-cell office:value-type="string">
                <text:p>Dec 2008</text:p>
              </table:table-cell>
              <table:table-cell office:value-type="float" office:value="1153.15">
                <text:p>1153.15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3377.44999999999">
                <text:p>3377.44999999999</text:p>
              </table:table-cell>
            </table:table-row>
            <table:table-row>
              <table:table-cell office:value-type="string">
                <text:p>Feb 2009</text:p>
              </table:table-cell>
              <table:table-cell office:value-type="float" office:value="1074.51">
                <text:p>1074.51</text:p>
              </table:table-cell>
            </table:table-row>
            <table:table-row>
              <table:table-cell office:value-type="string">
                <text:p>Mar 2009</text:p>
              </table:table-cell>
              <table:table-cell office:value-type="float" office:value="1306.87">
                <text:p>1306.87</text:p>
              </table:table-cell>
            </table:table-row>
            <table:table-row>
              <table:table-cell office:value-type="string">
                <text:p>Apr 2009</text:p>
              </table:table-cell>
              <table:table-cell office:value-type="float" office:value="2716.74999999999">
                <text:p>2716.74999999999</text:p>
              </table:table-cell>
            </table:table-row>
            <table:table-row>
              <table:table-cell office:value-type="string">
                <text:p>May 2009</text:p>
              </table:table-cell>
              <table:table-cell office:value-type="float" office:value="6406.57000000001">
                <text:p>6406.57000000001</text:p>
              </table:table-cell>
            </table:table-row>
            <table:table-row>
              <table:table-cell office:value-type="string">
                <text:p>Jun 2009</text:p>
              </table:table-cell>
              <table:table-cell office:value-type="float" office:value="650.590000000001">
                <text:p>650.590000000001</text:p>
              </table:table-cell>
            </table:table-row>
            <table:table-row>
              <table:table-cell office:value-type="string">
                <text:p>Jul 2009</text:p>
              </table:table-cell>
              <table:table-cell office:value-type="float" office:value="548.59">
                <text:p>548.59</text:p>
              </table:table-cell>
            </table:table-row>
            <table:table-row>
              <table:table-cell office:value-type="string">
                <text:p>Aug 2009</text:p>
              </table:table-cell>
              <table:table-cell office:value-type="float" office:value="251.730000000001">
                <text:p>251.73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0.109cm" svg:height="7.645cm" chart:class="chart:line" chart:style-name="ch1">
        <chart:legend chart:legend-position="end" svg:x="24.491cm" svg:y="3.479cm" chart:style-name="ch2"/>
        <chart:plot-area chart:style-name="ch3" table:cell-range-address="$'Data by month'.$A$2:$A$46;$'Data by month'.$L$2:$L$46" chart:data-source-has-labels="both" svg:x="0.6cm" svg:y="0.151cm" svg:width="23.286cm" svg:height="7.188cm">
          <chart:axis chart:dimension="x" chart:name="primary-x" chart:style-name="ch4">
            <chart:categories table:cell-range-address="'Data by month'.A3:'Data by month'.A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L3:'Data by month'.L46" chart:label-cell-address="'Data by month'.L2:'Data by month'.L2" chart:class="chart:line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L2:'Data by month'.L2">Average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A3:'Data by month'.A46">Jan 2006</text:p>
              </table:table-cell>
              <table:table-cell office:value-type="float" office:value="47.2123076923077">
                <text:p text:id="'Data by month'.L3:'Data by month'.L46">47.2123076923077</text:p>
              </table:table-cell>
            </table:table-row>
            <table:table-row>
              <table:table-cell office:value-type="string">
                <text:p>Feb 2006</text:p>
              </table:table-cell>
              <table:table-cell office:value-type="float" office:value="48.038">
                <text:p>48.038</text:p>
              </table:table-cell>
            </table:table-row>
            <table:table-row>
              <table:table-cell office:value-type="string">
                <text:p>Mar 2006</text:p>
              </table:table-cell>
              <table:table-cell office:value-type="float" office:value="55.6016666666667">
                <text:p>55.6016666666667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164.161063829787">
                <text:p>164.161063829787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46.2834615384616">
                <text:p>46.2834615384616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58.3344444444445">
                <text:p>58.3344444444445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102.768">
                <text:p>102.768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30.124">
                <text:p>30.124</text:p>
              </table:table-cell>
            </table:table-row>
            <table:table-row>
              <table:table-cell office:value-type="string">
                <text:p>Sep 2006</text:p>
              </table:table-cell>
              <table:table-cell office:value-type="float" office:value="19.9086666666667">
                <text:p>19.9086666666667</text:p>
              </table:table-cell>
            </table:table-row>
            <table:table-row>
              <table:table-cell office:value-type="string">
                <text:p>Oct 2006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5.0825">
                <text:p>15.0825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11.825714285714">
                <text:p>111.825714285714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16.8735714285714">
                <text:p>16.8735714285714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22.6826666666667">
                <text:p>22.6826666666667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17.2633333333333">
                <text:p>17.2633333333333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34.0371428571429">
                <text:p>34.0371428571429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0.6083333333333">
                <text:p>20.6083333333333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12.292">
                <text:p>12.292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21.9444444444444">
                <text:p>21.9444444444444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48.864444444444">
                <text:p>148.864444444444</text:p>
              </table:table-cell>
            </table:table-row>
            <table:table-row>
              <table:table-cell office:value-type="string">
                <text:p>Oct 2007</text:p>
              </table:table-cell>
              <table:table-cell office:value-type="float" office:value="22.98375">
                <text:p>22.98375</text:p>
              </table:table-cell>
            </table:table-row>
            <table:table-row>
              <table:table-cell office:value-type="string">
                <text:p>Nov 2007</text:p>
              </table:table-cell>
              <table:table-cell office:value-type="float" office:value="3.1525">
                <text:p>3.1525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64.7675">
                <text:p>64.7675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25.2781818181818">
                <text:p>25.2781818181818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21.5966666666667">
                <text:p>21.5966666666667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32.6181818181818">
                <text:p>32.6181818181818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110.66625">
                <text:p>110.66625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6.88619718309859">
                <text:p>6.88619718309859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125.108333333333">
                <text:p>125.108333333333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105.96125">
                <text:p>105.96125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18.1085714285714">
                <text:p>18.1085714285714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86.5825">
                <text:p>86.5825</text:p>
              </table:table-cell>
            </table:table-row>
            <table:table-row>
              <table:table-cell office:value-type="string">
                <text:p>Oct 2008</text:p>
              </table:table-cell>
              <table:table-cell office:value-type="float" office:value="11.10625">
                <text:p>11.10625</text:p>
              </table:table-cell>
            </table:table-row>
            <table:table-row>
              <table:table-cell office:value-type="string">
                <text:p>Nov 2008</text:p>
              </table:table-cell>
              <table:table-cell office:value-type="float" office:value="30.2971428571429">
                <text:p>30.2971428571429</text:p>
              </table:table-cell>
            </table:table-row>
            <table:table-row>
              <table:table-cell office:value-type="string">
                <text:p>Dec 2008</text:p>
              </table:table-cell>
              <table:table-cell office:value-type="float" office:value="104.831818181818">
                <text:p>104.831818181818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56.2908333333333">
                <text:p>56.2908333333333</text:p>
              </table:table-cell>
            </table:table-row>
            <table:table-row>
              <table:table-cell office:value-type="string">
                <text:p>Feb 2009</text:p>
              </table:table-cell>
              <table:table-cell office:value-type="float" office:value="38.3753571428571">
                <text:p>38.3753571428571</text:p>
              </table:table-cell>
            </table:table-row>
            <table:table-row>
              <table:table-cell office:value-type="string">
                <text:p>Mar 2009</text:p>
              </table:table-cell>
              <table:table-cell office:value-type="float" office:value="59.4031818181818">
                <text:p>59.4031818181818</text:p>
              </table:table-cell>
            </table:table-row>
            <table:table-row>
              <table:table-cell office:value-type="string">
                <text:p>Apr 2009</text:p>
              </table:table-cell>
              <table:table-cell office:value-type="float" office:value="59.0597826086955">
                <text:p>59.0597826086955</text:p>
              </table:table-cell>
            </table:table-row>
            <table:table-row>
              <table:table-cell office:value-type="string">
                <text:p>May 2009</text:p>
              </table:table-cell>
              <table:table-cell office:value-type="float" office:value="40.5479113924051">
                <text:p>40.5479113924051</text:p>
              </table:table-cell>
            </table:table-row>
            <table:table-row>
              <table:table-cell office:value-type="string">
                <text:p>Jun 2009</text:p>
              </table:table-cell>
              <table:table-cell office:value-type="float" office:value="40.661875">
                <text:p>40.661875</text:p>
              </table:table-cell>
            </table:table-row>
            <table:table-row>
              <table:table-cell office:value-type="string">
                <text:p>Jul 2009</text:p>
              </table:table-cell>
              <table:table-cell office:value-type="float" office:value="45.7158333333334">
                <text:p>45.7158333333334</text:p>
              </table:table-cell>
            </table:table-row>
            <table:table-row>
              <table:table-cell office:value-type="string">
                <text:p>Aug 2009</text:p>
              </table:table-cell>
              <table:table-cell office:value-type="float" office:value="19.3638461538462">
                <text:p>19.3638461538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324cm" svg:height="7.785cm" chart:class="chart:bar" chart:style-name="ch1">
        <chart:title svg:x="7.714cm" svg:y="0.168cm" chart:style-name="ch2">
          <text:p>Compare months by year</text:p>
        </chart:title>
        <chart:legend chart:legend-position="end" svg:x="18.632cm" svg:y="2.944cm" chart:style-name="ch3"/>
        <chart:plot-area chart:style-name="ch4" table:cell-range-address="'Data by month'.R31:'Data by month'.V43" chart:data-source-has-labels="both" svg:x="0.404cm" svg:y="0.814cm" svg:width="17.82cm" svg:height="6.661cm">
          <chart:axis chart:dimension="x" chart:name="primary-x" chart:style-name="ch5">
            <chart:categories table:cell-range-address="'Data by month'.R32:'Data by month'.R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 by month'.S32:'Data by month'.S43" chart:label-cell-address="'Data by month'.S31:'Data by month'.S31" chart:class="chart:bar">
            <chart:data-point chart:repeated="12"/>
          </chart:series>
          <chart:series chart:style-name="ch9" chart:values-cell-range-address="'Data by month'.T32:'Data by month'.T43" chart:label-cell-address="'Data by month'.T31:'Data by month'.T31" chart:class="chart:bar">
            <chart:data-point chart:repeated="12"/>
          </chart:series>
          <chart:series chart:style-name="ch10" chart:values-cell-range-address="'Data by month'.U32:'Data by month'.U43" chart:label-cell-address="'Data by month'.U31:'Data by month'.U31" chart:class="chart:bar">
            <chart:data-point chart:repeated="12"/>
          </chart:series>
          <chart:series chart:style-name="ch11" chart:values-cell-range-address="'Data by month'.V32:'Data by month'.V43" chart:label-cell-address="'Data by month'.V31:'Data by month'.V3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S31">2006</text:p>
              </table:table-cell>
              <table:table-cell office:value-type="string">
                <text:p text:id="'Data by month'.T31:'Data by month'.T31">2007</text:p>
              </table:table-cell>
              <table:table-cell office:value-type="string">
                <text:p text:id="'Data by month'.U31:'Data by month'.U31">2008</text:p>
              </table:table-cell>
              <table:table-cell office:value-type="string">
                <text:p text:id="'Data by month'.V31:'Data by month'.V31"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43">Jan</text:p>
              </table:table-cell>
              <table:table-cell office:value-type="float" office:value="613.76">
                <text:p text:id="'Data by month'.S32:'Data by month'.S43">613.76</text:p>
              </table:table-cell>
              <table:table-cell office:value-type="float" office:value="236.23">
                <text:p text:id="'Data by month'.T32:'Data by month'.T43">236.23</text:p>
              </table:table-cell>
              <table:table-cell office:value-type="float" office:value="278.06">
                <text:p text:id="'Data by month'.U32:'Data by month'.U43">278.06</text:p>
              </table:table-cell>
              <table:table-cell office:value-type="float" office:value="3853.46">
                <text:p text:id="'Data by month'.V32:'Data by month'.V43">3853.46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80.38">
                <text:p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67.22">
                <text:p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7715.57">
                <text:p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203.37">
                <text:p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050.02">
                <text:p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1584.79">
                <text:p>1584.7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027.68">
                <text:p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1530.42">
                <text:p>1530.42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301.24">
                <text:p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1211.59">
                <text:p>1211.5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98.63">
                <text:p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0.25">
                <text:p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20.66">
                <text:p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565.56">
                <text:p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fill-color="#aecf00"/>
      <style:text-properties fo:font-size="6pt" style:font-size-asian="6pt" style:font-size-complex="6pt"/>
    </style:style>
    <style:style style:name="ch15" style:family="chart">
      <style:graphic-properties draw:fill-color="#4b1f6f"/>
      <style:text-properties fo:font-size="6pt" style:font-size-asian="6pt" style:font-size-complex="6pt"/>
    </style:style>
    <style:style style:name="ch16" style:family="chart">
      <style:graphic-properties draw:fill-color="#ff950e"/>
      <style:text-properties fo:font-size="6pt" style:font-size-asian="6pt" style:font-size-complex="6pt"/>
    </style:style>
    <style:style style:name="ch17" style:family="chart">
      <style:graphic-properties draw:fill-color="#c5000b"/>
      <style:text-properties fo:font-size="6pt" style:font-size-asian="6pt" style:font-size-complex="6pt"/>
    </style:style>
    <style:style style:name="ch18" style:family="chart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8.941cm" svg:height="8.109cm" chart:class="chart:bar" chart:style-name="ch1">
        <chart:legend chart:legend-position="end" svg:x="17.384cm" svg:y="1.398cm" chart:style-name="ch2"/>
        <chart:plot-area chart:style-name="ch3" table:cell-range-address="'Data by month'.R31:'Data by month'.V43" chart:data-source-has-labels="both" svg:x="0.376cm" svg:y="0.162cm" svg:width="16.629cm" svg:height="7.621cm">
          <chart:axis chart:dimension="x" chart:name="primary-x" chart:style-name="ch4">
            <chart:categories table:cell-range-address="'Data by month'.S31:'Data by month'.V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by month'.S32:'Data by month'.V32" chart:label-cell-address="'Data by month'.R32:'Data by month'.R32" chart:class="chart:bar">
            <chart:data-point chart:repeated="4"/>
          </chart:series>
          <chart:series chart:style-name="ch8" chart:values-cell-range-address="'Data by month'.S33:'Data by month'.V33" chart:label-cell-address="'Data by month'.R33:'Data by month'.R33" chart:class="chart:bar">
            <chart:data-point chart:repeated="4"/>
          </chart:series>
          <chart:series chart:style-name="ch9" chart:values-cell-range-address="'Data by month'.S34:'Data by month'.V34" chart:label-cell-address="'Data by month'.R34:'Data by month'.R34" chart:class="chart:bar">
            <chart:data-point chart:repeated="4"/>
          </chart:series>
          <chart:series chart:style-name="ch10" chart:values-cell-range-address="'Data by month'.S35:'Data by month'.V35" chart:label-cell-address="'Data by month'.R35:'Data by month'.R35" chart:class="chart:bar">
            <chart:data-point chart:repeated="4"/>
          </chart:series>
          <chart:series chart:style-name="ch11" chart:values-cell-range-address="'Data by month'.S36:'Data by month'.V36" chart:label-cell-address="'Data by month'.R36:'Data by month'.R36" chart:class="chart:bar">
            <chart:data-point chart:repeated="4"/>
          </chart:series>
          <chart:series chart:style-name="ch12" chart:values-cell-range-address="'Data by month'.S37:'Data by month'.V37" chart:label-cell-address="'Data by month'.R37:'Data by month'.R37" chart:class="chart:bar">
            <chart:data-point chart:repeated="4"/>
          </chart:series>
          <chart:series chart:style-name="ch13" chart:values-cell-range-address="'Data by month'.S38:'Data by month'.V38" chart:label-cell-address="'Data by month'.R38:'Data by month'.R38" chart:class="chart:bar">
            <chart:data-point chart:repeated="4"/>
          </chart:series>
          <chart:series chart:style-name="ch14" chart:values-cell-range-address="'Data by month'.S39:'Data by month'.V39" chart:label-cell-address="'Data by month'.R39:'Data by month'.R39" chart:class="chart:bar">
            <chart:data-point chart:repeated="4"/>
          </chart:series>
          <chart:series chart:style-name="ch15" chart:values-cell-range-address="'Data by month'.S40:'Data by month'.V40" chart:label-cell-address="'Data by month'.R40:'Data by month'.R40" chart:class="chart:bar">
            <chart:data-point chart:repeated="4"/>
          </chart:series>
          <chart:series chart:style-name="ch16" chart:values-cell-range-address="'Data by month'.S41:'Data by month'.V41" chart:label-cell-address="'Data by month'.R41:'Data by month'.R41" chart:class="chart:bar">
            <chart:data-point chart:repeated="4"/>
          </chart:series>
          <chart:series chart:style-name="ch17" chart:values-cell-range-address="'Data by month'.S42:'Data by month'.V42" chart:label-cell-address="'Data by month'.R42:'Data by month'.R42" chart:class="chart:bar">
            <chart:data-point chart:repeated="4"/>
          </chart:series>
          <chart:series chart:style-name="ch18" chart:values-cell-range-address="'Data by month'.S43:'Data by month'.V43" chart:label-cell-address="'Data by month'.R43:'Data by month'.R43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V31"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32">Jan</text:p>
              </table:table-cell>
              <table:table-cell office:value-type="float" office:value="613.76">
                <text:p text:id="'Data by month'.S32:'Data by month'.V32">613.76</text:p>
              </table:table-cell>
              <table:table-cell office:value-type="float" office:value="236.23">
                <text:p>236.23</text:p>
              </table:table-cell>
              <table:table-cell office:value-type="float" office:value="278.06">
                <text:p>278.06</text:p>
              </table:table-cell>
              <table:table-cell office:value-type="float" office:value="3853.46">
                <text:p>3853.46</text:p>
              </table:table-cell>
            </table:table-row>
            <table:table-row>
              <table:table-cell office:value-type="string">
                <text:p text:id="'Data by month'.R33:'Data by month'.R33">Feb</text:p>
              </table:table-cell>
              <table:table-cell office:value-type="float" office:value="480.38">
                <text:p text:id="'Data by month'.S33:'Data by month'.V33"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 text:id="'Data by month'.R34:'Data by month'.R34">Mar</text:p>
              </table:table-cell>
              <table:table-cell office:value-type="float" office:value="667.22">
                <text:p text:id="'Data by month'.S34:'Data by month'.V34"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 text:id="'Data by month'.R35:'Data by month'.R35">Apr</text:p>
              </table:table-cell>
              <table:table-cell office:value-type="float" office:value="7715.57">
                <text:p text:id="'Data by month'.S35:'Data by month'.V35"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 text:id="'Data by month'.R36:'Data by month'.R36">May</text:p>
              </table:table-cell>
              <table:table-cell office:value-type="float" office:value="1203.37">
                <text:p text:id="'Data by month'.S36:'Data by month'.V36"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 text:id="'Data by month'.R37:'Data by month'.R37">Jun</text:p>
              </table:table-cell>
              <table:table-cell office:value-type="float" office:value="1050.02">
                <text:p text:id="'Data by month'.S37:'Data by month'.V37"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1584.79">
                <text:p>1584.79</text:p>
              </table:table-cell>
            </table:table-row>
            <table:table-row>
              <table:table-cell office:value-type="string">
                <text:p text:id="'Data by month'.R38:'Data by month'.R38">Jul</text:p>
              </table:table-cell>
              <table:table-cell office:value-type="float" office:value="1027.68">
                <text:p text:id="'Data by month'.S38:'Data by month'.V38"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1530.42">
                <text:p>1530.42</text:p>
              </table:table-cell>
            </table:table-row>
            <table:table-row>
              <table:table-cell office:value-type="string">
                <text:p text:id="'Data by month'.R39:'Data by month'.R39">Aug</text:p>
              </table:table-cell>
              <table:table-cell office:value-type="float" office:value="301.24">
                <text:p text:id="'Data by month'.S39:'Data by month'.V39"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1211.59">
                <text:p>1211.59</text:p>
              </table:table-cell>
            </table:table-row>
            <table:table-row>
              <table:table-cell office:value-type="string">
                <text:p text:id="'Data by month'.R40:'Data by month'.R40">Sep</text:p>
              </table:table-cell>
              <table:table-cell office:value-type="float" office:value="298.63">
                <text:p text:id="'Data by month'.S40:'Data by month'.V40"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1:'Data by month'.R41">Oct</text:p>
              </table:table-cell>
              <table:table-cell office:value-type="float" office:value="140.25">
                <text:p text:id="'Data by month'.S41:'Data by month'.V41"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2:'Data by month'.R42">Nov</text:p>
              </table:table-cell>
              <table:table-cell office:value-type="float" office:value="120.66">
                <text:p text:id="'Data by month'.S42:'Data by month'.V42"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3:'Data by month'.R43">Dec</text:p>
              </table:table-cell>
              <table:table-cell office:value-type="float" office:value="1565.56">
                <text:p text:id="'Data by month'.S43:'Data by month'.V43"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414cm" svg:height="9.432cm" chart:class="chart:line" chart:style-name="ch1">
        <chart:legend chart:legend-position="end" svg:x="20.679cm" svg:y="3.768cm" chart:style-name="ch2"/>
        <chart:plot-area chart:style-name="ch3" table:cell-range-address="'Data by month'.R31:'Data by month'.V43" chart:data-source-has-labels="both" svg:x="0.447cm" svg:y="0.188cm" svg:width="19.786cm" svg:height="8.867cm">
          <chart:axis chart:dimension="x" chart:name="primary-x" chart:style-name="ch4">
            <chart:categories table:cell-range-address="'Data by month'.R32:'Data by month'.R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S32:'Data by month'.S43" chart:label-cell-address="'Data by month'.S31:'Data by month'.S31" chart:class="chart:line">
            <chart:data-point chart:repeated="12"/>
          </chart:series>
          <chart:series chart:style-name="ch7" chart:values-cell-range-address="'Data by month'.T32:'Data by month'.T43" chart:label-cell-address="'Data by month'.T31:'Data by month'.T31" chart:class="chart:line">
            <chart:data-point chart:repeated="12"/>
          </chart:series>
          <chart:series chart:style-name="ch8" chart:values-cell-range-address="'Data by month'.U32:'Data by month'.U43" chart:label-cell-address="'Data by month'.U31:'Data by month'.U31" chart:class="chart:line">
            <chart:data-point chart:repeated="12"/>
          </chart:series>
          <chart:series chart:style-name="ch9" chart:values-cell-range-address="'Data by month'.V32:'Data by month'.V43" chart:label-cell-address="'Data by month'.V31:'Data by month'.V3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S31">2006</text:p>
              </table:table-cell>
              <table:table-cell office:value-type="string">
                <text:p text:id="'Data by month'.T31:'Data by month'.T31">2007</text:p>
              </table:table-cell>
              <table:table-cell office:value-type="string">
                <text:p text:id="'Data by month'.U31:'Data by month'.U31">2008</text:p>
              </table:table-cell>
              <table:table-cell office:value-type="string">
                <text:p text:id="'Data by month'.V31:'Data by month'.V31"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43">Jan</text:p>
              </table:table-cell>
              <table:table-cell office:value-type="float" office:value="613.76">
                <text:p text:id="'Data by month'.S32:'Data by month'.S43">613.76</text:p>
              </table:table-cell>
              <table:table-cell office:value-type="float" office:value="236.23">
                <text:p text:id="'Data by month'.T32:'Data by month'.T43">236.23</text:p>
              </table:table-cell>
              <table:table-cell office:value-type="float" office:value="278.06">
                <text:p text:id="'Data by month'.U32:'Data by month'.U43">278.06</text:p>
              </table:table-cell>
              <table:table-cell office:value-type="float" office:value="3853.46">
                <text:p text:id="'Data by month'.V32:'Data by month'.V43">3853.46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80.38">
                <text:p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67.22">
                <text:p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7715.57">
                <text:p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203.37">
                <text:p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050.02">
                <text:p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1584.79">
                <text:p>1584.7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027.68">
                <text:p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1530.42">
                <text:p>1530.42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301.24">
                <text:p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1211.59">
                <text:p>1211.5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98.63">
                <text:p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0.25">
                <text:p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20.66">
                <text:p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565.56">
                <text:p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7.751cm" chart:class="chart:bar" chart:style-name="ch1">
        <chart:title svg:x="1.524cm" svg:y="0.168cm" chart:style-name="ch2">
          <text:p>Money from subscriptions</text:p>
        </chart:title>
        <chart:legend chart:legend-position="end" svg:x="5.79cm" svg:y="3.296cm" chart:style-name="ch3"/>
        <chart:plot-area chart:style-name="ch4" table:cell-range-address="'Data by month'.P48:'Data by month'.R56" chart:data-source-has-labels="both" svg:x="0.159cm" svg:y="0.867cm" svg:width="5.471cm" svg:height="6.575cm">
          <chart:axis chart:dimension="x" chart:name="primary-x" chart:style-name="ch5">
            <chart:categories table:cell-range-address="'Data by month'.P49:'Data by month'.P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 by month'.Q49:'Data by month'.Q56" chart:label-cell-address="'Data by month'.Q48:'Data by month'.Q48" chart:class="chart:bar">
            <chart:data-point chart:repeated="8"/>
          </chart:series>
          <chart:series chart:style-name="ch9" chart:values-cell-range-address="'Data by month'.R49:'Data by month'.R56" chart:label-cell-address="'Data by month'.R48:'Data by month'.R48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Q48:'Data by month'.Q48">Subscriber</text:p>
              </table:table-cell>
              <table:table-cell office:value-type="string">
                <text:p text:id="'Data by month'.R48:'Data by month'.R48">Other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P49:'Data by month'.P56">Jan</text:p>
              </table:table-cell>
              <table:table-cell office:value-type="float" office:value="476.01">
                <text:p text:id="'Data by month'.Q49:'Data by month'.Q56">476.01</text:p>
              </table:table-cell>
              <table:table-cell office:value-type="float" office:value="3377.44999999999">
                <text:p text:id="'Data by month'.R49:'Data by month'.R56">3377.44999999999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30.84">
                <text:p>130.84</text:p>
              </table:table-cell>
              <table:table-cell office:value-type="float" office:value="1074.51">
                <text:p>1074.5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45.67">
                <text:p>345.67</text:p>
              </table:table-cell>
              <table:table-cell office:value-type="float" office:value="1306.87">
                <text:p>1306.8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599.03">
                <text:p>599.03</text:p>
              </table:table-cell>
              <table:table-cell office:value-type="float" office:value="2716.74999999999">
                <text:p>2716.74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34.299999999998">
                <text:p>934.299999999998</text:p>
              </table:table-cell>
              <table:table-cell office:value-type="float" office:value="6406.57000000001">
                <text:p>6406.57000000001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934.199999999998">
                <text:p>934.199999999998</text:p>
              </table:table-cell>
              <table:table-cell office:value-type="float" office:value="650.590000000001">
                <text:p>650.590000000001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981.829999999998">
                <text:p>981.829999999998</text:p>
              </table:table-cell>
              <table:table-cell office:value-type="float" office:value="548.59">
                <text:p>548.59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959.86">
                <text:p>959.86</text:p>
              </table:table-cell>
              <table:table-cell office:value-type="float" office:value="251.730000000001">
                <text:p>251.730000000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